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IDEQUIPAMENT</text:p>
          </table:table-cell>
          <table:table-cell office:value-type="string" calcext:value-type="string">
            <text:p>ALIE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TIPUS_VIA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SUFIX_VIA</text:p>
          </table:table-cell>
          <table:table-cell office:value-type="string" calcext:value-type="string">
            <text:p>TIPUS2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SUFIX2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CPOSTAL</text:p>
          </table:table-cell>
          <table:table-cell office:value-type="string" calcext:value-type="string">
            <text:p>POBLACIO</text:p>
          </table:table-cell>
          <table:table-cell office:value-type="string" calcext:value-type="string">
            <text:p>CODI_MUNICIPI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TELEFON1</text:p>
          </table:table-cell>
          <table:table-cell office:value-type="string" calcext:value-type="string">
            <text:p>TELEFON2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UTMX</text:p>
          </table:table-cell>
          <table:table-cell office:value-type="string" calcext:value-type="string">
            <text:p>UTMY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DATA_MODIFICACIO</text:p>
          </table:table-cell>
          <table:table-cell office:value-type="string" calcext:value-type="string">
            <text:p>PROPIETATS</text:p>
          </table:table-cell>
          <table:table-cell office:value-type="string" calcext:value-type="string">
            <text:p>Georeferència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table:number-columns-repeated="2" office:value-type="string" calcext:value-type="string">
            <text:p>DEIXALLERIA DE CENTELL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Sant Feliu C-1413 Km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40" calcext:value-type="float">
            <text:p>8540</text:p>
          </table:table-cell>
          <table:table-cell office:value-type="string" calcext:value-type="string">
            <text:p>Centelles</text:p>
          </table:table-cell>
          <table:table-cell office:value-type="float" office:value="80673" calcext:value-type="float">
            <text:p>80673</text:p>
          </table:table-cell>
          <table:table-cell office:value-type="string" calcext:value-type="string">
            <text:p>Osona</text:p>
          </table:table-cell>
          <table:table-cell office:value-type="float" office:value="938810375" calcext:value-type="float">
            <text:p>938810375</text:p>
          </table:table-cell>
          <table:table-cell table:number-columns-repeated="2"/>
          <table:table-cell office:value-type="float" office:value="434828000" calcext:value-type="float">
            <text:p>434828000</text:p>
          </table:table-cell>
          <table:table-cell office:value-type="float" office:value="4625841000" calcext:value-type="float">
            <text:p>4625841000</text:p>
          </table:table-cell>
          <table:table-cell office:value-type="string" calcext:value-type="string">
            <text:p>2.215743067</text:p>
          </table:table-cell>
          <table:table-cell office:value-type="string" calcext:value-type="string">
            <text:p>41.781742445</text:p>
          </table:table-cell>
          <table:table-cell office:value-type="string" calcext:value-type="string">
            <text:p>antentascp@diba.cat</text:p>
          </table:table-cell>
          <table:table-cell office:value-type="string" calcext:value-type="string">
            <text:p>http://www.centelles.cat/serveis-equipaments-recollida-residus-ajuntament-centelles.asp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lluns a divendres de 9h a 13h. Dimarts i dijous de 15h a 19h. Dissabt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215743 41.781742)</text:p>
          </table:table-cell>
        </table:table-row>
        <table:table-row table:style-name="ro1">
          <table:table-cell office:value-type="float" office:value="14105" calcext:value-type="float">
            <text:p>14105</text:p>
          </table:table-cell>
          <table:table-cell table:number-columns-repeated="2" office:value-type="string" calcext:value-type="string">
            <text:p>DEIXALLERIA D'OLIVELL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Sant Pere de Ribes Urb.Mas Milà BV-2111 K.1</text:p>
          </table:table-cell>
          <table:table-cell table:number-columns-repeated="7"/>
          <table:table-cell office:value-type="float" office:value="8810" calcext:value-type="float">
            <text:p>8810</text:p>
          </table:table-cell>
          <table:table-cell office:value-type="string" calcext:value-type="string">
            <text:p>Olivella</text:p>
          </table:table-cell>
          <table:table-cell office:value-type="float" office:value="81483" calcext:value-type="float">
            <text:p>81483</text:p>
          </table:table-cell>
          <table:table-cell office:value-type="string" calcext:value-type="string">
            <text:p>Garraf</text:p>
          </table:table-cell>
          <table:table-cell office:value-type="float" office:value="663769896" calcext:value-type="float">
            <text:p>663769896</text:p>
          </table:table-cell>
          <table:table-cell table:number-columns-repeated="2"/>
          <table:table-cell office:value-type="float" office:value="398030000" calcext:value-type="float">
            <text:p>398030000</text:p>
          </table:table-cell>
          <table:table-cell office:value-type="float" office:value="4572323000" calcext:value-type="float">
            <text:p>4572323000</text:p>
          </table:table-cell>
          <table:table-cell office:value-type="string" calcext:value-type="string">
            <text:p>1.782085494</text:p>
          </table:table-cell>
          <table:table-cell office:value-type="string" calcext:value-type="string">
            <text:p>41.295918880</text:p>
          </table:table-cell>
          <table:table-cell office:value-type="string" calcext:value-type="string">
            <text:p>nbel@mancomunitat.cat</text:p>
          </table:table-cell>
          <table:table-cell/>
          <table:table-cell office:value-type="string" calcext:value-type="string">
            <text:p>07/19/2024 07:02:58 AM</text:p>
          </table:table-cell>
          <table:table-cell office:value-type="string" calcext:value-type="string">
            <text:p>Horari|Horari d'hivern (1/11 al 31/03): dimarts de 10h a 14h. Dijous de 15h a 18h i dissabte de 9h a 14h i de 15h a 18h. <text:s text:c="2"/>Horari d'estiu (1/04 al 31/10): dimarts de 10h a 14h. Dijous de 15h a 19h i dissabtes de 10h a 14h i de 15h a 18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7820855 41.295918)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table:number-columns-repeated="2" office:value-type="string" calcext:value-type="string">
            <text:p>DEIXALLERIA DE RIPOLLET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Santiga K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91" calcext:value-type="float">
            <text:p>8291</text:p>
          </table:table-cell>
          <table:table-cell office:value-type="string" calcext:value-type="string">
            <text:p>Ripollet</text:p>
          </table:table-cell>
          <table:table-cell office:value-type="float" office:value="81803" calcext:value-type="float">
            <text:p>81803</text:p>
          </table:table-cell>
          <table:table-cell office:value-type="string" calcext:value-type="string">
            <text:p>Vallès Occidental</text:p>
          </table:table-cell>
          <table:table-cell office:value-type="float" office:value="932235151" calcext:value-type="float">
            <text:p>932235151</text:p>
          </table:table-cell>
          <table:table-cell table:number-columns-repeated="2"/>
          <table:table-cell office:value-type="float" office:value="428940000" calcext:value-type="float">
            <text:p>428940000</text:p>
          </table:table-cell>
          <table:table-cell office:value-type="float" office:value="4595097000" calcext:value-type="float">
            <text:p>4595097000</text:p>
          </table:table-cell>
          <table:table-cell office:value-type="string" calcext:value-type="string">
            <text:p>2.148549335</text:p>
          </table:table-cell>
          <table:table-cell office:value-type="string" calcext:value-type="string">
            <text:p>41.504349446</text:p>
          </table:table-cell>
          <table:table-cell/>
          <table:table-cell office:value-type="string" calcext:value-type="string">
            <text:p>http://www.amb.cat/web/medi-ambient/residus/instalacions-i-equipaments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485493 41.50435)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table:number-columns-repeated="2" office:value-type="string" calcext:value-type="string">
            <text:p>DEIXALLERIA DE SANTA COLOMA DE FARNERS (I)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Antiga Vella de Girona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17430" calcext:value-type="float">
            <text:p>17430</text:p>
          </table:table-cell>
          <table:table-cell office:value-type="string" calcext:value-type="string">
            <text:p>Santa Coloma de Farners</text:p>
          </table:table-cell>
          <table:table-cell office:value-type="float" office:value="171805" calcext:value-type="float">
            <text:p>171805</text:p>
          </table:table-cell>
          <table:table-cell office:value-type="string" calcext:value-type="string">
            <text:p>Selva</text:p>
          </table:table-cell>
          <table:table-cell office:value-type="float" office:value="972118696" calcext:value-type="float">
            <text:p>972118696</text:p>
          </table:table-cell>
          <table:table-cell table:number-columns-repeated="2"/>
          <table:table-cell office:value-type="float" office:value="473169000" calcext:value-type="float">
            <text:p>473169000</text:p>
          </table:table-cell>
          <table:table-cell office:value-type="float" office:value="4634237000" calcext:value-type="float">
            <text:p>4634237000</text:p>
          </table:table-cell>
          <table:table-cell office:value-type="string" calcext:value-type="string">
            <text:p>2.676732944</text:p>
          </table:table-cell>
          <table:table-cell office:value-type="string" calcext:value-type="string">
            <text:p>41.859586719</text:p>
          </table:table-cell>
          <table:table-cell office:value-type="string" calcext:value-type="string">
            <text:p>mpeso@selva.cat</text:p>
          </table:table-cell>
          <table:table-cell office:value-type="string" calcext:value-type="string">
            <text:p>http://www.scf.cat/ca/equipaments/deixalleria-municipal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Horari d'hivern (a partir del canvi d'hora oficial): <text:s/>Dilluns a divendres de 9h a 13 h i tardes de 15h a 18 h. <text:s/>Dissabte de 9h a 14 h. <text:s/>Horari d'estiu (a partir del canvi d'hora oficial): <text:s text:c="2"/>Dilluns a divendres de 9h a 13 h i tardes de 16h a 19h. Dissabt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676733 41.85959)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table:number-columns-repeated="2" office:value-type="string" calcext:value-type="string">
            <text:p>DEIXALLERIA DE ROS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es Arenes(Dins Inst. Roses Net) </text:p>
          </table:table-cell>
          <table:table-cell table:number-columns-repeated="7"/>
          <table:table-cell office:value-type="float" office:value="17480" calcext:value-type="float">
            <text:p>17480</text:p>
          </table:table-cell>
          <table:table-cell office:value-type="string" calcext:value-type="string">
            <text:p>Roses</text:p>
          </table:table-cell>
          <table:table-cell office:value-type="float" office:value="171523" calcext:value-type="float">
            <text:p>171523</text:p>
          </table:table-cell>
          <table:table-cell office:value-type="string" calcext:value-type="string">
            <text:p>Alt Empordà</text:p>
          </table:table-cell>
          <table:table-cell office:value-type="float" office:value="972252400" calcext:value-type="float">
            <text:p>972252400</text:p>
          </table:table-cell>
          <table:table-cell/>
          <table:table-cell office:value-type="float" office:value="972152960" calcext:value-type="float">
            <text:p>972152960</text:p>
          </table:table-cell>
          <table:table-cell office:value-type="float" office:value="514406000" calcext:value-type="float">
            <text:p>514406000</text:p>
          </table:table-cell>
          <table:table-cell office:value-type="float" office:value="4680358000" calcext:value-type="float">
            <text:p>4680358000</text:p>
          </table:table-cell>
          <table:table-cell office:value-type="string" calcext:value-type="string">
            <text:p>3.174703512</text:p>
          </table:table-cell>
          <table:table-cell office:value-type="string" calcext:value-type="string">
            <text:p>42.275300193</text:p>
          </table:table-cell>
          <table:table-cell/>
          <table:table-cell office:value-type="string" calcext:value-type="string">
            <text:p>http://www.guiaderoses.net/equipamentsdeixalleria-municipal-roses-net</text:p>
          </table:table-cell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e dilluns a divendres de 8h a 13h i de 16h a 19h. Dissabte de 9h a 14h i de 16h a 19h. Diumeng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1747036 42.2753)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table:number-columns-repeated="2" office:value-type="string" calcext:value-type="string">
            <text:p>DEIXALLERIA DE L'ALDE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30</text:p>
          </table:table-cell>
          <table:table-cell table:number-columns-repeated="4"/>
          <table:table-cell office:value-type="string" calcext:value-type="string">
            <text:p><text:s/>L'ALDEA-TORTOSA KM. 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96" calcext:value-type="float">
            <text:p>43896</text:p>
          </table:table-cell>
          <table:table-cell office:value-type="string" calcext:value-type="string">
            <text:p>Aldea, l'</text:p>
          </table:table-cell>
          <table:table-cell office:value-type="float" office:value="439044" calcext:value-type="float">
            <text:p>439044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office:value-type="float" office:value="296486000" calcext:value-type="float">
            <text:p>296486000</text:p>
          </table:table-cell>
          <table:table-cell office:value-type="float" office:value="4515064000" calcext:value-type="float">
            <text:p>4515064000</text:p>
          </table:table-cell>
          <table:table-cell office:value-type="string" calcext:value-type="string">
            <text:p>0.588920747</text:p>
          </table:table-cell>
          <table:table-cell office:value-type="string" calcext:value-type="string">
            <text:p>40.761368978</text:p>
          </table:table-cell>
          <table:table-cell office:value-type="string" calcext:value-type="string">
            <text:p>laznar@copate.cat</text:p>
          </table:table-cell>
          <table:table-cell office:value-type="string" calcext:value-type="string">
            <text:p>https://www.copate.cat/sections/gestio-de-residus/instal-lacio.aspx?id=23</text:p>
          </table:table-cell>
          <table:table-cell office:value-type="string" calcext:value-type="string">
            <text:p>07/19/2024 07:03:04 AM</text:p>
          </table:table-cell>
          <table:table-cell office:value-type="string" calcext:value-type="string">
            <text:p>Horari|Dilluns, dijous i divendres de 8h a 11h.Dimarts de 8h a 14h .Dissabte de 8h a 13h. Dimecres i diumenge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889208 40.761368)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table:number-columns-repeated="2" office:value-type="string" calcext:value-type="string">
            <text:p>DEIXALLERIA DE SANT POL DE MAR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5128 Km. 2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395" calcext:value-type="float">
            <text:p>8395</text:p>
          </table:table-cell>
          <table:table-cell office:value-type="string" calcext:value-type="string">
            <text:p>Sant Pol de Mar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Maresme</text:p>
          </table:table-cell>
          <table:table-cell office:value-type="float" office:value="937411616" calcext:value-type="float">
            <text:p>937411616</text:p>
          </table:table-cell>
          <table:table-cell table:number-columns-repeated="2"/>
          <table:table-cell office:value-type="float" office:value="467478000" calcext:value-type="float">
            <text:p>467478000</text:p>
          </table:table-cell>
          <table:table-cell office:value-type="float" office:value="4605822000" calcext:value-type="float">
            <text:p>4605822000</text:p>
          </table:table-cell>
          <table:table-cell office:value-type="string" calcext:value-type="string">
            <text:p>2.609719913</text:p>
          </table:table-cell>
          <table:table-cell office:value-type="string" calcext:value-type="string">
            <text:p>41.603442766</text:p>
          </table:table-cell>
          <table:table-cell office:value-type="string" calcext:value-type="string">
            <text:p>cruiz@ccmaresme.cat</text:p>
          </table:table-cell>
          <table:table-cell/>
          <table:table-cell office:value-type="string" calcext:value-type="string">
            <text:p>07/19/2024 07:03:04 AM</text:p>
          </table:table-cell>
          <table:table-cell office:value-type="string" calcext:value-type="string">
            <text:p>Horari|De dimarts a divendres de 9h a 13h i de 16h a 19h. <text:s/>Dissabte i diumeng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60972 41.603443)</text:p>
          </table:table-cell>
        </table:table-row>
        <table:table-row table:style-name="ro1">
          <table:table-cell office:value-type="float" office:value="14137" calcext:value-type="float">
            <text:p>14137</text:p>
          </table:table-cell>
          <table:table-cell table:number-columns-repeated="2" office:value-type="string" calcext:value-type="string">
            <text:p>DEIXALLERIA DE GELID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Gelida - Sant Llorenç D'hortons </text:p>
          </table:table-cell>
          <table:table-cell table:number-columns-repeated="7"/>
          <table:table-cell office:value-type="float" office:value="8790" calcext:value-type="float">
            <text:p>8790</text:p>
          </table:table-cell>
          <table:table-cell office:value-type="string" calcext:value-type="string">
            <text:p>Gelida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Alt Penedès</text:p>
          </table:table-cell>
          <table:table-cell office:value-type="float" office:value="937790939" calcext:value-type="float">
            <text:p>937790939</text:p>
          </table:table-cell>
          <table:table-cell table:number-columns-repeated="2"/>
          <table:table-cell office:value-type="float" office:value="403853000" calcext:value-type="float">
            <text:p>403853000</text:p>
          </table:table-cell>
          <table:table-cell office:value-type="float" office:value="4588593000" calcext:value-type="float">
            <text:p>4588593000</text:p>
          </table:table-cell>
          <table:table-cell office:value-type="string" calcext:value-type="string">
            <text:p>1.849040883</text:p>
          </table:table-cell>
          <table:table-cell office:value-type="string" calcext:value-type="string">
            <text:p>41.443158685</text:p>
          </table:table-cell>
          <table:table-cell/>
          <table:table-cell office:value-type="string" calcext:value-type="string">
            <text:p>http://www.gelida.cat/ajuntament/serveis-i-tramits/serveis/serveis-de-deixalles-i-deixalleria-municipal.html</text:p>
          </table:table-cell>
          <table:table-cell office:value-type="string" calcext:value-type="string">
            <text:p>07/19/2024 07:03:04 AM</text:p>
          </table:table-cell>
          <table:table-cell office:value-type="string" calcext:value-type="string">
            <text:p>Horari|Matins: de dilluns a dissabte de 9 a 13h. Tarda: dilluns, dimecres i dissabte d'octubre a març de 16h a 19h i de juny a setembre de 16:30h a 19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490409 41.443157)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table:number-columns-repeated="2" office:value-type="string" calcext:value-type="string">
            <text:p>DEIXALLERIA DE TERRASSA (I)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 (Davant Mcat. Central) Km 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315424" calcext:value-type="float">
            <text:p>937315424</text:p>
          </table:table-cell>
          <table:table-cell table:number-columns-repeated="2"/>
          <table:table-cell office:value-type="float" office:value="421448000" calcext:value-type="float">
            <text:p>421448000</text:p>
          </table:table-cell>
          <table:table-cell office:value-type="float" office:value="4600537000" calcext:value-type="float">
            <text:p>4600537000</text:p>
          </table:table-cell>
          <table:table-cell office:value-type="string" calcext:value-type="string">
            <text:p>2.058079838</text:p>
          </table:table-cell>
          <table:table-cell office:value-type="string" calcext:value-type="string">
            <text:p>41.552643564</text:p>
          </table:table-cell>
          <table:table-cell office:value-type="string" calcext:value-type="string">
            <text:p>eco-equip@terrassa.cat</text:p>
          </table:table-cell>
          <table:table-cell office:value-type="string" calcext:value-type="string">
            <text:p>https://ecoequip.terrassa.cat/deixalleria-can-barba/</text:p>
          </table:table-cell>
          <table:table-cell office:value-type="string" calcext:value-type="string">
            <text:p>07/19/2024 07:03:04 AM</text:p>
          </table:table-cell>
          <table:table-cell office:value-type="string" calcext:value-type="string">
            <text:p>Horari|De dilluns a dissabte de 10:00h a 13:00h i de 15:00h a 18:00h. <text:s/>Diumenges de 10:00h a 14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580797 41.552643)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table:number-columns-repeated="2" office:value-type="string" calcext:value-type="string">
            <text:p>DEIXALLERIA DE CALELL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a Hortsavinyà</text:p>
          </table:table-cell>
          <table:table-cell table:number-columns-repeated="4"/>
          <table:table-cell office:value-type="string" calcext:value-type="string">
            <text:p><text:s/>KM. 2 </text:p>
          </table:table-cell>
          <table:table-cell table:number-columns-repeated="2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37663030" calcext:value-type="float">
            <text:p>937663030</text:p>
          </table:table-cell>
          <table:table-cell table:number-columns-repeated="2"/>
          <table:table-cell office:value-type="float" office:value="470907000" calcext:value-type="float">
            <text:p>470907000</text:p>
          </table:table-cell>
          <table:table-cell office:value-type="float" office:value="4608325000" calcext:value-type="float">
            <text:p>4608325000</text:p>
          </table:table-cell>
          <table:table-cell office:value-type="string" calcext:value-type="string">
            <text:p>2.650747234</text:p>
          </table:table-cell>
          <table:table-cell office:value-type="string" calcext:value-type="string">
            <text:p>41.626119878</text:p>
          </table:table-cell>
          <table:table-cell office:value-type="string" calcext:value-type="string">
            <text:p>plansfm@calella.cat</text:p>
          </table:table-cell>
          <table:table-cell office:value-type="string" calcext:value-type="string">
            <text:p>http://www.calella.cat/adreces-i-telefons/deixalleria</text:p>
          </table:table-cell>
          <table:table-cell office:value-type="string" calcext:value-type="string">
            <text:p>07/19/2024 07:03:03 AM</text:p>
          </table:table-cell>
          <table:table-cell office:value-type="string" calcext:value-type="string">
            <text:p>Horari|De dilluns a divendres de 9h a 13h i de 15:30h a 17:30h. Dissabt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6507473 41.62612)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table:number-columns-repeated="2" office:value-type="string" calcext:value-type="string">
            <text:p>DEIXALLERIA DE SANT PERE DE RIB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Vilanova a Sitges </text:p>
          </table:table-cell>
          <table:table-cell table:number-columns-repeated="7"/>
          <table:table-cell office:value-type="float" office:value="8810" calcext:value-type="float">
            <text:p>8810</text:p>
          </table:table-cell>
          <table:table-cell office:value-type="string" calcext:value-type="string">
            <text:p>Sant Pere de Ribes</text:p>
          </table:table-cell>
          <table:table-cell office:value-type="float" office:value="82310" calcext:value-type="float">
            <text:p>82310</text:p>
          </table:table-cell>
          <table:table-cell office:value-type="string" calcext:value-type="string">
            <text:p>Garraf</text:p>
          </table:table-cell>
          <table:table-cell office:value-type="float" office:value="938935111" calcext:value-type="float">
            <text:p>938935111</text:p>
          </table:table-cell>
          <table:table-cell table:number-columns-repeated="2"/>
          <table:table-cell office:value-type="float" office:value="396051000" calcext:value-type="float">
            <text:p>396051000</text:p>
          </table:table-cell>
          <table:table-cell office:value-type="float" office:value="4565968000" calcext:value-type="float">
            <text:p>4565968000</text:p>
          </table:table-cell>
          <table:table-cell office:value-type="string" calcext:value-type="string">
            <text:p>1.759537683</text:p>
          </table:table-cell>
          <table:table-cell office:value-type="string" calcext:value-type="string">
            <text:p>41.238435159</text:p>
          </table:table-cell>
          <table:table-cell office:value-type="string" calcext:value-type="string">
            <text:p>nbel@mancomunitat.cat</text:p>
          </table:table-cell>
          <table:table-cell office:value-type="string" calcext:value-type="string">
            <text:p>http://www.mancomunitat.cat/temes/residus/deixalleries-municipals/deixalleria-municipal-de-sant-pere-de-ribes.html</text:p>
          </table:table-cell>
          <table:table-cell office:value-type="string" calcext:value-type="string">
            <text:p>07/19/2024 07:03:01 AM</text:p>
          </table:table-cell>
          <table:table-cell office:value-type="string" calcext:value-type="string">
            <text:p>Horari|Horari d'estiu (mai - oct): de dilluns a divendres de 9h a 13h i de 15h a 19h. Dissabte de 9h a 14h i de 15h a 19h. Diumenge de 9h a 13h. Horari d'hivern (nov - abr): de dilluns a divendres de 9h a 13h i de 15:30h a 18h. Dissabte de 9h a 14h de 15:30h a 18h. Diumenge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7595377 41.238434)</text:p>
          </table:table-cell>
        </table:table-row>
        <table:table-row table:style-name="ro1">
          <table:table-cell office:value-type="float" office:value="14199" calcext:value-type="float">
            <text:p>14199</text:p>
          </table:table-cell>
          <table:table-cell table:number-columns-repeated="2" office:value-type="string" calcext:value-type="string">
            <text:p>DEIXALLERIA DE BALAGUER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C-12 Km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600" calcext:value-type="float">
            <text:p>25600</text:p>
          </table:table-cell>
          <table:table-cell office:value-type="string" calcext:value-type="string">
            <text:p>Balaguer</text:p>
          </table:table-cell>
          <table:table-cell office:value-type="float" office:value="250404" calcext:value-type="float">
            <text:p>250404</text:p>
          </table:table-cell>
          <table:table-cell office:value-type="string" calcext:value-type="string">
            <text:p>Noguera</text:p>
          </table:table-cell>
          <table:table-cell office:value-type="float" office:value="973448933" calcext:value-type="float">
            <text:p>973448933</text:p>
          </table:table-cell>
          <table:table-cell table:number-columns-repeated="2"/>
          <table:table-cell office:value-type="float" office:value="315065000" calcext:value-type="float">
            <text:p>315065000</text:p>
          </table:table-cell>
          <table:table-cell office:value-type="float" office:value="4631698000" calcext:value-type="float">
            <text:p>4631698000</text:p>
          </table:table-cell>
          <table:table-cell office:value-type="string" calcext:value-type="string">
            <text:p>0.773441240</text:p>
          </table:table-cell>
          <table:table-cell office:value-type="string" calcext:value-type="string">
            <text:p>41.815588341</text:p>
          </table:table-cell>
          <table:table-cell office:value-type="string" calcext:value-type="string">
            <text:p>residus@ccnoguera.cat</text:p>
          </table:table-cell>
          <table:table-cell office:value-type="string" calcext:value-type="string">
            <text:p>http://www.ccnoguera.cat/index.php/arees-i-serveis/medi-ambient/instal-lacions-de-gestio-de-residus</text:p>
          </table:table-cell>
          <table:table-cell office:value-type="string" calcext:value-type="string">
            <text:p>07/19/2024 07:03:00 AM</text:p>
          </table:table-cell>
          <table:table-cell office:value-type="string" calcext:value-type="string">
            <text:p>Horari|Dilluns de 15h a 18h. Dimarts, dimecres, dijous i divendres de 11h a 13h i de 15h a 18h. <text:s/>Dissabte de 11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77344126 41.81559)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table:number-columns-repeated="2" office:value-type="string" calcext:value-type="string">
            <text:p>DEIXALLERIA DE LA SÉNI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Benifassar (Polígon 56</text:p>
          </table:table-cell>
          <table:table-cell table:number-columns-repeated="4"/>
          <table:table-cell office:value-type="string" calcext:value-type="string">
            <text:p><text:s/>PARC.33) </text:p>
          </table:table-cell>
          <table:table-cell table:number-columns-repeated="2"/>
          <table:table-cell office:value-type="float" office:value="43560" calcext:value-type="float">
            <text:p>43560</text:p>
          </table:table-cell>
          <table:table-cell office:value-type="string" calcext:value-type="string">
            <text:p>Sénia, la</text:p>
          </table:table-cell>
          <table:table-cell office:value-type="float" office:value="430445" calcext:value-type="float">
            <text:p>430445</text:p>
          </table:table-cell>
          <table:table-cell office:value-type="string" calcext:value-type="string">
            <text:p>Montsià</text:p>
          </table:table-cell>
          <table:table-cell office:value-type="float" office:value="977707045" calcext:value-type="float">
            <text:p>977707045</text:p>
          </table:table-cell>
          <table:table-cell table:number-columns-repeated="2"/>
          <table:table-cell office:value-type="float" office:value="269566000" calcext:value-type="float">
            <text:p>269566000</text:p>
          </table:table-cell>
          <table:table-cell office:value-type="float" office:value="4502705000" calcext:value-type="float">
            <text:p>4502705000</text:p>
          </table:table-cell>
          <table:table-cell office:value-type="string" calcext:value-type="string">
            <text:p>0.274856788</text:p>
          </table:table-cell>
          <table:table-cell office:value-type="string" calcext:value-type="string">
            <text:p>40.643056257</text:p>
          </table:table-cell>
          <table:table-cell office:value-type="string" calcext:value-type="string">
            <text:p>mmariano@copate.cat</text:p>
          </table:table-cell>
          <table:table-cell office:value-type="string" calcext:value-type="string">
            <text:p>http://www.code.cat/sections/gestio-de-residus/instal-lacio.aspx?id=13</text:p>
          </table:table-cell>
          <table:table-cell office:value-type="string" calcext:value-type="string">
            <text:p>07/19/2024 07:02:59 AM</text:p>
          </table:table-cell>
          <table:table-cell office:value-type="string" calcext:value-type="string">
            <text:p>Horari|Temporada baixa (1/10-31/03): Dissabte de 10h a 14h i de 16h a 20h. De dimarts a divendres de 16h a 19h . <text:s/>Temporada alta (1/04-30/09): Dissabte de 10h a 14h i de 17h a 21h. De dimarts a divendres de 17h a 2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27485678 40.643055)</text:p>
          </table:table-cell>
        </table:table-row>
        <table:table-row table:style-name="ro1">
          <table:table-cell office:value-type="float" office:value="14215" calcext:value-type="float">
            <text:p>14215</text:p>
          </table:table-cell>
          <table:table-cell table:number-columns-repeated="2" office:value-type="string" calcext:value-type="string">
            <text:p>DEIXALLERIA DE CERDANYOLA DEL VALLÈ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erdanyola-Sant Cugat Km.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691 74 42</text:p>
          </table:table-cell>
          <table:table-cell table:number-columns-repeated="2"/>
          <table:table-cell office:value-type="float" office:value="426732000" calcext:value-type="float">
            <text:p>426732000</text:p>
          </table:table-cell>
          <table:table-cell office:value-type="float" office:value="4593238000" calcext:value-type="float">
            <text:p>4593238000</text:p>
          </table:table-cell>
          <table:table-cell office:value-type="string" calcext:value-type="string">
            <text:p>2.122321783</text:p>
          </table:table-cell>
          <table:table-cell office:value-type="string" calcext:value-type="string">
            <text:p>41.487407654</text:p>
          </table:table-cell>
          <table:table-cell office:value-type="string" calcext:value-type="string">
            <text:p>deixalles.cerdanyola@engrunes.org</text:p>
          </table:table-cell>
          <table:table-cell office:value-type="string" calcext:value-type="string">
            <text:p>http://www.cerdanyola.cat/guia/equipaments/deixalleria-municipal</text:p>
          </table:table-cell>
          <table:table-cell office:value-type="string" calcext:value-type="string">
            <text:p>07/19/2024 07:02:59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1223218 41.487408)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table:number-columns-repeated="2" office:value-type="string" calcext:value-type="string">
            <text:p>DEIXALLERIA DE GAVÀ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Antiga Bcn-València B-210 K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50" calcext:value-type="float">
            <text:p>8850</text:p>
          </table:table-cell>
          <table:table-cell office:value-type="string" calcext:value-type="string">
            <text:p>Gavà</text:p>
          </table:table-cell>
          <table:table-cell office:value-type="float" office:value="80898" calcext:value-type="float">
            <text:p>80898</text:p>
          </table:table-cell>
          <table:table-cell office:value-type="string" calcext:value-type="string">
            <text:p>Baix Llobregat</text:p>
          </table:table-cell>
          <table:table-cell office:value-type="float" office:value="936629456" calcext:value-type="float">
            <text:p>936629456</text:p>
          </table:table-cell>
          <table:table-cell table:number-columns-repeated="2"/>
          <table:table-cell office:value-type="float" office:value="418188000" calcext:value-type="float">
            <text:p>418188000</text:p>
          </table:table-cell>
          <table:table-cell office:value-type="float" office:value="4571750000" calcext:value-type="float">
            <text:p>4571750000</text:p>
          </table:table-cell>
          <table:table-cell office:value-type="string" calcext:value-type="string">
            <text:p>2.022888974</text:p>
          </table:table-cell>
          <table:table-cell office:value-type="string" calcext:value-type="string">
            <text:p>41.293053590</text:p>
          </table:table-cell>
          <table:table-cell office:value-type="string" calcext:value-type="string">
            <text:p>ccasado@siresa.cat</text:p>
          </table:table-cell>
          <table:table-cell office:value-type="string" calcext:value-type="string">
            <text:p>http://www.amb.cat/web/medi-ambient/residus/instalacions-i-equipaments</text:p>
          </table:table-cell>
          <table:table-cell office:value-type="string" calcext:value-type="string">
            <text:p>07/19/2024 07:02:59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22889 41.293053)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  <table:table-cell table:number-columns-repeated="2" office:value-type="string" calcext:value-type="string">
            <text:p>DEIXALLERIA DE NAUT ARAN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28 a Les Afores Urb.Mont-Rumies </text:p>
          </table:table-cell>
          <table:table-cell table:number-columns-repeated="7"/>
          <table:table-cell office:value-type="float" office:value="25598" calcext:value-type="float">
            <text:p>25598</text:p>
          </table:table-cell>
          <table:table-cell office:value-type="string" calcext:value-type="string">
            <text:p>Naut Aran</text:p>
          </table:table-cell>
          <table:table-cell office:value-type="float" office:value="250254" calcext:value-type="float">
            <text:p>250254</text:p>
          </table:table-cell>
          <table:table-cell office:value-type="string" calcext:value-type="string">
            <text:p>Val d'Aran</text:p>
          </table:table-cell>
          <table:table-cell office:value-type="float" office:value="973641801" calcext:value-type="float">
            <text:p>973641801</text:p>
          </table:table-cell>
          <table:table-cell table:number-columns-repeated="2"/>
          <table:table-cell office:value-type="float" office:value="326791000" calcext:value-type="float">
            <text:p>326791000</text:p>
          </table:table-cell>
          <table:table-cell office:value-type="float" office:value="4729816000" calcext:value-type="float">
            <text:p>4729816000</text:p>
          </table:table-cell>
          <table:table-cell office:value-type="string" calcext:value-type="string">
            <text:p>0.885207976</text:p>
          </table:table-cell>
          <table:table-cell office:value-type="string" calcext:value-type="string">
            <text:p>42.701318926</text:p>
          </table:table-cell>
          <table:table-cell office:value-type="string" calcext:value-type="string">
            <text:p>g.piris@aran.org</text:p>
          </table:table-cell>
          <table:table-cell/>
          <table:table-cell office:value-type="string" calcext:value-type="string">
            <text:p>07/19/2024 07:02:58 AM</text:p>
          </table:table-cell>
          <table:table-cell office:value-type="string" calcext:value-type="string">
            <text:p>Horari|Dimarts i dijous de 9:30 a 13:30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88520795 42.70132)</text:p>
          </table:table-cell>
        </table:table-row>
        <table:table-row table:style-name="ro1">
          <table:table-cell office:value-type="float" office:value="14239" calcext:value-type="float">
            <text:p>14239</text:p>
          </table:table-cell>
          <table:table-cell table:number-columns-repeated="2" office:value-type="string" calcext:value-type="string">
            <text:p>DEIXALLERIA DE SUBIRAT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Vilafranca a Sant Sadurní </text:p>
          </table:table-cell>
          <table:table-cell table:number-columns-repeated="7"/>
          <table:table-cell office:value-type="float" office:value="8739" calcext:value-type="float">
            <text:p>8739</text:p>
          </table:table-cell>
          <table:table-cell office:value-type="string" calcext:value-type="string">
            <text:p>Subirats</text:p>
          </table:table-cell>
          <table:table-cell office:value-type="float" office:value="82732" calcext:value-type="float">
            <text:p>82732</text:p>
          </table:table-cell>
          <table:table-cell office:value-type="string" calcext:value-type="string">
            <text:p>Alt Penedès</text:p>
          </table:table-cell>
          <table:table-cell office:value-type="float" office:value="663769905" calcext:value-type="float">
            <text:p>663769905</text:p>
          </table:table-cell>
          <table:table-cell table:number-columns-repeated="2"/>
          <table:table-cell office:value-type="float" office:value="396248000" calcext:value-type="float">
            <text:p>396248000</text:p>
          </table:table-cell>
          <table:table-cell office:value-type="float" office:value="4584282000" calcext:value-type="float">
            <text:p>4584282000</text:p>
          </table:table-cell>
          <table:table-cell office:value-type="string" calcext:value-type="string">
            <text:p>1.758762131</text:p>
          </table:table-cell>
          <table:table-cell office:value-type="string" calcext:value-type="string">
            <text:p>41.403389433</text:p>
          </table:table-cell>
          <table:table-cell office:value-type="string" calcext:value-type="string">
            <text:p>nbel@mancomunitat.cat</text:p>
          </table:table-cell>
          <table:table-cell office:value-type="string" calcext:value-type="string">
            <text:p>http://www.mancomunitat.cat/index.asp?tx=27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Dijous de 9h a 14h i de 16h a 19h. Dissabt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7587621 41.40339)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table:number-columns-repeated="2" office:value-type="string" calcext:value-type="string">
            <text:p>DEIXALLERIA DE CORBERA DE LLOBREGAT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Andreu (Finca Can Baiona) </text:p>
          </table:table-cell>
          <table:table-cell table:number-columns-repeated="7"/>
          <table:table-cell office:value-type="float" office:value="8757" calcext:value-type="float">
            <text:p>8757</text:p>
          </table:table-cell>
          <table:table-cell office:value-type="string" calcext:value-type="string">
            <text:p>Corbera de Llobregat</text:p>
          </table:table-cell>
          <table:table-cell office:value-type="float" office:value="80728" calcext:value-type="float">
            <text:p>80728</text:p>
          </table:table-cell>
          <table:table-cell office:value-type="string" calcext:value-type="string">
            <text:p>Baix Llobregat</text:p>
          </table:table-cell>
          <table:table-cell office:value-type="float" office:value="936503149" calcext:value-type="float">
            <text:p>936503149</text:p>
          </table:table-cell>
          <table:table-cell table:number-columns-repeated="2"/>
          <table:table-cell office:value-type="float" office:value="411099000" calcext:value-type="float">
            <text:p>411099000</text:p>
          </table:table-cell>
          <table:table-cell office:value-type="float" office:value="4586156000" calcext:value-type="float">
            <text:p>4586156000</text:p>
          </table:table-cell>
          <table:table-cell office:value-type="string" calcext:value-type="string">
            <text:p>1.936124989</text:p>
          </table:table-cell>
          <table:table-cell office:value-type="string" calcext:value-type="string">
            <text:p>41.422046115</text:p>
          </table:table-cell>
          <table:table-cell office:value-type="string" calcext:value-type="string">
            <text:p>atorras@amb.cat</text:p>
          </table:table-cell>
          <table:table-cell office:value-type="string" calcext:value-type="string">
            <text:p>http://www.corberadellobregat.cat/corbera/apartats/index.php?apartat=58</text:p>
          </table:table-cell>
          <table:table-cell office:value-type="string" calcext:value-type="string">
            <text:p>07/19/2024 07:02:57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36125 41.422047)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table:number-columns-repeated="2" office:value-type="string" calcext:value-type="string">
            <text:p>DEIXALLERIA DE LLEID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195" calcext:value-type="float">
            <text:p>25195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700455" calcext:value-type="float">
            <text:p>973700455</text:p>
          </table:table-cell>
          <table:table-cell table:number-columns-repeated="2"/>
          <table:table-cell office:value-type="float" office:value="303290000" calcext:value-type="float">
            <text:p>303290000</text:p>
          </table:table-cell>
          <table:table-cell office:value-type="float" office:value="4611313000" calcext:value-type="float">
            <text:p>4611313000</text:p>
          </table:table-cell>
          <table:table-cell office:value-type="string" calcext:value-type="string">
            <text:p>0.638517181</text:p>
          </table:table-cell>
          <table:table-cell office:value-type="string" calcext:value-type="string">
            <text:p>41.629300671</text:p>
          </table:table-cell>
          <table:table-cell office:value-type="string" calcext:value-type="string">
            <text:p>jbalasch@paeria.es</text:p>
          </table:table-cell>
          <table:table-cell office:value-type="string" calcext:value-type="string">
            <text:p>http://sostenibilitat.paeria.cat/residus-i-neteja-viaria/que-pots-fer-amb/deixalleries-1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lluns a dissabte de 9h a 20h. Diumenges i festius de 9h a 1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6385172 41.6293)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table:number-columns-repeated="2" office:value-type="string" calcext:value-type="string">
            <text:p>DEIXALLERIA DE CASTELLBISBAL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1501</text:p>
          </table:table-cell>
          <table:table-cell table:number-columns-repeated="4"/>
          <table:table-cell office:value-type="string" calcext:value-type="string">
            <text:p>km. 2.2</text:p>
          </table:table-cell>
          <table:table-cell table:number-columns-repeated="2"/>
          <table:table-cell office:value-type="float" office:value="8755" calcext:value-type="float">
            <text:p>8755</text:p>
          </table:table-cell>
          <table:table-cell office:value-type="string" calcext:value-type="string">
            <text:p>Castellbisbal</text:p>
          </table:table-cell>
          <table:table-cell office:value-type="float" office:value="80543" calcext:value-type="float">
            <text:p>80543</text:p>
          </table:table-cell>
          <table:table-cell office:value-type="string" calcext:value-type="string">
            <text:p>Vallès Occidental</text:p>
          </table:table-cell>
          <table:table-cell office:value-type="float" office:value="932235151" calcext:value-type="float">
            <text:p>932235151</text:p>
          </table:table-cell>
          <table:table-cell table:number-columns-repeated="2"/>
          <table:table-cell office:value-type="float" office:value="414545000" calcext:value-type="float">
            <text:p>414545000</text:p>
          </table:table-cell>
          <table:table-cell office:value-type="float" office:value="4592438000" calcext:value-type="float">
            <text:p>4592438000</text:p>
          </table:table-cell>
          <table:table-cell office:value-type="string" calcext:value-type="string">
            <text:p>1.976467746</text:p>
          </table:table-cell>
          <table:table-cell office:value-type="string" calcext:value-type="string">
            <text:p>41.478996299</text:p>
          </table:table-cell>
          <table:table-cell/>
          <table:table-cell office:value-type="string" calcext:value-type="string">
            <text:p>http://www.amb.cat/web/medi-ambient/residus/instalacions-i-equipaments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lluns a divendres de 08:30h a 18:30h.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764677 41.478996)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table:number-columns-repeated="2" office:value-type="string" calcext:value-type="string">
            <text:p>DEIXALLERIA DE VILALLER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 Pk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5552" calcext:value-type="float">
            <text:p>25552</text:p>
          </table:table-cell>
          <table:table-cell office:value-type="string" calcext:value-type="string">
            <text:p>Vilaller</text:p>
          </table:table-cell>
          <table:table-cell office:value-type="float" office:value="252458" calcext:value-type="float">
            <text:p>252458</text:p>
          </table:table-cell>
          <table:table-cell office:value-type="string" calcext:value-type="string">
            <text:p>Alta Ribagorça</text:p>
          </table:table-cell>
          <table:table-cell office:value-type="float" office:value="973690353" calcext:value-type="float">
            <text:p>973690353</text:p>
          </table:table-cell>
          <table:table-cell table:number-columns-repeated="2"/>
          <table:table-cell office:value-type="float" office:value="311764000" calcext:value-type="float">
            <text:p>311764000</text:p>
          </table:table-cell>
          <table:table-cell office:value-type="float" office:value="4703305000" calcext:value-type="float">
            <text:p>4703305000</text:p>
          </table:table-cell>
          <table:table-cell office:value-type="string" calcext:value-type="string">
            <text:p>0.710622384</text:p>
          </table:table-cell>
          <table:table-cell office:value-type="string" calcext:value-type="string">
            <text:p>42.459225721</text:p>
          </table:table-cell>
          <table:table-cell office:value-type="string" calcext:value-type="string">
            <text:p>lflorit@ccar.ddl.net</text:p>
          </table:table-cell>
          <table:table-cell office:value-type="string" calcext:value-type="string">
            <text:p>http://www.altaribagorça.cat/arees/medi-ambient-i-pagesia/serveis/serveis-de-residus-prova/deixalleria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illuns, dimarts i dimecres de 8:00h a 15:00h. Dijous de 16:00h a 19:00h. Divendres de 10:00h a 14:00h i de 16:00h a 19:00h. Dissabtes de 10:00h a 14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7106224 42.459225)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table:number-columns-repeated="2" office:value-type="string" calcext:value-type="string">
            <text:p>DEIXALLERIA DE MONTBLANC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N-240 Parc.13</text:p>
          </table:table-cell>
          <table:table-cell table:number-columns-repeated="7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office:value-type="float" office:value="977861232" calcext:value-type="float">
            <text:p>977861232</text:p>
          </table:table-cell>
          <table:table-cell table:number-columns-repeated="2"/>
          <table:table-cell office:value-type="float" office:value="346013000" calcext:value-type="float">
            <text:p>346013000</text:p>
          </table:table-cell>
          <table:table-cell office:value-type="float" office:value="4583295000" calcext:value-type="float">
            <text:p>4583295000</text:p>
          </table:table-cell>
          <table:table-cell office:value-type="string" calcext:value-type="string">
            <text:p>1.158275636</text:p>
          </table:table-cell>
          <table:table-cell office:value-type="string" calcext:value-type="string">
            <text:p>41.386453071</text:p>
          </table:table-cell>
          <table:table-cell office:value-type="string" calcext:value-type="string">
            <text:p>mbonastre@concadebarbera.cat</text:p>
          </table:table-cell>
          <table:table-cell office:value-type="string" calcext:value-type="string">
            <text:p>http://mediambient.serviconca.org/gestioresidus/deixalleriesimobils.php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lluns a divendres de 9h a 13h i de 16h a 18h. Dissabte de 8:30h a 13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1582756 41.38645)</text:p>
          </table:table-cell>
        </table:table-row>
        <table:table-row table:style-name="ro1">
          <table:table-cell office:value-type="float" office:value="14281" calcext:value-type="float">
            <text:p>14281</text:p>
          </table:table-cell>
          <table:table-cell table:number-columns-repeated="2" office:value-type="string" calcext:value-type="string">
            <text:p>DEIXALLERIA DE SANT PERE / SANT ANTONI DE VILAMAJOR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Llinars-Sant Antoni Km.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459" calcext:value-type="float">
            <text:p>8459</text:p>
          </table:table-cell>
          <table:table-cell office:value-type="string" calcext:value-type="string">
            <text:p>Sant Antoni de Vilamajor</text:p>
          </table:table-cell>
          <table:table-cell office:value-type="float" office:value="81982" calcext:value-type="float">
            <text:p>81982</text:p>
          </table:table-cell>
          <table:table-cell office:value-type="string" calcext:value-type="string">
            <text:p>Vallès Oriental</text:p>
          </table:table-cell>
          <table:table-cell office:value-type="float" office:value="938708753" calcext:value-type="float">
            <text:p>938708753</text:p>
          </table:table-cell>
          <table:table-cell table:number-columns-repeated="2"/>
          <table:table-cell office:value-type="float" office:value="450451000" calcext:value-type="float">
            <text:p>450451000</text:p>
          </table:table-cell>
          <table:table-cell office:value-type="float" office:value="4612118000" calcext:value-type="float">
            <text:p>4612118000</text:p>
          </table:table-cell>
          <table:table-cell office:value-type="string" calcext:value-type="string">
            <text:p>2.404874917</text:p>
          </table:table-cell>
          <table:table-cell office:value-type="string" calcext:value-type="string">
            <text:p>41.659274144</text:p>
          </table:table-cell>
          <table:table-cell office:value-type="string" calcext:value-type="string">
            <text:p>ovalles@savosa.cat</text:p>
          </table:table-cell>
          <table:table-cell office:value-type="string" calcext:value-type="string">
            <text:p>http://www.cresidusvo.info/frontal/directori/detall.php?directoriapartat=27&amp;apartat=334&amp;entitat=173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imarts de 16h a 19h. De dimecres a divendres de 9:30h a 13:30h i de 16h a 19h. <text:s/>Dissabte de 9h a 15h. Diumenge de 9h a 14:30h. <text:s/>AGOST: Dimarts de 14h a 19h. De dimecres a diumenge de 9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4048748 41.659275)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 table:number-columns-repeated="2" office:value-type="string" calcext:value-type="string">
            <text:p>DEIXALLERIA DE FLIX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Riba-Roja</text:p>
          </table:table-cell>
          <table:table-cell table:number-columns-repeated="3"/>
          <table:table-cell office:value-type="string" calcext:value-type="string">
            <text:p>s/n KM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43750" calcext:value-type="float">
            <text:p>43750</text:p>
          </table:table-cell>
          <table:table-cell office:value-type="string" calcext:value-type="string">
            <text:p>Flix</text:p>
          </table:table-cell>
          <table:table-cell office:value-type="float" office:value="430607" calcext:value-type="float">
            <text:p>430607</text:p>
          </table:table-cell>
          <table:table-cell office:value-type="string" calcext:value-type="string">
            <text:p>Ribera d'Ebre</text:p>
          </table:table-cell>
          <table:table-cell office:value-type="float" office:value="977401851" calcext:value-type="float">
            <text:p>977401851</text:p>
          </table:table-cell>
          <table:table-cell table:number-columns-repeated="2"/>
          <table:table-cell office:value-type="float" office:value="293036000" calcext:value-type="float">
            <text:p>293036000</text:p>
          </table:table-cell>
          <table:table-cell office:value-type="float" office:value="4566858000" calcext:value-type="float">
            <text:p>4566858000</text:p>
          </table:table-cell>
          <table:table-cell office:value-type="string" calcext:value-type="string">
            <text:p>0.530740823</text:p>
          </table:table-cell>
          <table:table-cell office:value-type="string" calcext:value-type="string">
            <text:p>41.226650227</text:p>
          </table:table-cell>
          <table:table-cell office:value-type="string" calcext:value-type="string">
            <text:p>mediambient@riberaebre.org</text:p>
          </table:table-cell>
          <table:table-cell office:value-type="string" calcext:value-type="string">
            <text:p>http://www.flix.cat/ca/medi-ambient/deixalleria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lluns a divendres de 8 a 12h i de 15 a 17h. Dissabtes de 8 a 12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307408 41.22665)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table:number-columns-repeated="2" office:value-type="string" calcext:value-type="string">
            <text:p>DEIXALLERIA DE MÓRA D'EBRE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enissanet Km 045</text:p>
          </table:table-cell>
          <table:table-cell table:number-columns-repeated="7"/>
          <table:table-cell office:value-type="float" office:value="43740" calcext:value-type="float">
            <text:p>43740</text:p>
          </table:table-cell>
          <table:table-cell office:value-type="string" calcext:value-type="string">
            <text:p>Móra d'Ebre</text:p>
          </table:table-cell>
          <table:table-cell office:value-type="float" office:value="430939" calcext:value-type="float">
            <text:p>430939</text:p>
          </table:table-cell>
          <table:table-cell office:value-type="string" calcext:value-type="string">
            <text:p>Ribera d'Ebre</text:p>
          </table:table-cell>
          <table:table-cell office:value-type="float" office:value="977401851" calcext:value-type="float">
            <text:p>977401851</text:p>
          </table:table-cell>
          <table:table-cell table:number-columns-repeated="2"/>
          <table:table-cell office:value-type="float" office:value="301285000" calcext:value-type="float">
            <text:p>301285000</text:p>
          </table:table-cell>
          <table:table-cell office:value-type="float" office:value="4550081000" calcext:value-type="float">
            <text:p>4550081000</text:p>
          </table:table-cell>
          <table:table-cell office:value-type="string" calcext:value-type="string">
            <text:p>0.634513259</text:p>
          </table:table-cell>
          <table:table-cell office:value-type="string" calcext:value-type="string">
            <text:p>41.077720265</text:p>
          </table:table-cell>
          <table:table-cell office:value-type="string" calcext:value-type="string">
            <text:p>mediambient@riberaebre.org</text:p>
          </table:table-cell>
          <table:table-cell office:value-type="string" calcext:value-type="string">
            <text:p>http://www.riberaebre.org/serveis/medi-ambient/gestio-de-residus/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illuns de 8h a 14h. Dimarts de 8h a 12h i de 15:30h a 17:30h. Dimecres de 8h a 12h. Dijous de 8h a 14h. Divendres de 8h a 12h i de 15:30h a 17:30 h. Dissabte de 9h a 13h i de 15:30h a 17:30 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63451326 41.07772)</text:p>
          </table:table-cell>
        </table:table-row>
        <table:table-row table:style-name="ro1">
          <table:table-cell office:value-type="float" office:value="14287" calcext:value-type="float">
            <text:p>14287</text:p>
          </table:table-cell>
          <table:table-cell table:number-columns-repeated="2" office:value-type="string" calcext:value-type="string">
            <text:p>DEIXALLERIA DE TERRASSA (II) (CAN CASANOVAS)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Rubí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221" calcext:value-type="float">
            <text:p>8221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315424" calcext:value-type="float">
            <text:p>937315424</text:p>
          </table:table-cell>
          <table:table-cell table:number-columns-repeated="2"/>
          <table:table-cell office:value-type="float" office:value="418694000" calcext:value-type="float">
            <text:p>418694000</text:p>
          </table:table-cell>
          <table:table-cell office:value-type="float" office:value="4599114000" calcext:value-type="float">
            <text:p>4599114000</text:p>
          </table:table-cell>
          <table:table-cell office:value-type="string" calcext:value-type="string">
            <text:p>2.025253549</text:p>
          </table:table-cell>
          <table:table-cell office:value-type="string" calcext:value-type="string">
            <text:p>41.539552690</text:p>
          </table:table-cell>
          <table:table-cell office:value-type="string" calcext:value-type="string">
            <text:p>eco-equip@terrassa.cat</text:p>
          </table:table-cell>
          <table:table-cell office:value-type="string" calcext:value-type="string">
            <text:p>https://ecoequip.terrassa.cat/can-casanovas/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De dilluns a dissabte de 10h a 13h i de 15h a 19h. Diumenges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252535 41.539555)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table:number-columns-repeated="2" office:value-type="string" calcext:value-type="string">
            <text:p>DEIXALLERIA DE VACARISS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8</text:p>
          </table:table-cell>
          <table:table-cell table:number-columns-repeated="4"/>
          <table:table-cell office:value-type="string" calcext:value-type="string">
            <text:p>DIR.TERRASSA(COSTAT BENZINERA) PK 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33" calcext:value-type="float">
            <text:p>8233</text:p>
          </table:table-cell>
          <table:table-cell office:value-type="string" calcext:value-type="string">
            <text:p>Vacarisses</text:p>
          </table:table-cell>
          <table:table-cell office:value-type="float" office:value="82917" calcext:value-type="float">
            <text:p>82917</text:p>
          </table:table-cell>
          <table:table-cell office:value-type="string" calcext:value-type="string">
            <text:p>Vallès Occidental</text:p>
          </table:table-cell>
          <table:table-cell office:value-type="float" office:value="938359002" calcext:value-type="float">
            <text:p>938359002</text:p>
          </table:table-cell>
          <table:table-cell table:number-columns-repeated="2"/>
          <table:table-cell office:value-type="float" office:value="408071000" calcext:value-type="float">
            <text:p>408071000</text:p>
          </table:table-cell>
          <table:table-cell office:value-type="float" office:value="4605257000" calcext:value-type="float">
            <text:p>4605257000</text:p>
          </table:table-cell>
          <table:table-cell office:value-type="string" calcext:value-type="string">
            <text:p>1.896979206</text:p>
          </table:table-cell>
          <table:table-cell office:value-type="string" calcext:value-type="string">
            <text:p>41.593724655</text:p>
          </table:table-cell>
          <table:table-cell office:value-type="string" calcext:value-type="string">
            <text:p>navarrote@vacarisses.cat</text:p>
          </table:table-cell>
          <table:table-cell office:value-type="string" calcext:value-type="string">
            <text:p>http://www.vacarisses.cat/pl80/la-vila/telefons-d-interes/id17/deixalleria.htm</text:p>
          </table:table-cell>
          <table:table-cell office:value-type="string" calcext:value-type="string">
            <text:p>07/19/2024 07:02:56 AM</text:p>
          </table:table-cell>
          <table:table-cell office:value-type="string" calcext:value-type="string">
            <text:p>Horari|Horari d'hivern (del 16/10 al 30/04): <text:s/>de dimarts a divendres de 15h a 18h. <text:s/>Dissabte de 10h a 14h i de 15h a 18h. <text:s/>Diumenge de 10h a 14h. Horari d'estiu (de l'01/05 al 15/10): <text:s/>De dimarts a divendres de 16h a 19h. Dissabte de 10h a 14h i de 16h a 19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8969792 41.593723)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table:number-columns-repeated="2" office:value-type="string" calcext:value-type="string">
            <text:p>DEIXALLERIA D'ISONA I CONCA DELLÀ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12bz (Entre Figueroles-Conques) </text:p>
          </table:table-cell>
          <table:table-cell table:number-columns-repeated="7"/>
          <table:table-cell office:value-type="float" office:value="25650" calcext:value-type="float">
            <text:p>25650</text:p>
          </table:table-cell>
          <table:table-cell office:value-type="string" calcext:value-type="string">
            <text:p>Isona i Conca Dellà</text:p>
          </table:table-cell>
          <table:table-cell office:value-type="float" office:value="251155" calcext:value-type="float">
            <text:p>251155</text:p>
          </table:table-cell>
          <table:table-cell office:value-type="string" calcext:value-type="string">
            <text:p>Pallars Jussà</text:p>
          </table:table-cell>
          <table:table-cell office:value-type="float" office:value="973650187" calcext:value-type="float">
            <text:p>973650187</text:p>
          </table:table-cell>
          <table:table-cell table:number-columns-repeated="2"/>
          <table:table-cell office:value-type="float" office:value="334699000" calcext:value-type="float">
            <text:p>334699000</text:p>
          </table:table-cell>
          <table:table-cell office:value-type="float" office:value="4665245000" calcext:value-type="float">
            <text:p>4665245000</text:p>
          </table:table-cell>
          <table:table-cell office:value-type="string" calcext:value-type="string">
            <text:p>1.000256394</text:p>
          </table:table-cell>
          <table:table-cell office:value-type="string" calcext:value-type="string">
            <text:p>42.121891141</text:p>
          </table:table-cell>
          <table:table-cell office:value-type="string" calcext:value-type="string">
            <text:p>olgal@pallarsjussa.cat</text:p>
          </table:table-cell>
          <table:table-cell/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illuns i divendres de 10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0002564 42.12189)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table:number-columns-repeated="2" office:value-type="string" calcext:value-type="string">
            <text:p>DEIXALLERIA DE GUISSON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Guissona a Guarda-Si-Venes Km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210" calcext:value-type="float">
            <text:p>25210</text:p>
          </table:table-cell>
          <table:table-cell office:value-type="string" calcext:value-type="string">
            <text:p>Guissona</text:p>
          </table:table-cell>
          <table:table-cell office:value-type="float" office:value="251109" calcext:value-type="float">
            <text:p>251109</text:p>
          </table:table-cell>
          <table:table-cell office:value-type="string" calcext:value-type="string">
            <text:p>Segarra</text:p>
          </table:table-cell>
          <table:table-cell office:value-type="float" office:value="973531300" calcext:value-type="float">
            <text:p>973531300</text:p>
          </table:table-cell>
          <table:table-cell table:number-columns-repeated="2"/>
          <table:table-cell office:value-type="float" office:value="357531000" calcext:value-type="float">
            <text:p>357531000</text:p>
          </table:table-cell>
          <table:table-cell office:value-type="float" office:value="4628791000" calcext:value-type="float">
            <text:p>4628791000</text:p>
          </table:table-cell>
          <table:table-cell office:value-type="string" calcext:value-type="string">
            <text:p>1.285162828</text:p>
          </table:table-cell>
          <table:table-cell office:value-type="string" calcext:value-type="string">
            <text:p>41.798188913</text:p>
          </table:table-cell>
          <table:table-cell office:value-type="string" calcext:value-type="string">
            <text:p>gestioresidus@ccsegarra.cat</text:p>
          </table:table-cell>
          <table:table-cell office:value-type="string" calcext:value-type="string">
            <text:p>http://www.ccsegarra.cat/arees/gestio-de-residus/deixalleries-comarcals</text:p>
          </table:table-cell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e dilluns a diumenge de 9 a 14 i de 15:30 a 2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2851628 41.798187)</text:p>
          </table:table-cell>
        </table:table-row>
        <table:table-row table:style-name="ro1">
          <table:table-cell office:value-type="float" office:value="14302" calcext:value-type="float">
            <text:p>14302</text:p>
          </table:table-cell>
          <table:table-cell table:number-columns-repeated="2" office:value-type="string" calcext:value-type="string">
            <text:p>DEIXALLERIA DE VILAVERD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Antiga de Vilaverd-La Riba </text:p>
          </table:table-cell>
          <table:table-cell table:number-columns-repeated="7"/>
          <table:table-cell office:value-type="float" office:value="43490" calcext:value-type="float">
            <text:p>43490</text:p>
          </table:table-cell>
          <table:table-cell office:value-type="string" calcext:value-type="string">
            <text:p>Vilaverd</text:p>
          </table:table-cell>
          <table:table-cell office:value-type="float" office:value="431726" calcext:value-type="float">
            <text:p>431726</text:p>
          </table:table-cell>
          <table:table-cell office:value-type="string" calcext:value-type="string">
            <text:p>Conca de Barberà</text:p>
          </table:table-cell>
          <table:table-cell office:value-type="float" office:value="977861232" calcext:value-type="float">
            <text:p>977861232</text:p>
          </table:table-cell>
          <table:table-cell table:number-columns-repeated="2"/>
          <table:table-cell office:value-type="float" office:value="347584000" calcext:value-type="float">
            <text:p>347584000</text:p>
          </table:table-cell>
          <table:table-cell office:value-type="float" office:value="4576970000" calcext:value-type="float">
            <text:p>4576970000</text:p>
          </table:table-cell>
          <table:table-cell office:value-type="string" calcext:value-type="string">
            <text:p>1.178644794</text:p>
          </table:table-cell>
          <table:table-cell office:value-type="string" calcext:value-type="string">
            <text:p>41.329807534</text:p>
          </table:table-cell>
          <table:table-cell office:value-type="string" calcext:value-type="string">
            <text:p>mbonastre@concadebarbera.cat</text:p>
          </table:table-cell>
          <table:table-cell office:value-type="string" calcext:value-type="string">
            <text:p>http://mediambient.serviconca.org/gestioresidus/deixalleriesimobils.php</text:p>
          </table:table-cell>
          <table:table-cell office:value-type="string" calcext:value-type="string">
            <text:p>07/19/2024 07:02:51 AM</text:p>
          </table:table-cell>
          <table:table-cell office:value-type="string" calcext:value-type="string">
            <text:p>Horari|Dimarts i dijous d'11h a 13h.Dissabtes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1786448 41.329807)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table:number-columns-repeated="2" office:value-type="string" calcext:value-type="string">
            <text:p>DEIXALLERIA DE PEDRET I MARZÀ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260 de Figueres a Llança K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93" calcext:value-type="float">
            <text:p>17493</text:p>
          </table:table-cell>
          <table:table-cell office:value-type="string" calcext:value-type="string">
            <text:p>Pedret i Marzà</text:p>
          </table:table-cell>
          <table:table-cell office:value-type="float" office:value="171292" calcext:value-type="float">
            <text:p>171292</text:p>
          </table:table-cell>
          <table:table-cell office:value-type="string" calcext:value-type="string">
            <text:p>Alt Empordà</text:p>
          </table:table-cell>
          <table:table-cell office:value-type="float" office:value="972193147" calcext:value-type="float">
            <text:p>972193147</text:p>
          </table:table-cell>
          <table:table-cell table:number-columns-repeated="2"/>
          <table:table-cell office:value-type="float" office:value="504606000" calcext:value-type="float">
            <text:p>504606000</text:p>
          </table:table-cell>
          <table:table-cell office:value-type="float" office:value="4683192000" calcext:value-type="float">
            <text:p>4683192000</text:p>
          </table:table-cell>
          <table:table-cell office:value-type="string" calcext:value-type="string">
            <text:p>3.055880252</text:p>
          </table:table-cell>
          <table:table-cell office:value-type="string" calcext:value-type="string">
            <text:p>42.300943250</text:p>
          </table:table-cell>
          <table:table-cell office:value-type="string" calcext:value-type="string">
            <text:p>info@mediambient-altemporda.org</text:p>
          </table:table-cell>
          <table:table-cell/>
          <table:table-cell office:value-type="string" calcext:value-type="string">
            <text:p>07/19/2024 07:02:55 AM</text:p>
          </table:table-cell>
          <table:table-cell office:value-type="string" calcext:value-type="string">
            <text:p>Horari|De dilluns a divendres de 9:00h a 13:00h i de 16:00h a 18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0558803 42.30094)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table:number-columns-repeated="2" office:value-type="string" calcext:value-type="string">
            <text:p>DEIXALLERIA DE ROQUET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dels Reguers K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520" calcext:value-type="float">
            <text:p>43520</text:p>
          </table:table-cell>
          <table:table-cell office:value-type="string" calcext:value-type="string">
            <text:p>Roquetes</text:p>
          </table:table-cell>
          <table:table-cell office:value-type="float" office:value="431331" calcext:value-type="float">
            <text:p>431331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office:value-type="float" office:value="288972000" calcext:value-type="float">
            <text:p>288972000</text:p>
          </table:table-cell>
          <table:table-cell office:value-type="float" office:value="4522272000" calcext:value-type="float">
            <text:p>4522272000</text:p>
          </table:table-cell>
          <table:table-cell office:value-type="string" calcext:value-type="string">
            <text:p>0.497543905</text:p>
          </table:table-cell>
          <table:table-cell office:value-type="string" calcext:value-type="string">
            <text:p>40.824347203</text:p>
          </table:table-cell>
          <table:table-cell office:value-type="string" calcext:value-type="string">
            <text:p>laznar@copate.cat</text:p>
          </table:table-cell>
          <table:table-cell office:value-type="string" calcext:value-type="string">
            <text:p>http://www.code.cat/sections/gestio-de-residus/instal-lacio.aspx?id=24</text:p>
          </table:table-cell>
          <table:table-cell office:value-type="string" calcext:value-type="string">
            <text:p>07/19/2024 07:02:55 AM</text:p>
          </table:table-cell>
          <table:table-cell office:value-type="string" calcext:value-type="string">
            <text:p>Horari|Temporada baixa (oct -abr): Dilluns, dimarts, dijous i divendres de 16h a 20h. Temporada alta (mai -set): Dilluns, dimarts, dijous i divendres de 17h de 21h. Dissabt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4975439 40.82435)</text:p>
          </table:table-cell>
        </table:table-row>
        <table:table-row table:style-name="ro1">
          <table:table-cell office:value-type="float" office:value="14387" calcext:value-type="float">
            <text:p>14387</text:p>
          </table:table-cell>
          <table:table-cell table:number-columns-repeated="2" office:value-type="string" calcext:value-type="string">
            <text:p>DEIXALLERIA DE RIUDOM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es Borges (Passat El Cementiri) </text:p>
          </table:table-cell>
          <table:table-cell table:number-columns-repeated="7"/>
          <table:table-cell office:value-type="float" office:value="43330" calcext:value-type="float">
            <text:p>43330</text:p>
          </table:table-cell>
          <table:table-cell office:value-type="string" calcext:value-type="string">
            <text:p>Riudoms</text:p>
          </table:table-cell>
          <table:table-cell office:value-type="float" office:value="431299" calcext:value-type="float">
            <text:p>431299</text:p>
          </table:table-cell>
          <table:table-cell office:value-type="string" calcext:value-type="string">
            <text:p>Baix Camp</text:p>
          </table:table-cell>
          <table:table-cell office:value-type="float" office:value="977850350" calcext:value-type="float">
            <text:p>977850350</text:p>
          </table:table-cell>
          <table:table-cell table:number-columns-repeated="2"/>
          <table:table-cell office:value-type="float" office:value="335906000" calcext:value-type="float">
            <text:p>335906000</text:p>
          </table:table-cell>
          <table:table-cell office:value-type="float" office:value="4556528000" calcext:value-type="float">
            <text:p>4556528000</text:p>
          </table:table-cell>
          <table:table-cell office:value-type="string" calcext:value-type="string">
            <text:p>1.044663437</text:p>
          </table:table-cell>
          <table:table-cell office:value-type="string" calcext:value-type="string">
            <text:p>41.143484027</text:p>
          </table:table-cell>
          <table:table-cell office:value-type="string" calcext:value-type="string">
            <text:p>jmassana@riudoms.cat</text:p>
          </table:table-cell>
          <table:table-cell/>
          <table:table-cell office:value-type="string" calcext:value-type="string">
            <text:p>07/19/2024 07:02:55 AM</text:p>
          </table:table-cell>
          <table:table-cell office:value-type="string" calcext:value-type="string">
            <text:p>Horari|Dimarts i dijous de 16h a 20h i dissabt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0446634 41.143482)</text:p>
          </table:table-cell>
        </table:table-row>
        <table:table-row table:style-name="ro1">
          <table:table-cell office:value-type="float" office:value="14389" calcext:value-type="float">
            <text:p>14389</text:p>
          </table:table-cell>
          <table:table-cell table:number-columns-repeated="2" office:value-type="string" calcext:value-type="string">
            <text:p>DEIXALLERIA DE TOSSA DE MAR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Llagostera (Parc de Sa Riera) Km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320" calcext:value-type="float">
            <text:p>17320</text:p>
          </table:table-cell>
          <table:table-cell office:value-type="string" calcext:value-type="string">
            <text:p>Tossa de Mar</text:p>
          </table:table-cell>
          <table:table-cell office:value-type="float" office:value="172023" calcext:value-type="float">
            <text:p>172023</text:p>
          </table:table-cell>
          <table:table-cell office:value-type="string" calcext:value-type="string">
            <text:p>Selva</text:p>
          </table:table-cell>
          <table:table-cell office:value-type="float" office:value="872012018" calcext:value-type="float">
            <text:p>872012018</text:p>
          </table:table-cell>
          <table:table-cell table:number-columns-repeated="2"/>
          <table:table-cell office:value-type="float" office:value="493619000" calcext:value-type="float">
            <text:p>493619000</text:p>
          </table:table-cell>
          <table:table-cell office:value-type="float" office:value="4620072000" calcext:value-type="float">
            <text:p>4620072000</text:p>
          </table:table-cell>
          <table:table-cell office:value-type="string" calcext:value-type="string">
            <text:p>2.923271774</text:p>
          </table:table-cell>
          <table:table-cell office:value-type="string" calcext:value-type="string">
            <text:p>41.732432045</text:p>
          </table:table-cell>
          <table:table-cell office:value-type="string" calcext:value-type="string">
            <text:p>nora@noraselva.cat</text:p>
          </table:table-cell>
          <table:table-cell office:value-type="string" calcext:value-type="string">
            <text:p>http://www.noraselva.cat/index.php</text:p>
          </table:table-cell>
          <table:table-cell office:value-type="string" calcext:value-type="string">
            <text:p>07/19/2024 07:02:55 AM</text:p>
          </table:table-cell>
          <table:table-cell office:value-type="string" calcext:value-type="string">
            <text:p>Horari|Horari d'hivern: de dimarts a dissabte <text:s/>de 9h a 13h i de 15h a 18:30h. <text:s/>Horari d'estiu (de 1 de juny al 30 setembre): de dimarts a dissabte de 9h a 13h i de 16h a 19:30h. Dilluns tancat tot l'any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9232717 41.732433)</text:p>
          </table:table-cell>
        </table:table-row>
        <table:table-row table:style-name="ro1">
          <table:table-cell office:value-type="float" office:value="14402" calcext:value-type="float">
            <text:p>14402</text:p>
          </table:table-cell>
          <table:table-cell table:number-columns-repeated="2" office:value-type="string" calcext:value-type="string">
            <text:p>DEIXALLERIA DE MAÇANET DE LA SELV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Hostalric C-35 (C-261)</text:p>
          </table:table-cell>
          <table:table-cell table:number-columns-repeated="7"/>
          <table:table-cell office:value-type="float" office:value="17412" calcext:value-type="float">
            <text:p>17412</text:p>
          </table:table-cell>
          <table:table-cell office:value-type="string" calcext:value-type="string">
            <text:p>Maçanet de la Selva</text:p>
          </table:table-cell>
          <table:table-cell office:value-type="float" office:value="171030" calcext:value-type="float">
            <text:p>171030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615 39 21 46</text:p>
          </table:table-cell>
          <table:table-cell table:number-columns-repeated="2"/>
          <table:table-cell office:value-type="float" office:value="477275000" calcext:value-type="float">
            <text:p>477275000</text:p>
          </table:table-cell>
          <table:table-cell office:value-type="float" office:value="4624724000" calcext:value-type="float">
            <text:p>4624724000</text:p>
          </table:table-cell>
          <table:table-cell office:value-type="string" calcext:value-type="string">
            <text:p>2.726567233</text:p>
          </table:table-cell>
          <table:table-cell office:value-type="string" calcext:value-type="string">
            <text:p>41.774033110</text:p>
          </table:table-cell>
          <table:table-cell office:value-type="string" calcext:value-type="string">
            <text:p>info@massanetdelaselva.cat</text:p>
          </table:table-cell>
          <table:table-cell office:value-type="string" calcext:value-type="string">
            <text:p>https://www.xn--maanetdelaselva-fmb.cat/cercador?search_category=&amp;text=deixalleria</text:p>
          </table:table-cell>
          <table:table-cell office:value-type="string" calcext:value-type="string">
            <text:p>07/19/2024 07:02:54 AM</text:p>
          </table:table-cell>
          <table:table-cell office:value-type="string" calcext:value-type="string">
            <text:p>Horari|De dimarts a dissabte de 9 a 13 <text:s/>i de 15 a 19h.Diumenge de 9 a 13h. Dilluns i festius tancat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7265673 41.774033)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table:number-columns-repeated="2" office:value-type="string" calcext:value-type="string">
            <text:p>DEIXALLERIA DE FALSE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Carretera de Falset a Porrera Km1</text:p>
          </table:table-cell>
          <table:table-cell table:number-columns-repeated="4"/>
          <table:table-cell office:value-type="string" calcext:value-type="string">
            <text:p>s/n</text:p>
          </table:table-cell>
          <table:table-cell table:number-columns-repeated="2"/>
          <table:table-cell office:value-type="float" office:value="43730" calcext:value-type="float">
            <text:p>43730</text:p>
          </table:table-cell>
          <table:table-cell office:value-type="string" calcext:value-type="string">
            <text:p>Falset</text:p>
          </table:table-cell>
          <table:table-cell office:value-type="float" office:value="430555" calcext:value-type="float">
            <text:p>430555</text:p>
          </table:table-cell>
          <table:table-cell office:value-type="string" calcext:value-type="string">
            <text:p>Priorat</text:p>
          </table:table-cell>
          <table:table-cell office:value-type="float" office:value="977401851" calcext:value-type="float">
            <text:p>977401851</text:p>
          </table:table-cell>
          <table:table-cell table:number-columns-repeated="2"/>
          <table:table-cell office:value-type="float" office:value="317049000" calcext:value-type="float">
            <text:p>317049000</text:p>
          </table:table-cell>
          <table:table-cell office:value-type="float" office:value="4558030000" calcext:value-type="float">
            <text:p>4558030000</text:p>
          </table:table-cell>
          <table:table-cell office:value-type="string" calcext:value-type="string">
            <text:p>0.819663841</text:p>
          </table:table-cell>
          <table:table-cell office:value-type="string" calcext:value-type="string">
            <text:p>41.152972170</text:p>
          </table:table-cell>
          <table:table-cell office:value-type="string" calcext:value-type="string">
            <text:p>mediambient@riberaebre.org</text:p>
          </table:table-cell>
          <table:table-cell office:value-type="string" calcext:value-type="string">
            <text:p>http://www.falset.altanet.org/iciutada/residus.php</text:p>
          </table:table-cell>
          <table:table-cell office:value-type="string" calcext:value-type="string">
            <text:p>07/19/2024 07:02:54 AM</text:p>
          </table:table-cell>
          <table:table-cell office:value-type="string" calcext:value-type="string">
            <text:p>Horari|De dilluns a divendres de 8h a 12h i de 15h a 17h. Dissabte de 8h a 12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8196638 41.152973)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table:number-columns-repeated="2" office:value-type="string" calcext:value-type="string">
            <text:p>DEIXALLERIA DE CAMPRODON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38 (Entre Camprodon I Mollo) Km.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867" calcext:value-type="float">
            <text:p>17867</text:p>
          </table:table-cell>
          <table:table-cell office:value-type="string" calcext:value-type="string">
            <text:p>Camprodon</text:p>
          </table:table-cell>
          <table:table-cell office:value-type="float" office:value="170391" calcext:value-type="float">
            <text:p>170391</text:p>
          </table:table-cell>
          <table:table-cell office:value-type="string" calcext:value-type="string">
            <text:p>Ripollès</text:p>
          </table:table-cell>
          <table:table-cell office:value-type="float" office:value="972703211" calcext:value-type="float">
            <text:p>972703211</text:p>
          </table:table-cell>
          <table:table-cell table:number-columns-repeated="2"/>
          <table:table-cell office:value-type="float" office:value="449250000" calcext:value-type="float">
            <text:p>449250000</text:p>
          </table:table-cell>
          <table:table-cell office:value-type="float" office:value="4685900000" calcext:value-type="float">
            <text:p>4685900000</text:p>
          </table:table-cell>
          <table:table-cell office:value-type="string" calcext:value-type="string">
            <text:p>2.384077501</text:p>
          </table:table-cell>
          <table:table-cell office:value-type="string" calcext:value-type="string">
            <text:p>42.323691422</text:p>
          </table:table-cell>
          <table:table-cell office:value-type="string" calcext:value-type="string">
            <text:p>mediambient@ripolles.cat</text:p>
          </table:table-cell>
          <table:table-cell office:value-type="string" calcext:value-type="string">
            <text:p>http://www.ccripolles.cat/index.php?option=com_content&amp;view=article&amp;id=98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lluns, dimecres, divendres, dissabtes i diumenges de 10 a 14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3840775 42.323692)</text:p>
          </table:table-cell>
        </table:table-row>
        <table:table-row table:style-name="ro1">
          <table:table-cell office:value-type="float" office:value="14437" calcext:value-type="float">
            <text:p>14437</text:p>
          </table:table-cell>
          <table:table-cell table:number-columns-repeated="2" office:value-type="string" calcext:value-type="string">
            <text:p>DEIXALLERIA DE SANT CUGAT DEL VALLÈS (II)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13 Molins de Rei a Caldes Km <text:s/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172" calcext:value-type="float">
            <text:p>8172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office:value-type="float" office:value="932235151" calcext:value-type="float">
            <text:p>932235151</text:p>
          </table:table-cell>
          <table:table-cell table:number-columns-repeated="2"/>
          <table:table-cell office:value-type="float" office:value="417994000" calcext:value-type="float">
            <text:p>417994000</text:p>
          </table:table-cell>
          <table:table-cell office:value-type="float" office:value="4590754000" calcext:value-type="float">
            <text:p>4590754000</text:p>
          </table:table-cell>
          <table:table-cell office:value-type="string" calcext:value-type="string">
            <text:p>2.018000917</text:p>
          </table:table-cell>
          <table:table-cell office:value-type="string" calcext:value-type="string">
            <text:p>41.464190057</text:p>
          </table:table-cell>
          <table:table-cell/>
          <table:table-cell office:value-type="string" calcext:value-type="string">
            <text:p>http://www.amb.cat/web/medi-ambient/residus/instalacions-i-equipaments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e dilluns a divendres de 08:30h a 18:30h i dissabte de 09:00h a 13:0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0180008 41.46419)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table:number-columns-repeated="2" office:value-type="string" calcext:value-type="string">
            <text:p>DEIXALLERIA DE FORTIÀ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Fortià-Riumors </text:p>
          </table:table-cell>
          <table:table-cell table:number-columns-repeated="7"/>
          <table:table-cell office:value-type="float" office:value="17469" calcext:value-type="float">
            <text:p>17469</text:p>
          </table:table-cell>
          <table:table-cell office:value-type="string" calcext:value-type="string">
            <text:p>Fortià</text:p>
          </table:table-cell>
          <table:table-cell office:value-type="float" office:value="170741" calcext:value-type="float">
            <text:p>170741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503403000" calcext:value-type="float">
            <text:p>503403000</text:p>
          </table:table-cell>
          <table:table-cell office:value-type="float" office:value="4675893000" calcext:value-type="float">
            <text:p>4675893000</text:p>
          </table:table-cell>
          <table:table-cell office:value-type="string" calcext:value-type="string">
            <text:p>3.041242520</text:p>
          </table:table-cell>
          <table:table-cell office:value-type="string" calcext:value-type="string">
            <text:p>42.235212864</text:p>
          </table:table-cell>
          <table:table-cell office:value-type="string" calcext:value-type="string">
            <text:p>ajuntament@fortia.cat</text:p>
          </table:table-cell>
          <table:table-cell office:value-type="string" calcext:value-type="string">
            <text:p>http://www.fortia.cat/ajuntament/deixalleria-municipal/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imecres de 12h a 13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3.0412426 42.235214)</text:p>
          </table:table-cell>
        </table:table-row>
        <table:table-row table:style-name="ro1">
          <table:table-cell office:value-type="float" office:value="14449" calcext:value-type="float">
            <text:p>14449</text:p>
          </table:table-cell>
          <table:table-cell table:number-columns-repeated="2" office:value-type="string" calcext:value-type="string">
            <text:p>DEIXALLERIA DE CAPMANY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ilajuïga (Costat Del Cementiri) </text:p>
          </table:table-cell>
          <table:table-cell table:number-columns-repeated="7"/>
          <table:table-cell office:value-type="float" office:value="17750" calcext:value-type="float">
            <text:p>17750</text:p>
          </table:table-cell>
          <table:table-cell office:value-type="string" calcext:value-type="string">
            <text:p>Capmany</text:p>
          </table:table-cell>
          <table:table-cell office:value-type="float" office:value="170427" calcext:value-type="float">
            <text:p>170427</text:p>
          </table:table-cell>
          <table:table-cell office:value-type="string" calcext:value-type="string">
            <text:p>Alt Empordà</text:p>
          </table:table-cell>
          <table:table-cell office:value-type="float" office:value="972503088" calcext:value-type="float">
            <text:p>972503088</text:p>
          </table:table-cell>
          <table:table-cell table:number-columns-repeated="2"/>
          <table:table-cell office:value-type="float" office:value="494195000" calcext:value-type="float">
            <text:p>494195000</text:p>
          </table:table-cell>
          <table:table-cell office:value-type="float" office:value="4691190000" calcext:value-type="float">
            <text:p>4691190000</text:p>
          </table:table-cell>
          <table:table-cell office:value-type="string" calcext:value-type="string">
            <text:p>2.929493003</text:p>
          </table:table-cell>
          <table:table-cell office:value-type="string" calcext:value-type="string">
            <text:p>42.372966267</text:p>
          </table:table-cell>
          <table:table-cell table:number-columns-repeated="2"/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jous i dissabtes d'11h a 13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2.929493 42.372967)</text:p>
          </table:table-cell>
        </table:table-row>
        <table:table-row table:style-name="ro1">
          <table:table-cell office:value-type="float" office:value="14468" calcext:value-type="float">
            <text:p>14468</text:p>
          </table:table-cell>
          <table:table-cell table:number-columns-repeated="2" office:value-type="string" calcext:value-type="string">
            <text:p>DEIXALLERIA DEL MORELL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orell a Vilallonga Del Camp</text:p>
          </table:table-cell>
          <table:table-cell table:number-columns-repeated="4"/>
          <table:table-cell office:value-type="string" calcext:value-type="string">
            <text:p>s/n T-722</text:p>
          </table:table-cell>
          <table:table-cell table:number-columns-repeated="2"/>
          <table:table-cell office:value-type="float" office:value="43760" calcext:value-type="float">
            <text:p>43760</text:p>
          </table:table-cell>
          <table:table-cell office:value-type="string" calcext:value-type="string">
            <text:p>Morell, el</text:p>
          </table:table-cell>
          <table:table-cell office:value-type="float" office:value="430957" calcext:value-type="float">
            <text:p>430957</text:p>
          </table:table-cell>
          <table:table-cell office:value-type="string" calcext:value-type="string">
            <text:p>Tarragonès</text:p>
          </table:table-cell>
          <table:table-cell office:value-type="float" office:value="671611059" calcext:value-type="float">
            <text:p>671611059</text:p>
          </table:table-cell>
          <table:table-cell table:number-columns-repeated="2"/>
          <table:table-cell office:value-type="float" office:value="349801000" calcext:value-type="float">
            <text:p>349801000</text:p>
          </table:table-cell>
          <table:table-cell office:value-type="float" office:value="4562189000" calcext:value-type="float">
            <text:p>4562189000</text:p>
          </table:table-cell>
          <table:table-cell office:value-type="string" calcext:value-type="string">
            <text:p>1.208766576</text:p>
          </table:table-cell>
          <table:table-cell office:value-type="string" calcext:value-type="string">
            <text:p>41.197144317</text:p>
          </table:table-cell>
          <table:table-cell/>
          <table:table-cell office:value-type="string" calcext:value-type="string">
            <text:p>http://tarragones.cat/medi-ambient/servei-integrat-mediambiental-sim/adreces-i-horaris-deixalleries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marts,dimecres,dijous i divendres de 9h a 13h i de 15:00 a 18h. Diumenge de 10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2087666 41.197144)</text:p>
          </table:table-cell>
        </table:table-row>
        <table:table-row table:style-name="ro1">
          <table:table-cell office:value-type="float" office:value="14469" calcext:value-type="float">
            <text:p>14469</text:p>
          </table:table-cell>
          <table:table-cell table:number-columns-repeated="2" office:value-type="string" calcext:value-type="string">
            <text:p>DEIXALLERIA D'ASCÓ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2</text:p>
          </table:table-cell>
          <table:table-cell table:number-columns-repeated="4"/>
          <table:table-cell office:value-type="string" calcext:value-type="string">
            <text:p><text:s/>CM. DE BARBERS</text:p>
          </table:table-cell>
          <table:table-cell table:number-columns-repeated="2"/>
          <table:table-cell office:value-type="float" office:value="43791" calcext:value-type="float">
            <text:p>43791</text:p>
          </table:table-cell>
          <table:table-cell office:value-type="string" calcext:value-type="string">
            <text:p>Ascó</text:p>
          </table:table-cell>
          <table:table-cell office:value-type="float" office:value="430192" calcext:value-type="float">
            <text:p>430192</text:p>
          </table:table-cell>
          <table:table-cell office:value-type="string" calcext:value-type="string">
            <text:p>Ribera d'Ebre</text:p>
          </table:table-cell>
          <table:table-cell office:value-type="float" office:value="977405006" calcext:value-type="float">
            <text:p>977405006</text:p>
          </table:table-cell>
          <table:table-cell table:number-columns-repeated="2"/>
          <table:table-cell office:value-type="float" office:value="296354000" calcext:value-type="float">
            <text:p>296354000</text:p>
          </table:table-cell>
          <table:table-cell office:value-type="float" office:value="4560969000" calcext:value-type="float">
            <text:p>4560969000</text:p>
          </table:table-cell>
          <table:table-cell office:value-type="string" calcext:value-type="string">
            <text:p>0.572253612</text:p>
          </table:table-cell>
          <table:table-cell office:value-type="string" calcext:value-type="string">
            <text:p>41.174492169</text:p>
          </table:table-cell>
          <table:table-cell office:value-type="string" calcext:value-type="string">
            <text:p>mfaiget@asco.cat</text:p>
          </table:table-cell>
          <table:table-cell office:value-type="string" calcext:value-type="string">
            <text:p>http://www.riberaebre.org/serveis/medi-ambient/gestio-de-residus/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e dilluns a divendres de 8:30h a 14h; dimecres de 15h a 18:30h; dissabte de 15h a 17:30 (hivern) i de 10:30h a 13h (estiu)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722536 41.17449)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table:number-columns-repeated="2" office:value-type="string" calcext:value-type="string">
            <text:p>DEIXALLERIA DE VIMBODÍ I POBLET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40 Km 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3430" calcext:value-type="float">
            <text:p>43430</text:p>
          </table:table-cell>
          <table:table-cell office:value-type="string" calcext:value-type="string">
            <text:p>Vimbod�� i Poblet</text:p>
          </table:table-cell>
          <table:table-cell office:value-type="float" office:value="431763" calcext:value-type="float">
            <text:p>431763</text:p>
          </table:table-cell>
          <table:table-cell office:value-type="string" calcext:value-type="string">
            <text:p>Conca de Barberà</text:p>
          </table:table-cell>
          <table:table-cell office:value-type="float" office:value="977861232" calcext:value-type="float">
            <text:p>977861232</text:p>
          </table:table-cell>
          <table:table-cell table:number-columns-repeated="2"/>
          <table:table-cell office:value-type="float" office:value="337006000" calcext:value-type="float">
            <text:p>337006000</text:p>
          </table:table-cell>
          <table:table-cell office:value-type="float" office:value="4585406000" calcext:value-type="float">
            <text:p>4585406000</text:p>
          </table:table-cell>
          <table:table-cell office:value-type="string" calcext:value-type="string">
            <text:p>1.050039685</text:p>
          </table:table-cell>
          <table:table-cell office:value-type="string" calcext:value-type="string">
            <text:p>41.403682901</text:p>
          </table:table-cell>
          <table:table-cell office:value-type="string" calcext:value-type="string">
            <text:p>mbonastre@concadebarbera.cat</text:p>
          </table:table-cell>
          <table:table-cell office:value-type="string" calcext:value-type="string">
            <text:p>http://mediambient.serviconca.org/gestioresidus/deixalleriesimobils.php</text:p>
          </table:table-cell>
          <table:table-cell office:value-type="string" calcext:value-type="string">
            <text:p>07/19/2024 07:02:52 AM</text:p>
          </table:table-cell>
          <table:table-cell office:value-type="string" calcext:value-type="string">
            <text:p>Horari|Dilluns, dijous i dissabte d'11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0500396 41.403683)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table:number-columns-repeated="2" office:value-type="string" calcext:value-type="string">
            <text:p>DEIXALLERIA DE CORBIN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Antiga de Lleida Pol. Ind. </text:p>
          </table:table-cell>
          <table:table-cell table:number-columns-repeated="7"/>
          <table:table-cell office:value-type="float" office:value="25137" calcext:value-type="float">
            <text:p>25137</text:p>
          </table:table-cell>
          <table:table-cell office:value-type="string" calcext:value-type="string">
            <text:p>Corbins</text:p>
          </table:table-cell>
          <table:table-cell office:value-type="float" office:value="250788" calcext:value-type="float">
            <text:p>250788</text:p>
          </table:table-cell>
          <table:table-cell office:value-type="string" calcext:value-type="string">
            <text:p>Segrià</text:p>
          </table:table-cell>
          <table:table-cell office:value-type="float" office:value="973190117" calcext:value-type="float">
            <text:p>973190117</text:p>
          </table:table-cell>
          <table:table-cell/>
          <table:table-cell office:value-type="float" office:value="973054810" calcext:value-type="float">
            <text:p>973054810</text:p>
          </table:table-cell>
          <table:table-cell office:value-type="float" office:value="307054000" calcext:value-type="float">
            <text:p>307054000</text:p>
          </table:table-cell>
          <table:table-cell office:value-type="float" office:value="4617226000" calcext:value-type="float">
            <text:p>4617226000</text:p>
          </table:table-cell>
          <table:table-cell office:value-type="string" calcext:value-type="string">
            <text:p>0.681759148</text:p>
          </table:table-cell>
          <table:table-cell office:value-type="string" calcext:value-type="string">
            <text:p>41.683435795</text:p>
          </table:table-cell>
          <table:table-cell office:value-type="string" calcext:value-type="string">
            <text:p>jibars@segria.cat</text:p>
          </table:table-cell>
          <table:table-cell office:value-type="string" calcext:value-type="string">
            <text:p>http://www.segria.cat/arees/medi-ambient/deixalleries/deixalleries-segria/corbins</text:p>
          </table:table-cell>
          <table:table-cell office:value-type="string" calcext:value-type="string">
            <text:p>07/19/2024 07:02:53 AM</text:p>
          </table:table-cell>
          <table:table-cell office:value-type="string" calcext:value-type="string">
            <text:p>Horari|Dissabtes de 8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6817591 41.683437)</text:p>
          </table:table-cell>
        </table:table-row>
        <table:table-row table:style-name="ro1">
          <table:table-cell office:value-type="float" office:value="49589" calcext:value-type="float">
            <text:p>49589</text:p>
          </table:table-cell>
          <table:table-cell table:number-columns-repeated="2" office:value-type="string" calcext:value-type="string">
            <text:p>Servei d'informació i atenció a les dones (SIAD) del Baix Llobregat</text:p>
          </table:table-cell>
          <table:table-cell office:value-type="string" calcext:value-type="string">
            <text:p>Societat. Ciutadania. Famílies|Oficines d'informació a les don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340</text:p>
          </table:table-cell>
          <table:table-cell table:number-columns-repeated="3"/>
          <table:table-cell office:value-type="string" calcext:value-type="string">
            <text:p><text:s/>pk 1249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float" office:value="936852400" calcext:value-type="float">
            <text:p>936852400</text:p>
          </table:table-cell>
          <table:table-cell table:number-columns-repeated="2"/>
          <table:table-cell office:value-type="float" office:value="421072287" calcext:value-type="float">
            <text:p>421072287</text:p>
          </table:table-cell>
          <table:table-cell office:value-type="float" office:value="4581206381" calcext:value-type="float">
            <text:p>4581206381</text:p>
          </table:table-cell>
          <table:table-cell office:value-type="string" calcext:value-type="string">
            <text:p>2.056103700</text:p>
          </table:table-cell>
          <table:table-cell office:value-type="string" calcext:value-type="string">
            <text:p>41.378509600</text:p>
          </table:table-cell>
          <table:table-cell office:value-type="string" calcext:value-type="string">
            <text:p>siad@elbaixllobregat.cat</text:p>
          </table:table-cell>
          <table:table-cell/>
          <table:table-cell office:value-type="string" calcext:value-type="string">
            <text:p>07/17/2024 07:18:23 AM</text:p>
          </table:table-cell>
          <table:table-cell office:value-type="string" calcext:value-type="string">
            <text:p>Titularitat|Consell Comarcal del Baix Llobregat</text:p>
          </table:table-cell>
          <table:table-cell office:value-type="string" calcext:value-type="string">
            <text:p>POINT (2.0561037 41.37851)</text:p>
          </table:table-cell>
        </table:table-row>
        <table:table-row table:style-name="ro1">
          <table:table-cell office:value-type="float" office:value="49606" calcext:value-type="float">
            <text:p>49606</text:p>
          </table:table-cell>
          <table:table-cell table:number-columns-repeated="2" office:value-type="string" calcext:value-type="string">
            <text:p>Servei d'informació i atenció a les dones (SIAD) del Vallès Occidental</text:p>
          </table:table-cell>
          <table:table-cell office:value-type="string" calcext:value-type="string">
            <text:p>Societat. Ciutadania. Famílies|Oficines d'informació a les don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</text:p>
          </table:table-cell>
          <table:table-cell table:number-columns-repeated="3"/>
          <table:table-cell office:value-type="string" calcext:value-type="string">
            <text:p><text:s/>km. 15 (Edifici Consell Comarcal)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string" calcext:value-type="string">
            <text:p>662959880 / 937273534</text:p>
          </table:table-cell>
          <table:table-cell table:number-columns-repeated="2"/>
          <table:table-cell office:value-type="float" office:value="417357924" calcext:value-type="float">
            <text:p>417357924</text:p>
          </table:table-cell>
          <table:table-cell office:value-type="float" office:value="4601756141" calcext:value-type="float">
            <text:p>4601756141</text:p>
          </table:table-cell>
          <table:table-cell office:value-type="string" calcext:value-type="string">
            <text:p>2.008874700</text:p>
          </table:table-cell>
          <table:table-cell office:value-type="string" calcext:value-type="string">
            <text:p>41.563211000</text:p>
          </table:table-cell>
          <table:table-cell office:value-type="string" calcext:value-type="string">
            <text:p>cccvoc.genere@cvoc.cat</text:p>
          </table:table-cell>
          <table:table-cell/>
          <table:table-cell office:value-type="string" calcext:value-type="string">
            <text:p>07/17/2024 07:18:23 AM</text:p>
          </table:table-cell>
          <table:table-cell office:value-type="string" calcext:value-type="string">
            <text:p>Titularitat|Consell Comarcal del Vallès Occidental</text:p>
          </table:table-cell>
          <table:table-cell office:value-type="string" calcext:value-type="string">
            <text:p>POINT (2.0088747 41.56321)</text:p>
          </table:table-cell>
        </table:table-row>
        <table:table-row table:style-name="ro2">
          <table:table-cell office:value-type="float" office:value="53154" calcext:value-type="float">
            <text:p>53154</text:p>
          </table:table-cell>
          <table:table-cell table:number-columns-repeated="2" office:value-type="string" calcext:value-type="string">
            <text:p>Pineda de Mar - Centre de Recursos per a Joves "Can Jalpí"</text:p>
          </table:table-cell>
          <table:table-cell office:value-type="string" calcext:value-type="string">
            <text:p>Societat. Ciutadania. Famílies|Serveis d'Informació Juvenil|Punt d'Informació Juvenil amb Assessoria/e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</text:p>
          </table:table-cell>
          <table:table-cell table:number-columns-repeated="3"/>
          <table:table-cell office:value-type="string" calcext:value-type="string">
            <text:p><text:s/>Km. 671</text:p>
          </table:table-cell>
          <table:table-cell table:number-columns-repeated="2"/>
          <table:table-cell office:value-type="float" office:value="8397" calcext:value-type="float">
            <text:p>8397</text:p>
          </table:table-cell>
          <table:table-cell office:value-type="string" calcext:value-type="string">
            <text:p>Pineda de Mar</text:p>
          </table:table-cell>
          <table:table-cell office:value-type="float" office:value="81635" calcext:value-type="float">
            <text:p>81635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676947331 / 93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oventut@pinedademar.org</text:p>
          </table:table-cell>
          <table:table-cell office:value-type="string" calcext:value-type="string">
            <text:p>https://www.pinedademar.cat/serveis/joventut</text:p>
          </table:table-cell>
          <table:table-cell table:style-name="ce1" office:value-type="string" calcext:value-type="string">
            <text:p>07/10/2024 07:11:20 AM</text:p>
          </table:table-cell>
          <table:table-cell office:value-type="string" calcext:value-type="string">
            <text:p>Xarxes|https://es-es.facebook.com/canjalpi.espaijove/  https://www.instagram.com/canjalpi_espaijove/ Whatsapp: 676947331</text:p>
            <text:p>|Assessories|Educació</text:p>
          </table:table-cell>
          <table:table-cell/>
        </table:table-row>
        <table:table-row table:style-name="ro1">
          <table:table-cell office:value-type="float" office:value="53204" calcext:value-type="float">
            <text:p>53204</text:p>
          </table:table-cell>
          <table:table-cell table:number-columns-repeated="2" office:value-type="string" calcext:value-type="string">
            <text:p>Vacarisses - PIJ Vacarisses</text:p>
          </table:table-cell>
          <table:table-cell office:value-type="string" calcext:value-type="string">
            <text:p>Societat. Ciutadania. Famílies|Serveis d'Informació Juvenil|Punt d'Informació Juvenil sense Assessoria/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Bauma</text:p>
          </table:table-cell>
          <table:table-cell table:number-columns-repeated="3"/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8233" calcext:value-type="float">
            <text:p>8233</text:p>
          </table:table-cell>
          <table:table-cell office:value-type="string" calcext:value-type="string">
            <text:p>Vacarisses</text:p>
          </table:table-cell>
          <table:table-cell office:value-type="float" office:value="82917" calcext:value-type="float">
            <text:p>82917</text:p>
          </table:table-cell>
          <table:table-cell office:value-type="string" calcext:value-type="string">
            <text:p>Vallès Occidental</text:p>
          </table:table-cell>
          <table:table-cell office:value-type="float" office:value="938280206" calcext:value-type="float">
            <text:p>938280206</text:p>
          </table:table-cell>
          <table:table-cell table:number-columns-repeated="2"/>
          <table:table-cell office:value-type="float" office:value="409867034" calcext:value-type="float">
            <text:p>409867034</text:p>
          </table:table-cell>
          <table:table-cell office:value-type="float" office:value="4606624816" calcext:value-type="float">
            <text:p>4606624816</text:p>
          </table:table-cell>
          <table:table-cell office:value-type="string" calcext:value-type="string">
            <text:p>1.918319700</text:p>
          </table:table-cell>
          <table:table-cell office:value-type="string" calcext:value-type="string">
            <text:p>41.606247500</text:p>
          </table:table-cell>
          <table:table-cell office:value-type="string" calcext:value-type="string">
            <text:p>puntdevol@vacarisses.cat</text:p>
          </table:table-cell>
          <table:table-cell/>
          <table:table-cell table:style-name="ce1" office:value-type="string" calcext:value-type="string">
            <text:p>07/10/2024 07:10:55 AM</text:p>
          </table:table-cell>
          <table:table-cell office:value-type="string" calcext:value-type="string">
            <text:p>Xarxes|https://www.facebook.com/PuntDeVolVacarisses <text:s text:c="2"/>https://www.instagram.com/puntdevol|Assessories| </text:p>
          </table:table-cell>
          <table:table-cell office:value-type="string" calcext:value-type="string">
            <text:p>POINT (1.9183197 41.606247)</text:p>
          </table:table-cell>
        </table:table-row>
        <table:table-row table:style-name="ro1">
          <table:table-cell office:value-type="float" office:value="53526" calcext:value-type="float">
            <text:p>53526</text:p>
          </table:table-cell>
          <table:table-cell table:number-columns-repeated="2" office:value-type="string" calcext:value-type="string">
            <text:p>DEIXALLERIA D'ALFARA DE CARLES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Carretera de Xerta </text:p>
          </table:table-cell>
          <table:table-cell table:number-columns-repeated="7"/>
          <table:table-cell office:value-type="float" office:value="43528" calcext:value-type="float">
            <text:p>43528</text:p>
          </table:table-cell>
          <table:table-cell office:value-type="string" calcext:value-type="string">
            <text:p>Alfara de Carles</text:p>
          </table:table-cell>
          <table:table-cell office:value-type="float" office:value="430081" calcext:value-type="float">
            <text:p>430081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office:value-type="float" office:value="280819000" calcext:value-type="float">
            <text:p>280819000</text:p>
          </table:table-cell>
          <table:table-cell office:value-type="float" office:value="4527729000" calcext:value-type="float">
            <text:p>4527729000</text:p>
          </table:table-cell>
          <table:table-cell office:value-type="string" calcext:value-type="string">
            <text:p>0.399034667</text:p>
          </table:table-cell>
          <table:table-cell office:value-type="string" calcext:value-type="string">
            <text:p>40.871318923</text:p>
          </table:table-cell>
          <table:table-cell office:value-type="string" calcext:value-type="string">
            <text:p>laznar@copate.cat</text:p>
          </table:table-cell>
          <table:table-cell/>
          <table:table-cell office:value-type="string" calcext:value-type="string">
            <text:p>07/19/2024 07:02:50 AM</text:p>
          </table:table-cell>
          <table:table-cell office:value-type="string" calcext:value-type="string">
            <text:p>Horari|De dilluns a divendres de 8h a 15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39903468 40.87132)</text:p>
          </table:table-cell>
        </table:table-row>
        <table:table-row table:style-name="ro1">
          <table:table-cell office:value-type="float" office:value="55236" calcext:value-type="float">
            <text:p>55236</text:p>
          </table:table-cell>
          <table:table-cell table:number-columns-repeated="2" office:value-type="string" calcext:value-type="string">
            <text:p>OFICINA DE TURISME DEL SOLSONES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Bassella </text:p>
          </table:table-cell>
          <table:table-cell table:number-columns-repeated="3"/>
          <table:table-cell office:value-type="string" calcext:value-type="string">
            <text:p><text:s/>Nº 1</text:p>
          </table:table-cell>
          <table:table-cell table:number-columns-repeated="2"/>
          <table:table-cell office:value-type="float" office:value="25280" calcext:value-type="float">
            <text:p>25280</text:p>
          </table:table-cell>
          <table:table-cell office:value-type="string" calcext:value-type="string">
            <text:p>Solsona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ès</text:p>
          </table:table-cell>
          <table:table-cell office:value-type="float" office:value="973482310" calcext:value-type="float">
            <text:p>973482310</text:p>
          </table:table-cell>
          <table:table-cell table:number-columns-repeated="2"/>
          <table:table-cell office:value-type="float" office:value="377382188" calcext:value-type="float">
            <text:p>377382188</text:p>
          </table:table-cell>
          <table:table-cell office:value-type="float" office:value="4650347237" calcext:value-type="float">
            <text:p>4650347237</text:p>
          </table:table-cell>
          <table:table-cell office:value-type="string" calcext:value-type="string">
            <text:p>1.519543300</text:p>
          </table:table-cell>
          <table:table-cell office:value-type="string" calcext:value-type="string">
            <text:p>41.995595500</text:p>
          </table:table-cell>
          <table:table-cell office:value-type="string" calcext:value-type="string">
            <text:p>turisme@turismesolsones.com</text:p>
          </table:table-cell>
          <table:table-cell office:value-type="string" calcext:value-type="string">
            <text:p>http://www.turismesolsones.com</text:p>
          </table:table-cell>
          <table:table-cell office:value-type="string" calcext:value-type="string">
            <text:p>07/19/2024 07:51:54 AM</text:p>
          </table:table-cell>
          <table:table-cell office:value-type="string" calcext:value-type="string">
            <text:p>Marca_Turistica|PIRINEUS</text:p>
          </table:table-cell>
          <table:table-cell office:value-type="string" calcext:value-type="string">
            <text:p>POINT (1.5195433 41.995594)</text:p>
          </table:table-cell>
        </table:table-row>
        <table:table-row table:style-name="ro1">
          <table:table-cell office:value-type="float" office:value="55248" calcext:value-type="float">
            <text:p>55248</text:p>
          </table:table-cell>
          <table:table-cell table:number-columns-repeated="2" office:value-type="string" calcext:value-type="string">
            <text:p>OFICINA DE TURISME DEL BERGUEDÀ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6 km 9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string" calcext:value-type="string">
            <text:p>Berga</text:p>
          </table:table-cell>
          <table:table-cell office:value-type="float" office:value="80229" calcext:value-type="float">
            <text:p>80229</text:p>
          </table:table-cell>
          <table:table-cell office:value-type="string" calcext:value-type="string">
            <text:p>Berguedà</text:p>
          </table:table-cell>
          <table:table-cell office:value-type="float" office:value="938221500" calcext:value-type="float">
            <text:p>938221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turisme@elbergueda.cat</text:p>
          </table:table-cell>
          <table:table-cell office:value-type="string" calcext:value-type="string">
            <text:p>http://www.elbergueda.cat</text:p>
          </table:table-cell>
          <table:table-cell office:value-type="string" calcext:value-type="string">
            <text:p>07/19/2024 07:51:54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55251" calcext:value-type="float">
            <text:p>55251</text:p>
          </table:table-cell>
          <table:table-cell table:number-columns-repeated="2" office:value-type="string" calcext:value-type="string">
            <text:p>OFICINA DE TURISME DEL PORT DE LA SELVA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Llançà</text:p>
          </table:table-cell>
          <table:table-cell table:number-columns-repeated="3"/>
          <table:table-cell office:value-type="string" calcext:value-type="string">
            <text:p><text:s/>núm. 3</text:p>
          </table:table-cell>
          <table:table-cell table:number-columns-repeated="2"/>
          <table:table-cell office:value-type="float" office:value="17489" calcext:value-type="float">
            <text:p>17489</text:p>
          </table:table-cell>
          <table:table-cell office:value-type="string" calcext:value-type="string">
            <text:p>Port de la Selva, el</text:p>
          </table:table-cell>
          <table:table-cell office:value-type="float" office:value="171404" calcext:value-type="float">
            <text:p>171404</text:p>
          </table:table-cell>
          <table:table-cell office:value-type="string" calcext:value-type="string">
            <text:p>Alt Empordà</text:p>
          </table:table-cell>
          <table:table-cell office:value-type="float" office:value="972387122" calcext:value-type="float">
            <text:p>972387122</text:p>
          </table:table-cell>
          <table:table-cell table:number-columns-repeated="2"/>
          <table:table-cell office:value-type="float" office:value="516685569" calcext:value-type="float">
            <text:p>516685569</text:p>
          </table:table-cell>
          <table:table-cell office:value-type="float" office:value="4687029572" calcext:value-type="float">
            <text:p>4687029572</text:p>
          </table:table-cell>
          <table:table-cell office:value-type="string" calcext:value-type="string">
            <text:p>3.202540500</text:p>
          </table:table-cell>
          <table:table-cell office:value-type="string" calcext:value-type="string">
            <text:p>42.335339800</text:p>
          </table:table-cell>
          <table:table-cell office:value-type="string" calcext:value-type="string">
            <text:p>turisme@elportdelaselva.cat</text:p>
          </table:table-cell>
          <table:table-cell office:value-type="string" calcext:value-type="string">
            <text:p>http://www.elportdelaselva.cat</text:p>
          </table:table-cell>
          <table:table-cell office:value-type="string" calcext:value-type="string">
            <text:p>07/19/2024 07:51:54 AM</text:p>
          </table:table-cell>
          <table:table-cell office:value-type="string" calcext:value-type="string">
            <text:p>Marca_Turistica|COSTA BRAVA</text:p>
          </table:table-cell>
          <table:table-cell office:value-type="string" calcext:value-type="string">
            <text:p>POINT (3.2025404 42.33534)</text:p>
          </table:table-cell>
        </table:table-row>
        <table:table-row table:style-name="ro1">
          <table:table-cell office:value-type="float" office:value="55348" calcext:value-type="float">
            <text:p>55348</text:p>
          </table:table-cell>
          <table:table-cell table:number-columns-repeated="2" office:value-type="string" calcext:value-type="string">
            <text:p>OFICINA DE TURISME DE LA CERDANYA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N-152</text:p>
          </table:table-cell>
          <table:table-cell table:number-columns-repeated="7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office:value-type="float" office:value="972140665" calcext:value-type="float">
            <text:p>9721406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nfo@cerdanya.org</text:p>
          </table:table-cell>
          <table:table-cell office:value-type="string" calcext:value-type="string">
            <text:p>http://www.cerdanya.org</text:p>
          </table:table-cell>
          <table:table-cell office:value-type="string" calcext:value-type="string">
            <text:p>07/19/2024 07:51:52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55394" calcext:value-type="float">
            <text:p>55394</text:p>
          </table:table-cell>
          <table:table-cell table:number-columns-repeated="2" office:value-type="string" calcext:value-type="string">
            <text:p>OFICINA DE TURISME DE SANT FELIU DE PALLEROLS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<text:s text:c="2"/>Olot</text:p>
          </table:table-cell>
          <table:table-cell table:number-columns-repeated="3"/>
          <table:table-cell office:value-type="string" calcext:value-type="string">
            <text:p><text:s/>Nº 43</text:p>
          </table:table-cell>
          <table:table-cell table:number-columns-repeated="2"/>
          <table:table-cell office:value-type="float" office:value="17174" calcext:value-type="float">
            <text:p>17174</text:p>
          </table:table-cell>
          <table:table-cell office:value-type="string" calcext:value-type="string">
            <text:p>Sant Feliu de Pallerols</text:p>
          </table:table-cell>
          <table:table-cell office:value-type="float" office:value="171616" calcext:value-type="float">
            <text:p>171616</text:p>
          </table:table-cell>
          <table:table-cell office:value-type="string" calcext:value-type="string">
            <text:p>Garrotxa</text:p>
          </table:table-cell>
          <table:table-cell office:value-type="float" office:value="972444474" calcext:value-type="float">
            <text:p>972444474</text:p>
          </table:table-cell>
          <table:table-cell table:number-columns-repeated="2"/>
          <table:table-cell office:value-type="float" office:value="459076370" calcext:value-type="float">
            <text:p>459076370</text:p>
          </table:table-cell>
          <table:table-cell office:value-type="float" office:value="4658576493" calcext:value-type="float">
            <text:p>4658576493</text:p>
          </table:table-cell>
          <table:table-cell office:value-type="string" calcext:value-type="string">
            <text:p>2.505252900</text:p>
          </table:table-cell>
          <table:table-cell office:value-type="string" calcext:value-type="string">
            <text:p>42.078194100</text:p>
          </table:table-cell>
          <table:table-cell office:value-type="string" calcext:value-type="string">
            <text:p>turisme@santfeliudepallerols.cat</text:p>
          </table:table-cell>
          <table:table-cell office:value-type="string" calcext:value-type="string">
            <text:p>http://www.santfeliudepallerols.cat</text:p>
          </table:table-cell>
          <table:table-cell office:value-type="string" calcext:value-type="string">
            <text:p>07/19/2024 07:51:51 AM</text:p>
          </table:table-cell>
          <table:table-cell office:value-type="string" calcext:value-type="string">
            <text:p>Marca_Turistica|PIRINEUS</text:p>
          </table:table-cell>
          <table:table-cell office:value-type="string" calcext:value-type="string">
            <text:p>POINT (2.5052528 42.078194)</text:p>
          </table:table-cell>
        </table:table-row>
        <table:table-row table:style-name="ro1">
          <table:table-cell office:value-type="float" office:value="55414" calcext:value-type="float">
            <text:p>55414</text:p>
          </table:table-cell>
          <table:table-cell table:number-columns-repeated="2" office:value-type="string" calcext:value-type="string">
            <text:p>Heliport eventual de la Boca sud túnel de Vielha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</text:p>
          </table:table-cell>
          <table:table-cell table:number-columns-repeated="3"/>
          <table:table-cell office:value-type="string" calcext:value-type="string">
            <text:p><text:s/>Km. 150</text:p>
          </table:table-cell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table:number-columns-repeated="3"/>
          <table:table-cell office:value-type="float" office:value="316817760" calcext:value-type="float">
            <text:p>316817760</text:p>
          </table:table-cell>
          <table:table-cell office:value-type="float" office:value="4721245260" calcext:value-type="float">
            <text:p>4721245260</text:p>
          </table:table-cell>
          <table:table-cell office:value-type="string" calcext:value-type="string">
            <text:p>0.766291667</text:p>
          </table:table-cell>
          <table:table-cell office:value-type="string" calcext:value-type="string">
            <text:p>42.621880556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Departament de Territori i Sostenibilitat. Av. Josep Tarradellas, 2-6, 08029 Barcelona|Telèfon Titular|934958000|Tipus|Heliport eventual|Titular|Generalitat de Catalunya</text:p>
          </table:table-cell>
          <table:table-cell office:value-type="string" calcext:value-type="string">
            <text:p>POINT (0.7662917 42.62188)</text:p>
          </table:table-cell>
        </table:table-row>
        <table:table-row table:style-name="ro1">
          <table:table-cell office:value-type="float" office:value="55415" calcext:value-type="float">
            <text:p>55415</text:p>
          </table:table-cell>
          <table:table-cell table:number-columns-repeated="2" office:value-type="string" calcext:value-type="string">
            <text:p>Heliport eventual de Boí-Taüll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aüll</text:p>
          </table:table-cell>
          <table:table-cell table:number-columns-repeated="7"/>
          <table:table-cell office:value-type="float" office:value="25528" calcext:value-type="float">
            <text:p>25528</text:p>
          </table:table-cell>
          <table:table-cell office:value-type="string" calcext:value-type="string">
            <text:p>Vall de Boí, la</text:p>
          </table:table-cell>
          <table:table-cell office:value-type="float" office:value="250432" calcext:value-type="float">
            <text:p>250432</text:p>
          </table:table-cell>
          <table:table-cell office:value-type="string" calcext:value-type="string">
            <text:p>Alta Ribagorça</text:p>
          </table:table-cell>
          <table:table-cell table:number-columns-repeated="3"/>
          <table:table-cell office:value-type="float" office:value="324863630" calcext:value-type="float">
            <text:p>324863630</text:p>
          </table:table-cell>
          <table:table-cell office:value-type="float" office:value="4705267790" calcext:value-type="float">
            <text:p>4705267790</text:p>
          </table:table-cell>
          <table:table-cell office:value-type="string" calcext:value-type="string">
            <text:p>0.869233333</text:p>
          </table:table-cell>
          <table:table-cell office:value-type="string" calcext:value-type="string">
            <text:p>42.479961111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Departament de Territori i Sostenibilitat. Av. Josep Tarradellas, 2-6, 08029 Barcelona|Telèfon Titular|934958000|Tipus|Heliport eventual|Titular|Generalitat de Catalunya</text:p>
          </table:table-cell>
          <table:table-cell office:value-type="string" calcext:value-type="string">
            <text:p>POINT (0.8692333 42.47996)</text:p>
          </table:table-cell>
        </table:table-row>
        <table:table-row table:style-name="ro1">
          <table:table-cell office:value-type="float" office:value="55417" calcext:value-type="float">
            <text:p>55417</text:p>
          </table:table-cell>
          <table:table-cell table:number-columns-repeated="2" office:value-type="string" calcext:value-type="string">
            <text:p>Heliport de Can Bonastre Wine Resort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B-224</text:p>
          </table:table-cell>
          <table:table-cell table:number-columns-repeated="3"/>
          <table:table-cell office:value-type="string" calcext:value-type="string">
            <text:p><text:s/>Km13</text:p>
          </table:table-cell>
          <table:table-cell table:number-columns-repeated="2"/>
          <table:table-cell office:value-type="float" office:value="8783" calcext:value-type="float">
            <text:p>8783</text:p>
          </table:table-cell>
          <table:table-cell office:value-type="string" calcext:value-type="string">
            <text:p>Masquefa</text:p>
          </table:table-cell>
          <table:table-cell office:value-type="float" office:value="81192" calcext:value-type="float">
            <text:p>81192</text:p>
          </table:table-cell>
          <table:table-cell office:value-type="string" calcext:value-type="string">
            <text:p>Anoia</text:p>
          </table:table-cell>
          <table:table-cell office:value-type="string" calcext:value-type="string">
            <text:p>93 773 61 67</text:p>
          </table:table-cell>
          <table:table-cell table:number-columns-repeated="2"/>
          <table:table-cell office:value-type="float" office:value="398830030" calcext:value-type="float">
            <text:p>398830030</text:p>
          </table:table-cell>
          <table:table-cell office:value-type="float" office:value="4595825970" calcext:value-type="float">
            <text:p>4595825970</text:p>
          </table:table-cell>
          <table:table-cell office:value-type="string" calcext:value-type="string">
            <text:p>1.787711111</text:p>
          </table:table-cell>
          <table:table-cell office:value-type="string" calcext:value-type="string">
            <text:p>41.507677778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C-224 Pk13, 08783 Masquefa|Entitat Gestora|Soc. Immobiliària d'Inver. Familiars VS96 SL|Explotador|Soc. Immobiliària d'Inver. Familiars VS96 SL|Telèfon explotador|937726167|Tipus|Heliport Restringit Especialitzat|Titular|Soc. Immobiliària d'Inver. Familiars VS96 SL</text:p>
          </table:table-cell>
          <table:table-cell office:value-type="string" calcext:value-type="string">
            <text:p>POINT (1.7877111 41.50768)</text:p>
          </table:table-cell>
        </table:table-row>
        <table:table-row table:style-name="ro2">
          <table:table-cell office:value-type="float" office:value="55437" calcext:value-type="float">
            <text:p>55437</text:p>
          </table:table-cell>
          <table:table-cell table:number-columns-repeated="2" office:value-type="string" calcext:value-type="string">
            <text:p>Heliport de Sant Martí Sescort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522</text:p>
          </table:table-cell>
          <table:table-cell table:number-columns-repeated="3"/>
          <table:table-cell office:value-type="string" calcext:value-type="string">
            <text:p><text:s/>Km 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11" calcext:value-type="float">
            <text:p>8511</text:p>
          </table:table-cell>
          <table:table-cell office:value-type="string" calcext:value-type="string">
            <text:p>Esquirol, l'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 850 66 91</text:p>
          </table:table-cell>
          <table:table-cell table:number-columns-repeated="2"/>
          <table:table-cell office:value-type="float" office:value="443813230" calcext:value-type="float">
            <text:p>443813230</text:p>
          </table:table-cell>
          <table:table-cell office:value-type="float" office:value="4651516010" calcext:value-type="float">
            <text:p>4651516010</text:p>
          </table:table-cell>
          <table:table-cell office:value-type="string" calcext:value-type="string">
            <text:p>2.321416667</text:p>
          </table:table-cell>
          <table:table-cell office:value-type="string" calcext:value-type="string">
            <text:p>42.013663889</text:p>
          </table:table-cell>
          <table:table-cell table:number-columns-repeated="2"/>
          <table:table-cell office:value-type="string" calcext:value-type="string">
            <text:p>07/17/2024 06:00:50 AM</text:p>
          </table:table-cell>
          <table:table-cell office:value-type="string" calcext:value-type="string">
            <text:p>Adreça Titular|C/ Fedanci, 7</text:p>
            <text:p>AC 103, 08560 Manlleu|Adreça Explotador|Adreça Explotador|Entitat Gestora|Enginyeria de Construccions Rovira, SL|Explotador|Enginyeria de Construccions Rovira, S.L.|Telèfon explotador|938506691|Tipus|Heliport Restringit Especialitzat|Titular|Enginyeria de Construccions Rovira, S.L.</text:p>
          </table:table-cell>
          <table:table-cell office:value-type="string" calcext:value-type="string">
            <text:p>POINT (2.3214166 42.013664)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table:number-columns-repeated="2" office:value-type="string" calcext:value-type="string">
            <text:p>Heliport de Ullastrell - Teresa Vilà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Ullastrell</text:p>
          </table:table-cell>
          <table:table-cell table:number-columns-repeated="7"/>
          <table:table-cell office:value-type="float" office:value="8231" calcext:value-type="float">
            <text:p>8231</text:p>
          </table:table-cell>
          <table:table-cell office:value-type="string" calcext:value-type="string">
            <text:p>Ullastrell</text:p>
          </table:table-cell>
          <table:table-cell office:value-type="float" office:value="82900" calcext:value-type="float">
            <text:p>82900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14177930" calcext:value-type="float">
            <text:p>414177930</text:p>
          </table:table-cell>
          <table:table-cell office:value-type="float" office:value="4597523950" calcext:value-type="float">
            <text:p>4597523950</text:p>
          </table:table-cell>
          <table:table-cell office:value-type="string" calcext:value-type="string">
            <text:p>1.971347222</text:p>
          </table:table-cell>
          <table:table-cell office:value-type="string" calcext:value-type="string">
            <text:p>41.524761111</text:p>
          </table:table-cell>
          <table:table-cell table:number-columns-repeated="2"/>
          <table:table-cell office:value-type="string" calcext:value-type="string">
            <text:p>07/17/2024 06:00:49 AM</text:p>
          </table:table-cell>
          <table:table-cell office:value-type="string" calcext:value-type="string">
            <text:p>Adreça Titular|Heliport Teresa Vilà, 08231 Ullastrell|Adreça Explotador|Adreça Explotador|Entitat Gestora|Helipistes, SL|Explotador|Helipistes S.L.|Telèfon Titular|937304906|Telèfon explotador|937304911|Tipus|Heliport Restringit Especialitzat|Titular|Josep Puig Ferrer</text:p>
          </table:table-cell>
          <table:table-cell office:value-type="string" calcext:value-type="string">
            <text:p>POINT (1.9713472 41.52476)</text:p>
          </table:table-cell>
        </table:table-row>
        <table:table-row table:style-name="ro1">
          <table:table-cell office:value-type="float" office:value="55479" calcext:value-type="float">
            <text:p>55479</text:p>
          </table:table-cell>
          <table:table-cell table:number-columns-repeated="2" office:value-type="string" calcext:value-type="string">
            <text:p>El Balís</text:p>
          </table:table-cell>
          <table:table-cell office:value-type="string" calcext:value-type="string">
            <text:p>Mobilitat. Transports|Port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</text:p>
          </table:table-cell>
          <table:table-cell table:number-columns-repeated="3"/>
          <table:table-cell office:value-type="string" calcext:value-type="string">
            <text:p><text:s/>km 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92" calcext:value-type="float">
            <text:p>8392</text:p>
          </table:table-cell>
          <table:table-cell office:value-type="string" calcext:value-type="string">
            <text:p>Sant Andreu de Llavaneres</text:p>
          </table:table-cell>
          <table:table-cell office:value-type="float" office:value="81976" calcext:value-type="float">
            <text:p>81976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58977000" calcext:value-type="float">
            <text:p>458977000</text:p>
          </table:table-cell>
          <table:table-cell office:value-type="float" office:value="4601028000" calcext:value-type="float">
            <text:p>4601028000</text:p>
          </table:table-cell>
          <table:table-cell office:value-type="string" calcext:value-type="string">
            <text:p>2.507924000</text:p>
          </table:table-cell>
          <table:table-cell office:value-type="string" calcext:value-type="string">
            <text:p>41.559954000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2.507924 41.559956)</text:p>
          </table:table-cell>
        </table:table-row>
        <table:table-row table:style-name="ro1">
          <table:table-cell office:value-type="float" office:value="55485" calcext:value-type="float">
            <text:p>55485</text:p>
          </table:table-cell>
          <table:table-cell table:number-columns-repeated="2" office:value-type="string" calcext:value-type="string">
            <text:p>Vallcarca</text:p>
          </table:table-cell>
          <table:table-cell office:value-type="string" calcext:value-type="string">
            <text:p>Mobilitat. Transports|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31</text:p>
          </table:table-cell>
          <table:table-cell table:number-columns-repeated="4"/>
          <table:table-cell office:value-type="string" calcext:value-type="string">
            <text:p><text:s/>Km 166</text:p>
          </table:table-cell>
          <table:table-cell/>
          <table:table-cell office:value-type="string" calcext:value-type="string">
            <text:p>329-168</text:p>
          </table:table-cell>
          <table:table-cell office:value-type="float" office:value="8872" calcext:value-type="float">
            <text:p>8872</text:p>
          </table:table-cell>
          <table:table-cell office:value-type="string" calcext:value-type="string">
            <text:p>Sitges</text:p>
          </table:table-cell>
          <table:table-cell office:value-type="float" office:value="82704" calcext:value-type="float">
            <text:p>82704</text:p>
          </table:table-cell>
          <table:table-cell office:value-type="string" calcext:value-type="string">
            <text:p>Garraf</text:p>
          </table:table-cell>
          <table:table-cell table:number-columns-repeated="3"/>
          <table:table-cell office:value-type="float" office:value="405015000" calcext:value-type="float">
            <text:p>405015000</text:p>
          </table:table-cell>
          <table:table-cell office:value-type="float" office:value="4565951000" calcext:value-type="float">
            <text:p>4565951000</text:p>
          </table:table-cell>
          <table:table-cell office:value-type="string" calcext:value-type="string">
            <text:p>1.865397057</text:p>
          </table:table-cell>
          <table:table-cell office:value-type="string" calcext:value-type="string">
            <text:p>41.237534761</text:p>
          </table:table-cell>
          <table:table-cell table:number-columns-repeated="2"/>
          <table:table-cell office:value-type="string" calcext:value-type="string">
            <text:p>07/17/2024 06:00:48 AM</text:p>
          </table:table-cell>
          <table:table-cell/>
          <table:table-cell office:value-type="string" calcext:value-type="string">
            <text:p>POINT (1.8653971 41.237534)</text:p>
          </table:table-cell>
        </table:table-row>
        <table:table-row table:style-name="ro1">
          <table:table-cell office:value-type="float" office:value="383855" calcext:value-type="float">
            <text:p>383855</text:p>
          </table:table-cell>
          <table:table-cell table:number-columns-repeated="2" office:value-type="string" calcext:value-type="string">
            <text:p>Punt Òmnia Centre Penitenciari Quatre Camins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<text:s/>Masnou a Granollers</text:p>
          </table:table-cell>
          <table:table-cell table:number-columns-repeated="2"/>
          <table:table-cell office:value-type="string" calcext:value-type="string">
            <text:p><text:s/>Km 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842 24 61</text:p>
          </table:table-cell>
          <table:table-cell table:number-columns-repeated="2"/>
          <table:table-cell office:value-type="float" office:value="440426414" calcext:value-type="float">
            <text:p>440426414</text:p>
          </table:table-cell>
          <table:table-cell office:value-type="float" office:value="4604879081" calcext:value-type="float">
            <text:p>4604879081</text:p>
          </table:table-cell>
          <table:table-cell office:value-type="string" calcext:value-type="string">
            <text:p>2.285200000</text:p>
          </table:table-cell>
          <table:table-cell office:value-type="string" calcext:value-type="string">
            <text:p>41.593390000</text:p>
          </table:table-cell>
          <table:table-cell office:value-type="string" calcext:value-type="string">
            <text:p>cp4camins@xarxaomnia.gencat.cat</text:p>
          </table:table-cell>
          <table:table-cell/>
          <table:table-cell office:value-type="string" calcext:value-type="string">
            <text:p>10/19/2023 09:55:49 AM</text:p>
          </table:table-cell>
          <table:table-cell/>
          <table:table-cell office:value-type="string" calcext:value-type="string">
            <text:p>POINT (2.2852 41.59339)</text:p>
          </table:table-cell>
        </table:table-row>
        <table:table-row table:style-name="ro1">
          <table:table-cell office:value-type="float" office:value="383947" calcext:value-type="float">
            <text:p>383947</text:p>
          </table:table-cell>
          <table:table-cell table:number-columns-repeated="2" office:value-type="string" calcext:value-type="string">
            <text:p>Centre Penitenciari Joves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Masnou a Granollers</text:p>
          </table:table-cell>
          <table:table-cell table:number-columns-repeated="3"/>
          <table:table-cell office:value-type="string" calcext:value-type="string">
            <text:p><text:s/>Km 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float" office:value="936934120" calcext:value-type="float">
            <text:p>936934120</text:p>
          </table:table-cell>
          <table:table-cell table:number-columns-repeated="2"/>
          <table:table-cell office:value-type="float" office:value="440426414" calcext:value-type="float">
            <text:p>440426414</text:p>
          </table:table-cell>
          <table:table-cell office:value-type="float" office:value="4604879081" calcext:value-type="float">
            <text:p>4604879081</text:p>
          </table:table-cell>
          <table:table-cell office:value-type="string" calcext:value-type="string">
            <text:p>2.285200000</text:p>
          </table:table-cell>
          <table:table-cell office:value-type="string" calcext:value-type="string">
            <text:p>41.593390000</text:p>
          </table:table-cell>
          <table:table-cell office:value-type="string" calcext:value-type="string">
            <text:p>cpjoves@xarxaomnia.gencat.cat</text:p>
          </table:table-cell>
          <table:table-cell/>
          <table:table-cell office:value-type="string" calcext:value-type="string">
            <text:p>10/19/2023 09:55:52 AM</text:p>
          </table:table-cell>
          <table:table-cell/>
          <table:table-cell office:value-type="string" calcext:value-type="string">
            <text:p>POINT (2.2852 41.59339)</text:p>
          </table:table-cell>
        </table:table-row>
        <table:table-row table:style-name="ro1">
          <table:table-cell office:value-type="float" office:value="384077" calcext:value-type="float">
            <text:p>384077</text:p>
          </table:table-cell>
          <table:table-cell table:number-columns-repeated="2" office:value-type="string" calcext:value-type="string">
            <text:p>Telecentre Alta Ribagorça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</text:p>
          </table:table-cell>
          <table:table-cell table:number-columns-repeated="3"/>
          <table:table-cell office:value-type="string" calcext:value-type="string">
            <text:p><text:s/>Entrada SUD del Pont de Suert</text:p>
          </table:table-cell>
          <table:table-cell table:number-columns-repeated="2"/>
          <table:table-cell office:value-type="float" office:value="25520" calcext:value-type="float">
            <text:p>25520</text:p>
          </table:table-cell>
          <table:table-cell office:value-type="string" calcext:value-type="string">
            <text:p>Pont de Suert, el</text:p>
          </table:table-cell>
          <table:table-cell office:value-type="float" office:value="251734" calcext:value-type="float">
            <text:p>251734</text:p>
          </table:table-cell>
          <table:table-cell office:value-type="string" calcext:value-type="string">
            <text:p>Alta Ribagorça</text:p>
          </table:table-cell>
          <table:table-cell office:value-type="string" calcext:value-type="string">
            <text:p>973 69 05 50</text:p>
          </table:table-cell>
          <table:table-cell table:number-columns-repeated="2"/>
          <table:table-cell office:value-type="float" office:value="313703522" calcext:value-type="float">
            <text:p>313703522</text:p>
          </table:table-cell>
          <table:table-cell office:value-type="float" office:value="4698740540" calcext:value-type="float">
            <text:p>4698740540</text:p>
          </table:table-cell>
          <table:table-cell office:value-type="string" calcext:value-type="string">
            <text:p>0.735673500</text:p>
          </table:table-cell>
          <table:table-cell office:value-type="string" calcext:value-type="string">
            <text:p>42.418619100</text:p>
          </table:table-cell>
          <table:table-cell office:value-type="string" calcext:value-type="string">
            <text:p>telecentre.ar@ccar.ddl.net</text:p>
          </table:table-cell>
          <table:table-cell/>
          <table:table-cell office:value-type="string" calcext:value-type="string">
            <text:p>10/19/2023 09:55:42 AM</text:p>
          </table:table-cell>
          <table:table-cell/>
          <table:table-cell office:value-type="string" calcext:value-type="string">
            <text:p>POINT (0.7356735 42.418617)</text:p>
          </table:table-cell>
        </table:table-row>
        <table:table-row table:style-name="ro1">
          <table:table-cell office:value-type="float" office:value="384129" calcext:value-type="float">
            <text:p>384129</text:p>
          </table:table-cell>
          <table:table-cell table:number-columns-repeated="2" office:value-type="string" calcext:value-type="string">
            <text:p>Centre Penitenciari Brians II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rtorell-Capellades</text:p>
          </table:table-cell>
          <table:table-cell table:number-columns-repeated="3"/>
          <table:table-cell office:value-type="string" calcext:value-type="string">
            <text:p><text:s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float" office:value="932140100" calcext:value-type="float">
            <text:p>932140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zino@gencat.cat</text:p>
          </table:table-cell>
          <table:table-cell/>
          <table:table-cell office:value-type="string" calcext:value-type="string">
            <text:p>10/19/2023 09:55:52 AM</text:p>
          </table:table-cell>
          <table:table-cell table:number-columns-repeated="2"/>
        </table:table-row>
        <table:table-row table:style-name="ro1">
          <table:table-cell office:value-type="float" office:value="384192" calcext:value-type="float">
            <text:p>384192</text:p>
          </table:table-cell>
          <table:table-cell table:number-columns-repeated="2" office:value-type="string" calcext:value-type="string">
            <text:p>Centre Penitenciari Lledoners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C55 km37</text:p>
          </table:table-cell>
          <table:table-cell table:number-columns-repeated="7"/>
          <table:table-cell office:value-type="float" office:value="8250" calcext:value-type="float">
            <text:p>8250</text:p>
          </table:table-cell>
          <table:table-cell office:value-type="string" calcext:value-type="string">
            <text:p>Sant Joan de Vilatorrada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Bages</text:p>
          </table:table-cell>
          <table:table-cell office:value-type="float" office:value="936930728" calcext:value-type="float">
            <text:p>936930728</text:p>
          </table:table-cell>
          <table:table-cell table:number-columns-repeated="2"/>
          <table:table-cell office:value-type="float" office:value="400899033" calcext:value-type="float">
            <text:p>400899033</text:p>
          </table:table-cell>
          <table:table-cell office:value-type="float" office:value="4623878190" calcext:value-type="float">
            <text:p>4623878190</text:p>
          </table:table-cell>
          <table:table-cell office:value-type="string" calcext:value-type="string">
            <text:p>1.807851800</text:p>
          </table:table-cell>
          <table:table-cell office:value-type="string" calcext:value-type="string">
            <text:p>41.760555000</text:p>
          </table:table-cell>
          <table:table-cell office:value-type="string" calcext:value-type="string">
            <text:p>informatica.alfabetitzacio@andromines.net</text:p>
          </table:table-cell>
          <table:table-cell/>
          <table:table-cell office:value-type="string" calcext:value-type="string">
            <text:p>10/19/2023 09:55:52 AM</text:p>
          </table:table-cell>
          <table:table-cell/>
          <table:table-cell office:value-type="string" calcext:value-type="string">
            <text:p>POINT (1.8078518 41.760555)</text:p>
          </table:table-cell>
        </table:table-row>
        <table:table-row table:style-name="ro1">
          <table:table-cell office:value-type="float" office:value="384319" calcext:value-type="float">
            <text:p>384319</text:p>
          </table:table-cell>
          <table:table-cell table:number-columns-repeated="2" office:value-type="string" calcext:value-type="string">
            <text:p>Punt Òmnia Vilallonga del Camp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alls 1</text:p>
          </table:table-cell>
          <table:table-cell table:number-columns-repeated="4"/>
          <table:table-cell office:value-type="string" calcext:value-type="string">
            <text:p><text:s/>1r pis Biblioteca</text:p>
          </table:table-cell>
          <table:table-cell table:number-columns-repeated="2"/>
          <table:table-cell office:value-type="float" office:value="43141" calcext:value-type="float">
            <text:p>43141</text:p>
          </table:table-cell>
          <table:table-cell office:value-type="string" calcext:value-type="string">
            <text:p>Vilallonga del Camp</text:p>
          </table:table-cell>
          <table:table-cell office:value-type="float" office:value="431665" calcext:value-type="float">
            <text:p>431665</text:p>
          </table:table-cell>
          <table:table-cell office:value-type="string" calcext:value-type="string">
            <text:p>Tarragonès</text:p>
          </table:table-cell>
          <table:table-cell office:value-type="float" office:value="977842912" calcext:value-type="float">
            <text:p>977842912</text:p>
          </table:table-cell>
          <table:table-cell table:number-columns-repeated="2"/>
          <table:table-cell office:value-type="float" office:value="349754082" calcext:value-type="float">
            <text:p>349754082</text:p>
          </table:table-cell>
          <table:table-cell office:value-type="float" office:value="4563729165" calcext:value-type="float">
            <text:p>4563729165</text:p>
          </table:table-cell>
          <table:table-cell office:value-type="string" calcext:value-type="string">
            <text:p>1.207828900</text:p>
          </table:table-cell>
          <table:table-cell office:value-type="string" calcext:value-type="string">
            <text:p>41.211002500</text:p>
          </table:table-cell>
          <table:table-cell office:value-type="string" calcext:value-type="string">
            <text:p>aj_vilallonga@xarxaomnia.gencat.cat</text:p>
          </table:table-cell>
          <table:table-cell/>
          <table:table-cell office:value-type="string" calcext:value-type="string">
            <text:p>10/19/2023 09:55:48 AM</text:p>
          </table:table-cell>
          <table:table-cell/>
          <table:table-cell office:value-type="string" calcext:value-type="string">
            <text:p>POINT (1.2078289 41.211002)</text:p>
          </table:table-cell>
        </table:table-row>
        <table:table-row table:style-name="ro1">
          <table:table-cell office:value-type="float" office:value="384333" calcext:value-type="float">
            <text:p>384333</text:p>
          </table:table-cell>
          <table:table-cell table:number-columns-repeated="2" office:value-type="string" calcext:value-type="string">
            <text:p>Punt TIC de Navès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6</text:p>
          </table:table-cell>
          <table:table-cell table:number-columns-repeated="4"/>
          <table:table-cell office:value-type="string" calcext:value-type="string">
            <text:p><text:s/>km. 117</text:p>
          </table:table-cell>
          <table:table-cell table:number-columns-repeated="2"/>
          <table:table-cell office:value-type="float" office:value="25286" calcext:value-type="float">
            <text:p>25286</text:p>
          </table:table-cell>
          <table:table-cell office:value-type="string" calcext:value-type="string">
            <text:p>Navès</text:p>
          </table:table-cell>
          <table:table-cell office:value-type="float" office:value="251462" calcext:value-type="float">
            <text:p>251462</text:p>
          </table:table-cell>
          <table:table-cell office:value-type="string" calcext:value-type="string">
            <text:p>Solsonès</text:p>
          </table:table-cell>
          <table:table-cell office:value-type="float" office:value="973482553" calcext:value-type="float">
            <text:p>973482553</text:p>
          </table:table-cell>
          <table:table-cell table:number-columns-repeated="2"/>
          <table:table-cell office:value-type="float" office:value="387085996" calcext:value-type="float">
            <text:p>387085996</text:p>
          </table:table-cell>
          <table:table-cell office:value-type="float" office:value="4649817639" calcext:value-type="float">
            <text:p>4649817639</text:p>
          </table:table-cell>
          <table:table-cell office:value-type="string" calcext:value-type="string">
            <text:p>1.636773000</text:p>
          </table:table-cell>
          <table:table-cell office:value-type="string" calcext:value-type="string">
            <text:p>41.992278000</text:p>
          </table:table-cell>
          <table:table-cell office:value-type="string" calcext:value-type="string">
            <text:p>ajuntament@naves.ca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1.636773 41.99228)</text:p>
          </table:table-cell>
        </table:table-row>
        <table:table-row table:style-name="ro1">
          <table:table-cell office:value-type="float" office:value="384335" calcext:value-type="float">
            <text:p>384335</text:p>
          </table:table-cell>
          <table:table-cell table:number-columns-repeated="2" office:value-type="string" calcext:value-type="string">
            <text:p>Punt TIC de Clariana de Cardener</text:p>
          </table:table-cell>
          <table:table-cell office:value-type="string" calcext:value-type="string">
            <text:p>Tecnologia. Innovació|Punt TIC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5</text:p>
          </table:table-cell>
          <table:table-cell table:number-columns-repeated="4"/>
          <table:table-cell office:value-type="string" calcext:value-type="string">
            <text:p><text:s/>km. 68</text:p>
          </table:table-cell>
          <table:table-cell table:number-columns-repeated="2"/>
          <table:table-cell office:value-type="float" office:value="25290" calcext:value-type="float">
            <text:p>25290</text:p>
          </table:table-cell>
          <table:table-cell office:value-type="string" calcext:value-type="string">
            <text:p>Clariana de Cardener</text:p>
          </table:table-cell>
          <table:table-cell office:value-type="float" office:value="250753" calcext:value-type="float">
            <text:p>250753</text:p>
          </table:table-cell>
          <table:table-cell office:value-type="string" calcext:value-type="string">
            <text:p>Solsonès</text:p>
          </table:table-cell>
          <table:table-cell office:value-type="float" office:value="973482804" calcext:value-type="float">
            <text:p>973482804</text:p>
          </table:table-cell>
          <table:table-cell table:number-columns-repeated="2"/>
          <table:table-cell office:value-type="float" office:value="380684313" calcext:value-type="float">
            <text:p>380684313</text:p>
          </table:table-cell>
          <table:table-cell office:value-type="float" office:value="4647794638" calcext:value-type="float">
            <text:p>4647794638</text:p>
          </table:table-cell>
          <table:table-cell office:value-type="string" calcext:value-type="string">
            <text:p>1.559918100</text:p>
          </table:table-cell>
          <table:table-cell office:value-type="string" calcext:value-type="string">
            <text:p>41.973119500</text:p>
          </table:table-cell>
          <table:table-cell office:value-type="string" calcext:value-type="string">
            <text:p>ajuntament@clarianacardener.ddl.net</text:p>
          </table:table-cell>
          <table:table-cell/>
          <table:table-cell office:value-type="string" calcext:value-type="string">
            <text:p>10/19/2023 09:55:43 AM</text:p>
          </table:table-cell>
          <table:table-cell/>
          <table:table-cell office:value-type="string" calcext:value-type="string">
            <text:p>POINT (1.559918 41.973118)</text:p>
          </table:table-cell>
        </table:table-row>
        <table:table-row table:style-name="ro1">
          <table:table-cell office:value-type="float" office:value="414523" calcext:value-type="float">
            <text:p>414523</text:p>
          </table:table-cell>
          <table:table-cell table:number-columns-repeated="2" office:value-type="string" calcext:value-type="string">
            <text:p>Casa de Colonies Can Barata <text:s text:c="72"/></text:p>
          </table:table-cell>
          <table:table-cell office:value-type="string" calcext:value-type="string">
            <text:p>Serveis socials especialitzats|Serveis de suport als serveis socials especialitzats|Servei de suport social als serveis socials especialitza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Rubí</text:p>
          </table:table-cell>
          <table:table-cell table:number-columns-repeated="4"/>
          <table:table-cell office:value-type="string" calcext:value-type="string">
            <text:p><text:s/>Km 2 <text:s text:c="36"/></text:p>
          </table:table-cell>
          <table:table-cell table:number-columns-repeated="2"/>
          <table:table-cell office:value-type="float" office:value="8190" calcext:value-type="float">
            <text:p>8190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office:value-type="float" office:value="936991720" calcext:value-type="float">
            <text:p>93699172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1 AM</text:p>
          </table:table-cell>
          <table:table-cell table:number-columns-repeated="2"/>
        </table:table-row>
        <table:table-row table:style-name="ro1">
          <table:table-cell office:value-type="float" office:value="414524" calcext:value-type="float">
            <text:p>414524</text:p>
          </table:table-cell>
          <table:table-cell table:number-columns-repeated="2" office:value-type="string" calcext:value-type="string">
            <text:p>Casa de Colònies "Torre dels Germans" <text:s text:c="62"/></text:p>
          </table:table-cell>
          <table:table-cell office:value-type="string" calcext:value-type="string">
            <text:p>Serveis socials bàsics|Servei de suport als serveis socials bàsic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Quirze a Berga</text:p>
          </table:table-cell>
          <table:table-cell table:number-columns-repeated="4"/>
          <table:table-cell office:value-type="string" calcext:value-type="string">
            <text:p><text:s/>Km 14'5 <text:s text:c="19"/></text:p>
          </table:table-cell>
          <table:table-cell table:number-columns-repeated="2"/>
          <table:table-cell office:value-type="float" office:value="8589" calcext:value-type="float">
            <text:p>8589</text:p>
          </table:table-cell>
          <table:table-cell office:value-type="string" calcext:value-type="string">
            <text:p>Alpens</text:p>
          </table:table-cell>
          <table:table-cell office:value-type="float" office:value="80044" calcext:value-type="float">
            <text:p>80044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<text:s text:c="15"/>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04533765" calcext:value-type="float">
            <text:p>404533765</text:p>
          </table:table-cell>
          <table:table-cell office:value-type="float" office:value="4661739051" calcext:value-type="float">
            <text:p>4661739051</text:p>
          </table:table-cell>
          <table:table-cell office:value-type="string" calcext:value-type="string">
            <text:p>1.845435000</text:p>
          </table:table-cell>
          <table:table-cell office:value-type="string" calcext:value-type="string">
            <text:p>42.101935600</text:p>
          </table:table-cell>
          <table:table-cell table:number-columns-repeated="2"/>
          <table:table-cell office:value-type="string" calcext:value-type="string">
            <text:p>07/18/2024 07:31:51 AM</text:p>
          </table:table-cell>
          <table:table-cell/>
          <table:table-cell office:value-type="string" calcext:value-type="string">
            <text:p>POINT (1.845435 42.101936)</text:p>
          </table:table-cell>
        </table:table-row>
        <table:table-row table:style-name="ro1">
          <table:table-cell office:value-type="float" office:value="414629" calcext:value-type="float">
            <text:p>414629</text:p>
          </table:table-cell>
          <table:table-cell table:number-columns-repeated="2" office:value-type="string" calcext:value-type="string">
            <text:p>"La Casona" <text:s text:c="88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. 2'5 <text:s text:c="23"/></text:p>
          </table:table-cell>
          <table:table-cell table:number-columns-repeated="2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6922500" calcext:value-type="float">
            <text:p>9369225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5 AM</text:p>
          </table:table-cell>
          <table:table-cell table:number-columns-repeated="2"/>
        </table:table-row>
        <table:table-row table:style-name="ro1">
          <table:table-cell office:value-type="float" office:value="414630" calcext:value-type="float">
            <text:p>414630</text:p>
          </table:table-cell>
          <table:table-cell table:number-columns-repeated="2" office:value-type="string" calcext:value-type="string">
            <text:p>Residència Centre Geriàtric Lleida <text:s text:c="6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Vall d'Aran</text:p>
          </table:table-cell>
          <table:table-cell table:number-columns-repeated="3"/>
          <table:table-cell office:value-type="string" calcext:value-type="string">
            <text:p><text:s/>Km 4 <text:s text:c="32"/></text:p>
          </table:table-cell>
          <table:table-cell table:number-columns-repeated="2"/>
          <table:table-cell office:value-type="float" office:value="25196" calcext:value-type="float">
            <text:p>25196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233744" calcext:value-type="float">
            <text:p>97323374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6 AM</text:p>
          </table:table-cell>
          <table:table-cell table:number-columns-repeated="2"/>
        </table:table-row>
        <table:table-row table:style-name="ro1">
          <table:table-cell office:value-type="float" office:value="414727" calcext:value-type="float">
            <text:p>414727</text:p>
          </table:table-cell>
          <table:table-cell table:number-columns-repeated="2" office:value-type="string" calcext:value-type="string">
            <text:p>Activitats Terapèutiques amb Cavalls (Disc. Físics) <text:s text:c="48"/></text:p>
          </table:table-cell>
          <table:table-cell office:value-type="string" calcext:value-type="string">
            <text:p>Serveis socials especialitzats|Altres prestacions de serveis: serveis experimentals|Servei experimental (Servei de centre d'acollida diürna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 1433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80" calcext:value-type="float">
            <text:p>8480</text:p>
          </table:table-cell>
          <table:table-cell office:value-type="string" calcext:value-type="string">
            <text:p>Ametlla del Vallès, l'</text:p>
          </table:table-cell>
          <table:table-cell office:value-type="float" office:value="80057" calcext:value-type="float">
            <text:p>80057</text:p>
          </table:table-cell>
          <table:table-cell office:value-type="string" calcext:value-type="string">
            <text:p>Vallès Oriental</text:p>
          </table:table-cell>
          <table:table-cell office:value-type="float" office:value="606967085" calcext:value-type="float">
            <text:p>60696708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5 AM</text:p>
          </table:table-cell>
          <table:table-cell table:number-columns-repeated="2"/>
        </table:table-row>
        <table:table-row table:style-name="ro1">
          <table:table-cell office:value-type="float" office:value="414728" calcext:value-type="float">
            <text:p>414728</text:p>
          </table:table-cell>
          <table:table-cell table:number-columns-repeated="2" office:value-type="string" calcext:value-type="string">
            <text:p>Activitats Terapèutiques amb Cavalls (Disc. Inte.lectual) <text:s text:c="42"/></text:p>
          </table:table-cell>
          <table:table-cell office:value-type="string" calcext:value-type="string">
            <text:p>Serveis socials especialitzats|Serveis adreçats a persones amb discapacitat intel·lectual|Servei de temps lliure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 1433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80" calcext:value-type="float">
            <text:p>8480</text:p>
          </table:table-cell>
          <table:table-cell office:value-type="string" calcext:value-type="string">
            <text:p>Ametlla del Vallès, l'</text:p>
          </table:table-cell>
          <table:table-cell office:value-type="float" office:value="80057" calcext:value-type="float">
            <text:p>80057</text:p>
          </table:table-cell>
          <table:table-cell office:value-type="string" calcext:value-type="string">
            <text:p>Vallès Oriental</text:p>
          </table:table-cell>
          <table:table-cell office:value-type="float" office:value="606967085" calcext:value-type="float">
            <text:p>60696708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5 AM</text:p>
          </table:table-cell>
          <table:table-cell table:number-columns-repeated="2"/>
        </table:table-row>
        <table:table-row table:style-name="ro1">
          <table:table-cell office:value-type="float" office:value="414770" calcext:value-type="float">
            <text:p>414770</text:p>
          </table:table-cell>
          <table:table-cell table:number-columns-repeated="2" office:value-type="string" calcext:value-type="string">
            <text:p>Centre d'atenció especialitzada per a disminuïts psíquics Marinada <text:s text:c="33"/></text:p>
          </table:table-cell>
          <table:table-cell office:value-type="string" calcext:value-type="string">
            <text:p>Serveis socials especialitzats|Serveis adreçats a persones amb discapacitat intel·lectual|Servei de centre de dia d'atenció especialitzad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mbrils</text:p>
          </table:table-cell>
          <table:table-cell table:number-columns-repeated="4"/>
          <table:table-cell office:value-type="string" calcext:value-type="string">
            <text:p><text:s/>Km 5 <text:s text:c="32"/></text:p>
          </table:table-cell>
          <table:table-cell table:number-columns-repeated="2"/>
          <table:table-cell office:value-type="float" office:value="43201" calcext:value-type="float">
            <text:p>43201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float" office:value="977750193" calcext:value-type="float">
            <text:p>977750193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9 AM</text:p>
          </table:table-cell>
          <table:table-cell table:number-columns-repeated="2"/>
        </table:table-row>
        <table:table-row table:style-name="ro1">
          <table:table-cell office:value-type="float" office:value="414853" calcext:value-type="float">
            <text:p>414853</text:p>
          </table:table-cell>
          <table:table-cell table:number-columns-repeated="2" office:value-type="string" calcext:value-type="string">
            <text:p>Centre de dia de la Residència el Mirador de l'Estany <text:s text:c="46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Banyoles a Figueres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80463" calcext:value-type="float">
            <text:p>972580463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7 AM</text:p>
          </table:table-cell>
          <table:table-cell table:number-columns-repeated="2"/>
        </table:table-row>
        <table:table-row table:style-name="ro1">
          <table:table-cell office:value-type="float" office:value="414874" calcext:value-type="float">
            <text:p>414874</text:p>
          </table:table-cell>
          <table:table-cell table:number-columns-repeated="2" office:value-type="string" calcext:value-type="string">
            <text:p>Centre d'Atenció Especialitzada per a Disminuïts - San Juan de Dios <text:s text:c="32"/></text:p>
          </table:table-cell>
          <table:table-cell office:value-type="string" calcext:value-type="string">
            <text:p>Serveis socials especialitzats|Serveis adreçats a persones amb discapacitat intel·lectual|Servei de centre de dia d'atenció especialitzad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9 AM</text:p>
          </table:table-cell>
          <table:table-cell table:number-columns-repeated="2"/>
        </table:table-row>
        <table:table-row table:style-name="ro1">
          <table:table-cell office:value-type="float" office:value="414901" calcext:value-type="float">
            <text:p>414901</text:p>
          </table:table-cell>
          <table:table-cell table:number-columns-repeated="2" office:value-type="string" calcext:value-type="string">
            <text:p>Centre de dia de la Residència per a la Tercera Edat Sant Roc <text:s text:c="38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Comarcal C-1313</text:p>
          </table:table-cell>
          <table:table-cell table:number-columns-repeated="3"/>
          <table:table-cell office:value-type="string" calcext:value-type="string">
            <text:p><text:s/>km 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690" calcext:value-type="float">
            <text:p>25690</text:p>
          </table:table-cell>
          <table:table-cell office:value-type="string" calcext:value-type="string">
            <text:p>Vilanova de la Barca</text:p>
          </table:table-cell>
          <table:table-cell office:value-type="float" office:value="252542" calcext:value-type="float">
            <text:p>252542</text:p>
          </table:table-cell>
          <table:table-cell office:value-type="string" calcext:value-type="string">
            <text:p>Segrià</text:p>
          </table:table-cell>
          <table:table-cell office:value-type="float" office:value="973190011" calcext:value-type="float">
            <text:p>973190011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7 AM</text:p>
          </table:table-cell>
          <table:table-cell table:number-columns-repeated="2"/>
        </table:table-row>
        <table:table-row table:style-name="ro1">
          <table:table-cell office:value-type="float" office:value="414905" calcext:value-type="float">
            <text:p>414905</text:p>
          </table:table-cell>
          <table:table-cell table:number-columns-repeated="2" office:value-type="string" calcext:value-type="string">
            <text:p>Centre de dia de la Residència Cambrils Suite <text:s text:c="54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ambrils a Montbrió</text:p>
          </table:table-cell>
          <table:table-cell table:number-columns-repeated="3"/>
          <table:table-cell office:value-type="string" calcext:value-type="string">
            <text:p><text:s/>Km 3 <text:s text:c="24"/></text:p>
          </table:table-cell>
          <table:table-cell table:number-columns-repeated="2"/>
          <table:table-cell office:value-type="float" office:value="43850" calcext:value-type="float">
            <text:p>43850</text:p>
          </table:table-cell>
          <table:table-cell office:value-type="string" calcext:value-type="string">
            <text:p>Cambrils</text:p>
          </table:table-cell>
          <table:table-cell office:value-type="float" office:value="430385" calcext:value-type="float">
            <text:p>430385</text:p>
          </table:table-cell>
          <table:table-cell office:value-type="string" calcext:value-type="string">
            <text:p>Baix Camp</text:p>
          </table:table-cell>
          <table:table-cell office:value-type="float" office:value="977793250" calcext:value-type="float">
            <text:p>97779325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7 AM</text:p>
          </table:table-cell>
          <table:table-cell table:number-columns-repeated="2"/>
        </table:table-row>
        <table:table-row table:style-name="ro1">
          <table:table-cell office:value-type="float" office:value="414975" calcext:value-type="float">
            <text:p>414975</text:p>
          </table:table-cell>
          <table:table-cell table:number-columns-repeated="2" office:value-type="string" calcext:value-type="string">
            <text:p>Centre de dia de la Residència Josep Torrent <text:s text:c="55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ollerussa a Linyola</text:p>
          </table:table-cell>
          <table:table-cell table:number-columns-repeated="4"/>
          <table:table-cell office:value-type="string" calcext:value-type="string">
            <text:p><text:s/>Km 2 (Merlets) <text:s text:c="10"/></text:p>
          </table:table-cell>
          <table:table-cell table:number-columns-repeated="2"/>
          <table:table-cell office:value-type="float" office:value="25245" calcext:value-type="float">
            <text:p>25245</text:p>
          </table:table-cell>
          <table:table-cell office:value-type="string" calcext:value-type="string">
            <text:p>Vila-sana</text:p>
          </table:table-cell>
          <table:table-cell office:value-type="float" office:value="252521" calcext:value-type="float">
            <text:p>252521</text:p>
          </table:table-cell>
          <table:table-cell office:value-type="string" calcext:value-type="string">
            <text:p>Pla d'Urgell</text:p>
          </table:table-cell>
          <table:table-cell office:value-type="float" office:value="973082010" calcext:value-type="float">
            <text:p>973082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7 AM</text:p>
          </table:table-cell>
          <table:table-cell table:number-columns-repeated="2"/>
        </table:table-row>
        <table:table-row table:style-name="ro1">
          <table:table-cell office:value-type="float" office:value="415066" calcext:value-type="float">
            <text:p>415066</text:p>
          </table:table-cell>
          <table:table-cell table:number-columns-repeated="2" office:value-type="string" calcext:value-type="string">
            <text:p>Centre assistencial Sant Joan de Déu (Suport a l'autonomia a la pròpia llar - Disc. intel.lectuals) </text:p>
          </table:table-cell>
          <table:table-cell office:value-type="string" calcext:value-type="string">
            <text:p>Serveis socials especialitzats|Serveis adreçats a persones amb discapacitat intel·lectual|Servei de suport a l'autonomia a la pròpia llar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. 111 <text:s text:c="27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0 AM</text:p>
          </table:table-cell>
          <table:table-cell table:number-columns-repeated="2"/>
        </table:table-row>
        <table:table-row table:style-name="ro1">
          <table:table-cell office:value-type="float" office:value="415067" calcext:value-type="float">
            <text:p>415067</text:p>
          </table:table-cell>
          <table:table-cell table:number-columns-repeated="2" office:value-type="string" calcext:value-type="string">
            <text:p>Centre assistencial Sant Joan de Déu (Suport a l'autonomia a la pròpia llar - Malalts mentals) <text:s text:c="5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740010 (299)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0 AM</text:p>
          </table:table-cell>
          <table:table-cell table:number-columns-repeated="2"/>
        </table:table-row>
        <table:table-row table:style-name="ro1">
          <table:table-cell office:value-type="float" office:value="415100" calcext:value-type="float">
            <text:p>415100</text:p>
          </table:table-cell>
          <table:table-cell table:number-columns-repeated="2" office:value-type="string" calcext:value-type="string">
            <text:p>Centre de dia "El Raco" <text:s text:c="76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5108</text:p>
          </table:table-cell>
          <table:table-cell table:number-columns-repeated="4"/>
          <table:table-cell office:value-type="string" calcext:value-type="string">
            <text:p><text:s/>Km. 3</text:p>
          </table:table-cell>
          <table:table-cell/>
          <table:table-cell office:value-type="string" calcext:value-type="string">
            <text:p>5 de Cardedeu a Cànoves <text:s text:c="11"/>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Cardedeu</text:p>
          </table:table-cell>
          <table:table-cell office:value-type="float" office:value="80462" calcext:value-type="float">
            <text:p>80462</text:p>
          </table:table-cell>
          <table:table-cell office:value-type="string" calcext:value-type="string">
            <text:p>Vallès Oriental</text:p>
          </table:table-cell>
          <table:table-cell office:value-type="float" office:value="938454765" calcext:value-type="float">
            <text:p>93845476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8 AM</text:p>
          </table:table-cell>
          <table:table-cell table:number-columns-repeated="2"/>
        </table:table-row>
        <table:table-row table:style-name="ro1">
          <table:table-cell office:value-type="float" office:value="415189" calcext:value-type="float">
            <text:p>415189</text:p>
          </table:table-cell>
          <table:table-cell table:number-columns-repeated="2" office:value-type="string" calcext:value-type="string">
            <text:p>Centre de dia Llar Sant Jordi <text:s text:c="70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Sadurni</text:p>
          </table:table-cell>
          <table:table-cell table:number-columns-repeated="3"/>
          <table:table-cell office:value-type="string" calcext:value-type="string">
            <text:p><text:s/>Km 9 <text:s text:c="31"/></text:p>
          </table:table-cell>
          <table:table-cell table:number-columns-repeated="2"/>
          <table:table-cell office:value-type="float" office:value="8790" calcext:value-type="float">
            <text:p>8790</text:p>
          </table:table-cell>
          <table:table-cell office:value-type="string" calcext:value-type="string">
            <text:p>Gelida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Alt Penedès</text:p>
          </table:table-cell>
          <table:table-cell office:value-type="float" office:value="937790031" calcext:value-type="float">
            <text:p>937790031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04917948" calcext:value-type="float">
            <text:p>404917948</text:p>
          </table:table-cell>
          <table:table-cell office:value-type="float" office:value="4587954130" calcext:value-type="float">
            <text:p>4587954130</text:p>
          </table:table-cell>
          <table:table-cell office:value-type="string" calcext:value-type="string">
            <text:p>1.861887300</text:p>
          </table:table-cell>
          <table:table-cell office:value-type="string" calcext:value-type="string">
            <text:p>41.437532000</text:p>
          </table:table-cell>
          <table:table-cell table:number-columns-repeated="2"/>
          <table:table-cell office:value-type="string" calcext:value-type="string">
            <text:p>07/18/2024 07:31:39 AM</text:p>
          </table:table-cell>
          <table:table-cell/>
          <table:table-cell office:value-type="string" calcext:value-type="string">
            <text:p>POINT (1.8618873 41.43753)</text:p>
          </table:table-cell>
        </table:table-row>
        <table:table-row table:style-name="ro1">
          <table:table-cell office:value-type="float" office:value="415354" calcext:value-type="float">
            <text:p>415354</text:p>
          </table:table-cell>
          <table:table-cell table:number-columns-repeated="2" office:value-type="string" calcext:value-type="string">
            <text:p>Centre de dia Caser Residencial Castell d'Oliana <text:s text:c="51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Artesa de Segre - Adrall Km.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string" calcext:value-type="string">
            <text:p>Oliana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Alt Urgell</text:p>
          </table:table-cell>
          <table:table-cell office:value-type="float" office:value="973463030" calcext:value-type="float">
            <text:p>97346303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2 AM</text:p>
          </table:table-cell>
          <table:table-cell table:number-columns-repeated="2"/>
        </table:table-row>
        <table:table-row table:style-name="ro1">
          <table:table-cell office:value-type="float" office:value="415400" calcext:value-type="float">
            <text:p>415400</text:p>
          </table:table-cell>
          <table:table-cell table:number-columns-repeated="2" office:value-type="string" calcext:value-type="string">
            <text:p>Centre de dia per a grans disminuïts psíquics a Santpedor Julio Payàs <text:s text:c="30"/></text:p>
          </table:table-cell>
          <table:table-cell office:value-type="string" calcext:value-type="string">
            <text:p>Serveis socials especialitzats|Serveis adreçats a persones amb discapacitat intel·lectual|Servei de centre de dia d'atenció especialitzad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pedor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272800" calcext:value-type="float">
            <text:p>9382728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3 AM</text:p>
          </table:table-cell>
          <table:table-cell table:number-columns-repeated="2"/>
        </table:table-row>
        <table:table-row table:style-name="ro1">
          <table:table-cell office:value-type="float" office:value="415491" calcext:value-type="float">
            <text:p>415491</text:p>
          </table:table-cell>
          <table:table-cell table:number-columns-repeated="2" office:value-type="string" calcext:value-type="string">
            <text:p>Centre de dia Apinas <text:s text:c="79"/></text:p>
          </table:table-cell>
          <table:table-cell office:value-type="string" calcext:value-type="string">
            <text:p>Serveis socials especialitzats|Serveis adreçats a persones amb discapacitat intel·lectual|Servei de centre de dia d'atenció especialitzad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Jorba-Pons</text:p>
          </table:table-cell>
          <table:table-cell table:number-columns-repeated="3"/>
          <table:table-cell office:value-type="string" calcext:value-type="string">
            <text:p><text:s/>Km 42 <text:s text:c="32"/></text:p>
          </table:table-cell>
          <table:table-cell table:number-columns-repeated="2"/>
          <table:table-cell office:value-type="float" office:value="8281" calcext:value-type="float">
            <text:p>8281</text:p>
          </table:table-cell>
          <table:table-cell office:value-type="string" calcext:value-type="string">
            <text:p>Prats de Rei, els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Anoia</text:p>
          </table:table-cell>
          <table:table-cell office:value-type="float" office:value="938698042" calcext:value-type="float">
            <text:p>938698042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43 AM</text:p>
          </table:table-cell>
          <table:table-cell table:number-columns-repeated="2"/>
        </table:table-row>
        <table:table-row table:style-name="ro1">
          <table:table-cell office:value-type="float" office:value="415516" calcext:value-type="float">
            <text:p>415516</text:p>
          </table:table-cell>
          <table:table-cell table:number-columns-repeated="2" office:value-type="string" calcext:value-type="string">
            <text:p>Servei de Teràpia Ocupacional de Talma <text:s text:c="61"/></text:p>
          </table:table-cell>
          <table:table-cell office:value-type="string" calcext:value-type="string">
            <text:p>Serveis socials especialitzats|Serveis adreçats a persones amb discapacitat intel·lectual|Servei de centre de dia de teràpia ocupacional per a persones amb discapacitat intel·lectual (STO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orregrossa</text:p>
          </table:table-cell>
          <table:table-cell table:number-columns-repeated="4"/>
          <table:table-cell office:value-type="string" calcext:value-type="string">
            <text:p><text:s/>Km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430" calcext:value-type="float">
            <text:p>25430</text:p>
          </table:table-cell>
          <table:table-cell office:value-type="string" calcext:value-type="string">
            <text:p>Juneda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Garrigues</text:p>
          </table:table-cell>
          <table:table-cell office:value-type="float" office:value="973150414" calcext:value-type="float">
            <text:p>97315041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9 AM</text:p>
          </table:table-cell>
          <table:table-cell table:number-columns-repeated="2"/>
        </table:table-row>
        <table:table-row table:style-name="ro1">
          <table:table-cell office:value-type="float" office:value="415517" calcext:value-type="float">
            <text:p>415517</text:p>
          </table:table-cell>
          <table:table-cell table:number-columns-repeated="2" office:value-type="string" calcext:value-type="string">
            <text:p>Servei Ocupacional d'Inserció de Talma <text:s text:c="61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orregrossa</text:p>
          </table:table-cell>
          <table:table-cell table:number-columns-repeated="4"/>
          <table:table-cell office:value-type="string" calcext:value-type="string">
            <text:p><text:s/>Km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430" calcext:value-type="float">
            <text:p>25430</text:p>
          </table:table-cell>
          <table:table-cell office:value-type="string" calcext:value-type="string">
            <text:p>Juneda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Garrigues</text:p>
          </table:table-cell>
          <table:table-cell office:value-type="float" office:value="973150414" calcext:value-type="float">
            <text:p>97315041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5 AM</text:p>
          </table:table-cell>
          <table:table-cell table:number-columns-repeated="2"/>
        </table:table-row>
        <table:table-row table:style-name="ro1">
          <table:table-cell office:value-type="float" office:value="415529" calcext:value-type="float">
            <text:p>415529</text:p>
          </table:table-cell>
          <table:table-cell table:number-columns-repeated="2" office:value-type="string" calcext:value-type="string">
            <text:p>Centre de Dia Palafolls <text:s text:c="76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Vella Malgrat a Blanes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89" calcext:value-type="float">
            <text:p>8389</text:p>
          </table:table-cell>
          <table:table-cell office:value-type="string" calcext:value-type="string">
            <text:p>Palafolls</text:p>
          </table:table-cell>
          <table:table-cell office:value-type="float" office:value="81555" calcext:value-type="float">
            <text:p>81555</text:p>
          </table:table-cell>
          <table:table-cell office:value-type="string" calcext:value-type="string">
            <text:p>Maresme</text:p>
          </table:table-cell>
          <table:table-cell office:value-type="float" office:value="937654645" calcext:value-type="float">
            <text:p>93765464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4 AM</text:p>
          </table:table-cell>
          <table:table-cell table:number-columns-repeated="2"/>
        </table:table-row>
        <table:table-row table:style-name="ro1">
          <table:table-cell office:value-type="float" office:value="415723" calcext:value-type="float">
            <text:p>415723</text:p>
          </table:table-cell>
          <table:table-cell table:number-columns-repeated="2" office:value-type="string" calcext:value-type="string">
            <text:p>Centre de Dia d'Atenció Especialitzada per a persones amb discapacitat física Santa Marta <text:s text:c="10"/></text:p>
          </table:table-cell>
          <table:table-cell office:value-type="string" calcext:value-type="string">
            <text:p>Serveis socials especialitzats|Serveis adreçats a persones amb discapacitat física|Servei de centre de dia d'atenció especialitzada temporal o permanent per a persones amb discapacitat físic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5 AM</text:p>
          </table:table-cell>
          <table:table-cell table:number-columns-repeated="2"/>
        </table:table-row>
        <table:table-row table:style-name="ro1">
          <table:table-cell office:value-type="float" office:value="415741" calcext:value-type="float">
            <text:p>415741</text:p>
          </table:table-cell>
          <table:table-cell table:number-columns-repeated="2" office:value-type="string" calcext:value-type="string">
            <text:p>Centre ocupacional la Llum (servei de teràpia ocupacional) <text:s text:c="41"/></text:p>
          </table:table-cell>
          <table:table-cell office:value-type="string" calcext:value-type="string">
            <text:p>Serveis socials especialitzats|Serveis adreçats a persones amb discapacitat intel·lectual|Servei de centre de dia de teràpia ocupacional per a persones amb discapacitat intel·lectual (STO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pedor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/>
          <table:table-cell office:value-type="string" calcext:value-type="string">
            <text:p>4. Santa Maria de Comabella <text:s text:c="6"/>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320131" calcext:value-type="float">
            <text:p>938320131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3 AM</text:p>
          </table:table-cell>
          <table:table-cell table:number-columns-repeated="2"/>
        </table:table-row>
        <table:table-row table:style-name="ro1">
          <table:table-cell office:value-type="float" office:value="415761" calcext:value-type="float">
            <text:p>415761</text:p>
          </table:table-cell>
          <table:table-cell table:number-columns-repeated="2" office:value-type="string" calcext:value-type="string">
            <text:p>Centre ocupacional la Llum (servei ocupacional d'inserció) <text:s text:c="41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pedor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/>
          <table:table-cell office:value-type="string" calcext:value-type="string">
            <text:p>4. Santa Maria de Comabella <text:s text:c="6"/>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3 AM</text:p>
          </table:table-cell>
          <table:table-cell table:number-columns-repeated="2"/>
        </table:table-row>
        <table:table-row table:style-name="ro1">
          <table:table-cell office:value-type="float" office:value="415828" calcext:value-type="float">
            <text:p>415828</text:p>
          </table:table-cell>
          <table:table-cell table:number-columns-repeated="2" office:value-type="string" calcext:value-type="string">
            <text:p>Centre de Dia Anna Serra <text:s text:c="75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Barcelona</text:p>
          </table:table-cell>
          <table:table-cell table:number-columns-repeated="3"/>
          <table:table-cell office:value-type="string" calcext:value-type="string">
            <text:p><text:s/>nº 12 <text:s text:c="33"/></text:p>
          </table:table-cell>
          <table:table-cell table:number-columns-repeated="2"/>
          <table:table-cell office:value-type="float" office:value="43700" calcext:value-type="float">
            <text:p>43700</text:p>
          </table:table-cell>
          <table:table-cell office:value-type="string" calcext:value-type="string">
            <text:p>Vendrell, el</text:p>
          </table:table-cell>
          <table:table-cell office:value-type="float" office:value="431634" calcext:value-type="float">
            <text:p>431634</text:p>
          </table:table-cell>
          <table:table-cell office:value-type="string" calcext:value-type="string">
            <text:p>Baix Penedès</text:p>
          </table:table-cell>
          <table:table-cell office:value-type="float" office:value="977660924" calcext:value-type="float">
            <text:p>97766092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5 AM</text:p>
          </table:table-cell>
          <table:table-cell table:number-columns-repeated="2"/>
        </table:table-row>
        <table:table-row table:style-name="ro1">
          <table:table-cell office:value-type="float" office:value="415857" calcext:value-type="float">
            <text:p>415857</text:p>
          </table:table-cell>
          <table:table-cell table:number-columns-repeated="2" office:value-type="string" calcext:value-type="string">
            <text:p>Centre la Coma <text:s text:c="85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II</text:p>
          </table:table-cell>
          <table:table-cell table:number-columns-repeated="3"/>
          <table:table-cell office:value-type="string" calcext:value-type="string">
            <text:p><text:s/>Km 479 <text:s text:c="30"/></text:p>
          </table:table-cell>
          <table:table-cell table:number-columns-repeated="2"/>
          <table:table-cell office:value-type="float" office:value="25222" calcext:value-type="float">
            <text:p>25222</text:p>
          </table:table-cell>
          <table:table-cell office:value-type="string" calcext:value-type="string">
            <text:p>Sidamon</text:p>
          </table:table-cell>
          <table:table-cell office:value-type="float" office:value="252056" calcext:value-type="float">
            <text:p>252056</text:p>
          </table:table-cell>
          <table:table-cell office:value-type="string" calcext:value-type="string">
            <text:p>Pla d'Urgell</text:p>
          </table:table-cell>
          <table:table-cell office:value-type="float" office:value="973231262" calcext:value-type="float">
            <text:p>973231262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3 AM</text:p>
          </table:table-cell>
          <table:table-cell table:number-columns-repeated="2"/>
        </table:table-row>
        <table:table-row table:style-name="ro1">
          <table:table-cell office:value-type="float" office:value="415988" calcext:value-type="float">
            <text:p>415988</text:p>
          </table:table-cell>
          <table:table-cell table:number-columns-repeated="2" office:value-type="string" calcext:value-type="string">
            <text:p>Centre Ocupacional Sant Joan de Déu <text:s text:c="64"/></text:p>
          </table:table-cell>
          <table:table-cell office:value-type="string" calcext:value-type="string">
            <text:p>Serveis socials especialitzats|Serveis adreçats a persones amb discapacitat intel·lectual|Servei de centre de dia de teràpia ocupacional per a persones amb discapacitat intel·lectual (STO)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1 AM</text:p>
          </table:table-cell>
          <table:table-cell table:number-columns-repeated="2"/>
        </table:table-row>
        <table:table-row table:style-name="ro1">
          <table:table-cell office:value-type="float" office:value="416064" calcext:value-type="float">
            <text:p>416064</text:p>
          </table:table-cell>
          <table:table-cell table:number-columns-repeated="2" office:value-type="string" calcext:value-type="string">
            <text:p>Centre Sant Medir <text:s text:c="82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s/n 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2120429" calcext:value-type="float">
            <text:p>932120429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0 AM</text:p>
          </table:table-cell>
          <table:table-cell table:number-columns-repeated="2"/>
        </table:table-row>
        <table:table-row table:style-name="ro1">
          <table:table-cell office:value-type="float" office:value="416164" calcext:value-type="float">
            <text:p>416164</text:p>
          </table:table-cell>
          <table:table-cell table:number-columns-repeated="2" office:value-type="string" calcext:value-type="string">
            <text:p>Centro de día Centre Geriàtric Lleida <text:s text:c="62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Vall d'Aran</text:p>
          </table:table-cell>
          <table:table-cell table:number-columns-repeated="3"/>
          <table:table-cell office:value-type="string" calcext:value-type="string">
            <text:p><text:s/>Km 4 <text:s text:c="32"/></text:p>
          </table:table-cell>
          <table:table-cell table:number-columns-repeated="2"/>
          <table:table-cell office:value-type="float" office:value="25196" calcext:value-type="float">
            <text:p>25196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233744" calcext:value-type="float">
            <text:p>97323374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30 AM</text:p>
          </table:table-cell>
          <table:table-cell table:number-columns-repeated="2"/>
        </table:table-row>
        <table:table-row table:style-name="ro1">
          <table:table-cell office:value-type="float" office:value="416187" calcext:value-type="float">
            <text:p>416187</text:p>
          </table:table-cell>
          <table:table-cell table:number-columns-repeated="2" office:value-type="string" calcext:value-type="string">
            <text:p>Centro de día Maranatha de Cardedeu <text:s text:c="64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ànoves</text:p>
          </table:table-cell>
          <table:table-cell table:number-columns-repeated="4"/>
          <table:table-cell office:value-type="string" calcext:value-type="string">
            <text:p><text:s/>Km 2</text:p>
          </table:table-cell>
          <table:table-cell/>
          <table:table-cell office:value-type="string" calcext:value-type="string">
            <text:p>5 (Can Julià Gros) <text:s text:c="14"/>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Cardedeu</text:p>
          </table:table-cell>
          <table:table-cell office:value-type="float" office:value="80462" calcext:value-type="float">
            <text:p>80462</text:p>
          </table:table-cell>
          <table:table-cell office:value-type="string" calcext:value-type="string">
            <text:p>Vallès Oriental</text:p>
          </table:table-cell>
          <table:table-cell office:value-type="float" office:value="938452287" calcext:value-type="float">
            <text:p>938452287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45730989" calcext:value-type="float">
            <text:p>445730989</text:p>
          </table:table-cell>
          <table:table-cell office:value-type="float" office:value="4614948153" calcext:value-type="float">
            <text:p>4614948153</text:p>
          </table:table-cell>
          <table:table-cell office:value-type="string" calcext:value-type="string">
            <text:p>2.347929800</text:p>
          </table:table-cell>
          <table:table-cell office:value-type="string" calcext:value-type="string">
            <text:p>41.684456700</text:p>
          </table:table-cell>
          <table:table-cell table:number-columns-repeated="2"/>
          <table:table-cell office:value-type="string" calcext:value-type="string">
            <text:p>07/18/2024 07:31:30 AM</text:p>
          </table:table-cell>
          <table:table-cell/>
          <table:table-cell office:value-type="string" calcext:value-type="string">
            <text:p>POINT (2.3479297 41.684456)</text:p>
          </table:table-cell>
        </table:table-row>
        <table:table-row table:style-name="ro1">
          <table:table-cell office:value-type="float" office:value="416597" calcext:value-type="float">
            <text:p>416597</text:p>
          </table:table-cell>
          <table:table-cell table:number-columns-repeated="2" office:value-type="string" calcext:value-type="string">
            <text:p>Equus, Centre Català d'Equinoteràpia i Escola d'Equitació <text:s text:c="42"/></text:p>
          </table:table-cell>
          <table:table-cell office:value-type="string" calcext:value-type="string">
            <text:p>Serveis socials especialitzats|Serveis adreçats a persones amb discapacitat intel·lectual|Servei de temps lliure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erdanyola a Sant Cugat</text:p>
          </table:table-cell>
          <table:table-cell table:number-columns-repeated="4"/>
          <table:table-cell office:value-type="string" calcext:value-type="string">
            <text:p><text:s/>Km 0 <text:s text:c="17"/></text:p>
          </table:table-cell>
          <table:table-cell table:number-columns-repeated="2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<text:s text:c="15"/>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26 AM</text:p>
          </table:table-cell>
          <table:table-cell table:number-columns-repeated="2"/>
        </table:table-row>
        <table:table-row table:style-name="ro1">
          <table:table-cell office:value-type="float" office:value="416660" calcext:value-type="float">
            <text:p>416660</text:p>
          </table:table-cell>
          <table:table-cell table:number-columns-repeated="2" office:value-type="string" calcext:value-type="string">
            <text:p>Geriàtric Palafolls <text:s text:c="80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Vella de Malgrat a Blanes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89" calcext:value-type="float">
            <text:p>8389</text:p>
          </table:table-cell>
          <table:table-cell office:value-type="string" calcext:value-type="string">
            <text:p>Palafolls</text:p>
          </table:table-cell>
          <table:table-cell office:value-type="float" office:value="81555" calcext:value-type="float">
            <text:p>81555</text:p>
          </table:table-cell>
          <table:table-cell office:value-type="string" calcext:value-type="string">
            <text:p>Maresme</text:p>
          </table:table-cell>
          <table:table-cell office:value-type="float" office:value="937654645" calcext:value-type="float">
            <text:p>93765464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24 AM</text:p>
          </table:table-cell>
          <table:table-cell table:number-columns-repeated="2"/>
        </table:table-row>
        <table:table-row table:style-name="ro1">
          <table:table-cell office:value-type="float" office:value="416690" calcext:value-type="float">
            <text:p>416690</text:p>
          </table:table-cell>
          <table:table-cell table:number-columns-repeated="2" office:value-type="string" calcext:value-type="string">
            <text:p>Institució Montserrat Montero <text:s text:c="70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s/n (Km. 2</text:p>
          </table:table-cell>
          <table:table-cell/>
          <table:table-cell office:value-type="string" calcext:value-type="string">
            <text:p>5) <text:s text:c="22"/>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22 AM</text:p>
          </table:table-cell>
          <table:table-cell table:number-columns-repeated="2"/>
        </table:table-row>
        <table:table-row table:style-name="ro1">
          <table:table-cell office:value-type="float" office:value="416813" calcext:value-type="float">
            <text:p>416813</text:p>
          </table:table-cell>
          <table:table-cell table:number-columns-repeated="2" office:value-type="string" calcext:value-type="string">
            <text:p>Llar-residència La Piscina <text:s text:c="73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5 AM</text:p>
          </table:table-cell>
          <table:table-cell table:number-columns-repeated="2"/>
        </table:table-row>
        <table:table-row table:style-name="ro1">
          <table:table-cell office:value-type="float" office:value="416849" calcext:value-type="float">
            <text:p>416849</text:p>
          </table:table-cell>
          <table:table-cell table:number-columns-repeated="2" office:value-type="string" calcext:value-type="string">
            <text:p>Llar residència El Bosc <text:s text:c="76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. 2</text:p>
          </table:table-cell>
          <table:table-cell/>
          <table:table-cell office:value-type="string" calcext:value-type="string">
            <text:p>8 - Ap. Correus 140 <text:s text:c="10"/>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8 AM</text:p>
          </table:table-cell>
          <table:table-cell table:number-columns-repeated="2"/>
        </table:table-row>
        <table:table-row table:style-name="ro1">
          <table:table-cell office:value-type="float" office:value="416891" calcext:value-type="float">
            <text:p>416891</text:p>
          </table:table-cell>
          <table:table-cell table:number-columns-repeated="2" office:value-type="string" calcext:value-type="string">
            <text:p>Llar-Residéncia "El Racó" <text:s text:c="74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5108</text:p>
          </table:table-cell>
          <table:table-cell table:number-columns-repeated="4"/>
          <table:table-cell office:value-type="string" calcext:value-type="string">
            <text:p><text:s/>Km.3'5 de Cardedeu a Cànoves <text:s text:c="12"/></text:p>
          </table:table-cell>
          <table:table-cell table:number-columns-repeated="2"/>
          <table:table-cell office:value-type="float" office:value="8440" calcext:value-type="float">
            <text:p>8440</text:p>
          </table:table-cell>
          <table:table-cell office:value-type="string" calcext:value-type="string">
            <text:p>Cardedeu</text:p>
          </table:table-cell>
          <table:table-cell office:value-type="float" office:value="80462" calcext:value-type="float">
            <text:p>80462</text:p>
          </table:table-cell>
          <table:table-cell office:value-type="string" calcext:value-type="string">
            <text:p>Vallès Oriental</text:p>
          </table:table-cell>
          <table:table-cell office:value-type="float" office:value="938454765" calcext:value-type="float">
            <text:p>93845476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4 AM</text:p>
          </table:table-cell>
          <table:table-cell table:number-columns-repeated="2"/>
        </table:table-row>
        <table:table-row table:style-name="ro1">
          <table:table-cell office:value-type="float" office:value="416961" calcext:value-type="float">
            <text:p>416961</text:p>
          </table:table-cell>
          <table:table-cell table:number-columns-repeated="2" office:value-type="string" calcext:value-type="string">
            <text:p>Llar Residència Malalts Mentals Caser <text:s text:c="62"/></text:p>
          </table:table-cell>
          <table:table-cell office:value-type="string" calcext:value-type="string">
            <text:p>Serveis socials especialitzats|Serveis adreçats a persones amb problemàtica social derivada de malaltia mental|Servei de llar residència temporal o permanent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Artesa de Segre - Adrall</text:p>
          </table:table-cell>
          <table:table-cell table:number-columns-repeated="3"/>
          <table:table-cell office:value-type="string" calcext:value-type="string">
            <text:p><text:s/>Km 143 <text:s text:c="17"/></text:p>
          </table:table-cell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string" calcext:value-type="string">
            <text:p>Oliana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Alt Urgell</text:p>
          </table:table-cell>
          <table:table-cell office:value-type="float" office:value="973463030" calcext:value-type="float">
            <text:p>97346303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6 AM</text:p>
          </table:table-cell>
          <table:table-cell table:number-columns-repeated="2"/>
        </table:table-row>
        <table:table-row table:style-name="ro1">
          <table:table-cell office:value-type="float" office:value="416978" calcext:value-type="float">
            <text:p>416978</text:p>
          </table:table-cell>
          <table:table-cell table:number-columns-repeated="2" office:value-type="string" calcext:value-type="string">
            <text:p>Llar residència Sant Joan de Déu <text:s text:c="67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8 AM</text:p>
          </table:table-cell>
          <table:table-cell table:number-columns-repeated="2"/>
        </table:table-row>
        <table:table-row table:style-name="ro1">
          <table:table-cell office:value-type="float" office:value="417011" calcext:value-type="float">
            <text:p>417011</text:p>
          </table:table-cell>
          <table:table-cell table:number-columns-repeated="2" office:value-type="string" calcext:value-type="string">
            <text:p>Llar Sant Jordi <text:s text:c="84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Sadurní</text:p>
          </table:table-cell>
          <table:table-cell table:number-columns-repeated="3"/>
          <table:table-cell office:value-type="string" calcext:value-type="string">
            <text:p><text:s/>km. 9 <text:s text:c="30"/></text:p>
          </table:table-cell>
          <table:table-cell table:number-columns-repeated="2"/>
          <table:table-cell office:value-type="float" office:value="8790" calcext:value-type="float">
            <text:p>8790</text:p>
          </table:table-cell>
          <table:table-cell office:value-type="string" calcext:value-type="string">
            <text:p>Gelida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Alt Penedès</text:p>
          </table:table-cell>
          <table:table-cell office:value-type="float" office:value="937790031" calcext:value-type="float">
            <text:p>937790031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04917948" calcext:value-type="float">
            <text:p>404917948</text:p>
          </table:table-cell>
          <table:table-cell office:value-type="float" office:value="4587954130" calcext:value-type="float">
            <text:p>4587954130</text:p>
          </table:table-cell>
          <table:table-cell office:value-type="string" calcext:value-type="string">
            <text:p>1.861887300</text:p>
          </table:table-cell>
          <table:table-cell office:value-type="string" calcext:value-type="string">
            <text:p>41.437532000</text:p>
          </table:table-cell>
          <table:table-cell table:number-columns-repeated="2"/>
          <table:table-cell office:value-type="string" calcext:value-type="string">
            <text:p>07/18/2024 07:31:15 AM</text:p>
          </table:table-cell>
          <table:table-cell/>
          <table:table-cell office:value-type="string" calcext:value-type="string">
            <text:p>POINT (1.8618873 41.43753)</text:p>
          </table:table-cell>
        </table:table-row>
        <table:table-row table:style-name="ro1">
          <table:table-cell office:value-type="float" office:value="417018" calcext:value-type="float">
            <text:p>417018</text:p>
          </table:table-cell>
          <table:table-cell table:number-columns-repeated="2" office:value-type="string" calcext:value-type="string">
            <text:p>LLar-Residència Collserola <text:s text:c="73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4 AM</text:p>
          </table:table-cell>
          <table:table-cell table:number-columns-repeated="2"/>
        </table:table-row>
        <table:table-row table:style-name="ro1">
          <table:table-cell office:value-type="float" office:value="417086" calcext:value-type="float">
            <text:p>417086</text:p>
          </table:table-cell>
          <table:table-cell table:number-columns-repeated="2" office:value-type="string" calcext:value-type="string">
            <text:p>Llar-residència el Xalet <text:s text:c="75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5 AM</text:p>
          </table:table-cell>
          <table:table-cell table:number-columns-repeated="2"/>
        </table:table-row>
        <table:table-row table:style-name="ro1">
          <table:table-cell office:value-type="float" office:value="417244" calcext:value-type="float">
            <text:p>417244</text:p>
          </table:table-cell>
          <table:table-cell table:number-columns-repeated="2" office:value-type="string" calcext:value-type="string">
            <text:p>ONA-CDIAP, Alt Camp i Conca de Barberà <text:s text:c="61"/></text:p>
          </table:table-cell>
          <table:table-cell office:value-type="string" calcext:value-type="string">
            <text:p>Serveis socials especialitzats|Serveis comuns adreçats a persones amb discapacitat|Servei d'atenció precoç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arragona</text:p>
          </table:table-cell>
          <table:table-cell table:number-columns-repeated="4"/>
          <table:table-cell office:value-type="string" calcext:value-type="string">
            <text:p><text:s/>3 (cantonada Hort dels all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float" office:value="977609889" calcext:value-type="float">
            <text:p>977609889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53243058" calcext:value-type="float">
            <text:p>353243058</text:p>
          </table:table-cell>
          <table:table-cell office:value-type="float" office:value="4571471010" calcext:value-type="float">
            <text:p>4571471010</text:p>
          </table:table-cell>
          <table:table-cell office:value-type="string" calcext:value-type="string">
            <text:p>1.247565500</text:p>
          </table:table-cell>
          <table:table-cell office:value-type="string" calcext:value-type="string">
            <text:p>41.281347300</text:p>
          </table:table-cell>
          <table:table-cell table:number-columns-repeated="2"/>
          <table:table-cell office:value-type="string" calcext:value-type="string">
            <text:p>07/18/2024 07:31:12 AM</text:p>
          </table:table-cell>
          <table:table-cell/>
          <table:table-cell office:value-type="string" calcext:value-type="string">
            <text:p>POINT (1.2475655 41.28135)</text:p>
          </table:table-cell>
        </table:table-row>
        <table:table-row table:style-name="ro1">
          <table:table-cell office:value-type="float" office:value="417319" calcext:value-type="float">
            <text:p>417319</text:p>
          </table:table-cell>
          <table:table-cell table:number-columns-repeated="2" office:value-type="string" calcext:value-type="string">
            <text:p>Residència de Gent Gran Sils <text:s text:c="71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55</text:p>
          </table:table-cell>
          <table:table-cell table:number-columns-repeated="4"/>
          <table:table-cell office:value-type="string" calcext:value-type="string">
            <text:p><text:s/>Km 2</text:p>
          </table:table-cell>
          <table:table-cell/>
          <table:table-cell office:value-type="string" calcext:value-type="string">
            <text:p>3 (Camps de l'Hostal-Mallorquines) <text:s text:c="3"/></text:p>
          </table:table-cell>
          <table:table-cell office:value-type="float" office:value="17410" calcext:value-type="float">
            <text:p>17410</text:p>
          </table:table-cell>
          <table:table-cell office:value-type="string" calcext:value-type="string">
            <text:p>Sils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Selva</text:p>
          </table:table-cell>
          <table:table-cell office:value-type="float" office:value="972168712" calcext:value-type="float">
            <text:p>972168712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77770676" calcext:value-type="float">
            <text:p>477770676</text:p>
          </table:table-cell>
          <table:table-cell office:value-type="float" office:value="4629624021" calcext:value-type="float">
            <text:p>4629624021</text:p>
          </table:table-cell>
          <table:table-cell office:value-type="string" calcext:value-type="string">
            <text:p>2.732347700</text:p>
          </table:table-cell>
          <table:table-cell office:value-type="string" calcext:value-type="string">
            <text:p>41.818181100</text:p>
          </table:table-cell>
          <table:table-cell table:number-columns-repeated="2"/>
          <table:table-cell office:value-type="string" calcext:value-type="string">
            <text:p>07/18/2024 07:31:02 AM</text:p>
          </table:table-cell>
          <table:table-cell/>
          <table:table-cell office:value-type="string" calcext:value-type="string">
            <text:p>POINT (2.7323477 41.81818)</text:p>
          </table:table-cell>
        </table:table-row>
        <table:table-row table:style-name="ro1">
          <table:table-cell office:value-type="float" office:value="417320" calcext:value-type="float">
            <text:p>417320</text:p>
          </table:table-cell>
          <table:table-cell table:number-columns-repeated="2" office:value-type="string" calcext:value-type="string">
            <text:p>Residència de Gent Gran Sils (servei de centre de dia) <text:s text:c="45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55</text:p>
          </table:table-cell>
          <table:table-cell table:number-columns-repeated="4"/>
          <table:table-cell office:value-type="string" calcext:value-type="string">
            <text:p><text:s/>Km 2</text:p>
          </table:table-cell>
          <table:table-cell/>
          <table:table-cell office:value-type="string" calcext:value-type="string">
            <text:p>3 (Camp de l'Hostal-Mallorquines) <text:s text:c="4"/></text:p>
          </table:table-cell>
          <table:table-cell office:value-type="float" office:value="17410" calcext:value-type="float">
            <text:p>17410</text:p>
          </table:table-cell>
          <table:table-cell office:value-type="string" calcext:value-type="string">
            <text:p>Sils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Selva</text:p>
          </table:table-cell>
          <table:table-cell office:value-type="float" office:value="972168712" calcext:value-type="float">
            <text:p>972168712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77770676" calcext:value-type="float">
            <text:p>477770676</text:p>
          </table:table-cell>
          <table:table-cell office:value-type="float" office:value="4629624021" calcext:value-type="float">
            <text:p>4629624021</text:p>
          </table:table-cell>
          <table:table-cell office:value-type="string" calcext:value-type="string">
            <text:p>2.732347700</text:p>
          </table:table-cell>
          <table:table-cell office:value-type="string" calcext:value-type="string">
            <text:p>41.818181100</text:p>
          </table:table-cell>
          <table:table-cell table:number-columns-repeated="2"/>
          <table:table-cell office:value-type="string" calcext:value-type="string">
            <text:p>07/18/2024 07:31:02 AM</text:p>
          </table:table-cell>
          <table:table-cell/>
          <table:table-cell office:value-type="string" calcext:value-type="string">
            <text:p>POINT (2.7323477 41.81818)</text:p>
          </table:table-cell>
        </table:table-row>
        <table:table-row table:style-name="ro1">
          <table:table-cell office:value-type="float" office:value="417359" calcext:value-type="float">
            <text:p>417359</text:p>
          </table:table-cell>
          <table:table-cell table:number-columns-repeated="2" office:value-type="string" calcext:value-type="string">
            <text:p>Residència el Mirador de l'Estany <text:s text:c="66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Banyoles a Figueres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972580463" calcext:value-type="float">
            <text:p>972580463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01 AM</text:p>
          </table:table-cell>
          <table:table-cell table:number-columns-repeated="2"/>
        </table:table-row>
        <table:table-row table:style-name="ro1">
          <table:table-cell office:value-type="float" office:value="417574" calcext:value-type="float">
            <text:p>417574</text:p>
          </table:table-cell>
          <table:table-cell table:number-columns-repeated="2" office:value-type="string" calcext:value-type="string">
            <text:p>Residència de Gent Gran de Sant Llorenç Savall (Sant Llorenç Savall) <text:s text:c="31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badell a Calders</text:p>
          </table:table-cell>
          <table:table-cell table:number-columns-repeated="3"/>
          <table:table-cell office:value-type="string" calcext:value-type="string">
            <text:p><text:s/>Km 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12" calcext:value-type="float">
            <text:p>8212</text:p>
          </table:table-cell>
          <table:table-cell office:value-type="string" calcext:value-type="string">
            <text:p>Sant Llorenç Savall</text:p>
          </table:table-cell>
          <table:table-cell office:value-type="float" office:value="82233" calcext:value-type="float">
            <text:p>82233</text:p>
          </table:table-cell>
          <table:table-cell office:value-type="string" calcext:value-type="string">
            <text:p>Vallès Occidental</text:p>
          </table:table-cell>
          <table:table-cell office:value-type="float" office:value="937140101" calcext:value-type="float">
            <text:p>937140101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02 AM</text:p>
          </table:table-cell>
          <table:table-cell table:number-columns-repeated="2"/>
        </table:table-row>
        <table:table-row table:style-name="ro1">
          <table:table-cell office:value-type="float" office:value="417577" calcext:value-type="float">
            <text:p>417577</text:p>
          </table:table-cell>
          <table:table-cell table:number-columns-repeated="2" office:value-type="string" calcext:value-type="string">
            <text:p>Suport a l'autonomia a la pròpia llar de Talma <text:s text:c="53"/></text:p>
          </table:table-cell>
          <table:table-cell office:value-type="string" calcext:value-type="string">
            <text:p>Serveis socials especialitzats|Serveis adreçats a persones amb discapacitat intel·lectual|Servei de suport a l'autonomia a la pròpia llar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orregrossa</text:p>
          </table:table-cell>
          <table:table-cell table:number-columns-repeated="4"/>
          <table:table-cell office:value-type="string" calcext:value-type="string">
            <text:p><text:s/>Km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430" calcext:value-type="float">
            <text:p>25430</text:p>
          </table:table-cell>
          <table:table-cell office:value-type="string" calcext:value-type="string">
            <text:p>Juneda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Garrigues</text:p>
          </table:table-cell>
          <table:table-cell office:value-type="float" office:value="973150414" calcext:value-type="float">
            <text:p>97315041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0 AM</text:p>
          </table:table-cell>
          <table:table-cell table:number-columns-repeated="2"/>
        </table:table-row>
        <table:table-row table:style-name="ro1">
          <table:table-cell office:value-type="float" office:value="417617" calcext:value-type="float">
            <text:p>417617</text:p>
          </table:table-cell>
          <table:table-cell table:number-columns-repeated="2" office:value-type="string" calcext:value-type="string">
            <text:p>Residència La Maresma (servei de llar residència) <text:s text:c="50"/></text:p>
          </table:table-cell>
          <table:table-cell office:value-type="string" calcext:value-type="string">
            <text:p>Serveis socials especialitzats|Serveis adreçats a persones grans amb dependència o risc social|Servei de llar residènci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'Hortsavinyà</text:p>
          </table:table-cell>
          <table:table-cell table:number-columns-repeated="4"/>
          <table:table-cell office:value-type="string" calcext:value-type="string">
            <text:p><text:s/>Km 1'2 <text:s text:c="28"/></text:p>
          </table:table-cell>
          <table:table-cell table:number-columns-repeated="2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37692969" calcext:value-type="float">
            <text:p>937692969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3 AM</text:p>
          </table:table-cell>
          <table:table-cell table:number-columns-repeated="2"/>
        </table:table-row>
        <table:table-row table:style-name="ro1">
          <table:table-cell office:value-type="float" office:value="417618" calcext:value-type="float">
            <text:p>417618</text:p>
          </table:table-cell>
          <table:table-cell table:number-columns-repeated="2" office:value-type="string" calcext:value-type="string">
            <text:p>Residència La Maresma (servei de residència assistida) <text:s text:c="4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'Hortsavinya</text:p>
          </table:table-cell>
          <table:table-cell table:number-columns-repeated="4"/>
          <table:table-cell office:value-type="string" calcext:value-type="string">
            <text:p><text:s/>Km 1'2 <text:s text:c="28"/></text:p>
          </table:table-cell>
          <table:table-cell table:number-columns-repeated="2"/>
          <table:table-cell office:value-type="float" office:value="8370" calcext:value-type="float">
            <text:p>8370</text:p>
          </table:table-cell>
          <table:table-cell office:value-type="string" calcext:value-type="string">
            <text:p>Calella</text:p>
          </table:table-cell>
          <table:table-cell office:value-type="float" office:value="80351" calcext:value-type="float">
            <text:p>80351</text:p>
          </table:table-cell>
          <table:table-cell office:value-type="string" calcext:value-type="string">
            <text:p>Maresme</text:p>
          </table:table-cell>
          <table:table-cell office:value-type="float" office:value="937692969" calcext:value-type="float">
            <text:p>937692969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3 AM</text:p>
          </table:table-cell>
          <table:table-cell table:number-columns-repeated="2"/>
        </table:table-row>
        <table:table-row table:style-name="ro1">
          <table:table-cell office:value-type="float" office:value="417620" calcext:value-type="float">
            <text:p>417620</text:p>
          </table:table-cell>
          <table:table-cell table:number-columns-repeated="2" office:value-type="string" calcext:value-type="string">
            <text:p>Residència per a grans disminuïts psíquics a Santpedor Julio Payàs <text:s text:c="33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pedor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40" calcext:value-type="float">
            <text:p>8240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272800" calcext:value-type="float">
            <text:p>9382728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8 AM</text:p>
          </table:table-cell>
          <table:table-cell table:number-columns-repeated="2"/>
        </table:table-row>
        <table:table-row table:style-name="ro1">
          <table:table-cell office:value-type="float" office:value="417693" calcext:value-type="float">
            <text:p>417693</text:p>
          </table:table-cell>
          <table:table-cell table:number-columns-repeated="2" office:value-type="string" calcext:value-type="string">
            <text:p>Residència Bona Vista <text:s text:c="78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Lladó a Navata</text:p>
          </table:table-cell>
          <table:table-cell table:number-columns-repeated="3"/>
          <table:table-cell office:value-type="string" calcext:value-type="string">
            <text:p><text:s/>Km 2 (Mas Marca) <text:s text:c="17"/></text:p>
          </table:table-cell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string" calcext:value-type="string">
            <text:p>Lladó</text:p>
          </table:table-cell>
          <table:table-cell office:value-type="float" office:value="170887" calcext:value-type="float">
            <text:p>170887</text:p>
          </table:table-cell>
          <table:table-cell office:value-type="string" calcext:value-type="string">
            <text:p>Alt Empordà</text:p>
          </table:table-cell>
          <table:table-cell office:value-type="float" office:value="972565129" calcext:value-type="float">
            <text:p>972565129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6 AM</text:p>
          </table:table-cell>
          <table:table-cell table:number-columns-repeated="2"/>
        </table:table-row>
        <table:table-row table:style-name="ro1">
          <table:table-cell office:value-type="float" office:value="417711" calcext:value-type="float">
            <text:p>417711</text:p>
          </table:table-cell>
          <table:table-cell table:number-columns-repeated="2" office:value-type="string" calcext:value-type="string">
            <text:p>Residència per a persones amb discapacitat intel·lectual amb trastorns de conducta Santa Monica <text:s text:c="4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8 AM</text:p>
          </table:table-cell>
          <table:table-cell table:number-columns-repeated="2"/>
        </table:table-row>
        <table:table-row table:style-name="ro1">
          <table:table-cell office:value-type="float" office:value="417713" calcext:value-type="float">
            <text:p>417713</text:p>
          </table:table-cell>
          <table:table-cell table:number-columns-repeated="2" office:value-type="string" calcext:value-type="string">
            <text:p>Residència per a persones amb discapacitats intel·lectual ambs trastorns de conducta Sant Agustí <text:s text:c="3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8 AM</text:p>
          </table:table-cell>
          <table:table-cell table:number-columns-repeated="2"/>
        </table:table-row>
        <table:table-row table:style-name="ro1">
          <table:table-cell office:value-type="float" office:value="417714" calcext:value-type="float">
            <text:p>417714</text:p>
          </table:table-cell>
          <table:table-cell table:number-columns-repeated="2" office:value-type="string" calcext:value-type="string">
            <text:p>Residència per a persones amb disminució psíquica i transtorns de conducta els Comtals <text:s text:c="13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-Abrera</text:p>
          </table:table-cell>
          <table:table-cell table:number-columns-repeated="3"/>
          <table:table-cell office:value-type="string" calcext:value-type="string">
            <text:p><text:s/>Km 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41" calcext:value-type="float">
            <text:p>8241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938753967" calcext:value-type="float">
            <text:p>93875396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8 AM</text:p>
          </table:table-cell>
          <table:table-cell table:number-columns-repeated="2"/>
        </table:table-row>
        <table:table-row table:style-name="ro1">
          <table:table-cell office:value-type="float" office:value="417721" calcext:value-type="float">
            <text:p>417721</text:p>
          </table:table-cell>
          <table:table-cell table:number-columns-repeated="2" office:value-type="string" calcext:value-type="string">
            <text:p>Residència Cambrils Suite <text:s text:c="74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ambrils a Montbrió</text:p>
          </table:table-cell>
          <table:table-cell table:number-columns-repeated="3"/>
          <table:table-cell office:value-type="string" calcext:value-type="string">
            <text:p><text:s/>Km 3 <text:s text:c="24"/></text:p>
          </table:table-cell>
          <table:table-cell table:number-columns-repeated="2"/>
          <table:table-cell office:value-type="float" office:value="43850" calcext:value-type="float">
            <text:p>43850</text:p>
          </table:table-cell>
          <table:table-cell office:value-type="string" calcext:value-type="string">
            <text:p>Cambrils</text:p>
          </table:table-cell>
          <table:table-cell office:value-type="float" office:value="430385" calcext:value-type="float">
            <text:p>430385</text:p>
          </table:table-cell>
          <table:table-cell office:value-type="string" calcext:value-type="string">
            <text:p>Baix Camp</text:p>
          </table:table-cell>
          <table:table-cell office:value-type="float" office:value="977793250" calcext:value-type="float">
            <text:p>97779325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6 AM</text:p>
          </table:table-cell>
          <table:table-cell table:number-columns-repeated="2"/>
        </table:table-row>
        <table:table-row table:style-name="ro1">
          <table:table-cell office:value-type="float" office:value="417762" calcext:value-type="float">
            <text:p>417762</text:p>
          </table:table-cell>
          <table:table-cell table:number-columns-repeated="2" office:value-type="string" calcext:value-type="string">
            <text:p>Residència per a Persones amb Disminució Psíquica Profunda i Greus Trastorns de Conducta Joan Bofill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3'5 <text:s text:c="29"/></text:p>
          </table:table-cell>
          <table:table-cell table:number-columns-repeated="2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8 AM</text:p>
          </table:table-cell>
          <table:table-cell table:number-columns-repeated="2"/>
        </table:table-row>
        <table:table-row table:style-name="ro1">
          <table:table-cell office:value-type="float" office:value="417766" calcext:value-type="float">
            <text:p>417766</text:p>
          </table:table-cell>
          <table:table-cell table:number-columns-repeated="2" office:value-type="string" calcext:value-type="string">
            <text:p>Residència Canigó <text:s text:c="82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6 AM</text:p>
          </table:table-cell>
          <table:table-cell table:number-columns-repeated="2"/>
        </table:table-row>
        <table:table-row table:style-name="ro1">
          <table:table-cell office:value-type="float" office:value="417767" calcext:value-type="float">
            <text:p>417767</text:p>
          </table:table-cell>
          <table:table-cell table:number-columns-repeated="2" office:value-type="string" calcext:value-type="string">
            <text:p>Residència Cantonigròs <text:s text:c="77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53</text:p>
          </table:table-cell>
          <table:table-cell table:number-columns-repeated="4"/>
          <table:table-cell office:value-type="string" calcext:value-type="string">
            <text:p><text:s/>Km 25 <text:s text:c="37"/></text:p>
          </table:table-cell>
          <table:table-cell table:number-columns-repeated="2"/>
          <table:table-cell office:value-type="float" office:value="8511" calcext:value-type="float">
            <text:p>8511</text:p>
          </table:table-cell>
          <table:table-cell office:value-type="string" calcext:value-type="string">
            <text:p>Esquirol, l'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Osona</text:p>
          </table:table-cell>
          <table:table-cell office:value-type="float" office:value="938525035" calcext:value-type="float">
            <text:p>93852503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6 AM</text:p>
          </table:table-cell>
          <table:table-cell table:number-columns-repeated="2"/>
        </table:table-row>
        <table:table-row table:style-name="ro1">
          <table:table-cell office:value-type="float" office:value="417818" calcext:value-type="float">
            <text:p>417818</text:p>
          </table:table-cell>
          <table:table-cell table:number-columns-repeated="2" office:value-type="string" calcext:value-type="string">
            <text:p>Residència Geriàtrica Titus <text:s text:c="72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</text:p>
          </table:table-cell>
          <table:table-cell table:number-columns-repeated="3"/>
          <table:table-cell office:value-type="string" calcext:value-type="string">
            <text:p><text:s/>Km 655 <text:s text:c="37"/></text:p>
          </table:table-cell>
          <table:table-cell table:number-columns-repeated="2"/>
          <table:table-cell office:value-type="float" office:value="8350" calcext:value-type="float">
            <text:p>8350</text:p>
          </table:table-cell>
          <table:table-cell office:value-type="string" calcext:value-type="string">
            <text:p>Arenys de Mar</text:p>
          </table:table-cell>
          <table:table-cell office:value-type="float" office:value="80060" calcext:value-type="float">
            <text:p>80060</text:p>
          </table:table-cell>
          <table:table-cell office:value-type="string" calcext:value-type="string">
            <text:p>Maresme</text:p>
          </table:table-cell>
          <table:table-cell office:value-type="float" office:value="937912076" calcext:value-type="float">
            <text:p>937912076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3 AM</text:p>
          </table:table-cell>
          <table:table-cell table:number-columns-repeated="2"/>
        </table:table-row>
        <table:table-row table:style-name="ro1">
          <table:table-cell office:value-type="float" office:value="417886" calcext:value-type="float">
            <text:p>417886</text:p>
          </table:table-cell>
          <table:table-cell table:number-columns-repeated="2" office:value-type="string" calcext:value-type="string">
            <text:p>Residència per a disminuïts profunds de Prats de Rei - 2 <text:s text:c="43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Jorba a Ponts</text:p>
          </table:table-cell>
          <table:table-cell table:number-columns-repeated="4"/>
          <table:table-cell office:value-type="string" calcext:value-type="string">
            <text:p><text:s/>Km 42 <text:s text:c="26"/></text:p>
          </table:table-cell>
          <table:table-cell table:number-columns-repeated="2"/>
          <table:table-cell office:value-type="float" office:value="8281" calcext:value-type="float">
            <text:p>8281</text:p>
          </table:table-cell>
          <table:table-cell office:value-type="string" calcext:value-type="string">
            <text:p>Prats de Rei, els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Anoia</text:p>
          </table:table-cell>
          <table:table-cell office:value-type="float" office:value="938698042" calcext:value-type="float">
            <text:p>938698042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9 AM</text:p>
          </table:table-cell>
          <table:table-cell table:number-columns-repeated="2"/>
        </table:table-row>
        <table:table-row table:style-name="ro1">
          <table:table-cell office:value-type="float" office:value="417887" calcext:value-type="float">
            <text:p>417887</text:p>
          </table:table-cell>
          <table:table-cell table:number-columns-repeated="2" office:value-type="string" calcext:value-type="string">
            <text:p>Residència per a disminuïts psíquics profunds de Prats de Rei <text:s text:c="38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Jorba a Ponts</text:p>
          </table:table-cell>
          <table:table-cell table:number-columns-repeated="4"/>
          <table:table-cell office:value-type="string" calcext:value-type="string">
            <text:p><text:s/>Km 42 <text:s text:c="26"/></text:p>
          </table:table-cell>
          <table:table-cell table:number-columns-repeated="2"/>
          <table:table-cell office:value-type="float" office:value="8281" calcext:value-type="float">
            <text:p>8281</text:p>
          </table:table-cell>
          <table:table-cell office:value-type="string" calcext:value-type="string">
            <text:p>Prats de Rei, els</text:p>
          </table:table-cell>
          <table:table-cell office:value-type="float" office:value="81705" calcext:value-type="float">
            <text:p>81705</text:p>
          </table:table-cell>
          <table:table-cell office:value-type="string" calcext:value-type="string">
            <text:p>Anoia</text:p>
          </table:table-cell>
          <table:table-cell office:value-type="float" office:value="938698042" calcext:value-type="float">
            <text:p>938698042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9 AM</text:p>
          </table:table-cell>
          <table:table-cell table:number-columns-repeated="2"/>
        </table:table-row>
        <table:table-row table:style-name="ro1">
          <table:table-cell office:value-type="float" office:value="417953" calcext:value-type="float">
            <text:p>417953</text:p>
          </table:table-cell>
          <table:table-cell table:number-columns-repeated="2" office:value-type="string" calcext:value-type="string">
            <text:p>Residència Josep Torrent <text:s text:c="7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ollerussa a Linyola</text:p>
          </table:table-cell>
          <table:table-cell table:number-columns-repeated="4"/>
          <table:table-cell office:value-type="string" calcext:value-type="string">
            <text:p><text:s/>Km 2 (Merlets) <text:s text:c="10"/></text:p>
          </table:table-cell>
          <table:table-cell table:number-columns-repeated="2"/>
          <table:table-cell office:value-type="float" office:value="25245" calcext:value-type="float">
            <text:p>25245</text:p>
          </table:table-cell>
          <table:table-cell office:value-type="string" calcext:value-type="string">
            <text:p>Vila-sana</text:p>
          </table:table-cell>
          <table:table-cell office:value-type="float" office:value="252521" calcext:value-type="float">
            <text:p>252521</text:p>
          </table:table-cell>
          <table:table-cell office:value-type="string" calcext:value-type="string">
            <text:p>Pla d'Urgell</text:p>
          </table:table-cell>
          <table:table-cell office:value-type="float" office:value="973082010" calcext:value-type="float">
            <text:p>973082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3 AM</text:p>
          </table:table-cell>
          <table:table-cell table:number-columns-repeated="2"/>
        </table:table-row>
        <table:table-row table:style-name="ro1">
          <table:table-cell office:value-type="float" office:value="417980" calcext:value-type="float">
            <text:p>417980</text:p>
          </table:table-cell>
          <table:table-cell table:number-columns-repeated="2" office:value-type="string" calcext:value-type="string">
            <text:p>Residència Palau de les Franqueses <text:s text:c="6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ànoves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Franqueses del Vallès, les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Vallès Oriental</text:p>
          </table:table-cell>
          <table:table-cell office:value-type="float" office:value="938401015" calcext:value-type="float">
            <text:p>93840101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0 AM</text:p>
          </table:table-cell>
          <table:table-cell table:number-columns-repeated="2"/>
        </table:table-row>
        <table:table-row table:style-name="ro1">
          <table:table-cell office:value-type="float" office:value="418083" calcext:value-type="float">
            <text:p>418083</text:p>
          </table:table-cell>
          <table:table-cell table:number-columns-repeated="2" office:value-type="string" calcext:value-type="string">
            <text:p>Residència Tercera Edat Vilanova <text:s text:c="67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'Arboç</text:p>
          </table:table-cell>
          <table:table-cell table:number-columns-repeated="4"/>
          <table:table-cell office:value-type="string" calcext:value-type="string">
            <text:p><text:s/>Km 0'900 <text:s text:c="29"/></text:p>
          </table:table-cell>
          <table:table-cell table:number-columns-repeated="2"/>
          <table:table-cell office:value-type="float" office:value="8800" calcext:value-type="float">
            <text:p>8800</text:p>
          </table:table-cell>
          <table:table-cell office:value-type="string" calcext:value-type="string">
            <text:p>Vilanova i la Geltrú</text:p>
          </table:table-cell>
          <table:table-cell office:value-type="float" office:value="83073" calcext:value-type="float">
            <text:p>83073</text:p>
          </table:table-cell>
          <table:table-cell office:value-type="string" calcext:value-type="string">
            <text:p>Garraf</text:p>
          </table:table-cell>
          <table:table-cell office:value-type="float" office:value="938936615" calcext:value-type="float">
            <text:p>938936615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91706188" calcext:value-type="float">
            <text:p>391706188</text:p>
          </table:table-cell>
          <table:table-cell office:value-type="float" office:value="4564790732" calcext:value-type="float">
            <text:p>4564790732</text:p>
          </table:table-cell>
          <table:table-cell office:value-type="string" calcext:value-type="string">
            <text:p>1.707910600</text:p>
          </table:table-cell>
          <table:table-cell office:value-type="string" calcext:value-type="string">
            <text:p>41.227263000</text:p>
          </table:table-cell>
          <table:table-cell table:number-columns-repeated="2"/>
          <table:table-cell office:value-type="string" calcext:value-type="string">
            <text:p>07/18/2024 07:30:48 AM</text:p>
          </table:table-cell>
          <table:table-cell/>
          <table:table-cell office:value-type="string" calcext:value-type="string">
            <text:p>POINT (1.7079107 41.227264)</text:p>
          </table:table-cell>
        </table:table-row>
        <table:table-row table:style-name="ro1">
          <table:table-cell office:value-type="float" office:value="418203" calcext:value-type="float">
            <text:p>418203</text:p>
          </table:table-cell>
          <table:table-cell table:number-columns-repeated="2" office:value-type="string" calcext:value-type="string">
            <text:p>Residència Sant Joan de Déu <text:s text:c="72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9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9 AM</text:p>
          </table:table-cell>
          <table:table-cell table:number-columns-repeated="2"/>
        </table:table-row>
        <table:table-row table:style-name="ro1">
          <table:table-cell office:value-type="float" office:value="418281" calcext:value-type="float">
            <text:p>418281</text:p>
          </table:table-cell>
          <table:table-cell table:number-columns-repeated="2" office:value-type="string" calcext:value-type="string">
            <text:p>Residències de Catalunya <text:s text:c="75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oià a Manresa</text:p>
          </table:table-cell>
          <table:table-cell table:number-columns-repeated="4"/>
          <table:table-cell office:value-type="string" calcext:value-type="string">
            <text:p><text:s/>Km 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80" calcext:value-type="float">
            <text:p>8180</text:p>
          </table:table-cell>
          <table:table-cell office:value-type="string" calcext:value-type="string">
            <text:p>Moià</text:p>
          </table:table-cell>
          <table:table-cell office:value-type="float" office:value="81385" calcext:value-type="float">
            <text:p>81385</text:p>
          </table:table-cell>
          <table:table-cell office:value-type="string" calcext:value-type="string">
            <text:p>Moianès</text:p>
          </table:table-cell>
          <table:table-cell office:value-type="float" office:value="938208228" calcext:value-type="float">
            <text:p>938208228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6 AM</text:p>
          </table:table-cell>
          <table:table-cell table:number-columns-repeated="2"/>
        </table:table-row>
        <table:table-row table:style-name="ro1">
          <table:table-cell office:value-type="float" office:value="418330" calcext:value-type="float">
            <text:p>418330</text:p>
          </table:table-cell>
          <table:table-cell table:number-columns-repeated="2" office:value-type="string" calcext:value-type="string">
            <text:p>Residencia de Ancianos Maranatha de Cardedeu (servei de residència assistida) <text:s text:c="22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ànoves</text:p>
          </table:table-cell>
          <table:table-cell table:number-columns-repeated="4"/>
          <table:table-cell office:value-type="string" calcext:value-type="string">
            <text:p><text:s/>Km 2</text:p>
          </table:table-cell>
          <table:table-cell/>
          <table:table-cell office:value-type="string" calcext:value-type="string">
            <text:p>5 (Can Julià Gros) <text:s text:c="14"/>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Cardedeu</text:p>
          </table:table-cell>
          <table:table-cell office:value-type="float" office:value="80462" calcext:value-type="float">
            <text:p>80462</text:p>
          </table:table-cell>
          <table:table-cell office:value-type="string" calcext:value-type="string">
            <text:p>Vallès Oriental</text:p>
          </table:table-cell>
          <table:table-cell office:value-type="float" office:value="938452287" calcext:value-type="float">
            <text:p>938452287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445730989" calcext:value-type="float">
            <text:p>445730989</text:p>
          </table:table-cell>
          <table:table-cell office:value-type="float" office:value="4614948153" calcext:value-type="float">
            <text:p>4614948153</text:p>
          </table:table-cell>
          <table:table-cell office:value-type="string" calcext:value-type="string">
            <text:p>2.347929800</text:p>
          </table:table-cell>
          <table:table-cell office:value-type="string" calcext:value-type="string">
            <text:p>41.684456700</text:p>
          </table:table-cell>
          <table:table-cell table:number-columns-repeated="2"/>
          <table:table-cell office:value-type="string" calcext:value-type="string">
            <text:p>07/18/2024 07:30:46 AM</text:p>
          </table:table-cell>
          <table:table-cell/>
          <table:table-cell office:value-type="string" calcext:value-type="string">
            <text:p>POINT (2.3479297 41.684456)</text:p>
          </table:table-cell>
        </table:table-row>
        <table:table-row table:style-name="ro1">
          <table:table-cell office:value-type="float" office:value="418360" calcext:value-type="float">
            <text:p>418360</text:p>
          </table:table-cell>
          <table:table-cell table:number-columns-repeated="2" office:value-type="string" calcext:value-type="string">
            <text:p>Residencia para la Tercera Edad Sant Roc <text:s text:c="59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313</text:p>
          </table:table-cell>
          <table:table-cell table:number-columns-repeated="4"/>
          <table:table-cell office:value-type="string" calcext:value-type="string">
            <text:p><text:s/>Km 11'7 <text:s text:c="34"/></text:p>
          </table:table-cell>
          <table:table-cell table:number-columns-repeated="2"/>
          <table:table-cell office:value-type="float" office:value="25690" calcext:value-type="float">
            <text:p>25690</text:p>
          </table:table-cell>
          <table:table-cell office:value-type="string" calcext:value-type="string">
            <text:p>Vilanova de la Barca</text:p>
          </table:table-cell>
          <table:table-cell office:value-type="float" office:value="252542" calcext:value-type="float">
            <text:p>252542</text:p>
          </table:table-cell>
          <table:table-cell office:value-type="string" calcext:value-type="string">
            <text:p>Segrià</text:p>
          </table:table-cell>
          <table:table-cell office:value-type="float" office:value="973190011" calcext:value-type="float">
            <text:p>973190011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46 AM</text:p>
          </table:table-cell>
          <table:table-cell table:number-columns-repeated="2"/>
        </table:table-row>
        <table:table-row table:style-name="ro1">
          <table:table-cell office:value-type="float" office:value="418631" calcext:value-type="float">
            <text:p>418631</text:p>
          </table:table-cell>
          <table:table-cell table:number-columns-repeated="2" office:value-type="string" calcext:value-type="string">
            <text:p>Servei d'ajuda domiciliària Cambrils Suite <text:s text:c="57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ambrils a Montbrió</text:p>
          </table:table-cell>
          <table:table-cell table:number-columns-repeated="3"/>
          <table:table-cell office:value-type="string" calcext:value-type="string">
            <text:p><text:s/>Km 3 <text:s text:c="24"/></text:p>
          </table:table-cell>
          <table:table-cell table:number-columns-repeated="2"/>
          <table:table-cell office:value-type="float" office:value="43850" calcext:value-type="float">
            <text:p>43850</text:p>
          </table:table-cell>
          <table:table-cell office:value-type="string" calcext:value-type="string">
            <text:p>Cambrils</text:p>
          </table:table-cell>
          <table:table-cell office:value-type="float" office:value="430385" calcext:value-type="float">
            <text:p>430385</text:p>
          </table:table-cell>
          <table:table-cell office:value-type="string" calcext:value-type="string">
            <text:p>Baix Camp</text:p>
          </table:table-cell>
          <table:table-cell office:value-type="float" office:value="977793250" calcext:value-type="float">
            <text:p>97779325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9 AM</text:p>
          </table:table-cell>
          <table:table-cell table:number-columns-repeated="2"/>
        </table:table-row>
        <table:table-row table:style-name="ro1">
          <table:table-cell office:value-type="float" office:value="418650" calcext:value-type="float">
            <text:p>418650</text:p>
          </table:table-cell>
          <table:table-cell table:number-columns-repeated="2" office:value-type="string" calcext:value-type="string">
            <text:p>Servei d'ajuda domiciliària Caser Residencial Castell d'Oliana <text:s text:c="37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Artesa de Segre - Adrall</text:p>
          </table:table-cell>
          <table:table-cell table:number-columns-repeated="3"/>
          <table:table-cell office:value-type="string" calcext:value-type="string">
            <text:p><text:s/>Km 143 <text:s text:c="17"/></text:p>
          </table:table-cell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string" calcext:value-type="string">
            <text:p>Oliana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Alt Urgell</text:p>
          </table:table-cell>
          <table:table-cell office:value-type="float" office:value="973463030" calcext:value-type="float">
            <text:p>97346303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9 AM</text:p>
          </table:table-cell>
          <table:table-cell table:number-columns-repeated="2"/>
        </table:table-row>
        <table:table-row table:style-name="ro1">
          <table:table-cell office:value-type="float" office:value="418726" calcext:value-type="float">
            <text:p>418726</text:p>
          </table:table-cell>
          <table:table-cell table:number-columns-repeated="2" office:value-type="string" calcext:value-type="string">
            <text:p>Servei d'ajuda domiciliària Palau de les Franqueses <text:s text:c="48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ànoves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Franqueses del Vallès, les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Vallès Oriental</text:p>
          </table:table-cell>
          <table:table-cell office:value-type="float" office:value="938401015" calcext:value-type="float">
            <text:p>93840101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8 AM</text:p>
          </table:table-cell>
          <table:table-cell table:number-columns-repeated="2"/>
        </table:table-row>
        <table:table-row table:style-name="ro1">
          <table:table-cell office:value-type="float" office:value="418905" calcext:value-type="float">
            <text:p>418905</text:p>
          </table:table-cell>
          <table:table-cell table:number-columns-repeated="2" office:value-type="string" calcext:value-type="string">
            <text:p>Servei de suport a l'autonomia a la pròpia llar Fundació Onyar - La Selva - Disc. Físics <text:s text:c="11"/></text:p>
          </table:table-cell>
          <table:table-cell office:value-type="string" calcext:value-type="string">
            <text:p>Serveis socials especialitzats|Serveis adreçats a infància, adolescència, joventut|Servei de suport a l'adopció internacion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Felíu de Guíxols</text:p>
          </table:table-cell>
          <table:table-cell table:number-columns-repeated="4"/>
          <table:table-cell office:value-type="string" calcext:value-type="string">
            <text:p><text:s/>Km 5 <text:s text:c="19"/></text:p>
          </table:table-cell>
          <table:table-cell table:number-columns-repeated="2"/>
          <table:table-cell office:value-type="float" office:value="17242" calcext:value-type="float">
            <text:p>17242</text:p>
          </table:table-cell>
          <table:table-cell office:value-type="string" calcext:value-type="string">
            <text:p>Quart</text:p>
          </table:table-cell>
          <table:table-cell office:value-type="float" office:value="171426" calcext:value-type="float">
            <text:p>171426</text:p>
          </table:table-cell>
          <table:table-cell office:value-type="string" calcext:value-type="string">
            <text:p>Gironès</text:p>
          </table:table-cell>
          <table:table-cell office:value-type="float" office:value="972469197" calcext:value-type="float">
            <text:p>97246919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0 AM</text:p>
          </table:table-cell>
          <table:table-cell table:number-columns-repeated="2"/>
        </table:table-row>
        <table:table-row table:style-name="ro1">
          <table:table-cell office:value-type="float" office:value="418906" calcext:value-type="float">
            <text:p>418906</text:p>
          </table:table-cell>
          <table:table-cell table:number-columns-repeated="2" office:value-type="string" calcext:value-type="string">
            <text:p>Servei de suport a l'autonomia a la pròpia llar Fundació Onyar - La Selva - Malalts mentals <text:s text:c="8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Felíu de Guíxols</text:p>
          </table:table-cell>
          <table:table-cell table:number-columns-repeated="4"/>
          <table:table-cell office:value-type="string" calcext:value-type="string">
            <text:p><text:s/>Km 5 <text:s text:c="19"/></text:p>
          </table:table-cell>
          <table:table-cell table:number-columns-repeated="2"/>
          <table:table-cell office:value-type="float" office:value="17242" calcext:value-type="float">
            <text:p>17242</text:p>
          </table:table-cell>
          <table:table-cell office:value-type="string" calcext:value-type="string">
            <text:p>Quart</text:p>
          </table:table-cell>
          <table:table-cell office:value-type="float" office:value="171426" calcext:value-type="float">
            <text:p>171426</text:p>
          </table:table-cell>
          <table:table-cell office:value-type="string" calcext:value-type="string">
            <text:p>Gironès</text:p>
          </table:table-cell>
          <table:table-cell office:value-type="float" office:value="972469197" calcext:value-type="float">
            <text:p>97246919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0 AM</text:p>
          </table:table-cell>
          <table:table-cell table:number-columns-repeated="2"/>
        </table:table-row>
        <table:table-row table:style-name="ro1">
          <table:table-cell office:value-type="float" office:value="419050" calcext:value-type="float">
            <text:p>419050</text:p>
          </table:table-cell>
          <table:table-cell table:number-columns-repeated="2" office:value-type="string" calcext:value-type="string">
            <text:p>Servei de centre de dia d'atenció especialitzada per a persones amb diminució Riudeperes <text:s text:c="11"/></text:p>
          </table:table-cell>
          <table:table-cell office:value-type="string" calcext:value-type="string">
            <text:p>Serveis socials especialitzats|Serveis adreçats a persones amb discapacitat intel·lectual|Servei de centre de dia d'atenció especialitzad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141</text:p>
          </table:table-cell>
          <table:table-cell table:number-columns-repeated="3"/>
          <table:table-cell office:value-type="string" calcext:value-type="string">
            <text:p><text:s/>Km 4 (Vic a Pantà de Sau</text:p>
          </table:table-cell>
          <table:table-cell table:number-columns-repeated="2"/>
          <table:table-cell office:value-type="float" office:value="8519" calcext:value-type="float">
            <text:p>8519</text:p>
          </table:table-cell>
          <table:table-cell office:value-type="string" calcext:value-type="string">
            <text:p>Calldetenes</text:p>
          </table:table-cell>
          <table:table-cell office:value-type="float" office:value="80370" calcext:value-type="float">
            <text:p>80370</text:p>
          </table:table-cell>
          <table:table-cell office:value-type="string" calcext:value-type="string">
            <text:p>Osona</text:p>
          </table:table-cell>
          <table:table-cell office:value-type="float" office:value="938861322" calcext:value-type="float">
            <text:p>938861322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3 AM</text:p>
          </table:table-cell>
          <table:table-cell table:number-columns-repeated="2"/>
        </table:table-row>
        <table:table-row table:style-name="ro1">
          <table:table-cell office:value-type="float" office:value="419135" calcext:value-type="float">
            <text:p>419135</text:p>
          </table:table-cell>
          <table:table-cell table:number-columns-repeated="2" office:value-type="string" calcext:value-type="string">
            <text:p>Servei de tutela per a persones amb malaltia mental (F.P. Sta. Maria de Comabella) <text:s text:c="17"/></text:p>
          </table:table-cell>
          <table:table-cell office:value-type="string" calcext:value-type="string">
            <text:p>Serveis socials especialitzats|Serveis adreçats a persones amb problemàtica social derivada de malaltia mental|Servei de tutela per a persones amb malaltia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-Santpedor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11 AM</text:p>
          </table:table-cell>
          <table:table-cell table:number-columns-repeated="2"/>
        </table:table-row>
        <table:table-row table:style-name="ro1">
          <table:table-cell office:value-type="float" office:value="419162" calcext:value-type="float">
            <text:p>419162</text:p>
          </table:table-cell>
          <table:table-cell table:number-columns-repeated="2" office:value-type="string" calcext:value-type="string">
            <text:p>Servei de tutela Fudanció Privada Sant Medir <text:s text:c="55"/></text:p>
          </table:table-cell>
          <table:table-cell office:value-type="string" calcext:value-type="string">
            <text:p>Serveis socials especialitzats|Serveis adreçats a persones amb discapacitat intel·lectual|Servei de tutela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'Arrabassada</text:p>
          </table:table-cell>
          <table:table-cell table:number-columns-repeated="4"/>
          <table:table-cell office:value-type="string" calcext:value-type="string">
            <text:p><text:s/>Km 6 <text:s text:c="27"/></text:p>
          </table:table-cell>
          <table:table-cell table:number-columns-repeated="2"/>
          <table:table-cell office:value-type="float" office:value="8190" calcext:value-type="float">
            <text:p>8190</text:p>
          </table:table-cell>
          <table:table-cell office:value-type="string" calcext:value-type="string">
            <text:p>Sant Cugat del Vallès</text:p>
          </table:table-cell>
          <table:table-cell office:value-type="float" office:value="82055" calcext:value-type="float">
            <text:p>82055</text:p>
          </table:table-cell>
          <table:table-cell office:value-type="string" calcext:value-type="string">
            <text:p>Vallès Occidental</text:p>
          </table:table-cell>
          <table:table-cell office:value-type="float" office:value="932120429" calcext:value-type="float">
            <text:p>932120429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10 AM</text:p>
          </table:table-cell>
          <table:table-cell table:number-columns-repeated="2"/>
        </table:table-row>
        <table:table-row table:style-name="ro3">
          <table:table-cell office:value-type="float" office:value="419206" calcext:value-type="float">
            <text:p>419206</text:p>
          </table:table-cell>
          <table:table-cell table:number-columns-repeated="2" office:value-type="string" calcext:value-type="string">
            <text:p>Servei de tutela Fundació Privada Sant Jordi de Catalònia (Disc. Psíquics) <text:s text:c="25"/></text:p>
          </table:table-cell>
          <table:table-cell office:value-type="string" calcext:value-type="string">
            <text:p>Serveis socials especialitzats|Serveis adreçats a persones amb discapacitat intel·lectual|Servei de tutela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08 AM</text:p>
          </table:table-cell>
          <table:table-cell table:number-columns-repeated="2"/>
        </table:table-row>
        <table:table-row table:style-name="ro1">
          <table:table-cell office:value-type="float" office:value="419207" calcext:value-type="float">
            <text:p>419207</text:p>
          </table:table-cell>
          <table:table-cell table:number-columns-repeated="2" office:value-type="string" calcext:value-type="string">
            <text:p>Servei de tutela Fundació Privada Sant Jordi de Catalònia (Gent Gran) <text:s text:c="30"/></text:p>
          </table:table-cell>
          <table:table-cell office:value-type="string" calcext:value-type="string">
            <text:p>Serveis socials especialitzats|Serveis adreçats a persones grans amb dependència o risc social|Servei de tutela per a gent gran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08 AM</text:p>
          </table:table-cell>
          <table:table-cell table:number-columns-repeated="2"/>
        </table:table-row>
        <table:table-row table:style-name="ro1">
          <table:table-cell office:value-type="float" office:value="419352" calcext:value-type="float">
            <text:p>419352</text:p>
          </table:table-cell>
          <table:table-cell table:number-columns-repeated="2" office:value-type="string" calcext:value-type="string">
            <text:p>Servei de teràpia ocupacional Verge de la Cinta <text:s text:c="52"/></text:p>
          </table:table-cell>
          <table:table-cell office:value-type="string" calcext:value-type="string">
            <text:p>Serveis socials especialitzats|Serveis adreçats a persones amb discapacitat intel·lectual|Servei de centre de dia de teràpia ocupacional per a persones amb discapacitat intel·lectual (STO)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ortosa-Aldea -C42-</text:p>
          </table:table-cell>
          <table:table-cell table:number-columns-repeated="3"/>
          <table:table-cell office:value-type="string" calcext:value-type="string">
            <text:p><text:s/>Km 7 (Campredó) <text:s text:c="13"/></text:p>
          </table:table-cell>
          <table:table-cell table:number-columns-repeated="2"/>
          <table:table-cell office:value-type="float" office:value="43897" calcext:value-type="float">
            <text:p>43897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77597046" calcext:value-type="float">
            <text:p>977597046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17 AM</text:p>
          </table:table-cell>
          <table:table-cell table:number-columns-repeated="2"/>
        </table:table-row>
        <table:table-row table:style-name="ro1">
          <table:table-cell office:value-type="float" office:value="419410" calcext:value-type="float">
            <text:p>419410</text:p>
          </table:table-cell>
          <table:table-cell table:number-columns-repeated="2" office:value-type="string" calcext:value-type="string">
            <text:p>Servei de Residència per a persones amb disminució psíquica (Sant Nicolau) <text:s text:c="25"/></text:p>
          </table:table-cell>
          <table:table-cell office:value-type="string" calcext:value-type="string">
            <text:p>Serveis socials especialitzats|Serveis adreçats a persones amb discapacitat intel·lectual|Servei de centre residencial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40</text:p>
          </table:table-cell>
          <table:table-cell table:number-columns-repeated="3"/>
          <table:table-cell office:value-type="string" calcext:value-type="string">
            <text:p><text:s/>Km 111 <text:s text:c="36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00 AM</text:p>
          </table:table-cell>
          <table:table-cell table:number-columns-repeated="2"/>
        </table:table-row>
        <table:table-row table:style-name="ro1">
          <table:table-cell office:value-type="float" office:value="419460" calcext:value-type="float">
            <text:p>419460</text:p>
          </table:table-cell>
          <table:table-cell table:number-columns-repeated="2" office:value-type="string" calcext:value-type="string">
            <text:p>Servei de Suport a l'autonomia a la pròpia llar Fundació Onyar - La Selva - Disc. Psíquics <text:s text:c="9"/></text:p>
          </table:table-cell>
          <table:table-cell office:value-type="string" calcext:value-type="string">
            <text:p>Serveis socials especialitzats|Serveis adreçats a persones amb discapacitat intel·lectual|Servei de suport a l'autonomia a la pròpia llar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Felíu de Guíxols</text:p>
          </table:table-cell>
          <table:table-cell table:number-columns-repeated="4"/>
          <table:table-cell office:value-type="string" calcext:value-type="string">
            <text:p><text:s/>Km 5 <text:s text:c="19"/></text:p>
          </table:table-cell>
          <table:table-cell table:number-columns-repeated="2"/>
          <table:table-cell office:value-type="float" office:value="17242" calcext:value-type="float">
            <text:p>17242</text:p>
          </table:table-cell>
          <table:table-cell office:value-type="string" calcext:value-type="string">
            <text:p>Quart</text:p>
          </table:table-cell>
          <table:table-cell office:value-type="float" office:value="171426" calcext:value-type="float">
            <text:p>171426</text:p>
          </table:table-cell>
          <table:table-cell office:value-type="string" calcext:value-type="string">
            <text:p>Gironès</text:p>
          </table:table-cell>
          <table:table-cell office:value-type="float" office:value="972469197" calcext:value-type="float">
            <text:p>97246919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00 AM</text:p>
          </table:table-cell>
          <table:table-cell table:number-columns-repeated="2"/>
        </table:table-row>
        <table:table-row table:style-name="ro1">
          <table:table-cell office:value-type="float" office:value="419480" calcext:value-type="float">
            <text:p>419480</text:p>
          </table:table-cell>
          <table:table-cell table:number-columns-repeated="2" office:value-type="string" calcext:value-type="string">
            <text:p>Servei de tutela dirigit a gent gran <text:s text:c="63"/></text:p>
          </table:table-cell>
          <table:table-cell office:value-type="string" calcext:value-type="string">
            <text:p>Serveis socials especialitzats|Serveis adreçats a persones grans amb dependència o risc social|Servei de tutela per a gent gran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-Santpedor</text:p>
          </table:table-cell>
          <table:table-cell table:number-columns-repeated="3"/>
          <table:table-cell office:value-type="string" calcext:value-type="string">
            <text:p><text:s/>km 4.4 Sta. Maria de Comabella 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12 AM</text:p>
          </table:table-cell>
          <table:table-cell table:number-columns-repeated="2"/>
        </table:table-row>
        <table:table-row table:style-name="ro1">
          <table:table-cell office:value-type="float" office:value="419629" calcext:value-type="float">
            <text:p>419629</text:p>
          </table:table-cell>
          <table:table-cell table:number-columns-repeated="2" office:value-type="string" calcext:value-type="string">
            <text:p>SAD - Estímul Serveis Socials, SL <text:s text:c="66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Pobla de Claramunt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8788" calcext:value-type="float">
            <text:p>8788</text:p>
          </table:table-cell>
          <table:table-cell office:value-type="string" calcext:value-type="string">
            <text:p>Vilanova del Camí</text:p>
          </table:table-cell>
          <table:table-cell office:value-type="float" office:value="83020" calcext:value-type="float">
            <text:p>83020</text:p>
          </table:table-cell>
          <table:table-cell office:value-type="string" calcext:value-type="string">
            <text:p>Anoia</text:p>
          </table:table-cell>
          <table:table-cell office:value-type="float" office:value="620347463" calcext:value-type="float">
            <text:p>620347463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87207394" calcext:value-type="float">
            <text:p>387207394</text:p>
          </table:table-cell>
          <table:table-cell office:value-type="float" office:value="4603080263" calcext:value-type="float">
            <text:p>4603080263</text:p>
          </table:table-cell>
          <table:table-cell office:value-type="string" calcext:value-type="string">
            <text:p>1.647115000</text:p>
          </table:table-cell>
          <table:table-cell office:value-type="string" calcext:value-type="string">
            <text:p>41.571449700</text:p>
          </table:table-cell>
          <table:table-cell table:number-columns-repeated="2"/>
          <table:table-cell office:value-type="string" calcext:value-type="string">
            <text:p>07/18/2024 07:29:49 AM</text:p>
          </table:table-cell>
          <table:table-cell/>
          <table:table-cell office:value-type="string" calcext:value-type="string">
            <text:p>POINT (1.647115 41.57145)</text:p>
          </table:table-cell>
        </table:table-row>
        <table:table-row table:style-name="ro1">
          <table:table-cell office:value-type="float" office:value="419683" calcext:value-type="float">
            <text:p>419683</text:p>
          </table:table-cell>
          <table:table-cell table:number-columns-repeated="2" office:value-type="string" calcext:value-type="string">
            <text:p>Servei ocupacional d'inserció Taller Coloma <text:s text:c="56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Berga a Solsona</text:p>
          </table:table-cell>
          <table:table-cell table:number-columns-repeated="3"/>
          <table:table-cell office:value-type="string" calcext:value-type="string">
            <text:p><text:s/>Km 5 (Can Coloma) <text:s text:c="15"/>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string" calcext:value-type="string">
            <text:p>Avià</text:p>
          </table:table-cell>
          <table:table-cell office:value-type="float" office:value="80116" calcext:value-type="float">
            <text:p>80116</text:p>
          </table:table-cell>
          <table:table-cell office:value-type="string" calcext:value-type="string">
            <text:p>Berguedà</text:p>
          </table:table-cell>
          <table:table-cell office:value-type="float" office:value="938230375" calcext:value-type="float">
            <text:p>93823037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6 AM</text:p>
          </table:table-cell>
          <table:table-cell table:number-columns-repeated="2"/>
        </table:table-row>
        <table:table-row table:style-name="ro1">
          <table:table-cell office:value-type="float" office:value="419709" calcext:value-type="float">
            <text:p>419709</text:p>
          </table:table-cell>
          <table:table-cell table:number-columns-repeated="2" office:value-type="string" calcext:value-type="string">
            <text:p>Servei ocupacional d'inserció Verge de la Cinta <text:s text:c="52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ortosa-Aldea -C42-</text:p>
          </table:table-cell>
          <table:table-cell table:number-columns-repeated="3"/>
          <table:table-cell office:value-type="string" calcext:value-type="string">
            <text:p><text:s/>Km 7 (Campredó) <text:s text:c="13"/></text:p>
          </table:table-cell>
          <table:table-cell table:number-columns-repeated="2"/>
          <table:table-cell office:value-type="float" office:value="43897" calcext:value-type="float">
            <text:p>43897</text:p>
          </table:table-cell>
          <table:table-cell office:value-type="string" calcext:value-type="string">
            <text:p>Tortosa</text:p>
          </table:table-cell>
          <table:table-cell office:value-type="float" office:value="431554" calcext:value-type="float">
            <text:p>431554</text:p>
          </table:table-cell>
          <table:table-cell office:value-type="string" calcext:value-type="string">
            <text:p>Baix Ebre</text:p>
          </table:table-cell>
          <table:table-cell office:value-type="float" office:value="977597046" calcext:value-type="float">
            <text:p>977597046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6 AM</text:p>
          </table:table-cell>
          <table:table-cell table:number-columns-repeated="2"/>
        </table:table-row>
        <table:table-row table:style-name="ro1">
          <table:table-cell office:value-type="float" office:value="419808" calcext:value-type="float">
            <text:p>419808</text:p>
          </table:table-cell>
          <table:table-cell table:number-columns-repeated="2" office:value-type="string" calcext:value-type="string">
            <text:p>Servei prelaboral St. Joan de Déu <text:s text:c="66"/></text:p>
          </table:table-cell>
          <table:table-cell office:value-type="string" calcext:value-type="string">
            <text:p>Serveis socials especialitzats|Serveis adreçats a persones amb problemàtica social derivada de malaltia mental|Servei prelabor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40</text:p>
          </table:table-cell>
          <table:table-cell table:number-columns-repeated="3"/>
          <table:table-cell office:value-type="string" calcext:value-type="string">
            <text:p><text:s/>Km-111 <text:s text:c="36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5 AM</text:p>
          </table:table-cell>
          <table:table-cell table:number-columns-repeated="2"/>
        </table:table-row>
        <table:table-row table:style-name="ro1">
          <table:table-cell office:value-type="float" office:value="419830" calcext:value-type="float">
            <text:p>419830</text:p>
          </table:table-cell>
          <table:table-cell table:number-columns-repeated="2" office:value-type="string" calcext:value-type="string">
            <text:p>Servei ocupacional d'inserció "Sant Joan de Déu" <text:s text:c="51"/></text:p>
          </table:table-cell>
          <table:table-cell office:value-type="string" calcext:value-type="string">
            <text:p>Serveis socials especialitzats|Serveis adreçats a persones amb discapacitat intel·lectual|Servei de centre de dia ocupacional d'inserció per a persones amb discapacitat intel·lectual (SOI)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<text:s/>Km 111 <text:s text:c="27"/>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57 AM</text:p>
          </table:table-cell>
          <table:table-cell table:number-columns-repeated="2"/>
        </table:table-row>
        <table:table-row table:style-name="ro1">
          <table:table-cell office:value-type="float" office:value="420042" calcext:value-type="float">
            <text:p>420042</text:p>
          </table:table-cell>
          <table:table-cell table:number-columns-repeated="2" office:value-type="string" calcext:value-type="string">
            <text:p>UBASP Consell Comarcal del Vallès Occidental <text:s text:c="55"/></text:p>
          </table:table-cell>
          <table:table-cell office:value-type="string" calcext:value-type="string">
            <text:p>Serveis socials bàsics|Servei bàsic d'atenció social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</text:p>
          </table:table-cell>
          <table:table-cell table:number-columns-repeated="3"/>
          <table:table-cell office:value-type="string" calcext:value-type="string">
            <text:p><text:s/>Km 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273534" calcext:value-type="float">
            <text:p>93727353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41 AM</text:p>
          </table:table-cell>
          <table:table-cell table:number-columns-repeated="2"/>
        </table:table-row>
        <table:table-row table:style-name="ro1">
          <table:table-cell office:value-type="float" office:value="420070" calcext:value-type="float">
            <text:p>420070</text:p>
          </table:table-cell>
          <table:table-cell table:number-columns-repeated="2" office:value-type="string" calcext:value-type="string">
            <text:p>SAD Geroconsultors <text:s text:c="81"/></text:p>
          </table:table-cell>
          <table:table-cell office:value-type="string" calcext:value-type="string">
            <text:p>Serveis socials bàsics|Servei d'ajuda a domicili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Figueres</text:p>
          </table:table-cell>
          <table:table-cell table:number-columns-repeated="4"/>
          <table:table-cell office:value-type="string" calcext:value-type="string">
            <text:p><text:s/>Km 1'5 <text:s text:c="30"/></text:p>
          </table:table-cell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string" calcext:value-type="string">
            <text:p>Banyoles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Pla de l'Estany</text:p>
          </table:table-cell>
          <table:table-cell office:value-type="float" office:value="639909745" calcext:value-type="float">
            <text:p>63990974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49 AM</text:p>
          </table:table-cell>
          <table:table-cell table:number-columns-repeated="2"/>
        </table:table-row>
        <table:table-row table:style-name="ro1">
          <table:table-cell office:value-type="float" office:value="449638" calcext:value-type="float">
            <text:p>449638</text:p>
          </table:table-cell>
          <table:table-cell table:number-columns-repeated="2" office:value-type="string" calcext:value-type="string">
            <text:p>DEIXALLERIA DE BENIFALLET</text:p>
          </table:table-cell>
          <table:table-cell office:value-type="string" calcext:value-type="string">
            <text:p>Medi ambient|Deixalleries||</text:p>
          </table:table-cell>
          <table:table-cell/>
          <table:table-cell office:value-type="string" calcext:value-type="string">
            <text:p><text:s text:c="2"/>Carretera T-301 </text:p>
          </table:table-cell>
          <table:table-cell table:number-columns-repeated="7"/>
          <table:table-cell office:value-type="float" office:value="43512" calcext:value-type="float">
            <text:p>43512</text:p>
          </table:table-cell>
          <table:table-cell office:value-type="string" calcext:value-type="string">
            <text:p>Benifallet</text:p>
          </table:table-cell>
          <table:table-cell office:value-type="float" office:value="430252" calcext:value-type="float">
            <text:p>430252</text:p>
          </table:table-cell>
          <table:table-cell office:value-type="string" calcext:value-type="string">
            <text:p>Baix Ebre</text:p>
          </table:table-cell>
          <table:table-cell office:value-type="float" office:value="977445308" calcext:value-type="float">
            <text:p>977445308</text:p>
          </table:table-cell>
          <table:table-cell table:number-columns-repeated="2"/>
          <table:table-cell office:value-type="float" office:value="290907000" calcext:value-type="float">
            <text:p>290907000</text:p>
          </table:table-cell>
          <table:table-cell office:value-type="float" office:value="4538255000" calcext:value-type="float">
            <text:p>4538255000</text:p>
          </table:table-cell>
          <table:table-cell office:value-type="string" calcext:value-type="string">
            <text:p>0.515089105</text:p>
          </table:table-cell>
          <table:table-cell office:value-type="string" calcext:value-type="string">
            <text:p>40.968688369</text:p>
          </table:table-cell>
          <table:table-cell office:value-type="string" calcext:value-type="string">
            <text:p>laznar@copate.cat</text:p>
          </table:table-cell>
          <table:table-cell/>
          <table:table-cell office:value-type="string" calcext:value-type="string">
            <text:p>07/19/2024 07:02:50 AM</text:p>
          </table:table-cell>
          <table:table-cell office:value-type="string" calcext:value-type="string">
            <text:p>Horari|Hivern: Dilluns, dimecres i divendres de 17h a 18h. Estiu: dilluns, dimecres i divendres de 18h a 19h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5150891 40.96869)</text:p>
          </table:table-cell>
        </table:table-row>
        <table:table-row table:style-name="ro1">
          <table:table-cell office:value-type="float" office:value="546658" calcext:value-type="float">
            <text:p>546658</text:p>
          </table:table-cell>
          <table:table-cell table:number-columns-repeated="2" office:value-type="string" calcext:value-type="string">
            <text:p>Ajuntament de Clariana de Cardener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Manresa a Solsona</text:p>
          </table:table-cell>
          <table:table-cell office:value-type="string" calcext:value-type="string">
            <text:p><text:s/>C-55</text:p>
          </table:table-cell>
          <table:table-cell table:number-columns-repeated="2"/>
          <table:table-cell office:value-type="string" calcext:value-type="string">
            <text:p><text:s/>km 68</text:p>
          </table:table-cell>
          <table:table-cell table:number-columns-repeated="2"/>
          <table:table-cell office:value-type="float" office:value="25290" calcext:value-type="float">
            <text:p>25290</text:p>
          </table:table-cell>
          <table:table-cell office:value-type="string" calcext:value-type="string">
            <text:p>Clariana de Cardener</text:p>
          </table:table-cell>
          <table:table-cell office:value-type="float" office:value="250753" calcext:value-type="float">
            <text:p>250753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2204</text:p>
          </table:table-cell>
          <table:table-cell/>
          <table:table-cell office:value-type="string" calcext:value-type="string">
            <text:p>973-482204</text:p>
          </table:table-cell>
          <table:table-cell office:value-type="float" office:value="386497000" calcext:value-type="float">
            <text:p>386497000</text:p>
          </table:table-cell>
          <table:table-cell office:value-type="float" office:value="4643443000" calcext:value-type="float">
            <text:p>4643443000</text:p>
          </table:table-cell>
          <table:table-cell office:value-type="string" calcext:value-type="string">
            <text:p>1.630893501</text:p>
          </table:table-cell>
          <table:table-cell office:value-type="string" calcext:value-type="string">
            <text:p>41.934795161</text:p>
          </table:table-cell>
          <table:table-cell office:value-type="string" calcext:value-type="string">
            <text:p>ajuntament@clarianacardener.ddl.net</text:p>
          </table:table-cell>
          <table:table-cell office:value-type="string" calcext:value-type="string">
            <text:p>http://clarianacardener.ddl.net/</text:p>
          </table:table-cell>
          <table:table-cell office:value-type="string" calcext:value-type="string">
            <text:p>07/17/2024 07:03:44 AM</text:p>
          </table:table-cell>
          <table:table-cell/>
          <table:table-cell office:value-type="string" calcext:value-type="string">
            <text:p>POINT (1.6308935 41.934795)</text:p>
          </table:table-cell>
        </table:table-row>
        <table:table-row table:style-name="ro1">
          <table:table-cell office:value-type="float" office:value="546865" calcext:value-type="float">
            <text:p>546865</text:p>
          </table:table-cell>
          <table:table-cell table:number-columns-repeated="2" office:value-type="string" calcext:value-type="string">
            <text:p>Ajuntament de Bassella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 km.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5289" calcext:value-type="float">
            <text:p>25289</text:p>
          </table:table-cell>
          <table:table-cell office:value-type="string" calcext:value-type="string">
            <text:p>Bassella</text:p>
          </table:table-cell>
          <table:table-cell office:value-type="float" office:value="250447" calcext:value-type="float">
            <text:p>250447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462724</text:p>
          </table:table-cell>
          <table:table-cell/>
          <table:table-cell office:value-type="string" calcext:value-type="string">
            <text:p>973-462724</text:p>
          </table:table-cell>
          <table:table-cell office:value-type="float" office:value="360137921" calcext:value-type="float">
            <text:p>360137921</text:p>
          </table:table-cell>
          <table:table-cell office:value-type="float" office:value="4659215247" calcext:value-type="float">
            <text:p>4659215247</text:p>
          </table:table-cell>
          <table:table-cell office:value-type="string" calcext:value-type="string">
            <text:p>1.309307300</text:p>
          </table:table-cell>
          <table:table-cell office:value-type="string" calcext:value-type="string">
            <text:p>42.072558100</text:p>
          </table:table-cell>
          <table:table-cell office:value-type="string" calcext:value-type="string">
            <text:p>ajuntament@bassella.ddl.net</text:p>
          </table:table-cell>
          <table:table-cell office:value-type="string" calcext:value-type="string">
            <text:p>http://bassella.ddl.net/</text:p>
          </table:table-cell>
          <table:table-cell office:value-type="string" calcext:value-type="string">
            <text:p>07/17/2024 07:03:53 AM</text:p>
          </table:table-cell>
          <table:table-cell/>
          <table:table-cell office:value-type="string" calcext:value-type="string">
            <text:p>POINT (1.3093073 42.07256)</text:p>
          </table:table-cell>
        </table:table-row>
        <table:table-row table:style-name="ro1">
          <table:table-cell office:value-type="float" office:value="546998" calcext:value-type="float">
            <text:p>546998</text:p>
          </table:table-cell>
          <table:table-cell table:number-columns-repeated="2" office:value-type="string" calcext:value-type="string">
            <text:p>Ajuntament de Camó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Cruanyes</text:p>
          </table:table-cell>
          <table:table-cell table:number-columns-repeated="3"/>
          <table:table-cell office:value-type="string" calcext:value-type="string">
            <text:p><text:s/>2 -Casa Consistorial</text:p>
          </table:table-cell>
          <table:table-cell table:number-columns-repeated="2"/>
          <table:table-cell office:value-type="float" office:value="17834" calcext:value-type="float">
            <text:p>17834</text:p>
          </table:table-cell>
          <table:table-cell office:value-type="string" calcext:value-type="string">
            <text:p>Camós</text:p>
          </table:table-cell>
          <table:table-cell office:value-type="float" office:value="170353" calcext:value-type="float">
            <text:p>170353</text:p>
          </table:table-cell>
          <table:table-cell office:value-type="string" calcext:value-type="string">
            <text:p>Pla de l'Estany</text:p>
          </table:table-cell>
          <table:table-cell office:value-type="string" calcext:value-type="string">
            <text:p>972-573192</text:p>
          </table:table-cell>
          <table:table-cell/>
          <table:table-cell office:value-type="string" calcext:value-type="string">
            <text:p>972-581503</text:p>
          </table:table-cell>
          <table:table-cell office:value-type="float" office:value="480750000" calcext:value-type="float">
            <text:p>480750000</text:p>
          </table:table-cell>
          <table:table-cell office:value-type="float" office:value="4660300000" calcext:value-type="float">
            <text:p>4660300000</text:p>
          </table:table-cell>
          <table:table-cell office:value-type="string" calcext:value-type="string">
            <text:p>2.767216702</text:p>
          </table:table-cell>
          <table:table-cell office:value-type="string" calcext:value-type="string">
            <text:p>42.094547262</text:p>
          </table:table-cell>
          <table:table-cell office:value-type="string" calcext:value-type="string">
            <text:p>ajuntament@camos.cat</text:p>
          </table:table-cell>
          <table:table-cell office:value-type="string" calcext:value-type="string">
            <text:p>http://www.ddgi.cat/camos</text:p>
          </table:table-cell>
          <table:table-cell office:value-type="string" calcext:value-type="string">
            <text:p>07/17/2024 07:03:48 AM</text:p>
          </table:table-cell>
          <table:table-cell/>
          <table:table-cell office:value-type="string" calcext:value-type="string">
            <text:p>POINT (2.7672167 42.094547)</text:p>
          </table:table-cell>
        </table:table-row>
        <table:table-row table:style-name="ro1">
          <table:table-cell office:value-type="float" office:value="547024" calcext:value-type="float">
            <text:p>547024</text:p>
          </table:table-cell>
          <table:table-cell table:number-columns-repeated="2" office:value-type="string" calcext:value-type="string">
            <text:p>Ajuntament de Castellar de la Ribera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olsona a Bassella</text:p>
          </table:table-cell>
          <table:table-cell table:number-columns-repeated="3"/>
          <table:table-cell office:value-type="string" calcext:value-type="string">
            <text:p><text:s/>km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289" calcext:value-type="float">
            <text:p>25289</text:p>
          </table:table-cell>
          <table:table-cell office:value-type="string" calcext:value-type="string">
            <text:p>Castellar de la Ribera</text:p>
          </table:table-cell>
          <table:table-cell office:value-type="float" office:value="250642" calcext:value-type="float">
            <text:p>250642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1640</text:p>
          </table:table-cell>
          <table:table-cell/>
          <table:table-cell office:value-type="string" calcext:value-type="string">
            <text:p>973-481666</text:p>
          </table:table-cell>
          <table:table-cell office:value-type="float" office:value="368925000" calcext:value-type="float">
            <text:p>368925000</text:p>
          </table:table-cell>
          <table:table-cell office:value-type="float" office:value="4653650000" calcext:value-type="float">
            <text:p>4653650000</text:p>
          </table:table-cell>
          <table:table-cell office:value-type="string" calcext:value-type="string">
            <text:p>1.416732403</text:p>
          </table:table-cell>
          <table:table-cell office:value-type="string" calcext:value-type="string">
            <text:p>42.023968896</text:p>
          </table:table-cell>
          <table:table-cell office:value-type="string" calcext:value-type="string">
            <text:p>ajuntament@castellarribera.ddl.net</text:p>
          </table:table-cell>
          <table:table-cell office:value-type="string" calcext:value-type="string">
            <text:p>http://castellarribera.ddl.net</text:p>
          </table:table-cell>
          <table:table-cell office:value-type="string" calcext:value-type="string">
            <text:p>07/17/2024 07:03:46 AM</text:p>
          </table:table-cell>
          <table:table-cell/>
          <table:table-cell office:value-type="string" calcext:value-type="string">
            <text:p>POINT (1.4167324 42.023968)</text:p>
          </table:table-cell>
        </table:table-row>
        <table:table-row table:style-name="ro1">
          <table:table-cell office:value-type="float" office:value="547121" calcext:value-type="float">
            <text:p>547121</text:p>
          </table:table-cell>
          <table:table-cell table:number-columns-repeated="2" office:value-type="string" calcext:value-type="string">
            <text:p>Ajuntament de les Llosse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6 km. 18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512" calcext:value-type="float">
            <text:p>17512</text:p>
          </table:table-cell>
          <table:table-cell office:value-type="string" calcext:value-type="string">
            <text:p>Llosses, les</text:p>
          </table:table-cell>
          <table:table-cell office:value-type="float" office:value="170963" calcext:value-type="float">
            <text:p>170963</text:p>
          </table:table-cell>
          <table:table-cell office:value-type="string" calcext:value-type="string">
            <text:p>Ripollès</text:p>
          </table:table-cell>
          <table:table-cell office:value-type="string" calcext:value-type="string">
            <text:p>972-701901</text:p>
          </table:table-cell>
          <table:table-cell/>
          <table:table-cell office:value-type="string" calcext:value-type="string">
            <text:p>972-701901</text:p>
          </table:table-cell>
          <table:table-cell office:value-type="float" office:value="433402395" calcext:value-type="float">
            <text:p>433402395</text:p>
          </table:table-cell>
          <table:table-cell office:value-type="float" office:value="4672169499" calcext:value-type="float">
            <text:p>4672169499</text:p>
          </table:table-cell>
          <table:table-cell office:value-type="string" calcext:value-type="string">
            <text:p>2.193338600</text:p>
          </table:table-cell>
          <table:table-cell office:value-type="string" calcext:value-type="string">
            <text:p>42.198849000</text:p>
          </table:table-cell>
          <table:table-cell office:value-type="string" calcext:value-type="string">
            <text:p>ajuntament@lesllosses.cat</text:p>
          </table:table-cell>
          <table:table-cell office:value-type="string" calcext:value-type="string">
            <text:p>http://www.ddgi.es/llosses</text:p>
          </table:table-cell>
          <table:table-cell office:value-type="string" calcext:value-type="string">
            <text:p>07/17/2024 07:03:33 AM</text:p>
          </table:table-cell>
          <table:table-cell/>
          <table:table-cell office:value-type="string" calcext:value-type="string">
            <text:p>POINT (2.1933386 42.19885)</text:p>
          </table:table-cell>
        </table:table-row>
        <table:table-row table:style-name="ro1">
          <table:table-cell office:value-type="float" office:value="547123" calcext:value-type="float">
            <text:p>547123</text:p>
          </table:table-cell>
          <table:table-cell table:number-columns-repeated="2" office:value-type="string" calcext:value-type="string">
            <text:p>Ajuntament de les Masies de Voltregà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17z Pk 70</text:p>
          </table:table-cell>
          <table:table-cell table:number-columns-repeated="4"/>
          <table:table-cell office:value-type="string" calcext:value-type="string">
            <text:p>400. Casa Forta el Despujol</text:p>
          </table:table-cell>
          <table:table-cell table:number-columns-repeated="2"/>
          <table:table-cell office:value-type="float" office:value="8508" calcext:value-type="float">
            <text:p>8508</text:p>
          </table:table-cell>
          <table:table-cell office:value-type="string" calcext:value-type="string">
            <text:p>Masies de Voltregà, les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-8570028</text:p>
          </table:table-cell>
          <table:table-cell/>
          <table:table-cell office:value-type="string" calcext:value-type="string">
            <text:p>93-8570079</text:p>
          </table:table-cell>
          <table:table-cell office:value-type="float" office:value="437953576" calcext:value-type="float">
            <text:p>437953576</text:p>
          </table:table-cell>
          <table:table-cell office:value-type="float" office:value="4651504572" calcext:value-type="float">
            <text:p>4651504572</text:p>
          </table:table-cell>
          <table:table-cell office:value-type="string" calcext:value-type="string">
            <text:p>2.250654800</text:p>
          </table:table-cell>
          <table:table-cell office:value-type="string" calcext:value-type="string">
            <text:p>42.013120700</text:p>
          </table:table-cell>
          <table:table-cell office:value-type="string" calcext:value-type="string">
            <text:p>masiesv@diba.cat</text:p>
          </table:table-cell>
          <table:table-cell office:value-type="string" calcext:value-type="string">
            <text:p>http://www.lesmasiesdevoltrega.cat</text:p>
          </table:table-cell>
          <table:table-cell office:value-type="string" calcext:value-type="string">
            <text:p>07/17/2024 07:03:31 AM</text:p>
          </table:table-cell>
          <table:table-cell/>
          <table:table-cell office:value-type="string" calcext:value-type="string">
            <text:p>POINT (2.2506547 42.013123)</text:p>
          </table:table-cell>
        </table:table-row>
        <table:table-row table:style-name="ro1">
          <table:table-cell office:value-type="float" office:value="547149" calcext:value-type="float">
            <text:p>547149</text:p>
          </table:table-cell>
          <table:table-cell table:number-columns-repeated="2" office:value-type="string" calcext:value-type="string">
            <text:p>Ajuntament de Lladur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Llorenç</text:p>
          </table:table-cell>
          <table:table-cell table:number-columns-repeated="3"/>
          <table:table-cell office:value-type="string" calcext:value-type="string">
            <text:p><text:s/>Km. 75</text:p>
          </table:table-cell>
          <table:table-cell table:number-columns-repeated="2"/>
          <table:table-cell office:value-type="float" office:value="25283" calcext:value-type="float">
            <text:p>25283</text:p>
          </table:table-cell>
          <table:table-cell office:value-type="string" calcext:value-type="string">
            <text:p>Lladurs</text:p>
          </table:table-cell>
          <table:table-cell office:value-type="float" office:value="251240" calcext:value-type="float">
            <text:p>251240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1555</text:p>
          </table:table-cell>
          <table:table-cell/>
          <table:table-cell office:value-type="string" calcext:value-type="string">
            <text:p>973-481555</text:p>
          </table:table-cell>
          <table:table-cell office:value-type="float" office:value="376500000" calcext:value-type="float">
            <text:p>376500000</text:p>
          </table:table-cell>
          <table:table-cell office:value-type="float" office:value="4656025000" calcext:value-type="float">
            <text:p>4656025000</text:p>
          </table:table-cell>
          <table:table-cell office:value-type="string" calcext:value-type="string">
            <text:p>1.507700381</text:p>
          </table:table-cell>
          <table:table-cell office:value-type="string" calcext:value-type="string">
            <text:p>42.046577829</text:p>
          </table:table-cell>
          <table:table-cell office:value-type="string" calcext:value-type="string">
            <text:p>ajuntament@lladurs.ddl.net</text:p>
          </table:table-cell>
          <table:table-cell office:value-type="string" calcext:value-type="string">
            <text:p>http://lladurs.ddl.net/</text:p>
          </table:table-cell>
          <table:table-cell office:value-type="string" calcext:value-type="string">
            <text:p>07/17/2024 07:03:34 AM</text:p>
          </table:table-cell>
          <table:table-cell/>
          <table:table-cell office:value-type="string" calcext:value-type="string">
            <text:p>POINT (1.5077003 42.046577)</text:p>
          </table:table-cell>
        </table:table-row>
        <table:table-row table:style-name="ro1">
          <table:table-cell office:value-type="float" office:value="547261" calcext:value-type="float">
            <text:p>547261</text:p>
          </table:table-cell>
          <table:table-cell table:number-columns-repeated="2" office:value-type="string" calcext:value-type="string">
            <text:p>Ajuntament de Navès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6</text:p>
          </table:table-cell>
          <table:table-cell table:number-columns-repeated="4"/>
          <table:table-cell office:value-type="string" calcext:value-type="string">
            <text:p><text:s/>km. 117</text:p>
          </table:table-cell>
          <table:table-cell table:number-columns-repeated="2"/>
          <table:table-cell office:value-type="float" office:value="25286" calcext:value-type="float">
            <text:p>25286</text:p>
          </table:table-cell>
          <table:table-cell office:value-type="string" calcext:value-type="string">
            <text:p>Navès</text:p>
          </table:table-cell>
          <table:table-cell office:value-type="float" office:value="251462" calcext:value-type="float">
            <text:p>251462</text:p>
          </table:table-cell>
          <table:table-cell office:value-type="string" calcext:value-type="string">
            <text:p>Solsonès</text:p>
          </table:table-cell>
          <table:table-cell office:value-type="float" office:value="973482553" calcext:value-type="float">
            <text:p>973482553</text:p>
          </table:table-cell>
          <table:table-cell/>
          <table:table-cell office:value-type="float" office:value="973482553" calcext:value-type="float">
            <text:p>973482553</text:p>
          </table:table-cell>
          <table:table-cell office:value-type="float" office:value="387400000" calcext:value-type="float">
            <text:p>387400000</text:p>
          </table:table-cell>
          <table:table-cell office:value-type="float" office:value="4649875000" calcext:value-type="float">
            <text:p>4649875000</text:p>
          </table:table-cell>
          <table:table-cell office:value-type="string" calcext:value-type="string">
            <text:p>1.640551985</text:p>
          </table:table-cell>
          <table:table-cell office:value-type="string" calcext:value-type="string">
            <text:p>41.992839438</text:p>
          </table:table-cell>
          <table:table-cell office:value-type="string" calcext:value-type="string">
            <text:p>ajuntament@naves.cat</text:p>
          </table:table-cell>
          <table:table-cell office:value-type="string" calcext:value-type="string">
            <text:p>http://naves.cat</text:p>
          </table:table-cell>
          <table:table-cell office:value-type="string" calcext:value-type="string">
            <text:p>07/17/2024 07:03:28 AM</text:p>
          </table:table-cell>
          <table:table-cell/>
          <table:table-cell office:value-type="string" calcext:value-type="string">
            <text:p>POINT (1.640552 41.99284)</text:p>
          </table:table-cell>
        </table:table-row>
        <table:table-row table:style-name="ro1">
          <table:table-cell office:value-type="float" office:value="547263" calcext:value-type="float">
            <text:p>547263</text:p>
          </table:table-cell>
          <table:table-cell table:number-columns-repeated="2" office:value-type="string" calcext:value-type="string">
            <text:p>Ajuntament d'Odèn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oll de Jou-Pont d'Espia</text:p>
          </table:table-cell>
          <table:table-cell table:number-columns-repeated="3"/>
          <table:table-cell office:value-type="string" calcext:value-type="string">
            <text:p><text:s/>km 1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5283" calcext:value-type="float">
            <text:p>25283</text:p>
          </table:table-cell>
          <table:table-cell office:value-type="string" calcext:value-type="string">
            <text:p>Odèn</text:p>
          </table:table-cell>
          <table:table-cell office:value-type="float" office:value="251484" calcext:value-type="float">
            <text:p>251484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-481700</text:p>
          </table:table-cell>
          <table:table-cell/>
          <table:table-cell office:value-type="string" calcext:value-type="string">
            <text:p>973-481933</text:p>
          </table:table-cell>
          <table:table-cell office:value-type="float" office:value="366795000" calcext:value-type="float">
            <text:p>366795000</text:p>
          </table:table-cell>
          <table:table-cell office:value-type="float" office:value="4666075000" calcext:value-type="float">
            <text:p>4666075000</text:p>
          </table:table-cell>
          <table:table-cell office:value-type="string" calcext:value-type="string">
            <text:p>1.388184549</text:p>
          </table:table-cell>
          <table:table-cell office:value-type="string" calcext:value-type="string">
            <text:p>42.135473177</text:p>
          </table:table-cell>
          <table:table-cell office:value-type="string" calcext:value-type="string">
            <text:p>ajuntament@oden.cat</text:p>
          </table:table-cell>
          <table:table-cell office:value-type="string" calcext:value-type="string">
            <text:p>http://www.oden.cat</text:p>
          </table:table-cell>
          <table:table-cell office:value-type="string" calcext:value-type="string">
            <text:p>07/17/2024 07:03:27 AM</text:p>
          </table:table-cell>
          <table:table-cell/>
          <table:table-cell office:value-type="string" calcext:value-type="string">
            <text:p>POINT (1.3881845 42.13547)</text:p>
          </table:table-cell>
        </table:table-row>
        <table:table-row table:style-name="ro1">
          <table:table-cell office:value-type="float" office:value="547393" calcext:value-type="float">
            <text:p>547393</text:p>
          </table:table-cell>
          <table:table-cell table:number-columns-repeated="2" office:value-type="string" calcext:value-type="string">
            <text:p>Consell Comarcal del Vallès Occidental</text:p>
          </table:table-cell>
          <table:table-cell office:value-type="string" calcext:value-type="string">
            <text:p>Administració pública|Ens locals|Consells comarcal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</text:p>
          </table:table-cell>
          <table:table-cell table:number-columns-repeated="3"/>
          <table:table-cell office:value-type="string" calcext:value-type="string">
            <text:p><text:s/>km 15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-7273534</text:p>
          </table:table-cell>
          <table:table-cell/>
          <table:table-cell office:value-type="string" calcext:value-type="string">
            <text:p>93-7271969</text:p>
          </table:table-cell>
          <table:table-cell office:value-type="float" office:value="417357924" calcext:value-type="float">
            <text:p>417357924</text:p>
          </table:table-cell>
          <table:table-cell office:value-type="float" office:value="4601756141" calcext:value-type="float">
            <text:p>4601756141</text:p>
          </table:table-cell>
          <table:table-cell office:value-type="string" calcext:value-type="string">
            <text:p>2.008874700</text:p>
          </table:table-cell>
          <table:table-cell office:value-type="string" calcext:value-type="string">
            <text:p>41.563211000</text:p>
          </table:table-cell>
          <table:table-cell office:value-type="string" calcext:value-type="string">
            <text:p>ccvoc@ccvoc.org</text:p>
          </table:table-cell>
          <table:table-cell office:value-type="string" calcext:value-type="string">
            <text:p>http://www.ccvoc.org</text:p>
          </table:table-cell>
          <table:table-cell office:value-type="string" calcext:value-type="string">
            <text:p>07/17/2024 07:02:49 AM</text:p>
          </table:table-cell>
          <table:table-cell/>
          <table:table-cell office:value-type="string" calcext:value-type="string">
            <text:p>POINT (2.0088747 41.56321)</text:p>
          </table:table-cell>
        </table:table-row>
        <table:table-row table:style-name="ro1">
          <table:table-cell office:value-type="float" office:value="547416" calcext:value-type="float">
            <text:p>547416</text:p>
          </table:table-cell>
          <table:table-cell table:number-columns-repeated="2" office:value-type="string" calcext:value-type="string">
            <text:p>Ajuntament de Ribera d'Urgellet</text:p>
          </table:table-cell>
          <table:table-cell office:value-type="string" calcext:value-type="string">
            <text:p>Administració pública|Ens locals|Ajuntam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leida</text:p>
          </table:table-cell>
          <table:table-cell table:number-columns-repeated="7"/>
          <table:table-cell office:value-type="float" office:value="25796" calcext:value-type="float">
            <text:p>25796</text:p>
          </table:table-cell>
          <table:table-cell office:value-type="string" calcext:value-type="string">
            <text:p>Ribera d'Urgellet</text:p>
          </table:table-cell>
          <table:table-cell office:value-type="float" office:value="251850" calcext:value-type="float">
            <text:p>251850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-387045</text:p>
          </table:table-cell>
          <table:table-cell/>
          <table:table-cell office:value-type="string" calcext:value-type="string">
            <text:p>973-387045</text:p>
          </table:table-cell>
          <table:table-cell office:value-type="float" office:value="366659307" calcext:value-type="float">
            <text:p>366659307</text:p>
          </table:table-cell>
          <table:table-cell office:value-type="float" office:value="4685919704" calcext:value-type="float">
            <text:p>4685919704</text:p>
          </table:table-cell>
          <table:table-cell office:value-type="string" calcext:value-type="string">
            <text:p>1.381986639</text:p>
          </table:table-cell>
          <table:table-cell office:value-type="string" calcext:value-type="string">
            <text:p>42.314106528</text:p>
          </table:table-cell>
          <table:table-cell office:value-type="string" calcext:value-type="string">
            <text:p>ajuntament@riberaurgellet.ddl.net</text:p>
          </table:table-cell>
          <table:table-cell office:value-type="string" calcext:value-type="string">
            <text:p>http://riberaurgellet.ddl.net/</text:p>
          </table:table-cell>
          <table:table-cell office:value-type="string" calcext:value-type="string">
            <text:p>07/17/2024 07:03:19 AM</text:p>
          </table:table-cell>
          <table:table-cell/>
          <table:table-cell office:value-type="string" calcext:value-type="string">
            <text:p>POINT (1.3819866 42.314106)</text:p>
          </table:table-cell>
        </table:table-row>
        <table:table-row table:style-name="ro1">
          <table:table-cell office:value-type="float" office:value="547477" calcext:value-type="float">
            <text:p>547477</text:p>
          </table:table-cell>
          <table:table-cell table:number-columns-repeated="2" office:value-type="string" calcext:value-type="string">
            <text:p>Consell Comarcal del Baix Llobregat</text:p>
          </table:table-cell>
          <table:table-cell office:value-type="string" calcext:value-type="string">
            <text:p>Administració pública|Ens locals|Consells comarcal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340</text:p>
          </table:table-cell>
          <table:table-cell table:number-columns-repeated="3"/>
          <table:table-cell office:value-type="string" calcext:value-type="string">
            <text:p><text:s/>km 1249 <text:s/>Torreblanca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string" calcext:value-type="string">
            <text:p>Sant Feliu de Llobregat</text:p>
          </table:table-cell>
          <table:table-cell office:value-type="float" office:value="82114" calcext:value-type="float">
            <text:p>82114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-6852400</text:p>
          </table:table-cell>
          <table:table-cell/>
          <table:table-cell office:value-type="string" calcext:value-type="string">
            <text:p>93-6851868</text:p>
          </table:table-cell>
          <table:table-cell office:value-type="float" office:value="421138610" calcext:value-type="float">
            <text:p>421138610</text:p>
          </table:table-cell>
          <table:table-cell office:value-type="float" office:value="4581312072" calcext:value-type="float">
            <text:p>4581312072</text:p>
          </table:table-cell>
          <table:table-cell office:value-type="string" calcext:value-type="string">
            <text:p>2.056883000</text:p>
          </table:table-cell>
          <table:table-cell office:value-type="string" calcext:value-type="string">
            <text:p>41.379468000</text:p>
          </table:table-cell>
          <table:table-cell office:value-type="string" calcext:value-type="string">
            <text:p>consellcomarcal@elbaixllobregat.cat</text:p>
          </table:table-cell>
          <table:table-cell office:value-type="string" calcext:value-type="string">
            <text:p>http://www.elbaixllobregat.cat</text:p>
          </table:table-cell>
          <table:table-cell office:value-type="string" calcext:value-type="string">
            <text:p>07/17/2024 07:02:51 AM</text:p>
          </table:table-cell>
          <table:table-cell/>
          <table:table-cell office:value-type="string" calcext:value-type="string">
            <text:p>POINT (2.056883 41.379467)</text:p>
          </table:table-cell>
        </table:table-row>
        <table:table-row table:style-name="ro1">
          <table:table-cell office:value-type="float" office:value="573220" calcext:value-type="float">
            <text:p>573220</text:p>
          </table:table-cell>
          <table:table-cell table:number-columns-repeated="2" office:value-type="string" calcext:value-type="string">
            <text:p>Jutjat de Pau de Llosses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Pons-Ripoll km 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512" calcext:value-type="float">
            <text:p>17512</text:p>
          </table:table-cell>
          <table:table-cell office:value-type="string" calcext:value-type="string">
            <text:p>Llosses, les</text:p>
          </table:table-cell>
          <table:table-cell office:value-type="float" office:value="170963" calcext:value-type="float">
            <text:p>170963</text:p>
          </table:table-cell>
          <table:table-cell office:value-type="string" calcext:value-type="string">
            <text:p>Ripollès</text:p>
          </table:table-cell>
          <table:table-cell office:value-type="float" office:value="972701901" calcext:value-type="float">
            <text:p>972701901</text:p>
          </table:table-cell>
          <table:table-cell/>
          <table:table-cell office:value-type="string" calcext:value-type="string">
            <text:p>972701901(F)</text:p>
          </table:table-cell>
          <table:table-cell office:value-type="float" office:value="433324365" calcext:value-type="float">
            <text:p>433324365</text:p>
          </table:table-cell>
          <table:table-cell office:value-type="float" office:value="4672276406" calcext:value-type="float">
            <text:p>4672276406</text:p>
          </table:table-cell>
          <table:table-cell office:value-type="string" calcext:value-type="string">
            <text:p>2.192381300</text:p>
          </table:table-cell>
          <table:table-cell office:value-type="string" calcext:value-type="string">
            <text:p>42.199805100</text:p>
          </table:table-cell>
          <table:table-cell table:number-columns-repeated="2"/>
          <table:table-cell office:value-type="string" calcext:value-type="string">
            <text:p>07/18/2024 07:02:44 AM</text:p>
          </table:table-cell>
          <table:table-cell/>
          <table:table-cell office:value-type="string" calcext:value-type="string">
            <text:p>POINT (2.1923814 42.199806)</text:p>
          </table:table-cell>
        </table:table-row>
        <table:table-row table:style-name="ro1">
          <table:table-cell office:value-type="float" office:value="573833" calcext:value-type="float">
            <text:p>573833</text:p>
          </table:table-cell>
          <table:table-cell table:number-columns-repeated="2" office:value-type="string" calcext:value-type="string">
            <text:p>Jutjat de Pau de Tallada d'Empordà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Les Torres</text:p>
          </table:table-cell>
          <table:table-cell table:number-columns-repeated="3"/>
          <table:table-cell office:value-type="string" calcext:value-type="string">
            <text:p>1-5</text:p>
          </table:table-cell>
          <table:table-cell table:number-columns-repeated="2"/>
          <table:table-cell office:value-type="float" office:value="17134" calcext:value-type="float">
            <text:p>17134</text:p>
          </table:table-cell>
          <table:table-cell office:value-type="string" calcext:value-type="string">
            <text:p>Tallada d'Empordà, la</text:p>
          </table:table-cell>
          <table:table-cell office:value-type="float" office:value="171959" calcext:value-type="float">
            <text:p>171959</text:p>
          </table:table-cell>
          <table:table-cell office:value-type="string" calcext:value-type="string">
            <text:p>Baix Empordà</text:p>
          </table:table-cell>
          <table:table-cell office:value-type="float" office:value="972780095" calcext:value-type="float">
            <text:p>972780095</text:p>
          </table:table-cell>
          <table:table-cell/>
          <table:table-cell office:value-type="float" office:value="972780238" calcext:value-type="float">
            <text:p>972780238</text:p>
          </table:table-cell>
          <table:table-cell office:value-type="float" office:value="504632031" calcext:value-type="float">
            <text:p>504632031</text:p>
          </table:table-cell>
          <table:table-cell office:value-type="float" office:value="4658571466" calcext:value-type="float">
            <text:p>4658571466</text:p>
          </table:table-cell>
          <table:table-cell office:value-type="string" calcext:value-type="string">
            <text:p>3.056000000</text:p>
          </table:table-cell>
          <table:table-cell office:value-type="string" calcext:value-type="string">
            <text:p>42.079201600</text:p>
          </table:table-cell>
          <table:table-cell table:number-columns-repeated="2"/>
          <table:table-cell office:value-type="string" calcext:value-type="string">
            <text:p>07/18/2024 07:02:42 AM</text:p>
          </table:table-cell>
          <table:table-cell/>
          <table:table-cell office:value-type="string" calcext:value-type="string">
            <text:p>POINT (3.056 42.0792)</text:p>
          </table:table-cell>
        </table:table-row>
        <table:table-row table:style-name="ro1">
          <table:table-cell office:value-type="float" office:value="574005" calcext:value-type="float">
            <text:p>574005</text:p>
          </table:table-cell>
          <table:table-cell table:number-columns-repeated="2" office:value-type="string" calcext:value-type="string">
            <text:p>Jutjat de Pau d'Alt Àneu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La Bonaigua</text:p>
          </table:table-cell>
          <table:table-cell table:number-columns-repeated="7"/>
          <table:table-cell office:value-type="float" office:value="25587" calcext:value-type="float">
            <text:p>25587</text:p>
          </table:table-cell>
          <table:table-cell office:value-type="string" calcext:value-type="string">
            <text:p>Alt Àneu</text:p>
          </table:table-cell>
          <table:table-cell office:value-type="float" office:value="250241" calcext:value-type="float">
            <text:p>250241</text:p>
          </table:table-cell>
          <table:table-cell office:value-type="string" calcext:value-type="string">
            <text:p>Pallars Sobirà</text:p>
          </table:table-cell>
          <table:table-cell office:value-type="float" office:value="973626038" calcext:value-type="float">
            <text:p>973626038</text:p>
          </table:table-cell>
          <table:table-cell table:number-columns-repeated="2"/>
          <table:table-cell office:value-type="float" office:value="345146447" calcext:value-type="float">
            <text:p>345146447</text:p>
          </table:table-cell>
          <table:table-cell office:value-type="float" office:value="4721932583" calcext:value-type="float">
            <text:p>4721932583</text:p>
          </table:table-cell>
          <table:table-cell office:value-type="string" calcext:value-type="string">
            <text:p>1.111342700</text:p>
          </table:table-cell>
          <table:table-cell office:value-type="string" calcext:value-type="string">
            <text:p>42.634280600</text:p>
          </table:table-cell>
          <table:table-cell table:number-columns-repeated="2"/>
          <table:table-cell office:value-type="string" calcext:value-type="string">
            <text:p>07/18/2024 07:02:41 AM</text:p>
          </table:table-cell>
          <table:table-cell/>
          <table:table-cell office:value-type="string" calcext:value-type="string">
            <text:p>POINT (1.1113427 42.63428)</text:p>
          </table:table-cell>
        </table:table-row>
        <table:table-row table:style-name="ro1">
          <table:table-cell office:value-type="float" office:value="574347" calcext:value-type="float">
            <text:p>574347</text:p>
          </table:table-cell>
          <table:table-cell table:number-columns-repeated="2" office:value-type="string" calcext:value-type="string">
            <text:p>Jutjat de Pau d'Orís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</text:p>
          </table:table-cell>
          <table:table-cell table:number-columns-repeated="3"/>
          <table:table-cell office:value-type="string" calcext:value-type="string">
            <text:p>152 Can Branques</text:p>
          </table:table-cell>
          <table:table-cell table:number-columns-repeated="2"/>
          <table:table-cell office:value-type="float" office:value="8573" calcext:value-type="float">
            <text:p>8573</text:p>
          </table:table-cell>
          <table:table-cell office:value-type="string" calcext:value-type="string">
            <text:p>Orís</text:p>
          </table:table-cell>
          <table:table-cell office:value-type="float" office:value="81509" calcext:value-type="float">
            <text:p>81509</text:p>
          </table:table-cell>
          <table:table-cell office:value-type="string" calcext:value-type="string">
            <text:p>Osona</text:p>
          </table:table-cell>
          <table:table-cell office:value-type="float" office:value="938590247" calcext:value-type="float">
            <text:p>938590247</text:p>
          </table:table-cell>
          <table:table-cell/>
          <table:table-cell office:value-type="float" office:value="938504070" calcext:value-type="float">
            <text:p>938504070</text:p>
          </table:table-cell>
          <table:table-cell office:value-type="float" office:value="435600923" calcext:value-type="float">
            <text:p>435600923</text:p>
          </table:table-cell>
          <table:table-cell office:value-type="float" office:value="4656833373" calcext:value-type="float">
            <text:p>4656833373</text:p>
          </table:table-cell>
          <table:table-cell office:value-type="string" calcext:value-type="string">
            <text:p>2.221658500</text:p>
          </table:table-cell>
          <table:table-cell office:value-type="string" calcext:value-type="string">
            <text:p>42.060921700</text:p>
          </table:table-cell>
          <table:table-cell table:number-columns-repeated="2"/>
          <table:table-cell office:value-type="string" calcext:value-type="string">
            <text:p>07/18/2024 07:02:49 AM</text:p>
          </table:table-cell>
          <table:table-cell/>
          <table:table-cell office:value-type="string" calcext:value-type="string">
            <text:p>POINT (2.2216585 42.06092)</text:p>
          </table:table-cell>
        </table:table-row>
        <table:table-row table:style-name="ro1">
          <table:table-cell office:value-type="float" office:value="574551" calcext:value-type="float">
            <text:p>574551</text:p>
          </table:table-cell>
          <table:table-cell table:number-columns-repeated="2" office:value-type="string" calcext:value-type="string">
            <text:p>Jutjat de Pau de Navès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Solsona-Berga</text:p>
          </table:table-cell>
          <table:table-cell table:number-columns-repeated="7"/>
          <table:table-cell office:value-type="float" office:value="25286" calcext:value-type="float">
            <text:p>25286</text:p>
          </table:table-cell>
          <table:table-cell office:value-type="string" calcext:value-type="string">
            <text:p>Navès</text:p>
          </table:table-cell>
          <table:table-cell office:value-type="float" office:value="251462" calcext:value-type="float">
            <text:p>251462</text:p>
          </table:table-cell>
          <table:table-cell office:value-type="string" calcext:value-type="string">
            <text:p>Solsonès</text:p>
          </table:table-cell>
          <table:table-cell office:value-type="float" office:value="973812563" calcext:value-type="float">
            <text:p>973812563</text:p>
          </table:table-cell>
          <table:table-cell table:number-columns-repeated="2"/>
          <table:table-cell office:value-type="float" office:value="404083937" calcext:value-type="float">
            <text:p>404083937</text:p>
          </table:table-cell>
          <table:table-cell office:value-type="float" office:value="4661194817" calcext:value-type="float">
            <text:p>4661194817</text:p>
          </table:table-cell>
          <table:table-cell office:value-type="string" calcext:value-type="string">
            <text:p>1.840085200</text:p>
          </table:table-cell>
          <table:table-cell office:value-type="string" calcext:value-type="string">
            <text:p>42.096980100</text:p>
          </table:table-cell>
          <table:table-cell table:number-columns-repeated="2"/>
          <table:table-cell office:value-type="string" calcext:value-type="string">
            <text:p>07/18/2024 07:02:38 AM</text:p>
          </table:table-cell>
          <table:table-cell/>
          <table:table-cell office:value-type="string" calcext:value-type="string">
            <text:p>POINT (1.8400851 42.09698)</text:p>
          </table:table-cell>
        </table:table-row>
        <table:table-row table:style-name="ro1">
          <table:table-cell office:value-type="float" office:value="574584" calcext:value-type="float">
            <text:p>574584</text:p>
          </table:table-cell>
          <table:table-cell table:number-columns-repeated="2" office:value-type="string" calcext:value-type="string">
            <text:p>Jutjat de Pau de Ribera d'Urgellet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de Lleida - El Pla de Sant Tirs</text:p>
          </table:table-cell>
          <table:table-cell table:number-columns-repeated="7"/>
          <table:table-cell office:value-type="float" office:value="25796" calcext:value-type="float">
            <text:p>25796</text:p>
          </table:table-cell>
          <table:table-cell office:value-type="string" calcext:value-type="string">
            <text:p>Ribera d'Urgellet</text:p>
          </table:table-cell>
          <table:table-cell office:value-type="float" office:value="251850" calcext:value-type="float">
            <text:p>251850</text:p>
          </table:table-cell>
          <table:table-cell office:value-type="string" calcext:value-type="string">
            <text:p>Alt Urgell</text:p>
          </table:table-cell>
          <table:table-cell office:value-type="float" office:value="973387074" calcext:value-type="float">
            <text:p>973387074</text:p>
          </table:table-cell>
          <table:table-cell/>
          <table:table-cell office:value-type="float" office:value="973387045" calcext:value-type="float">
            <text:p>973387045</text:p>
          </table:table-cell>
          <table:table-cell office:value-type="float" office:value="366638832" calcext:value-type="float">
            <text:p>366638832</text:p>
          </table:table-cell>
          <table:table-cell office:value-type="float" office:value="4686042755" calcext:value-type="float">
            <text:p>4686042755</text:p>
          </table:table-cell>
          <table:table-cell office:value-type="string" calcext:value-type="string">
            <text:p>1.381709900</text:p>
          </table:table-cell>
          <table:table-cell office:value-type="string" calcext:value-type="string">
            <text:p>42.315210800</text:p>
          </table:table-cell>
          <table:table-cell table:number-columns-repeated="2"/>
          <table:table-cell office:value-type="string" calcext:value-type="string">
            <text:p>07/18/2024 07:02:37 AM</text:p>
          </table:table-cell>
          <table:table-cell/>
          <table:table-cell office:value-type="string" calcext:value-type="string">
            <text:p>POINT (1.3817099 42.315212)</text:p>
          </table:table-cell>
        </table:table-row>
        <table:table-row table:style-name="ro1">
          <table:table-cell office:value-type="float" office:value="574692" calcext:value-type="float">
            <text:p>574692</text:p>
          </table:table-cell>
          <table:table-cell table:number-columns-repeated="2" office:value-type="string" calcext:value-type="string">
            <text:p>Jutjat de Pau de Tagamanent</text:p>
          </table:table-cell>
          <table:table-cell office:value-type="string" calcext:value-type="string">
            <text:p>Justícia|Jutjats de pau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</text:p>
          </table:table-cell>
          <table:table-cell table:number-columns-repeated="3"/>
          <table:table-cell office:value-type="string" calcext:value-type="string">
            <text:p>152 km.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string" calcext:value-type="string">
            <text:p>Tagamanent</text:p>
          </table:table-cell>
          <table:table-cell office:value-type="float" office:value="82763" calcext:value-type="float">
            <text:p>82763</text:p>
          </table:table-cell>
          <table:table-cell office:value-type="string" calcext:value-type="string">
            <text:p>Vallès Oriental</text:p>
          </table:table-cell>
          <table:table-cell office:value-type="float" office:value="938429126" calcext:value-type="float">
            <text:p>938429126</text:p>
          </table:table-cell>
          <table:table-cell/>
          <table:table-cell office:value-type="float" office:value="938429124" calcext:value-type="float">
            <text:p>938429124</text:p>
          </table:table-cell>
          <table:table-cell office:value-type="float" office:value="437637175" calcext:value-type="float">
            <text:p>437637175</text:p>
          </table:table-cell>
          <table:table-cell office:value-type="float" office:value="4624426812" calcext:value-type="float">
            <text:p>4624426812</text:p>
          </table:table-cell>
          <table:table-cell office:value-type="string" calcext:value-type="string">
            <text:p>2.249693300</text:p>
          </table:table-cell>
          <table:table-cell office:value-type="string" calcext:value-type="string">
            <text:p>41.769231700</text:p>
          </table:table-cell>
          <table:table-cell table:number-columns-repeated="2"/>
          <table:table-cell office:value-type="string" calcext:value-type="string">
            <text:p>07/18/2024 07:02:46 AM</text:p>
          </table:table-cell>
          <table:table-cell/>
          <table:table-cell office:value-type="string" calcext:value-type="string">
            <text:p>POINT (2.2496934 41.76923)</text:p>
          </table:table-cell>
        </table:table-row>
        <table:table-row table:style-name="ro1">
          <table:table-cell office:value-type="float" office:value="696958" calcext:value-type="float">
            <text:p>696958</text:p>
          </table:table-cell>
          <table:table-cell table:number-columns-repeated="2" office:value-type="string" calcext:value-type="string">
            <text:p>Programa de Suport a l'Autonomia a la Pròpia Llar <text:s text:c="50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badell a Matadepera</text:p>
          </table:table-cell>
          <table:table-cell table:number-columns-repeated="3"/>
          <table:table-cell office:value-type="string" calcext:value-type="string">
            <text:p><text:s/>Km 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350220" calcext:value-type="float">
            <text:p>937350220</text:p>
          </table:table-cell>
          <table:table-cell/>
          <table:table-cell office:value-type="float" office:value="937300117" calcext:value-type="float">
            <text:p>937300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09 AM</text:p>
          </table:table-cell>
          <table:table-cell table:number-columns-repeated="2"/>
        </table:table-row>
        <table:table-row table:style-name="ro1">
          <table:table-cell office:value-type="float" office:value="698448" calcext:value-type="float">
            <text:p>698448</text:p>
          </table:table-cell>
          <table:table-cell table:number-columns-repeated="2" office:value-type="string" calcext:value-type="string">
            <text:p>Servei de suport a l'autonomia de la pròpia llar per a persones amb trastorn mental <text:s text:c="16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Torregrossa</text:p>
          </table:table-cell>
          <table:table-cell table:number-columns-repeated="4"/>
          <table:table-cell office:value-type="string" calcext:value-type="string">
            <text:p><text:s/>Km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430" calcext:value-type="float">
            <text:p>25430</text:p>
          </table:table-cell>
          <table:table-cell office:value-type="string" calcext:value-type="string">
            <text:p>Juneda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Garrigues</text:p>
          </table:table-cell>
          <table:table-cell office:value-type="float" office:value="973150414" calcext:value-type="float">
            <text:p>97315041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0 AM</text:p>
          </table:table-cell>
          <table:table-cell table:number-columns-repeated="2"/>
        </table:table-row>
        <table:table-row table:style-name="ro1">
          <table:table-cell office:value-type="float" office:value="698728" calcext:value-type="float">
            <text:p>698728</text:p>
          </table:table-cell>
          <table:table-cell table:number-columns-repeated="2" office:value-type="string" calcext:value-type="string">
            <text:p>Centre de dia Les Orenetes <text:s text:c="73"/></text:p>
          </table:table-cell>
          <table:table-cell office:value-type="string" calcext:value-type="string">
            <text:p>Serveis socials especialitzats|Serveis adreçats a persones grans amb dependència o risc social|Servei de centre de dia per a gent gran de caràcter temporal o permanent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340</text:p>
          </table:table-cell>
          <table:table-cell table:number-columns-repeated="3"/>
          <table:table-cell office:value-type="string" calcext:value-type="string">
            <text:p>340km (1145 Casa San Josep de la Salle) <text:s/></text:p>
          </table:table-cell>
          <table:table-cell table:number-columns-repeated="2"/>
          <table:table-cell office:value-type="float" office:value="43391" calcext:value-type="float">
            <text:p>43391</text:p>
          </table:table-cell>
          <table:table-cell office:value-type="string" calcext:value-type="string">
            <text:p>Vinyols i els Arcs</text:p>
          </table:table-cell>
          <table:table-cell office:value-type="float" office:value="431785" calcext:value-type="float">
            <text:p>431785</text:p>
          </table:table-cell>
          <table:table-cell office:value-type="string" calcext:value-type="string">
            <text:p>Baix Camp</text:p>
          </table:table-cell>
          <table:table-cell office:value-type="float" office:value="675636494" calcext:value-type="float">
            <text:p>675636494</text:p>
          </table:table-cell>
          <table:table-cell/>
          <table:table-cell office:value-type="string" calcext:value-type="string">
            <text:p><text:s text:c="15"/></text:p>
          </table:table-cell>
          <table:table-cell office:value-type="float" office:value="337366802" calcext:value-type="float">
            <text:p>337366802</text:p>
          </table:table-cell>
          <table:table-cell office:value-type="float" office:value="4549313971" calcext:value-type="float">
            <text:p>4549313971</text:p>
          </table:table-cell>
          <table:table-cell office:value-type="string" calcext:value-type="string">
            <text:p>1.063970300</text:p>
          </table:table-cell>
          <table:table-cell office:value-type="string" calcext:value-type="string">
            <text:p>41.078830900</text:p>
          </table:table-cell>
          <table:table-cell table:number-columns-repeated="2"/>
          <table:table-cell office:value-type="string" calcext:value-type="string">
            <text:p>07/18/2024 07:31:39 AM</text:p>
          </table:table-cell>
          <table:table-cell/>
          <table:table-cell office:value-type="string" calcext:value-type="string">
            <text:p>POINT (1.0639703 41.07883)</text:p>
          </table:table-cell>
        </table:table-row>
        <table:table-row table:style-name="ro1">
          <table:table-cell office:value-type="float" office:value="759228" calcext:value-type="float">
            <text:p>759228</text:p>
          </table:table-cell>
          <table:table-cell table:number-columns-repeated="2" office:value-type="string" calcext:value-type="string">
            <text:p>Camp d'aviació Aeroclub Cervera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ervera - Agramunt </text:p>
          </table:table-cell>
          <table:table-cell table:number-columns-repeated="7"/>
          <table:table-cell office:value-type="float" office:value="25200" calcext:value-type="float">
            <text:p>25200</text:p>
          </table:table-cell>
          <table:table-cell office:value-type="string" calcext:value-type="string">
            <text:p>Cervera</text:p>
          </table:table-cell>
          <table:table-cell office:value-type="float" office:value="250729" calcext:value-type="float">
            <text:p>250729</text:p>
          </table:table-cell>
          <table:table-cell office:value-type="string" calcext:value-type="string">
            <text:p>Segarra</text:p>
          </table:table-cell>
          <table:table-cell office:value-type="string" calcext:value-type="string">
            <text:p>973 53 16 21</text:p>
          </table:table-cell>
          <table:table-cell table:number-columns-repeated="2"/>
          <table:table-cell office:value-type="float" office:value="354386440" calcext:value-type="float">
            <text:p>354386440</text:p>
          </table:table-cell>
          <table:table-cell office:value-type="float" office:value="4616562350" calcext:value-type="float">
            <text:p>4616562350</text:p>
          </table:table-cell>
          <table:table-cell office:value-type="string" calcext:value-type="string">
            <text:p>1.250322222</text:p>
          </table:table-cell>
          <table:table-cell office:value-type="string" calcext:value-type="string">
            <text:p>41.687525000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ntitat Gestora|Aeroclub Cervera|Explotador|Aeroclub Cervera|Telèfon Titular|973 53 16 21|Tipus|Camp d'aviació privat|Titular|Aeroclub Cervera</text:p>
          </table:table-cell>
          <table:table-cell office:value-type="string" calcext:value-type="string">
            <text:p>POINT (1.2503222 41.687527)</text:p>
          </table:table-cell>
        </table:table-row>
        <table:table-row table:style-name="ro1">
          <table:table-cell office:value-type="float" office:value="759243" calcext:value-type="float">
            <text:p>759243</text:p>
          </table:table-cell>
          <table:table-cell table:number-columns-repeated="2" office:value-type="string" calcext:value-type="string">
            <text:p>Camp d'aviació de Folguerole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5213</text:p>
          </table:table-cell>
          <table:table-cell table:number-columns-repeated="7"/>
          <table:table-cell office:value-type="float" office:value="8519" calcext:value-type="float">
            <text:p>8519</text:p>
          </table:table-cell>
          <table:table-cell office:value-type="string" calcext:value-type="string">
            <text:p>Folgueroles</text:p>
          </table:table-cell>
          <table:table-cell office:value-type="float" office:value="80832" calcext:value-type="float">
            <text:p>80832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2582730" calcext:value-type="float">
            <text:p>442582730</text:p>
          </table:table-cell>
          <table:table-cell office:value-type="float" office:value="4644758810" calcext:value-type="float">
            <text:p>4644758810</text:p>
          </table:table-cell>
          <table:table-cell office:value-type="string" calcext:value-type="string">
            <text:p>2.307216667</text:p>
          </table:table-cell>
          <table:table-cell office:value-type="string" calcext:value-type="string">
            <text:p>41.952719444</text:p>
          </table:table-cell>
          <table:table-cell table:number-columns-repeated="2"/>
          <table:table-cell office:value-type="string" calcext:value-type="string">
            <text:p>07/17/2024 06:00:53 AM</text:p>
          </table:table-cell>
          <table:table-cell office:value-type="string" calcext:value-type="string">
            <text:p>Entitat Gestora|Antoni Ripoll|Explotador|Antoni Ripoll|Tipus|Camp d'aviació privat|Titular|Antoni Ripoll</text:p>
          </table:table-cell>
          <table:table-cell office:value-type="string" calcext:value-type="string">
            <text:p>POINT (2.3072166 41.95272)</text:p>
          </table:table-cell>
        </table:table-row>
        <table:table-row table:style-name="ro1">
          <table:table-cell office:value-type="float" office:value="759254" calcext:value-type="float">
            <text:p>759254</text:p>
          </table:table-cell>
          <table:table-cell table:number-columns-repeated="2" office:value-type="string" calcext:value-type="string">
            <text:p>Camp d'aviació d'Ordi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60</text:p>
          </table:table-cell>
          <table:table-cell table:number-columns-repeated="3"/>
          <table:table-cell office:value-type="string" calcext:value-type="string">
            <text:p><text:s/>Mas Casals de Pols s/n</text:p>
          </table:table-cell>
          <table:table-cell table:number-columns-repeated="2"/>
          <table:table-cell office:value-type="float" office:value="17772" calcext:value-type="float">
            <text:p>17772</text:p>
          </table:table-cell>
          <table:table-cell office:value-type="string" calcext:value-type="string">
            <text:p>Ordis</text:p>
          </table:table-cell>
          <table:table-cell office:value-type="float" office:value="171156" calcext:value-type="float">
            <text:p>171156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490617750" calcext:value-type="float">
            <text:p>490617750</text:p>
          </table:table-cell>
          <table:table-cell office:value-type="float" office:value="4675586420" calcext:value-type="float">
            <text:p>4675586420</text:p>
          </table:table-cell>
          <table:table-cell office:value-type="string" calcext:value-type="string">
            <text:p>2.886297222</text:p>
          </table:table-cell>
          <table:table-cell office:value-type="string" calcext:value-type="string">
            <text:p>42.232402778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Mas Casals s/n. 17772 Ordis|Entitat Gestora|Dynamic Air|Explotador|Dynamic Air|Telèfon Titular|972 565 365 / 972 553 746|Tipus|Camp d'aviació especialitzat|Titular|Aeroclub Ordis</text:p>
          </table:table-cell>
          <table:table-cell office:value-type="string" calcext:value-type="string">
            <text:p>POINT (2.8862972 42.232403)</text:p>
          </table:table-cell>
        </table:table-row>
        <table:table-row table:style-name="ro1">
          <table:table-cell office:value-type="float" office:value="759258" calcext:value-type="float">
            <text:p>759258</text:p>
          </table:table-cell>
          <table:table-cell table:number-columns-repeated="2" office:value-type="string" calcext:value-type="string">
            <text:p>Camp d'aviació de Sant Feliu de Buixalleu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Hostalric-Arbúcies</text:p>
          </table:table-cell>
          <table:table-cell table:number-columns-repeated="7"/>
          <table:table-cell office:value-type="float" office:value="17451" calcext:value-type="float">
            <text:p>17451</text:p>
          </table:table-cell>
          <table:table-cell office:value-type="string" calcext:value-type="string">
            <text:p>Sant Feliu de Buixalleu</text:p>
          </table:table-cell>
          <table:table-cell office:value-type="float" office:value="171595" calcext:value-type="float">
            <text:p>171595</text:p>
          </table:table-cell>
          <table:table-cell office:value-type="string" calcext:value-type="string">
            <text:p>Selva</text:p>
          </table:table-cell>
          <table:table-cell office:value-type="float" office:value="972874927" calcext:value-type="float">
            <text:p>972874927</text:p>
          </table:table-cell>
          <table:table-cell table:number-columns-repeated="2"/>
          <table:table-cell office:value-type="float" office:value="467483870" calcext:value-type="float">
            <text:p>467483870</text:p>
          </table:table-cell>
          <table:table-cell office:value-type="float" office:value="4622371080" calcext:value-type="float">
            <text:p>4622371080</text:p>
          </table:table-cell>
          <table:table-cell office:value-type="string" calcext:value-type="string">
            <text:p>2.612500000</text:p>
          </table:table-cell>
          <table:table-cell office:value-type="string" calcext:value-type="string">
            <text:p>41.751525000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Explotador|Adreça Explotador|Entitat Gestora|Club Aeronàutic de Catalunya|Explotador|Club Aeronàutic de Catalunya|Tipus|Camp d'aviació especialitzat|Titular|Josep Manel Català i Fernández</text:p>
          </table:table-cell>
          <table:table-cell office:value-type="string" calcext:value-type="string">
            <text:p>POINT (2.6125 41.751526)</text:p>
          </table:table-cell>
        </table:table-row>
        <table:table-row table:style-name="ro1">
          <table:table-cell office:value-type="float" office:value="759261" calcext:value-type="float">
            <text:p>759261</text:p>
          </table:table-cell>
          <table:table-cell table:number-columns-repeated="2" office:value-type="string" calcext:value-type="string">
            <text:p>Camp d'aviació de Viladamat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GI-623 (Orriols-Escala)</text:p>
          </table:table-cell>
          <table:table-cell table:number-columns-repeated="7"/>
          <table:table-cell office:value-type="float" office:value="17137" calcext:value-type="float">
            <text:p>17137</text:p>
          </table:table-cell>
          <table:table-cell office:value-type="string" calcext:value-type="string">
            <text:p>Viladamat</text:p>
          </table:table-cell>
          <table:table-cell office:value-type="float" office:value="172174" calcext:value-type="float">
            <text:p>172174</text:p>
          </table:table-cell>
          <table:table-cell office:value-type="string" calcext:value-type="string">
            <text:p>Alt Empordà</text:p>
          </table:table-cell>
          <table:table-cell office:value-type="string" calcext:value-type="string">
            <text:p>639 970 423</text:p>
          </table:table-cell>
          <table:table-cell table:number-columns-repeated="2"/>
          <table:table-cell office:value-type="float" office:value="504223430" calcext:value-type="float">
            <text:p>504223430</text:p>
          </table:table-cell>
          <table:table-cell office:value-type="float" office:value="4665630140" calcext:value-type="float">
            <text:p>4665630140</text:p>
          </table:table-cell>
          <table:table-cell office:value-type="string" calcext:value-type="string">
            <text:p>3.051061111</text:p>
          </table:table-cell>
          <table:table-cell office:value-type="string" calcext:value-type="string">
            <text:p>42.142755556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 Orriols-Escala. Km 13,5. 17137 Viladamat |Entitat Gestora|Airsport Viladamat|Explotador|Airsport Viladamat|Telèfon Titular|639 970 423|Tipus|Camp d'aviació especialitzat|Titular|Airsport Viladamat</text:p>
          </table:table-cell>
          <table:table-cell office:value-type="string" calcext:value-type="string">
            <text:p>POINT (3.0510612 42.142757)</text:p>
          </table:table-cell>
        </table:table-row>
        <table:table-row table:style-name="ro1">
          <table:table-cell office:value-type="float" office:value="759265" calcext:value-type="float">
            <text:p>759265</text:p>
          </table:table-cell>
          <table:table-cell table:number-columns-repeated="2" office:value-type="string" calcext:value-type="string">
            <text:p>Camp d'aviació de Pairade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GI-623 (Orriols-Escala)</text:p>
          </table:table-cell>
          <table:table-cell table:number-columns-repeated="7"/>
          <table:table-cell office:value-type="float" office:value="17137" calcext:value-type="float">
            <text:p>17137</text:p>
          </table:table-cell>
          <table:table-cell office:value-type="string" calcext:value-type="string">
            <text:p>Viladamat</text:p>
          </table:table-cell>
          <table:table-cell office:value-type="float" office:value="172174" calcext:value-type="float">
            <text:p>172174</text:p>
          </table:table-cell>
          <table:table-cell office:value-type="string" calcext:value-type="string">
            <text:p>Alt Empordà</text:p>
          </table:table-cell>
          <table:table-cell table:number-columns-repeated="3"/>
          <table:table-cell office:value-type="float" office:value="504360340" calcext:value-type="float">
            <text:p>504360340</text:p>
          </table:table-cell>
          <table:table-cell office:value-type="float" office:value="4665079690" calcext:value-type="float">
            <text:p>4665079690</text:p>
          </table:table-cell>
          <table:table-cell office:value-type="string" calcext:value-type="string">
            <text:p>3.052763889</text:p>
          </table:table-cell>
          <table:table-cell office:value-type="string" calcext:value-type="string">
            <text:p>42.137819444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Entitat Gestora|Joaquim Roca Agustí|Explotador|Joaquim Roca Agustí|Tipus|Camp d'aviació privat|Titular|Joaquim Roca Agustí</text:p>
          </table:table-cell>
          <table:table-cell office:value-type="string" calcext:value-type="string">
            <text:p>POINT (3.052764 42.13782)</text:p>
          </table:table-cell>
        </table:table-row>
        <table:table-row table:style-name="ro1">
          <table:table-cell office:value-type="float" office:value="759268" calcext:value-type="float">
            <text:p>759268</text:p>
          </table:table-cell>
          <table:table-cell table:number-columns-repeated="2" office:value-type="string" calcext:value-type="string">
            <text:p>Camp d'aviació de Beuda - Besalú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GIV-5234</text:p>
          </table:table-cell>
          <table:table-cell table:number-columns-repeated="7"/>
          <table:table-cell office:value-type="float" office:value="17850" calcext:value-type="float">
            <text:p>17850</text:p>
          </table:table-cell>
          <table:table-cell office:value-type="string" calcext:value-type="string">
            <text:p>Beuda</text:p>
          </table:table-cell>
          <table:table-cell office:value-type="float" office:value="170216" calcext:value-type="float">
            <text:p>170216</text:p>
          </table:table-cell>
          <table:table-cell office:value-type="string" calcext:value-type="string">
            <text:p>Garrotxa</text:p>
          </table:table-cell>
          <table:table-cell table:number-columns-repeated="3"/>
          <table:table-cell office:value-type="float" office:value="475999450" calcext:value-type="float">
            <text:p>475999450</text:p>
          </table:table-cell>
          <table:table-cell office:value-type="float" office:value="4673279820" calcext:value-type="float">
            <text:p>4673279820</text:p>
          </table:table-cell>
          <table:table-cell office:value-type="string" calcext:value-type="string">
            <text:p>2.709236111</text:p>
          </table:table-cell>
          <table:table-cell office:value-type="string" calcext:value-type="string">
            <text:p>42.211316667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Entitat Gestora|Aeroclub Beuda - Besalú|Explotador|Aeroclub Beuda - Besalú|Tipus|Camp d'aviació privat|Titular|Aeroclub Beuda - Besalú</text:p>
          </table:table-cell>
          <table:table-cell office:value-type="string" calcext:value-type="string">
            <text:p>POINT (2.7092361 42.211315)</text:p>
          </table:table-cell>
        </table:table-row>
        <table:table-row table:style-name="ro1">
          <table:table-cell office:value-type="float" office:value="759269" calcext:value-type="float">
            <text:p>759269</text:p>
          </table:table-cell>
          <table:table-cell table:number-columns-repeated="2" office:value-type="string" calcext:value-type="string">
            <text:p>Camp d'aviació d'Ulldecona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01</text:p>
          </table:table-cell>
          <table:table-cell table:number-columns-repeated="7"/>
          <table:table-cell office:value-type="float" office:value="43550" calcext:value-type="float">
            <text:p>43550</text:p>
          </table:table-cell>
          <table:table-cell office:value-type="string" calcext:value-type="string">
            <text:p>Ulldecona</text:p>
          </table:table-cell>
          <table:table-cell office:value-type="float" office:value="431567" calcext:value-type="float">
            <text:p>431567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286851610" calcext:value-type="float">
            <text:p>286851610</text:p>
          </table:table-cell>
          <table:table-cell office:value-type="float" office:value="4499668790" calcext:value-type="float">
            <text:p>4499668790</text:p>
          </table:table-cell>
          <table:table-cell office:value-type="string" calcext:value-type="string">
            <text:p>0.480111111</text:p>
          </table:table-cell>
          <table:table-cell office:value-type="string" calcext:value-type="string">
            <text:p>40.620372222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C/ Juan Ricart, 4. 12500 Vinaros|Entitat Gestora|Vol Vinarós, SL|Explotador|Vol Vinarós, SL|Tipus|Camp d'aviació especialitzat|Titular|Vol Vinarós</text:p>
          </table:table-cell>
          <table:table-cell office:value-type="string" calcext:value-type="string">
            <text:p>POINT (0.48011112 40.620373)</text:p>
          </table:table-cell>
        </table:table-row>
        <table:table-row table:style-name="ro1">
          <table:table-cell office:value-type="float" office:value="1173011" calcext:value-type="float">
            <text:p>1173011</text:p>
          </table:table-cell>
          <table:table-cell table:number-columns-repeated="2" office:value-type="string" calcext:value-type="string">
            <text:p>Camp d'aviació del Pla de Bages</text:p>
          </table:table-cell>
          <table:table-cell office:value-type="string" calcext:value-type="string">
            <text:p>Mobilitat. Transports|Aeroports, aeròdroms i heliport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6</text:p>
          </table:table-cell>
          <table:table-cell table:number-columns-repeated="7"/>
          <table:table-cell office:value-type="float" office:value="8650" calcext:value-type="float">
            <text:p>8650</text:p>
          </table:table-cell>
          <table:table-cell office:value-type="string" calcext:value-type="string">
            <text:p>Sallent</text:p>
          </table:table-cell>
          <table:table-cell office:value-type="float" office:value="81918" calcext:value-type="float">
            <text:p>81918</text:p>
          </table:table-cell>
          <table:table-cell office:value-type="string" calcext:value-type="string">
            <text:p>Bages</text:p>
          </table:table-cell>
          <table:table-cell office:value-type="float" office:value="616477100" calcext:value-type="float">
            <text:p>616477100</text:p>
          </table:table-cell>
          <table:table-cell office:value-type="float" office:value="648200518" calcext:value-type="float">
            <text:p>648200518</text:p>
          </table:table-cell>
          <table:table-cell/>
          <table:table-cell office:value-type="float" office:value="407751190" calcext:value-type="float">
            <text:p>407751190</text:p>
          </table:table-cell>
          <table:table-cell office:value-type="float" office:value="4625640410" calcext:value-type="float">
            <text:p>4625640410</text:p>
          </table:table-cell>
          <table:table-cell office:value-type="string" calcext:value-type="string">
            <text:p>1.889991667</text:p>
          </table:table-cell>
          <table:table-cell office:value-type="string" calcext:value-type="string">
            <text:p>41.777250000</text:p>
          </table:table-cell>
          <table:table-cell table:number-columns-repeated="2"/>
          <table:table-cell office:value-type="string" calcext:value-type="string">
            <text:p>07/17/2024 06:00:52 AM</text:p>
          </table:table-cell>
          <table:table-cell office:value-type="string" calcext:value-type="string">
            <text:p>Adreça Titular| C-16 km 59. 08650 Sallent |Elevació|270 m|Entitat Gestora|Vol 9, SL |Explotador|Vol 9, SL |Telèfon Titular|616477100 / 648200518|Tipus|Camp d'aviació especialitzat|Titular|Vol 9, SL </text:p>
          </table:table-cell>
          <table:table-cell office:value-type="string" calcext:value-type="string">
            <text:p>POINT (1.8899916 41.77725)</text:p>
          </table:table-cell>
        </table:table-row>
        <table:table-row table:style-name="ro1">
          <table:table-cell office:value-type="float" office:value="2577807" calcext:value-type="float">
            <text:p>2577807</text:p>
          </table:table-cell>
          <table:table-cell table:number-columns-repeated="2" office:value-type="string" calcext:value-type="string">
            <text:p>Escola Les Acàcie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<text:s/>252-270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070033" calcext:value-type="float">
            <text:p>933070033</text:p>
          </table:table-cell>
          <table:table-cell/>
          <table:table-cell office:value-type="float" office:value="933070033" calcext:value-type="float">
            <text:p>933070033</text:p>
          </table:table-cell>
          <table:table-cell office:value-type="float" office:value="433545000" calcext:value-type="float">
            <text:p>433545000</text:p>
          </table:table-cell>
          <table:table-cell office:value-type="float" office:value="4583920000" calcext:value-type="float">
            <text:p>4583920000</text:p>
          </table:table-cell>
          <table:table-cell office:value-type="string" calcext:value-type="string">
            <text:p>2.204947000</text:p>
          </table:table-cell>
          <table:table-cell office:value-type="string" calcext:value-type="string">
            <text:p>41.404078000</text:p>
          </table:table-cell>
          <table:table-cell office:value-type="string" calcext:value-type="string">
            <text:p>a8002629@xtec.cat</text:p>
          </table:table-cell>
          <table:table-cell/>
          <table:table-cell table:style-name="ce1" office:value-type="string" calcext:value-type="string">
            <text:p>06/12/2024 07:52:38 AM</text:p>
          </table:table-cell>
          <table:table-cell office:value-type="string" calcext:value-type="string">
            <text:p>Codi Territorial|Consorci d'Educació de Barcelona|Naturalesa|Públic|Titularitat|Departament d'Educació</text:p>
          </table:table-cell>
          <table:table-cell office:value-type="string" calcext:value-type="string">
            <text:p>POINT (2.204947 41.40408)</text:p>
          </table:table-cell>
        </table:table-row>
        <table:table-row table:style-name="ro1">
          <table:table-cell office:value-type="float" office:value="2578021" calcext:value-type="float">
            <text:p>2578021</text:p>
          </table:table-cell>
          <table:table-cell table:number-columns-repeated="2" office:value-type="string" calcext:value-type="string">
            <text:p>Institut Barri Besòs</text:p>
          </table:table-cell>
          <table:table-cell office:value-type="string" calcext:value-type="string">
            <text:p>Educació. Formació|Educació secundària obligatòria (ESO)||Educació. Formació|Batxillerat (BATX)||</text:p>
          </table:table-cell>
          <table:table-cell office:value-type="string" calcext:value-type="string">
            <text:p>Carrer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019" calcext:value-type="float">
            <text:p>8019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3080102" calcext:value-type="float">
            <text:p>933080102</text:p>
          </table:table-cell>
          <table:table-cell/>
          <table:table-cell office:value-type="float" office:value="933080102" calcext:value-type="float">
            <text:p>933080102</text:p>
          </table:table-cell>
          <table:table-cell office:value-type="float" office:value="434208000" calcext:value-type="float">
            <text:p>434208000</text:p>
          </table:table-cell>
          <table:table-cell office:value-type="float" office:value="4584724000" calcext:value-type="float">
            <text:p>4584724000</text:p>
          </table:table-cell>
          <table:table-cell office:value-type="string" calcext:value-type="string">
            <text:p>2.212790000</text:p>
          </table:table-cell>
          <table:table-cell office:value-type="string" calcext:value-type="string">
            <text:p>41.411375000</text:p>
          </table:table-cell>
          <table:table-cell office:value-type="string" calcext:value-type="string">
            <text:p>a8013470@xtec.cat</text:p>
          </table:table-cell>
          <table:table-cell/>
          <table:table-cell table:style-name="ce1" office:value-type="string" calcext:value-type="string">
            <text:p>06/12/2024 07:52:27 AM</text:p>
          </table:table-cell>
          <table:table-cell office:value-type="string" calcext:value-type="string">
            <text:p>Codi Territorial|Consorci d'Educació de Barcelona|Naturalesa|Públic|Titularitat|Departament d'Educació</text:p>
          </table:table-cell>
          <table:table-cell office:value-type="string" calcext:value-type="string">
            <text:p>POINT (2.21279 41.411373)</text:p>
          </table:table-cell>
        </table:table-row>
        <table:table-row table:style-name="ro1">
          <table:table-cell office:value-type="float" office:value="2578110" calcext:value-type="float">
            <text:p>2578110</text:p>
          </table:table-cell>
          <table:table-cell table:number-columns-repeated="2" office:value-type="string" calcext:value-type="string">
            <text:p>Institut Castellarnau</text:p>
          </table:table-cell>
          <table:table-cell office:value-type="string" calcext:value-type="string">
            <text:p>Educació. Formació|Cicles formatius professionals de grau mitjà (CFPM)||Educació. Formació|Curs d’accés als cicles formatius de grau superior (AA03)||Educació. Formació|Cicles formatius professionals de grau superior (CFPS)||Educació. Formació|Curs d’accés als cicles formatius de grau mitjà (AA01)||Educació. Formació|Programes de formació i inserció (PFI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150</text:p>
          </table:table-cell>
          <table:table-cell table:number-columns-repeated="3"/>
          <table:table-cell office:value-type="string" calcext:value-type="string">
            <text:p><text:s/>Km. 15</text:p>
          </table:table-cell>
          <table:table-cell table:number-columns-repeated="2"/>
          <table:table-cell office:value-type="float" office:value="8206" calcext:value-type="float">
            <text:p>8206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7269422" calcext:value-type="float">
            <text:p>937269422</text:p>
          </table:table-cell>
          <table:table-cell/>
          <table:table-cell office:value-type="float" office:value="937269422" calcext:value-type="float">
            <text:p>937269422</text:p>
          </table:table-cell>
          <table:table-cell office:value-type="float" office:value="422101000" calcext:value-type="float">
            <text:p>422101000</text:p>
          </table:table-cell>
          <table:table-cell office:value-type="float" office:value="4600652000" calcext:value-type="float">
            <text:p>4600652000</text:p>
          </table:table-cell>
          <table:table-cell office:value-type="string" calcext:value-type="string">
            <text:p>2.065898000</text:p>
          </table:table-cell>
          <table:table-cell office:value-type="string" calcext:value-type="string">
            <text:p>41.553740000</text:p>
          </table:table-cell>
          <table:table-cell office:value-type="string" calcext:value-type="string">
            <text:p>a8024893@xtec.cat</text:p>
          </table:table-cell>
          <table:table-cell/>
          <table:table-cell table:style-name="ce1" office:value-type="string" calcext:value-type="string">
            <text:p>06/12/2024 07:51:23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065898 41.55374)</text:p>
          </table:table-cell>
        </table:table-row>
        <table:table-row table:style-name="ro1">
          <table:table-cell office:value-type="float" office:value="2578512" calcext:value-type="float">
            <text:p>2578512</text:p>
          </table:table-cell>
          <table:table-cell table:number-columns-repeated="2" office:value-type="string" calcext:value-type="string">
            <text:p>LLI privada Pam i Pip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Callús</text:p>
          </table:table-cell>
          <table:table-cell table:number-columns-repeated="3"/>
          <table:table-cell office:value-type="string" calcext:value-type="string">
            <text:p><text:s/>3 baixos dreta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320319" calcext:value-type="float">
            <text:p>938320319</text:p>
          </table:table-cell>
          <table:table-cell/>
          <table:table-cell office:value-type="float" office:value="938320319" calcext:value-type="float">
            <text:p>938320319</text:p>
          </table:table-cell>
          <table:table-cell office:value-type="float" office:value="403436000" calcext:value-type="float">
            <text:p>403436000</text:p>
          </table:table-cell>
          <table:table-cell office:value-type="float" office:value="4626140000" calcext:value-type="float">
            <text:p>4626140000</text:p>
          </table:table-cell>
          <table:table-cell office:value-type="string" calcext:value-type="string">
            <text:p>1.837994000</text:p>
          </table:table-cell>
          <table:table-cell office:value-type="string" calcext:value-type="string">
            <text:p>41.781235000</text:p>
          </table:table-cell>
          <table:table-cell office:value-type="string" calcext:value-type="string">
            <text:p>a8063552@xtec.cat</text:p>
          </table:table-cell>
          <table:table-cell/>
          <table:table-cell table:style-name="ce1" office:value-type="string" calcext:value-type="string">
            <text:p>06/12/2024 07:44:35 AM</text:p>
          </table:table-cell>
          <table:table-cell office:value-type="string" calcext:value-type="string">
            <text:p>Codi Territorial|Catalunya Central|Naturalesa|Privat|Titularitat|Fundacions</text:p>
          </table:table-cell>
          <table:table-cell office:value-type="string" calcext:value-type="string">
            <text:p>POINT (1.837994 41.781235)</text:p>
          </table:table-cell>
        </table:table-row>
        <table:table-row table:style-name="ro1">
          <table:table-cell office:value-type="float" office:value="2579375" calcext:value-type="float">
            <text:p>2579375</text:p>
          </table:table-cell>
          <table:table-cell table:number-columns-repeated="2" office:value-type="string" calcext:value-type="string">
            <text:p>Escola de Sant Esteve de Guialbe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Creu a General</text:p>
          </table:table-cell>
          <table:table-cell table:number-columns-repeated="6"/>
          <table:table-cell office:value-type="float" office:value="17468" calcext:value-type="float">
            <text:p>17468</text:p>
          </table:table-cell>
          <table:table-cell office:value-type="string" calcext:value-type="string">
            <text:p>Vilademuls</text:p>
          </table:table-cell>
          <table:table-cell office:value-type="float" office:value="172180" calcext:value-type="float">
            <text:p>172180</text:p>
          </table:table-cell>
          <table:table-cell office:value-type="string" calcext:value-type="string">
            <text:p>Pla de l'Estany</text:p>
          </table:table-cell>
          <table:table-cell office:value-type="float" office:value="972561002" calcext:value-type="float">
            <text:p>972561002</text:p>
          </table:table-cell>
          <table:table-cell/>
          <table:table-cell office:value-type="float" office:value="972561002" calcext:value-type="float">
            <text:p>972561002</text:p>
          </table:table-cell>
          <table:table-cell office:value-type="float" office:value="489645000" calcext:value-type="float">
            <text:p>489645000</text:p>
          </table:table-cell>
          <table:table-cell office:value-type="float" office:value="4662577000" calcext:value-type="float">
            <text:p>4662577000</text:p>
          </table:table-cell>
          <table:table-cell office:value-type="string" calcext:value-type="string">
            <text:p>2.874740000</text:p>
          </table:table-cell>
          <table:table-cell office:value-type="string" calcext:value-type="string">
            <text:p>42.115223000</text:p>
          </table:table-cell>
          <table:table-cell office:value-type="string" calcext:value-type="string">
            <text:p>b7004153@xtec.cat</text:p>
          </table:table-cell>
          <table:table-cell/>
          <table:table-cell table:style-name="ce1" office:value-type="string" calcext:value-type="string">
            <text:p>06/12/2024 07:31:49 AM</text:p>
          </table:table-cell>
          <table:table-cell office:value-type="string" calcext:value-type="string">
            <text:p>Codi Territorial|Girona|Naturalesa|Públic|Titularitat|Departament d'Educació</text:p>
          </table:table-cell>
          <table:table-cell office:value-type="string" calcext:value-type="string">
            <text:p>POINT (2.87474 42.115223)</text:p>
          </table:table-cell>
        </table:table-row>
        <table:table-row table:style-name="ro1">
          <table:table-cell office:value-type="float" office:value="2579448" calcext:value-type="float">
            <text:p>2579448</text:p>
          </table:table-cell>
          <table:table-cell table:number-columns-repeated="2" office:value-type="string" calcext:value-type="string">
            <text:p>CFA Víctor Català</text:p>
          </table:table-cell>
          <table:table-cell office:value-type="string" calcext:value-type="string">
            <text:p>Educació. Formació|Curs d’accés als cicles formatius de grau mitjà (AA01)||Educació. Formació|Formació de persones adultes (ADULT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rtorell a Capellades</text:p>
          </table:table-cell>
          <table:table-cell table:number-columns-repeated="4"/>
          <table:table-cell office:value-type="string" calcext:value-type="string">
            <text:p><text:s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float" office:value="936935034" calcext:value-type="float">
            <text:p>936935034</text:p>
          </table:table-cell>
          <table:table-cell/>
          <table:table-cell office:value-type="float" office:value="936935034" calcext:value-type="float">
            <text:p>936935034</text:p>
          </table:table-cell>
          <table:table-cell office:value-type="float" office:value="406539000" calcext:value-type="float">
            <text:p>406539000</text:p>
          </table:table-cell>
          <table:table-cell office:value-type="float" office:value="4592122000" calcext:value-type="float">
            <text:p>4592122000</text:p>
          </table:table-cell>
          <table:table-cell office:value-type="string" calcext:value-type="string">
            <text:p>1.880637000</text:p>
          </table:table-cell>
          <table:table-cell office:value-type="string" calcext:value-type="string">
            <text:p>41.475259000</text:p>
          </table:table-cell>
          <table:table-cell office:value-type="string" calcext:value-type="string">
            <text:p>a8068136@xtec.cat</text:p>
          </table:table-cell>
          <table:table-cell/>
          <table:table-cell table:style-name="ce1" office:value-type="string" calcext:value-type="string">
            <text:p>06/12/2024 07:39:33 AM</text:p>
          </table:table-cell>
          <table:table-cell office:value-type="string" calcext:value-type="string">
            <text:p>Codi Territorial|Baix Llobregat|Naturalesa|Públic|Titularitat|Departament d'Educació</text:p>
          </table:table-cell>
          <table:table-cell office:value-type="string" calcext:value-type="string">
            <text:p>POINT (1.880637 41.475258)</text:p>
          </table:table-cell>
        </table:table-row>
        <table:table-row table:style-name="ro1">
          <table:table-cell office:value-type="float" office:value="2579457" calcext:value-type="float">
            <text:p>2579457</text:p>
          </table:table-cell>
          <table:table-cell table:number-columns-repeated="2" office:value-type="string" calcext:value-type="string">
            <text:p>Llar d'infants L'Espígol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Sant Pere de Ribes a Sitges C-15</text:p>
          </table:table-cell>
          <table:table-cell table:number-columns-repeated="7"/>
          <table:table-cell office:value-type="float" office:value="8810" calcext:value-type="float">
            <text:p>8810</text:p>
          </table:table-cell>
          <table:table-cell office:value-type="string" calcext:value-type="string">
            <text:p>Sant Pere de Ribes</text:p>
          </table:table-cell>
          <table:table-cell office:value-type="float" office:value="82310" calcext:value-type="float">
            <text:p>82310</text:p>
          </table:table-cell>
          <table:table-cell office:value-type="string" calcext:value-type="string">
            <text:p>Garraf</text:p>
          </table:table-cell>
          <table:table-cell office:value-type="float" office:value="938961842" calcext:value-type="float">
            <text:p>938961842</text:p>
          </table:table-cell>
          <table:table-cell/>
          <table:table-cell office:value-type="float" office:value="938961842" calcext:value-type="float">
            <text:p>938961842</text:p>
          </table:table-cell>
          <table:table-cell office:value-type="float" office:value="397144000" calcext:value-type="float">
            <text:p>397144000</text:p>
          </table:table-cell>
          <table:table-cell office:value-type="float" office:value="4568986000" calcext:value-type="float">
            <text:p>4568986000</text:p>
          </table:table-cell>
          <table:table-cell office:value-type="string" calcext:value-type="string">
            <text:p>1.772071000</text:p>
          </table:table-cell>
          <table:table-cell office:value-type="string" calcext:value-type="string">
            <text:p>41.265751000</text:p>
          </table:table-cell>
          <table:table-cell office:value-type="string" calcext:value-type="string">
            <text:p>a8072346@xtec.cat</text:p>
          </table:table-cell>
          <table:table-cell/>
          <table:table-cell table:style-name="ce1" office:value-type="string" calcext:value-type="string">
            <text:p>06/12/2024 07:36:16 AM</text:p>
          </table:table-cell>
          <table:table-cell office:value-type="string" calcext:value-type="string">
            <text:p>Codi Territorial|Penedès|Naturalesa|Públic|Titularitat|Corporacions Locals</text:p>
          </table:table-cell>
          <table:table-cell office:value-type="string" calcext:value-type="string">
            <text:p>POINT (1.772071 41.26575)</text:p>
          </table:table-cell>
        </table:table-row>
        <table:table-row table:style-name="ro1">
          <table:table-cell office:value-type="float" office:value="2579587" calcext:value-type="float">
            <text:p>2579587</text:p>
          </table:table-cell>
          <table:table-cell table:number-columns-repeated="2" office:value-type="string" calcext:value-type="string">
            <text:p>CFA Santiago Rusiñol</text:p>
          </table:table-cell>
          <table:table-cell office:value-type="string" calcext:value-type="string">
            <text:p>Educació. Formació|Formació de persones adultes (ADULT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asnou a Granollers</text:p>
          </table:table-cell>
          <table:table-cell table:number-columns-repeated="4"/>
          <table:table-cell office:value-type="string" calcext:value-type="string">
            <text:p><text:s/>Km.1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float" office:value="936934120" calcext:value-type="float">
            <text:p>936934120</text:p>
          </table:table-cell>
          <table:table-cell/>
          <table:table-cell office:value-type="float" office:value="936934120" calcext:value-type="float">
            <text:p>936934120</text:p>
          </table:table-cell>
          <table:table-cell office:value-type="float" office:value="441210000" calcext:value-type="float">
            <text:p>441210000</text:p>
          </table:table-cell>
          <table:table-cell office:value-type="float" office:value="4603083000" calcext:value-type="float">
            <text:p>4603083000</text:p>
          </table:table-cell>
          <table:table-cell office:value-type="string" calcext:value-type="string">
            <text:p>2.294772000</text:p>
          </table:table-cell>
          <table:table-cell office:value-type="string" calcext:value-type="string">
            <text:p>41.577273000</text:p>
          </table:table-cell>
          <table:table-cell office:value-type="string" calcext:value-type="string">
            <text:p>a8064635@xtec.cat</text:p>
          </table:table-cell>
          <table:table-cell/>
          <table:table-cell table:style-name="ce1" office:value-type="string" calcext:value-type="string">
            <text:p>06/12/2024 07:43:29 AM</text:p>
          </table:table-cell>
          <table:table-cell office:value-type="string" calcext:value-type="string">
            <text:p>Codi Territorial|Maresme - Vallès Oriental|Naturalesa|Públic|Titularitat|Departament d'Educació</text:p>
          </table:table-cell>
          <table:table-cell office:value-type="string" calcext:value-type="string">
            <text:p>POINT (2.294772 41.577274)</text:p>
          </table:table-cell>
        </table:table-row>
        <table:table-row table:style-name="ro1">
          <table:table-cell office:value-type="float" office:value="2579588" calcext:value-type="float">
            <text:p>2579588</text:p>
          </table:table-cell>
          <table:table-cell table:number-columns-repeated="2" office:value-type="string" calcext:value-type="string">
            <text:p>CFA Artur Martorell</text:p>
          </table:table-cell>
          <table:table-cell office:value-type="string" calcext:value-type="string">
            <text:p>Educació. Formació|Formació de persones adultes (ADULT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rtorell a Capellades</text:p>
          </table:table-cell>
          <table:table-cell table:number-columns-repeated="4"/>
          <table:table-cell office:value-type="string" calcext:value-type="string">
            <text:p><text:s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float" office:value="937758018" calcext:value-type="float">
            <text:p>937758018</text:p>
          </table:table-cell>
          <table:table-cell/>
          <table:table-cell office:value-type="float" office:value="937758018" calcext:value-type="float">
            <text:p>937758018</text:p>
          </table:table-cell>
          <table:table-cell office:value-type="float" office:value="406559000" calcext:value-type="float">
            <text:p>406559000</text:p>
          </table:table-cell>
          <table:table-cell office:value-type="float" office:value="4592065000" calcext:value-type="float">
            <text:p>4592065000</text:p>
          </table:table-cell>
          <table:table-cell office:value-type="string" calcext:value-type="string">
            <text:p>1.880892000</text:p>
          </table:table-cell>
          <table:table-cell office:value-type="string" calcext:value-type="string">
            <text:p>41.474749000</text:p>
          </table:table-cell>
          <table:table-cell office:value-type="string" calcext:value-type="string">
            <text:p>a8064647@xtec.cat</text:p>
          </table:table-cell>
          <table:table-cell/>
          <table:table-cell table:style-name="ce1" office:value-type="string" calcext:value-type="string">
            <text:p>06/12/2024 07:43:28 AM</text:p>
          </table:table-cell>
          <table:table-cell office:value-type="string" calcext:value-type="string">
            <text:p>Codi Territorial|Baix Llobregat|Naturalesa|Públic|Titularitat|Departament d'Educació</text:p>
          </table:table-cell>
          <table:table-cell office:value-type="string" calcext:value-type="string">
            <text:p>POINT (1.880892 41.47475)</text:p>
          </table:table-cell>
        </table:table-row>
        <table:table-row table:style-name="ro1">
          <table:table-cell office:value-type="float" office:value="2579710" calcext:value-type="float">
            <text:p>2579710</text:p>
          </table:table-cell>
          <table:table-cell table:number-columns-repeated="2" office:value-type="string" calcext:value-type="string">
            <text:p>CFA Carme Karr</text:p>
          </table:table-cell>
          <table:table-cell office:value-type="string" calcext:value-type="string">
            <text:p>Educació. Formació|Formació de persones adultes (ADULT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nresa a Solsona</text:p>
          </table:table-cell>
          <table:table-cell table:number-columns-repeated="4"/>
          <table:table-cell office:value-type="string" calcext:value-type="string">
            <text:p><text:s/>km. 37</text:p>
          </table:table-cell>
          <table:table-cell table:number-columns-repeated="2"/>
          <table:table-cell office:value-type="float" office:value="8250" calcext:value-type="float">
            <text:p>8250</text:p>
          </table:table-cell>
          <table:table-cell office:value-type="string" calcext:value-type="string">
            <text:p>Sant Joan de Vilatorrada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Bages</text:p>
          </table:table-cell>
          <table:table-cell office:value-type="float" office:value="936930730" calcext:value-type="float">
            <text:p>936930730</text:p>
          </table:table-cell>
          <table:table-cell/>
          <table:table-cell office:value-type="float" office:value="936930730" calcext:value-type="float">
            <text:p>936930730</text:p>
          </table:table-cell>
          <table:table-cell office:value-type="float" office:value="400769000" calcext:value-type="float">
            <text:p>400769000</text:p>
          </table:table-cell>
          <table:table-cell office:value-type="float" office:value="4623808000" calcext:value-type="float">
            <text:p>4623808000</text:p>
          </table:table-cell>
          <table:table-cell office:value-type="string" calcext:value-type="string">
            <text:p>1.806299000</text:p>
          </table:table-cell>
          <table:table-cell office:value-type="string" calcext:value-type="string">
            <text:p>41.759902000</text:p>
          </table:table-cell>
          <table:table-cell office:value-type="string" calcext:value-type="string">
            <text:p>a8069581@xtec.cat</text:p>
          </table:table-cell>
          <table:table-cell/>
          <table:table-cell table:style-name="ce1" office:value-type="string" calcext:value-type="string">
            <text:p>06/12/2024 07:37:53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806299 41.759903)</text:p>
          </table:table-cell>
        </table:table-row>
        <table:table-row table:style-name="ro1">
          <table:table-cell office:value-type="float" office:value="2579768" calcext:value-type="float">
            <text:p>2579768</text:p>
          </table:table-cell>
          <table:table-cell table:number-columns-repeated="2" office:value-type="string" calcext:value-type="string">
            <text:p>Escola Bressol El Serralet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de Torrelles/c.Germans Soleri Card</text:p>
          </table:table-cell>
          <table:table-cell table:number-columns-repeated="7"/>
          <table:table-cell office:value-type="float" office:value="8629" calcext:value-type="float">
            <text:p>8629</text:p>
          </table:table-cell>
          <table:table-cell office:value-type="string" calcext:value-type="string">
            <text:p>Torrelles de Llobregat</text:p>
          </table:table-cell>
          <table:table-cell office:value-type="float" office:value="82896" calcext:value-type="float">
            <text:p>82896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office:value-type="float" office:value="414345000" calcext:value-type="float">
            <text:p>414345000</text:p>
          </table:table-cell>
          <table:table-cell office:value-type="float" office:value="4578475000" calcext:value-type="float">
            <text:p>4578475000</text:p>
          </table:table-cell>
          <table:table-cell office:value-type="string" calcext:value-type="string">
            <text:p>1.976045000</text:p>
          </table:table-cell>
          <table:table-cell office:value-type="string" calcext:value-type="string">
            <text:p>41.353224000</text:p>
          </table:table-cell>
          <table:table-cell office:value-type="string" calcext:value-type="string">
            <text:p>a8069891@xtec.cat</text:p>
          </table:table-cell>
          <table:table-cell/>
          <table:table-cell table:style-name="ce1" office:value-type="string" calcext:value-type="string">
            <text:p>06/12/2024 07:37:37 AM</text:p>
          </table:table-cell>
          <table:table-cell office:value-type="string" calcext:value-type="string">
            <text:p>Codi Territorial|Baix Llobregat|Naturalesa|Públic|Titularitat|Corporacions Locals</text:p>
          </table:table-cell>
          <table:table-cell office:value-type="string" calcext:value-type="string">
            <text:p>POINT (1.976045 41.353226)</text:p>
          </table:table-cell>
        </table:table-row>
        <table:table-row table:style-name="ro1">
          <table:table-cell office:value-type="float" office:value="2580056" calcext:value-type="float">
            <text:p>2580056</text:p>
          </table:table-cell>
          <table:table-cell table:number-columns-repeated="2" office:value-type="string" calcext:value-type="string">
            <text:p>Llar d'infants Can Riv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Qm. 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08" calcext:value-type="float">
            <text:p>8508</text:p>
          </table:table-cell>
          <table:table-cell office:value-type="string" calcext:value-type="string">
            <text:p>Masies de Voltregà, les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Osona</text:p>
          </table:table-cell>
          <table:table-cell office:value-type="float" office:value="938570878" calcext:value-type="float">
            <text:p>938570878</text:p>
          </table:table-cell>
          <table:table-cell/>
          <table:table-cell office:value-type="float" office:value="938570878" calcext:value-type="float">
            <text:p>938570878</text:p>
          </table:table-cell>
          <table:table-cell office:value-type="float" office:value="437589000" calcext:value-type="float">
            <text:p>437589000</text:p>
          </table:table-cell>
          <table:table-cell office:value-type="float" office:value="4651183000" calcext:value-type="float">
            <text:p>4651183000</text:p>
          </table:table-cell>
          <table:table-cell office:value-type="string" calcext:value-type="string">
            <text:p>2.246289000</text:p>
          </table:table-cell>
          <table:table-cell office:value-type="string" calcext:value-type="string">
            <text:p>42.010193000</text:p>
          </table:table-cell>
          <table:table-cell office:value-type="string" calcext:value-type="string">
            <text:p>a8066644@xtec.cat</text:p>
          </table:table-cell>
          <table:table-cell/>
          <table:table-cell table:style-name="ce1" office:value-type="string" calcext:value-type="string">
            <text:p>06/12/2024 07:41:16 AM</text:p>
          </table:table-cell>
          <table:table-cell office:value-type="string" calcext:value-type="string">
            <text:p>Codi Territorial|Catalunya Central|Naturalesa|Públic|Titularitat|Corporacions Locals</text:p>
          </table:table-cell>
          <table:table-cell office:value-type="string" calcext:value-type="string">
            <text:p>POINT (2.246289 42.010193)</text:p>
          </table:table-cell>
        </table:table-row>
        <table:table-row table:style-name="ro1">
          <table:table-cell office:value-type="float" office:value="2580104" calcext:value-type="float">
            <text:p>2580104</text:p>
          </table:table-cell>
          <table:table-cell table:number-columns-repeated="2" office:value-type="string" calcext:value-type="string">
            <text:p>Llar d'infants La Falgueret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BV 5122</text:p>
          </table:table-cell>
          <table:table-cell table:number-columns-repeated="3"/>
          <table:table-cell office:value-type="string" calcext:value-type="string">
            <text:p>km.5</text:p>
          </table:table-cell>
          <table:table-cell/>
          <table:table-cell office:value-type="string" calcext:value-type="string">
            <text:p>05.Sector1</text:p>
          </table:table-cell>
          <table:table-cell office:value-type="float" office:value="8495" calcext:value-type="float">
            <text:p>8495</text:p>
          </table:table-cell>
          <table:table-cell office:value-type="string" calcext:value-type="string">
            <text:p>Fogars de la Selva</text:p>
          </table:table-cell>
          <table:table-cell office:value-type="float" office:value="80826" calcext:value-type="float">
            <text:p>80826</text:p>
          </table:table-cell>
          <table:table-cell office:value-type="string" calcext:value-type="string">
            <text:p>Selva</text:p>
          </table:table-cell>
          <table:table-cell office:value-type="float" office:value="937644559" calcext:value-type="float">
            <text:p>937644559</text:p>
          </table:table-cell>
          <table:table-cell/>
          <table:table-cell office:value-type="float" office:value="937644559" calcext:value-type="float">
            <text:p>937644559</text:p>
          </table:table-cell>
          <table:table-cell office:value-type="float" office:value="472866000" calcext:value-type="float">
            <text:p>472866000</text:p>
          </table:table-cell>
          <table:table-cell office:value-type="float" office:value="4619298000" calcext:value-type="float">
            <text:p>4619298000</text:p>
          </table:table-cell>
          <table:table-cell office:value-type="string" calcext:value-type="string">
            <text:p>2.673762000</text:p>
          </table:table-cell>
          <table:table-cell office:value-type="string" calcext:value-type="string">
            <text:p>41.725019000</text:p>
          </table:table-cell>
          <table:table-cell office:value-type="string" calcext:value-type="string">
            <text:p>a8066735@xtec.cat</text:p>
          </table:table-cell>
          <table:table-cell/>
          <table:table-cell table:style-name="ce1" office:value-type="string" calcext:value-type="string">
            <text:p>06/12/2024 07:41:08 AM</text:p>
          </table:table-cell>
          <table:table-cell office:value-type="string" calcext:value-type="string">
            <text:p>Codi Territorial|Maresme - Vallès Oriental|Naturalesa|Públic|Titularitat|Corporacions Locals</text:p>
          </table:table-cell>
          <table:table-cell office:value-type="string" calcext:value-type="string">
            <text:p>POINT (2.673762 41.725018)</text:p>
          </table:table-cell>
        </table:table-row>
        <table:table-row table:style-name="ro1">
          <table:table-cell office:value-type="float" office:value="2580231" calcext:value-type="float">
            <text:p>2580231</text:p>
          </table:table-cell>
          <table:table-cell table:number-columns-repeated="2" office:value-type="string" calcext:value-type="string">
            <text:p>Escola de Lladurs - ZER El Solsonè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olsona - Sant Llorenç</text:p>
          </table:table-cell>
          <table:table-cell table:number-columns-repeated="4"/>
          <table:table-cell office:value-type="string" calcext:value-type="string">
            <text:p><text:s/>km. 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283" calcext:value-type="float">
            <text:p>25283</text:p>
          </table:table-cell>
          <table:table-cell office:value-type="string" calcext:value-type="string">
            <text:p>Lladurs</text:p>
          </table:table-cell>
          <table:table-cell office:value-type="float" office:value="251240" calcext:value-type="float">
            <text:p>251240</text:p>
          </table:table-cell>
          <table:table-cell office:value-type="string" calcext:value-type="string">
            <text:p>Solsonès</text:p>
          </table:table-cell>
          <table:table-cell office:value-type="float" office:value="973299060" calcext:value-type="float">
            <text:p>973299060</text:p>
          </table:table-cell>
          <table:table-cell/>
          <table:table-cell office:value-type="float" office:value="973299060" calcext:value-type="float">
            <text:p>973299060</text:p>
          </table:table-cell>
          <table:table-cell office:value-type="float" office:value="377387000" calcext:value-type="float">
            <text:p>377387000</text:p>
          </table:table-cell>
          <table:table-cell office:value-type="float" office:value="4649476000" calcext:value-type="float">
            <text:p>4649476000</text:p>
          </table:table-cell>
          <table:table-cell office:value-type="string" calcext:value-type="string">
            <text:p>1.519780000</text:p>
          </table:table-cell>
          <table:table-cell office:value-type="string" calcext:value-type="string">
            <text:p>41.987754000</text:p>
          </table:table-cell>
          <table:table-cell office:value-type="string" calcext:value-type="string">
            <text:p>c5002982@xtec.cat</text:p>
          </table:table-cell>
          <table:table-cell/>
          <table:table-cell table:style-name="ce1" office:value-type="string" calcext:value-type="string">
            <text:p>06/12/2024 07:28:14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51978 41.987755)</text:p>
          </table:table-cell>
        </table:table-row>
        <table:table-row table:style-name="ro1">
          <table:table-cell office:value-type="float" office:value="2580240" calcext:value-type="float">
            <text:p>2580240</text:p>
          </table:table-cell>
          <table:table-cell table:number-columns-repeated="2" office:value-type="string" calcext:value-type="string">
            <text:p>Institut Mollerussa</text:p>
          </table:table-cell>
          <table:table-cell office:value-type="string" calcext:value-type="string">
            <text:p>Educació. Formació|Tècnics esportius de grau superior (TEGS)||Educació. Formació|Cicles formatius professionals de grau mitjà (CFPM)||Educació. Formació|Curs d’accés als cicles formatius de grau superior (AA03)||Educació. Formació|Cicles formatius professionals de grau superior (CFPS)||Educació. Formació|Tècnics esportius de grau mitjà (TEGM)||Educació. Formació|Itineraris formatius específics (IFE)||Educació. Formació|Curs d’accés als cicles formatius de grau mitjà (AA01)||Educació. Formació|Programes de formació i inserció (PFI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Torregrossa km. 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5230" calcext:value-type="float">
            <text:p>25230</text:p>
          </table:table-cell>
          <table:table-cell office:value-type="string" calcext:value-type="string">
            <text:p>Mollerussa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Pla d'Urgell</text:p>
          </table:table-cell>
          <table:table-cell office:value-type="float" office:value="973600359" calcext:value-type="float">
            <text:p>973600359</text:p>
          </table:table-cell>
          <table:table-cell/>
          <table:table-cell office:value-type="float" office:value="973600359" calcext:value-type="float">
            <text:p>973600359</text:p>
          </table:table-cell>
          <table:table-cell office:value-type="float" office:value="322479000" calcext:value-type="float">
            <text:p>322479000</text:p>
          </table:table-cell>
          <table:table-cell office:value-type="float" office:value="4609473000" calcext:value-type="float">
            <text:p>4609473000</text:p>
          </table:table-cell>
          <table:table-cell office:value-type="string" calcext:value-type="string">
            <text:p>0.869262000</text:p>
          </table:table-cell>
          <table:table-cell office:value-type="string" calcext:value-type="string">
            <text:p>41.617240000</text:p>
          </table:table-cell>
          <table:table-cell office:value-type="string" calcext:value-type="string">
            <text:p>c5003202@xtec.cat</text:p>
          </table:table-cell>
          <table:table-cell/>
          <table:table-cell table:style-name="ce1" office:value-type="string" calcext:value-type="string">
            <text:p>06/12/2024 07:28:09 AM</text:p>
          </table:table-cell>
          <table:table-cell office:value-type="string" calcext:value-type="string">
            <text:p>Codi Territorial|Lleida|Naturalesa|Públic|Titularitat|Departament d'Educació</text:p>
          </table:table-cell>
          <table:table-cell office:value-type="string" calcext:value-type="string">
            <text:p>POINT (0.869262 41.61724)</text:p>
          </table:table-cell>
        </table:table-row>
        <table:table-row table:style-name="ro1">
          <table:table-cell office:value-type="float" office:value="2580425" calcext:value-type="float">
            <text:p>2580425</text:p>
          </table:table-cell>
          <table:table-cell table:number-columns-repeated="2" office:value-type="string" calcext:value-type="string">
            <text:p>Escola Aiguadora - ZER El Solsonè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C-26</text:p>
          </table:table-cell>
          <table:table-cell table:number-columns-repeated="4"/>
          <table:table-cell office:value-type="string" calcext:value-type="string">
            <text:p><text:s/>Km 1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286" calcext:value-type="float">
            <text:p>25286</text:p>
          </table:table-cell>
          <table:table-cell office:value-type="string" calcext:value-type="string">
            <text:p>Navès</text:p>
          </table:table-cell>
          <table:table-cell office:value-type="float" office:value="251462" calcext:value-type="float">
            <text:p>251462</text:p>
          </table:table-cell>
          <table:table-cell office:value-type="string" calcext:value-type="string">
            <text:p>Solsonès</text:p>
          </table:table-cell>
          <table:table-cell office:value-type="float" office:value="973482453" calcext:value-type="float">
            <text:p>973482453</text:p>
          </table:table-cell>
          <table:table-cell/>
          <table:table-cell office:value-type="float" office:value="973482453" calcext:value-type="float">
            <text:p>973482453</text:p>
          </table:table-cell>
          <table:table-cell office:value-type="float" office:value="386674000" calcext:value-type="float">
            <text:p>386674000</text:p>
          </table:table-cell>
          <table:table-cell office:value-type="float" office:value="4649531000" calcext:value-type="float">
            <text:p>4649531000</text:p>
          </table:table-cell>
          <table:table-cell office:value-type="string" calcext:value-type="string">
            <text:p>1.631859000</text:p>
          </table:table-cell>
          <table:table-cell office:value-type="string" calcext:value-type="string">
            <text:p>41.989641000</text:p>
          </table:table-cell>
          <table:table-cell office:value-type="string" calcext:value-type="string">
            <text:p>c5003330@xtec.cat</text:p>
          </table:table-cell>
          <table:table-cell/>
          <table:table-cell table:style-name="ce1" office:value-type="string" calcext:value-type="string">
            <text:p>06/12/2024 07:28:07 AM</text:p>
          </table:table-cell>
          <table:table-cell office:value-type="string" calcext:value-type="string">
            <text:p>Codi Territorial|Catalunya Central|Naturalesa|Públic|Titularitat|Departament d'Educació</text:p>
          </table:table-cell>
          <table:table-cell office:value-type="string" calcext:value-type="string">
            <text:p>POINT (1.631859 41.98964)</text:p>
          </table:table-cell>
        </table:table-row>
        <table:table-row table:style-name="ro1">
          <table:table-cell office:value-type="float" office:value="2580613" calcext:value-type="float">
            <text:p>2580613</text:p>
          </table:table-cell>
          <table:table-cell table:number-columns-repeated="2" office:value-type="string" calcext:value-type="string">
            <text:p>Escola agrària del Pallars</text:p>
          </table:table-cell>
          <table:table-cell office:value-type="string" calcext:value-type="string">
            <text:p>Educació. Formació|Cicles formatius professionals de grau superior (CFP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3</text:p>
          </table:table-cell>
          <table:table-cell table:number-columns-repeated="4"/>
          <table:table-cell office:value-type="string" calcext:value-type="string">
            <text:p><text:s/>km 83</text:p>
          </table:table-cell>
          <table:table-cell table:number-columns-repeated="2"/>
          <table:table-cell office:value-type="float" office:value="25630" calcext:value-type="float">
            <text:p>25630</text:p>
          </table:table-cell>
          <table:table-cell office:value-type="string" calcext:value-type="string">
            <text:p>Talarn</text:p>
          </table:table-cell>
          <table:table-cell office:value-type="float" office:value="252154" calcext:value-type="float">
            <text:p>252154</text:p>
          </table:table-cell>
          <table:table-cell office:value-type="string" calcext:value-type="string">
            <text:p>Pallars Jussà</text:p>
          </table:table-cell>
          <table:table-cell office:value-type="float" office:value="973252394" calcext:value-type="float">
            <text:p>973252394</text:p>
          </table:table-cell>
          <table:table-cell/>
          <table:table-cell office:value-type="float" office:value="973252394" calcext:value-type="float">
            <text:p>973252394</text:p>
          </table:table-cell>
          <table:table-cell office:value-type="float" office:value="325941000" calcext:value-type="float">
            <text:p>325941000</text:p>
          </table:table-cell>
          <table:table-cell office:value-type="float" office:value="4667412000" calcext:value-type="float">
            <text:p>4667412000</text:p>
          </table:table-cell>
          <table:table-cell office:value-type="string" calcext:value-type="string">
            <text:p>0.893732000</text:p>
          </table:table-cell>
          <table:table-cell office:value-type="string" calcext:value-type="string">
            <text:p>42.139504000</text:p>
          </table:table-cell>
          <table:table-cell office:value-type="string" calcext:value-type="string">
            <text:p>c5004814@xtec.cat</text:p>
          </table:table-cell>
          <table:table-cell/>
          <table:table-cell table:style-name="ce1" office:value-type="string" calcext:value-type="string">
            <text:p>06/12/2024 07:27:38 AM</text:p>
          </table:table-cell>
          <table:table-cell office:value-type="string" calcext:value-type="string">
            <text:p>Codi Territorial|Alt Pirineu i Aran|Naturalesa|Públic|Titularitat|Altres Departaments</text:p>
          </table:table-cell>
          <table:table-cell office:value-type="string" calcext:value-type="string">
            <text:p>POINT (0.893732 42.139503)</text:p>
          </table:table-cell>
        </table:table-row>
        <table:table-row table:style-name="ro1">
          <table:table-cell office:value-type="float" office:value="2580743" calcext:value-type="float">
            <text:p>2580743</text:p>
          </table:table-cell>
          <table:table-cell table:number-columns-repeated="2" office:value-type="string" calcext:value-type="string">
            <text:p>CFA Tramuntana</text:p>
          </table:table-cell>
          <table:table-cell office:value-type="string" calcext:value-type="string">
            <text:p>Educació. Formació|Formació de persones adultes (ADULT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Figueres a Llers. GI-P-5106</text:p>
          </table:table-cell>
          <table:table-cell table:number-columns-repeated="3"/>
          <table:table-cell office:value-type="string" calcext:value-type="string">
            <text:p>km 1</text:p>
          </table:table-cell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string" calcext:value-type="string">
            <text:p>Figueres</text:p>
          </table:table-cell>
          <table:table-cell office:value-type="float" office:value="170669" calcext:value-type="float">
            <text:p>170669</text:p>
          </table:table-cell>
          <table:table-cell office:value-type="string" calcext:value-type="string">
            <text:p>Alt Empordà</text:p>
          </table:table-cell>
          <table:table-cell office:value-type="float" office:value="972657300" calcext:value-type="float">
            <text:p>972657300</text:p>
          </table:table-cell>
          <table:table-cell/>
          <table:table-cell office:value-type="float" office:value="972657300" calcext:value-type="float">
            <text:p>972657300</text:p>
          </table:table-cell>
          <table:table-cell office:value-type="float" office:value="494833000" calcext:value-type="float">
            <text:p>494833000</text:p>
          </table:table-cell>
          <table:table-cell office:value-type="float" office:value="4681579000" calcext:value-type="float">
            <text:p>4681579000</text:p>
          </table:table-cell>
          <table:table-cell office:value-type="string" calcext:value-type="string">
            <text:p>2.937324000</text:p>
          </table:table-cell>
          <table:table-cell office:value-type="string" calcext:value-type="string">
            <text:p>42.286410000</text:p>
          </table:table-cell>
          <table:table-cell office:value-type="string" calcext:value-type="string">
            <text:p>b7010451@xtec.cat</text:p>
          </table:table-cell>
          <table:table-cell/>
          <table:table-cell table:style-name="ce1" office:value-type="string" calcext:value-type="string">
            <text:p>06/12/2024 07:29:18 AM</text:p>
          </table:table-cell>
          <table:table-cell office:value-type="string" calcext:value-type="string">
            <text:p>Codi Territorial|Girona|Naturalesa|Públic|Titularitat|Departament d'Educació</text:p>
          </table:table-cell>
          <table:table-cell office:value-type="string" calcext:value-type="string">
            <text:p>POINT (2.937324 42.28641)</text:p>
          </table:table-cell>
        </table:table-row>
        <table:table-row table:style-name="ro1">
          <table:table-cell office:value-type="float" office:value="2580834" calcext:value-type="float">
            <text:p>2580834</text:p>
          </table:table-cell>
          <table:table-cell table:number-columns-repeated="2" office:value-type="string" calcext:value-type="string">
            <text:p>Escola Alba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orbins</text:p>
          </table:table-cell>
          <table:table-cell table:number-columns-repeated="4"/>
          <table:table-cell office:value-type="string" calcext:value-type="string">
            <text:p><text:s/>Km. 6</text:p>
          </table:table-cell>
          <table:table-cell table:number-columns-repeated="2"/>
          <table:table-cell office:value-type="float" office:value="25137" calcext:value-type="float">
            <text:p>25137</text:p>
          </table:table-cell>
          <table:table-cell office:value-type="string" calcext:value-type="string">
            <text:p>Corbins</text:p>
          </table:table-cell>
          <table:table-cell office:value-type="float" office:value="250788" calcext:value-type="float">
            <text:p>250788</text:p>
          </table:table-cell>
          <table:table-cell office:value-type="string" calcext:value-type="string">
            <text:p>Segrià</text:p>
          </table:table-cell>
          <table:table-cell office:value-type="float" office:value="973225013" calcext:value-type="float">
            <text:p>973225013</text:p>
          </table:table-cell>
          <table:table-cell/>
          <table:table-cell office:value-type="float" office:value="973225013" calcext:value-type="float">
            <text:p>973225013</text:p>
          </table:table-cell>
          <table:table-cell office:value-type="float" office:value="305321000" calcext:value-type="float">
            <text:p>305321000</text:p>
          </table:table-cell>
          <table:table-cell office:value-type="float" office:value="4614710000" calcext:value-type="float">
            <text:p>4614710000</text:p>
          </table:table-cell>
          <table:table-cell office:value-type="string" calcext:value-type="string">
            <text:p>0.661771000</text:p>
          </table:table-cell>
          <table:table-cell office:value-type="string" calcext:value-type="string">
            <text:p>41.660371000</text:p>
          </table:table-cell>
          <table:table-cell office:value-type="string" calcext:value-type="string">
            <text:p>c5006501@xtec.cat</text:p>
          </table:table-cell>
          <table:table-cell/>
          <table:table-cell table:style-name="ce1" office:value-type="string" calcext:value-type="string">
            <text:p>06/12/2024 07:27:05 AM</text:p>
          </table:table-cell>
          <table:table-cell office:value-type="string" calcext:value-type="string">
            <text:p>Codi Territorial|Lleida|Naturalesa|Públic|Titularitat|Departament d'Educació</text:p>
          </table:table-cell>
          <table:table-cell office:value-type="string" calcext:value-type="string">
            <text:p>POINT (0.661771 41.66037)</text:p>
          </table:table-cell>
        </table:table-row>
        <table:table-row table:style-name="ro1">
          <table:table-cell office:value-type="float" office:value="2581040" calcext:value-type="float">
            <text:p>2581040</text:p>
          </table:table-cell>
          <table:table-cell table:number-columns-repeated="2" office:value-type="string" calcext:value-type="string">
            <text:p>Institut La Serra</text:p>
          </table:table-cell>
          <table:table-cell office:value-type="string" calcext:value-type="string">
            <text:p>Educació. Formació|Educació secundària obligatòria (ESO)||Educació. Formació|Batxillerat (BATX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Torregrossa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230" calcext:value-type="float">
            <text:p>25230</text:p>
          </table:table-cell>
          <table:table-cell office:value-type="string" calcext:value-type="string">
            <text:p>Mollerussa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Pla d'Urgell</text:p>
          </table:table-cell>
          <table:table-cell office:value-type="float" office:value="973602612" calcext:value-type="float">
            <text:p>973602612</text:p>
          </table:table-cell>
          <table:table-cell/>
          <table:table-cell office:value-type="float" office:value="973602612" calcext:value-type="float">
            <text:p>973602612</text:p>
          </table:table-cell>
          <table:table-cell office:value-type="float" office:value="322386000" calcext:value-type="float">
            <text:p>322386000</text:p>
          </table:table-cell>
          <table:table-cell office:value-type="float" office:value="4609479000" calcext:value-type="float">
            <text:p>4609479000</text:p>
          </table:table-cell>
          <table:table-cell office:value-type="string" calcext:value-type="string">
            <text:p>0.868147000</text:p>
          </table:table-cell>
          <table:table-cell office:value-type="string" calcext:value-type="string">
            <text:p>41.617274000</text:p>
          </table:table-cell>
          <table:table-cell office:value-type="string" calcext:value-type="string">
            <text:p>c5007517@xtec.cat</text:p>
          </table:table-cell>
          <table:table-cell/>
          <table:table-cell table:style-name="ce1" office:value-type="string" calcext:value-type="string">
            <text:p>06/12/2024 07:26:42 AM</text:p>
          </table:table-cell>
          <table:table-cell office:value-type="string" calcext:value-type="string">
            <text:p>Codi Territorial|Lleida|Naturalesa|Públic|Titularitat|Departament d'Educació</text:p>
          </table:table-cell>
          <table:table-cell office:value-type="string" calcext:value-type="string">
            <text:p>POINT (0.868147 41.617275)</text:p>
          </table:table-cell>
        </table:table-row>
        <table:table-row table:style-name="ro1">
          <table:table-cell office:value-type="float" office:value="2581148" calcext:value-type="float">
            <text:p>2581148</text:p>
          </table:table-cell>
          <table:table-cell table:number-columns-repeated="2" office:value-type="string" calcext:value-type="string">
            <text:p>Llar d'infants de Caldes de Malavella</text:p>
          </table:table-cell>
          <table:table-cell office:value-type="string" calcext:value-type="string">
            <text:p>Educació. Formació|Educació infantil de 1r cicle (EINF1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lagostera/c. Garrotxa</text:p>
          </table:table-cell>
          <table:table-cell table:number-columns-repeated="7"/>
          <table:table-cell office:value-type="float" office:value="17455" calcext:value-type="float">
            <text:p>17455</text:p>
          </table:table-cell>
          <table:table-cell office:value-type="string" calcext:value-type="string">
            <text:p>Caldes de Malavella</text:p>
          </table:table-cell>
          <table:table-cell office:value-type="float" office:value="170335" calcext:value-type="float">
            <text:p>170335</text:p>
          </table:table-cell>
          <table:table-cell office:value-type="string" calcext:value-type="string">
            <text:p>Selva</text:p>
          </table:table-cell>
          <table:table-cell office:value-type="float" office:value="972471038" calcext:value-type="float">
            <text:p>972471038</text:p>
          </table:table-cell>
          <table:table-cell/>
          <table:table-cell office:value-type="float" office:value="972471038" calcext:value-type="float">
            <text:p>972471038</text:p>
          </table:table-cell>
          <table:table-cell office:value-type="float" office:value="484417000" calcext:value-type="float">
            <text:p>484417000</text:p>
          </table:table-cell>
          <table:table-cell office:value-type="float" office:value="4632036000" calcext:value-type="float">
            <text:p>4632036000</text:p>
          </table:table-cell>
          <table:table-cell office:value-type="string" calcext:value-type="string">
            <text:p>2.812308000</text:p>
          </table:table-cell>
          <table:table-cell office:value-type="string" calcext:value-type="string">
            <text:p>41.840066000</text:p>
          </table:table-cell>
          <table:table-cell office:value-type="string" calcext:value-type="string">
            <text:p>b7008183@xtec.cat</text:p>
          </table:table-cell>
          <table:table-cell/>
          <table:table-cell table:style-name="ce1" office:value-type="string" calcext:value-type="string">
            <text:p>06/12/2024 07:30:24 AM</text:p>
          </table:table-cell>
          <table:table-cell office:value-type="string" calcext:value-type="string">
            <text:p>Codi Territorial|Girona|Naturalesa|Públic|Titularitat|Corporacions Locals</text:p>
          </table:table-cell>
          <table:table-cell office:value-type="string" calcext:value-type="string">
            <text:p>POINT (2.812308 41.840065)</text:p>
          </table:table-cell>
        </table:table-row>
        <table:table-row table:style-name="ro1">
          <table:table-cell office:value-type="float" office:value="2581429" calcext:value-type="float">
            <text:p>2581429</text:p>
          </table:table-cell>
          <table:table-cell table:number-columns-repeated="2" office:value-type="string" calcext:value-type="string">
            <text:p>Escola Marcel·lí Domingo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Pallaresos (Ub. S. Pere i S.Pau)</text:p>
          </table:table-cell>
          <table:table-cell table:number-columns-repeated="7"/>
          <table:table-cell office:value-type="float" office:value="43007" calcext:value-type="float">
            <text:p>43007</text:p>
          </table:table-cell>
          <table:table-cell office:value-type="string" calcext:value-type="string">
            <text:p>Tarragona</text:p>
          </table:table-cell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ès</text:p>
          </table:table-cell>
          <table:table-cell office:value-type="float" office:value="977225465" calcext:value-type="float">
            <text:p>977225465</text:p>
          </table:table-cell>
          <table:table-cell/>
          <table:table-cell office:value-type="float" office:value="977225465" calcext:value-type="float">
            <text:p>977225465</text:p>
          </table:table-cell>
          <table:table-cell office:value-type="float" office:value="352916000" calcext:value-type="float">
            <text:p>352916000</text:p>
          </table:table-cell>
          <table:table-cell office:value-type="float" office:value="4555669000" calcext:value-type="float">
            <text:p>4555669000</text:p>
          </table:table-cell>
          <table:table-cell office:value-type="string" calcext:value-type="string">
            <text:p>1.247461000</text:p>
          </table:table-cell>
          <table:table-cell office:value-type="string" calcext:value-type="string">
            <text:p>41.139012000</text:p>
          </table:table-cell>
          <table:table-cell office:value-type="string" calcext:value-type="string">
            <text:p>e3006563@xtec.cat</text:p>
          </table:table-cell>
          <table:table-cell/>
          <table:table-cell table:style-name="ce1" office:value-type="string" calcext:value-type="string">
            <text:p>06/12/2024 07:22:21 AM</text:p>
          </table:table-cell>
          <table:table-cell office:value-type="string" calcext:value-type="string">
            <text:p>Codi Territorial|Tarragona|Naturalesa|Públic|Titularitat|Departament d'Educació</text:p>
          </table:table-cell>
          <table:table-cell office:value-type="string" calcext:value-type="string">
            <text:p>POINT (1.247461 41.13901)</text:p>
          </table:table-cell>
        </table:table-row>
        <table:table-row table:style-name="ro1">
          <table:table-cell office:value-type="float" office:value="2581449" calcext:value-type="float">
            <text:p>2581449</text:p>
          </table:table-cell>
          <table:table-cell table:number-columns-repeated="2" office:value-type="string" calcext:value-type="string">
            <text:p>Escola Eladi Homs</text:p>
          </table:table-cell>
          <table:table-cell office:value-type="string" calcext:value-type="string">
            <text:p>Educació. Formació|Educació primària (EPRI)||Educació. Formació|Educació infantil de 2n cicle (EINF2C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Pla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float" office:value="977604100" calcext:value-type="float">
            <text:p>977604100</text:p>
          </table:table-cell>
          <table:table-cell/>
          <table:table-cell office:value-type="float" office:value="977604100" calcext:value-type="float">
            <text:p>977604100</text:p>
          </table:table-cell>
          <table:table-cell office:value-type="float" office:value="354170000" calcext:value-type="float">
            <text:p>354170000</text:p>
          </table:table-cell>
          <table:table-cell office:value-type="float" office:value="4573415000" calcext:value-type="float">
            <text:p>4573415000</text:p>
          </table:table-cell>
          <table:table-cell office:value-type="string" calcext:value-type="string">
            <text:p>1.258166000</text:p>
          </table:table-cell>
          <table:table-cell office:value-type="string" calcext:value-type="string">
            <text:p>41.299015000</text:p>
          </table:table-cell>
          <table:table-cell office:value-type="string" calcext:value-type="string">
            <text:p>e3006575@xtec.cat</text:p>
          </table:table-cell>
          <table:table-cell/>
          <table:table-cell table:style-name="ce1" office:value-type="string" calcext:value-type="string">
            <text:p>06/12/2024 07:22:20 AM</text:p>
          </table:table-cell>
          <table:table-cell office:value-type="string" calcext:value-type="string">
            <text:p>Codi Territorial|Tarragona|Naturalesa|Públic|Titularitat|Departament d'Educació</text:p>
          </table:table-cell>
          <table:table-cell office:value-type="string" calcext:value-type="string">
            <text:p>POINT (1.258166 41.299015)</text:p>
          </table:table-cell>
        </table:table-row>
        <table:table-row table:style-name="ro1">
          <table:table-cell office:value-type="float" office:value="2825868" calcext:value-type="float">
            <text:p>2825868</text:p>
          </table:table-cell>
          <table:table-cell table:number-columns-repeated="2" office:value-type="string" calcext:value-type="string">
            <text:p>OFICINA DE TURISME DE LES POBLES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CN-340 km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43300" calcext:value-type="float">
            <text:p>43300</text:p>
          </table:table-cell>
          <table:table-cell office:value-type="string" calcext:value-type="string">
            <text:p>Mont-roig del Camp</text:p>
          </table:table-cell>
          <table:table-cell office:value-type="float" office:value="430923" calcext:value-type="float">
            <text:p>430923</text:p>
          </table:table-cell>
          <table:table-cell office:value-type="string" calcext:value-type="string">
            <text:p>Baix Camp</text:p>
          </table:table-cell>
          <table:table-cell office:value-type="float" office:value="977179468" calcext:value-type="float">
            <text:p>977179468</text:p>
          </table:table-cell>
          <table:table-cell table:number-columns-repeated="2"/>
          <table:table-cell office:value-type="float" office:value="331906495" calcext:value-type="float">
            <text:p>331906495</text:p>
          </table:table-cell>
          <table:table-cell office:value-type="float" office:value="4546170727" calcext:value-type="float">
            <text:p>4546170727</text:p>
          </table:table-cell>
          <table:table-cell office:value-type="string" calcext:value-type="string">
            <text:p>0.999864500</text:p>
          </table:table-cell>
          <table:table-cell office:value-type="string" calcext:value-type="string">
            <text:p>41.049423200</text:p>
          </table:table-cell>
          <table:table-cell office:value-type="string" calcext:value-type="string">
            <text:p>turisme@mont-roig.com</text:p>
          </table:table-cell>
          <table:table-cell office:value-type="string" calcext:value-type="string">
            <text:p>http://www.mont-roigmiami.cat</text:p>
          </table:table-cell>
          <table:table-cell office:value-type="string" calcext:value-type="string">
            <text:p>07/19/2024 07:51:53 AM</text:p>
          </table:table-cell>
          <table:table-cell office:value-type="string" calcext:value-type="string">
            <text:p>Marca_Turistica|COSTA DAURADA</text:p>
          </table:table-cell>
          <table:table-cell office:value-type="string" calcext:value-type="string">
            <text:p>POINT (0.9998645 41.049423)</text:p>
          </table:table-cell>
        </table:table-row>
        <table:table-row table:style-name="ro1">
          <table:table-cell office:value-type="float" office:value="2865434" calcext:value-type="float">
            <text:p>2865434</text:p>
          </table:table-cell>
          <table:table-cell table:number-columns-repeated="2" office:value-type="string" calcext:value-type="string">
            <text:p>Llar Residència Sant Joan de Déu 1 <text:s text:c="65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7-1</text:p>
          </table:table-cell>
          <table:table-cell/>
          <table:table-cell office:value-type="string" calcext:value-type="string">
            <text:p>2 i 3 (Ed. 7 Alan1 UC 2i3)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6 AM</text:p>
          </table:table-cell>
          <table:table-cell table:number-columns-repeated="2"/>
        </table:table-row>
        <table:table-row table:style-name="ro1">
          <table:table-cell office:value-type="float" office:value="2865453" calcext:value-type="float">
            <text:p>2865453</text:p>
          </table:table-cell>
          <table:table-cell table:number-columns-repeated="2" office:value-type="string" calcext:value-type="string">
            <text:p>Llar Residència St. Joan de Déu 2 <text:s text:c="66"/></text:p>
          </table:table-cell>
          <table:table-cell office:value-type="string" calcext:value-type="string">
            <text:p>Serveis socials especialitzats|Serveis adreçats a persones amb discapacitat intel·lectual|Servei de llar residència temporal o permanent per a persones amb discapacitat intel·lectu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40</text:p>
          </table:table-cell>
          <table:table-cell table:number-columns-repeated="3"/>
          <table:table-cell office:value-type="string" calcext:value-type="string">
            <text:p>7-1</text:p>
          </table:table-cell>
          <table:table-cell/>
          <table:table-cell office:value-type="string" calcext:value-type="string">
            <text:p>1i4 (Ed.7 Ala 1 UC 1i4) <text:s text:c="2"/>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16 AM</text:p>
          </table:table-cell>
          <table:table-cell table:number-columns-repeated="2"/>
        </table:table-row>
        <table:table-row table:style-name="ro1">
          <table:table-cell office:value-type="float" office:value="2927105" calcext:value-type="float">
            <text:p>2927105</text:p>
          </table:table-cell>
          <table:table-cell table:number-columns-repeated="2" office:value-type="string" calcext:value-type="string">
            <text:p>PUNT D'ATENCIÓ TURÍSTICA D'OLOT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<text:s text:c="2"/>Olot a Santa Pau</text:p>
          </table:table-cell>
          <table:table-cell table:number-columns-repeated="3"/>
          <table:table-cell office:value-type="string" calcext:value-type="string">
            <text:p><text:s/>km. 7</text:p>
          </table:table-cell>
          <table:table-cell table:number-columns-repeated="2"/>
          <table:table-cell office:value-type="float" office:value="17800" calcext:value-type="float">
            <text:p>17800</text:p>
          </table:table-cell>
          <table:table-cell office:value-type="string" calcext:value-type="string">
            <text:p>Olot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Garrotxa</text:p>
          </table:table-cell>
          <table:table-cell office:value-type="float" office:value="972195094" calcext:value-type="float">
            <text:p>97219509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ps@tosca.cat</text:p>
          </table:table-cell>
          <table:table-cell office:value-type="string" calcext:value-type="string">
            <text:p>http://www.parcsnaturals.gencat.cat/ca/garrotxa</text:p>
          </table:table-cell>
          <table:table-cell office:value-type="string" calcext:value-type="string">
            <text:p>07/19/2024 07:51:53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2927106" calcext:value-type="float">
            <text:p>2927106</text:p>
          </table:table-cell>
          <table:table-cell table:number-columns-repeated="2" office:value-type="string" calcext:value-type="string">
            <text:p>PUNT D'ATENCIÓ TURÍSTICA D'OLOT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Olot a Santa Pau</text:p>
          </table:table-cell>
          <table:table-cell table:number-columns-repeated="7"/>
          <table:table-cell office:value-type="float" office:value="17800" calcext:value-type="float">
            <text:p>17800</text:p>
          </table:table-cell>
          <table:table-cell office:value-type="string" calcext:value-type="string">
            <text:p>Olot</text:p>
          </table:table-cell>
          <table:table-cell office:value-type="float" office:value="171143" calcext:value-type="float">
            <text:p>171143</text:p>
          </table:table-cell>
          <table:table-cell office:value-type="string" calcext:value-type="string">
            <text:p>Garrotxa</text:p>
          </table:table-cell>
          <table:table-cell office:value-type="float" office:value="972268112" calcext:value-type="float">
            <text:p>9722681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info@tosca.cat</text:p>
          </table:table-cell>
          <table:table-cell office:value-type="string" calcext:value-type="string">
            <text:p>http://www.parcsnaturals.gencat.cat/ca/garrotxa</text:p>
          </table:table-cell>
          <table:table-cell office:value-type="string" calcext:value-type="string">
            <text:p>07/19/2024 07:51:53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3039691" calcext:value-type="float">
            <text:p>3039691</text:p>
          </table:table-cell>
          <table:table-cell table:number-columns-repeated="2" office:value-type="string" calcext:value-type="string">
            <text:p>Alberg Escola de Piragüisme de Sort</text:p>
          </table:table-cell>
          <table:table-cell office:value-type="string" calcext:value-type="string">
            <text:p>Turisme|Albergs de joventut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60</text:p>
          </table:table-cell>
          <table:table-cell table:number-columns-repeated="3"/>
          <table:table-cell office:value-type="string" calcext:value-type="string">
            <text:p><text:s/>km 280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73 62 07 75</text:p>
          </table:table-cell>
          <table:table-cell table:number-columns-repeated="2"/>
          <table:table-cell office:value-type="float" office:value="346106628" calcext:value-type="float">
            <text:p>346106628</text:p>
          </table:table-cell>
          <table:table-cell office:value-type="float" office:value="4696946471" calcext:value-type="float">
            <text:p>4696946471</text:p>
          </table:table-cell>
          <table:table-cell office:value-type="string" calcext:value-type="string">
            <text:p>1.129829000</text:p>
          </table:table-cell>
          <table:table-cell office:value-type="string" calcext:value-type="string">
            <text:p>42.409550000</text:p>
          </table:table-cell>
          <table:table-cell office:value-type="string" calcext:value-type="string">
            <text:p>info@epsort.com</text:p>
          </table:table-cell>
          <table:table-cell office:value-type="string" calcext:value-type="string">
            <text:p>https://xanascat.gencat.cat/ca/albergs/albergs/escola-de-piraguisme-de-sort</text:p>
          </table:table-cell>
          <table:table-cell office:value-type="string" calcext:value-type="string">
            <text:p>07/19/2024 07:36:33 AM</text:p>
          </table:table-cell>
          <table:table-cell office:value-type="string" calcext:value-type="string">
            <text:p>Horari|&lt;br /&gt;&lt;b&gt;Recepció:&lt;/b&gt;&lt;br /&gt; <text:s text:c="3"/>de dilluns a diumenge, de 9 a 13 i de 14.30 a 21 h.&lt;br /&gt;|Observacions|És un alberg acreditat per l'Agència Catalana de la Joventut.</text:p>
          </table:table-cell>
          <table:table-cell office:value-type="string" calcext:value-type="string">
            <text:p>POINT (1.129829 42.40955)</text:p>
          </table:table-cell>
        </table:table-row>
        <table:table-row table:style-name="ro1">
          <table:table-cell office:value-type="float" office:value="3039775" calcext:value-type="float">
            <text:p>3039775</text:p>
          </table:table-cell>
          <table:table-cell table:number-columns-repeated="2" office:value-type="string" calcext:value-type="string">
            <text:p>Alberg la Conreria</text:p>
          </table:table-cell>
          <table:table-cell office:value-type="string" calcext:value-type="string">
            <text:p>Turisme|Albergs de joventut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500 de Badalona-Mollet</text:p>
          </table:table-cell>
          <table:table-cell table:number-columns-repeated="3"/>
          <table:table-cell office:value-type="string" calcext:value-type="string">
            <text:p><text:s/>km. 6 - La Conreria (antic seminari)</text:p>
          </table:table-cell>
          <table:table-cell table:number-columns-repeated="2"/>
          <table:table-cell office:value-type="float" office:value="8391" calcext:value-type="float">
            <text:p>8391</text:p>
          </table:table-cell>
          <table:table-cell office:value-type="string" calcext:value-type="string">
            <text:p>Tiana</text:p>
          </table:table-cell>
          <table:table-cell office:value-type="float" office:value="82824" calcext:value-type="float">
            <text:p>82824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37575985" calcext:value-type="float">
            <text:p>437575985</text:p>
          </table:table-cell>
          <table:table-cell office:value-type="float" office:value="4593635616" calcext:value-type="float">
            <text:p>4593635616</text:p>
          </table:table-cell>
          <table:table-cell office:value-type="string" calcext:value-type="string">
            <text:p>2.252135000</text:p>
          </table:table-cell>
          <table:table-cell office:value-type="string" calcext:value-type="string">
            <text:p>41.491987000</text:p>
          </table:table-cell>
          <table:table-cell office:value-type="string" calcext:value-type="string">
            <text:p>conreria@peretarres.org</text:p>
          </table:table-cell>
          <table:table-cell office:value-type="string" calcext:value-type="string">
            <text:p>http://www.xanascat.cat/showhostel.tjc?id=237&amp;index=28</text:p>
          </table:table-cell>
          <table:table-cell office:value-type="string" calcext:value-type="string">
            <text:p>07/19/2024 07:36:50 AM</text:p>
          </table:table-cell>
          <table:table-cell office:value-type="string" calcext:value-type="string">
            <text:p>Observacions|És un alberg acreditat per l'Agència Catalana de la Joventut.</text:p>
          </table:table-cell>
          <table:table-cell office:value-type="string" calcext:value-type="string">
            <text:p>POINT (2.252135 41.491985)</text:p>
          </table:table-cell>
        </table:table-row>
        <table:table-row table:style-name="ro1">
          <table:table-cell office:value-type="float" office:value="3039776" calcext:value-type="float">
            <text:p>3039776</text:p>
          </table:table-cell>
          <table:table-cell table:number-columns-repeated="2" office:value-type="string" calcext:value-type="string">
            <text:p>Alberg la Sala</text:p>
          </table:table-cell>
          <table:table-cell office:value-type="string" calcext:value-type="string">
            <text:p>Turisme|Albergs de joventut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402 de Guardiola de Berguedà a La Pobla de Lillet</text:p>
          </table:table-cell>
          <table:table-cell table:number-columns-repeated="3"/>
          <table:table-cell office:value-type="string" calcext:value-type="string">
            <text:p><text:s/>km. 6 La Sala</text:p>
          </table:table-cell>
          <table:table-cell table:number-columns-repeated="2"/>
          <table:table-cell office:value-type="float" office:value="8696" calcext:value-type="float">
            <text:p>8696</text:p>
          </table:table-cell>
          <table:table-cell office:value-type="string" calcext:value-type="string">
            <text:p>Pobla de Lillet, la</text:p>
          </table:table-cell>
          <table:table-cell office:value-type="float" office:value="81666" calcext:value-type="float">
            <text:p>81666</text:p>
          </table:table-cell>
          <table:table-cell office:value-type="string" calcext:value-type="string">
            <text:p>Berguedà</text:p>
          </table:table-cell>
          <table:table-cell table:number-columns-repeated="3"/>
          <table:table-cell office:value-type="float" office:value="412446580" calcext:value-type="float">
            <text:p>412446580</text:p>
          </table:table-cell>
          <table:table-cell office:value-type="float" office:value="4677165936" calcext:value-type="float">
            <text:p>4677165936</text:p>
          </table:table-cell>
          <table:table-cell office:value-type="string" calcext:value-type="string">
            <text:p>1.938851000</text:p>
          </table:table-cell>
          <table:table-cell office:value-type="string" calcext:value-type="string">
            <text:p>42.241777000</text:p>
          </table:table-cell>
          <table:table-cell/>
          <table:table-cell office:value-type="string" calcext:value-type="string">
            <text:p>http://xanascat.gencat.cat/ca/albergs/albergs/la-sala</text:p>
          </table:table-cell>
          <table:table-cell office:value-type="string" calcext:value-type="string">
            <text:p>07/19/2024 07:36:50 AM</text:p>
          </table:table-cell>
          <table:table-cell office:value-type="string" calcext:value-type="string">
            <text:p>Observacions|És un alberg acreditat per l'Agència Catalana de la Joventut.</text:p>
          </table:table-cell>
          <table:table-cell office:value-type="string" calcext:value-type="string">
            <text:p>POINT (1.938851 42.241776)</text:p>
          </table:table-cell>
        </table:table-row>
        <table:table-row table:style-name="ro1">
          <table:table-cell office:value-type="float" office:value="3039782" calcext:value-type="float">
            <text:p>3039782</text:p>
          </table:table-cell>
          <table:table-cell table:number-columns-repeated="2" office:value-type="string" calcext:value-type="string">
            <text:p>Estació d'ITV (L-03) Pallars Jussà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Comarcal 1412</text:p>
          </table:table-cell>
          <table:table-cell table:number-columns-repeated="3"/>
          <table:table-cell office:value-type="string" calcext:value-type="string">
            <text:p><text:s/>Km 54</text:p>
          </table:table-cell>
          <table:table-cell table:number-columns-repeated="2"/>
          <table:table-cell office:value-type="float" office:value="25620" calcext:value-type="float">
            <text:p>25620</text:p>
          </table:table-cell>
          <table:table-cell office:value-type="string" calcext:value-type="string">
            <text:p>Tremp</text:p>
          </table:table-cell>
          <table:table-cell office:value-type="float" office:value="252347" calcext:value-type="float">
            <text:p>252347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3 65 26 89</text:p>
          </table:table-cell>
          <table:table-cell office:value-type="float" office:value="327306393" calcext:value-type="float">
            <text:p>327306393</text:p>
          </table:table-cell>
          <table:table-cell office:value-type="float" office:value="4669886571" calcext:value-type="float">
            <text:p>4669886571</text:p>
          </table:table-cell>
          <table:table-cell office:value-type="string" calcext:value-type="string">
            <text:p>0.909483000</text:p>
          </table:table-cell>
          <table:table-cell office:value-type="string" calcext:value-type="string">
            <text:p>42.162097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8.30 a 13.30 i de 16 a 17.45 h.&lt;br /&gt;|Observacions|Estació gestionada per APPLUS ITEUVE. Es recomana concertar hora per fer la revisió del vehicle.</text:p>
          </table:table-cell>
          <table:table-cell office:value-type="string" calcext:value-type="string">
            <text:p>POINT (0.909483 42.162098)</text:p>
          </table:table-cell>
        </table:table-row>
        <table:table-row table:style-name="ro1">
          <table:table-cell office:value-type="float" office:value="3039783" calcext:value-type="float">
            <text:p>3039783</text:p>
          </table:table-cell>
          <table:table-cell table:number-columns-repeated="2" office:value-type="string" calcext:value-type="string">
            <text:p>Estació d'ITV (L-04) Alt Urgell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leida a Puigcerdà (N-260 - C-14)</text:p>
          </table:table-cell>
          <table:table-cell table:number-columns-repeated="4"/>
          <table:table-cell office:value-type="string" calcext:value-type="string">
            <text:p><text:s/>km. 230</text:p>
          </table:table-cell>
          <table:table-cell/>
          <table:table-cell office:value-type="string" calcext:value-type="string">
            <text:p>5 (Eix Pirinenc)</text:p>
          </table:table-cell>
          <table:table-cell office:value-type="float" office:value="25711" calcext:value-type="float">
            <text:p>25711</text:p>
          </table:table-cell>
          <table:table-cell office:value-type="string" calcext:value-type="string">
            <text:p>Montferrer i Castellbò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02 790 791</text:p>
          </table:table-cell>
          <table:table-cell/>
          <table:table-cell office:value-type="string" calcext:value-type="string">
            <text:p>973 36 17 23</text:p>
          </table:table-cell>
          <table:table-cell office:value-type="float" office:value="370606609" calcext:value-type="float">
            <text:p>370606609</text:p>
          </table:table-cell>
          <table:table-cell office:value-type="float" office:value="4689471273" calcext:value-type="float">
            <text:p>4689471273</text:p>
          </table:table-cell>
          <table:table-cell office:value-type="string" calcext:value-type="string">
            <text:p>1.429360000</text:p>
          </table:table-cell>
          <table:table-cell office:value-type="string" calcext:value-type="string">
            <text:p>42.346516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8 a 13.30 i de 15 a 16.30 h.&lt;br /&gt;|Observacions|Estació gestionada per CERTIO ITV SL. Es recomana concertar hora per fer la revisió del vehicle.</text:p>
          </table:table-cell>
          <table:table-cell office:value-type="string" calcext:value-type="string">
            <text:p>POINT (1.42936 42.346516)</text:p>
          </table:table-cell>
        </table:table-row>
        <table:table-row table:style-name="ro1">
          <table:table-cell office:value-type="float" office:value="3039784" calcext:value-type="float">
            <text:p>3039784</text:p>
          </table:table-cell>
          <table:table-cell table:number-columns-repeated="2" office:value-type="string" calcext:value-type="string">
            <text:p>Estació d'ITV (L-05) Segarra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</text:p>
          </table:table-cell>
          <table:table-cell table:number-columns-repeated="3"/>
          <table:table-cell office:value-type="string" calcext:value-type="string">
            <text:p><text:s/>Km 512</text:p>
          </table:table-cell>
          <table:table-cell/>
          <table:table-cell office:value-type="string" calcext:value-type="string">
            <text:p>7 (de les Fonolleres - Polígon Industrial Pla de Fonolleres)</text:p>
          </table:table-cell>
          <table:table-cell office:value-type="float" office:value="25218" calcext:value-type="float">
            <text:p>25218</text:p>
          </table:table-cell>
          <table:table-cell office:value-type="string" calcext:value-type="string">
            <text:p>Granyanella</text:p>
          </table:table-cell>
          <table:table-cell office:value-type="float" office:value="251039" calcext:value-type="float">
            <text:p>251039</text:p>
          </table:table-cell>
          <table:table-cell office:value-type="string" calcext:value-type="string">
            <text:p>Segarra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3 53 29 58</text:p>
          </table:table-cell>
          <table:table-cell office:value-type="float" office:value="350296003" calcext:value-type="float">
            <text:p>350296003</text:p>
          </table:table-cell>
          <table:table-cell office:value-type="float" office:value="4613736310" calcext:value-type="float">
            <text:p>4613736310</text:p>
          </table:table-cell>
          <table:table-cell office:value-type="string" calcext:value-type="string">
            <text:p>1.202013000</text:p>
          </table:table-cell>
          <table:table-cell office:value-type="string" calcext:value-type="string">
            <text:p>41.661341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8.30 a 13.30 i de 16 a 18 h.&lt;br /&gt;|Observacions|Estació gestionada per APPLUS ITEUVE. Es recomana concertar hora per fer la revisió del vehicle.</text:p>
          </table:table-cell>
          <table:table-cell office:value-type="string" calcext:value-type="string">
            <text:p>POINT (1.202013 41.661343)</text:p>
          </table:table-cell>
        </table:table-row>
        <table:table-row table:style-name="ro1">
          <table:table-cell office:value-type="float" office:value="3039787" calcext:value-type="float">
            <text:p>3039787</text:p>
          </table:table-cell>
          <table:table-cell table:number-columns-repeated="2" office:value-type="string" calcext:value-type="string">
            <text:p>Estació d'ITV (L-08) Val d'Aran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França</text:p>
          </table:table-cell>
          <table:table-cell office:value-type="string" calcext:value-type="string">
            <text:p><text:s/>N-230</text:p>
          </table:table-cell>
          <table:table-cell table:number-columns-repeated="3"/>
          <table:table-cell office:value-type="string" calcext:value-type="string">
            <text:p><text:s/>km. 1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3 64 18 18</text:p>
          </table:table-cell>
          <table:table-cell office:value-type="float" office:value="319531847" calcext:value-type="float">
            <text:p>319531847</text:p>
          </table:table-cell>
          <table:table-cell office:value-type="float" office:value="4731276725" calcext:value-type="float">
            <text:p>4731276725</text:p>
          </table:table-cell>
          <table:table-cell office:value-type="string" calcext:value-type="string">
            <text:p>0.797399280</text:p>
          </table:table-cell>
          <table:table-cell office:value-type="string" calcext:value-type="string">
            <text:p>42.712820550</text:p>
          </table:table-cell>
          <table:table-cell table:number-columns-repeated="2"/>
          <table:table-cell office:value-type="string" calcext:value-type="string">
            <text:p>07/19/2024 07:37:12 AM</text:p>
          </table:table-cell>
          <table:table-cell office:value-type="string" calcext:value-type="string">
            <text:p>Horari|&lt;br /&gt;&lt;b&gt;Horari d'admissió de vehicles:&lt;/b&gt;&lt;br /&gt; <text:s text:c="3"/>de dilluns a divendres, de 8 a 13 i de 14.30 a 16.15 h.&lt;br /&gt;|Observacions|Estació gestionada per APPLUS ITEUVE. Es recomana concertar hora per fer la revisió del vehicle.</text:p>
          </table:table-cell>
          <table:table-cell office:value-type="string" calcext:value-type="string">
            <text:p>POINT (0.7973993 42.712822)</text:p>
          </table:table-cell>
        </table:table-row>
        <table:table-row table:style-name="ro1">
          <table:table-cell office:value-type="float" office:value="3039788" calcext:value-type="float">
            <text:p>3039788</text:p>
          </table:table-cell>
          <table:table-cell table:number-columns-repeated="2" office:value-type="string" calcext:value-type="string">
            <text:p>Estació d'ITV (L-09) Pallars Sobirà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60</text:p>
          </table:table-cell>
          <table:table-cell table:number-columns-repeated="3"/>
          <table:table-cell office:value-type="string" calcext:value-type="string">
            <text:p><text:s/>km 284</text:p>
          </table:table-cell>
          <table:table-cell/>
          <table:table-cell office:value-type="string" calcext:value-type="string">
            <text:p>2 Pedania de Montardit del Baix</text:p>
          </table:table-cell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3 62 01 71</text:p>
          </table:table-cell>
          <table:table-cell office:value-type="float" office:value="344506600" calcext:value-type="float">
            <text:p>344506600</text:p>
          </table:table-cell>
          <table:table-cell office:value-type="float" office:value="4693696478" calcext:value-type="float">
            <text:p>4693696478</text:p>
          </table:table-cell>
          <table:table-cell office:value-type="string" calcext:value-type="string">
            <text:p>1.111188000</text:p>
          </table:table-cell>
          <table:table-cell office:value-type="string" calcext:value-type="string">
            <text:p>42.380007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imarts i dimecres de 8 a 13 i de 14.30 a 16.30 h.&lt;br /&gt;|Observacions|Estació gestionada per APPLUS ITEUVE. Es recomana concertar hora per fer la revisió del vehicle.</text:p>
          </table:table-cell>
          <table:table-cell office:value-type="string" calcext:value-type="string">
            <text:p>POINT (1.111188 42.38001)</text:p>
          </table:table-cell>
        </table:table-row>
        <table:table-row table:style-name="ro1">
          <table:table-cell office:value-type="float" office:value="3039946" calcext:value-type="float">
            <text:p>3039946</text:p>
          </table:table-cell>
          <table:table-cell table:number-columns-repeated="2" office:value-type="string" calcext:value-type="string">
            <text:p>Comissaria de Districte de la Policia de la Generalitat - Mossos d'Esquadra a l'Ametlla de Mar</text:p>
          </table:table-cell>
          <table:table-cell office:value-type="string" calcext:value-type="string">
            <text:p>Emergències. Seguretat|Dependències d'atenció policial - Mossos d'Esquadra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V-3025</text:p>
          </table:table-cell>
          <table:table-cell table:number-columns-repeated="3"/>
          <table:table-cell office:value-type="string" calcext:value-type="string">
            <text:p><text:s/>km 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3860" calcext:value-type="float">
            <text:p>43860</text:p>
          </table:table-cell>
          <table:table-cell office:value-type="string" calcext:value-type="string">
            <text:p>Ametlla de Mar, l'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977 51 95 53</text:p>
          </table:table-cell>
          <table:table-cell/>
          <table:table-cell office:value-type="string" calcext:value-type="string">
            <text:p>977 49 38 71</text:p>
          </table:table-cell>
          <table:table-cell office:value-type="float" office:value="314408300" calcext:value-type="float">
            <text:p>314408300</text:p>
          </table:table-cell>
          <table:table-cell office:value-type="float" office:value="4528496450" calcext:value-type="float">
            <text:p>4528496450</text:p>
          </table:table-cell>
          <table:table-cell office:value-type="string" calcext:value-type="string">
            <text:p>0.798122000</text:p>
          </table:table-cell>
          <table:table-cell office:value-type="string" calcext:value-type="string">
            <text:p>40.888411000</text:p>
          </table:table-cell>
          <table:table-cell table:number-columns-repeated="2"/>
          <table:table-cell office:value-type="string" calcext:value-type="string">
            <text:p>07/19/2024 07:36:23 AM</text:p>
          </table:table-cell>
          <table:table-cell/>
          <table:table-cell office:value-type="string" calcext:value-type="string">
            <text:p>POINT (0.798122 40.888412)</text:p>
          </table:table-cell>
        </table:table-row>
        <table:table-row table:style-name="ro1">
          <table:table-cell office:value-type="float" office:value="3039950" calcext:value-type="float">
            <text:p>3039950</text:p>
          </table:table-cell>
          <table:table-cell table:number-columns-repeated="2" office:value-type="string" calcext:value-type="string">
            <text:p>Comissaria de Districte de la Policia de la Generalitat-Mossos d'Esquadra a Ponts</text:p>
          </table:table-cell>
          <table:table-cell office:value-type="string" calcext:value-type="string">
            <text:p>Emergències. Seguretat|Dependències d'atenció policial - Mossos d'Esquadr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laf</text:p>
          </table:table-cell>
          <table:table-cell office:value-type="string" calcext:value-type="string">
            <text:p><text:s/>C-1412</text:p>
          </table:table-cell>
          <table:table-cell table:number-columns-repeated="3"/>
          <table:table-cell office:value-type="string" calcext:value-type="string">
            <text:p><text:s/>km.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740" calcext:value-type="float">
            <text:p>25740</text:p>
          </table:table-cell>
          <table:table-cell office:value-type="string" calcext:value-type="string">
            <text:p>Ponts</text:p>
          </table:table-cell>
          <table:table-cell office:value-type="float" office:value="251728" calcext:value-type="float">
            <text:p>251728</text:p>
          </table:table-cell>
          <table:table-cell office:value-type="string" calcext:value-type="string">
            <text:p>Noguer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73 45 77 50</text:p>
          </table:table-cell>
          <table:table-cell office:value-type="string" calcext:value-type="string">
            <text:p>973 46 22 09</text:p>
          </table:table-cell>
          <table:table-cell office:value-type="float" office:value="350291207" calcext:value-type="float">
            <text:p>350291207</text:p>
          </table:table-cell>
          <table:table-cell office:value-type="float" office:value="4640626351" calcext:value-type="float">
            <text:p>4640626351</text:p>
          </table:table-cell>
          <table:table-cell office:value-type="string" calcext:value-type="string">
            <text:p>1.196407000</text:p>
          </table:table-cell>
          <table:table-cell office:value-type="string" calcext:value-type="string">
            <text:p>41.905240000</text:p>
          </table:table-cell>
          <table:table-cell table:number-columns-repeated="2"/>
          <table:table-cell office:value-type="string" calcext:value-type="string">
            <text:p>07/19/2024 07:36:51 AM</text:p>
          </table:table-cell>
          <table:table-cell/>
          <table:table-cell office:value-type="string" calcext:value-type="string">
            <text:p>POINT (1.196407 41.90524)</text:p>
          </table:table-cell>
        </table:table-row>
        <table:table-row table:style-name="ro1">
          <table:table-cell office:value-type="float" office:value="3039956" calcext:value-type="float">
            <text:p>3039956</text:p>
          </table:table-cell>
          <table:table-cell table:number-columns-repeated="2" office:value-type="string" calcext:value-type="string">
            <text:p>Estació d'ITV (T-02) Baix Camp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340</text:p>
          </table:table-cell>
          <table:table-cell table:number-columns-repeated="3"/>
          <table:table-cell office:value-type="string" calcext:value-type="string">
            <text:p><text:s/>Km 1154 (Tram de Tarragona a Vila-seca)</text:p>
          </table:table-cell>
          <table:table-cell table:number-columns-repeated="2"/>
          <table:table-cell office:value-type="float" office:value="43200" calcext:value-type="float">
            <text:p>43200</text:p>
          </table:table-cell>
          <table:table-cell office:value-type="string" calcext:value-type="string">
            <text:p>Reus</text:p>
          </table:table-cell>
          <table:table-cell office:value-type="float" office:value="431233" calcext:value-type="float">
            <text:p>431233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7 39 14 88</text:p>
          </table:table-cell>
          <table:table-cell office:value-type="float" office:value="345935536" calcext:value-type="float">
            <text:p>345935536</text:p>
          </table:table-cell>
          <table:table-cell office:value-type="float" office:value="4553056249" calcext:value-type="float">
            <text:p>4553056249</text:p>
          </table:table-cell>
          <table:table-cell office:value-type="string" calcext:value-type="string">
            <text:p>1.164781450</text:p>
          </table:table-cell>
          <table:table-cell office:value-type="string" calcext:value-type="string">
            <text:p>41.11418445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7 a 20.30 h|Observacions|Estació gestionada per APPLUS ITEUVE. Es recomana concertar hora per fer la revisió del vehicle.</text:p>
          </table:table-cell>
          <table:table-cell office:value-type="string" calcext:value-type="string">
            <text:p>POINT (1.1647815 41.114185)</text:p>
          </table:table-cell>
        </table:table-row>
        <table:table-row table:style-name="ro1">
          <table:table-cell office:value-type="float" office:value="3039959" calcext:value-type="float">
            <text:p>3039959</text:p>
          </table:table-cell>
          <table:table-cell table:number-columns-repeated="2" office:value-type="string" calcext:value-type="string">
            <text:p>Estació d'ITV (T-05) Conca de Barberà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V-7042</text:p>
          </table:table-cell>
          <table:table-cell table:number-columns-repeated="3"/>
          <table:table-cell office:value-type="string" calcext:value-type="string">
            <text:p><text:s/>km 11</text:p>
          </table:table-cell>
          <table:table-cell/>
          <table:table-cell office:value-type="string" calcext:value-type="string">
            <text:p>200 (Apartat de correus núm. 4)</text:p>
          </table:table-cell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77 86 26 25</text:p>
          </table:table-cell>
          <table:table-cell office:value-type="float" office:value="346425747" calcext:value-type="float">
            <text:p>346425747</text:p>
          </table:table-cell>
          <table:table-cell office:value-type="float" office:value="4580786288" calcext:value-type="float">
            <text:p>4580786288</text:p>
          </table:table-cell>
          <table:table-cell office:value-type="string" calcext:value-type="string">
            <text:p>1.163789000</text:p>
          </table:table-cell>
          <table:table-cell office:value-type="string" calcext:value-type="string">
            <text:p>41.363898000</text:p>
          </table:table-cell>
          <table:table-cell table:number-columns-repeated="2"/>
          <table:table-cell office:value-type="string" calcext:value-type="string">
            <text:p>07/19/2024 07:37:13 AM</text:p>
          </table:table-cell>
          <table:table-cell office:value-type="string" calcext:value-type="string">
            <text:p>Horari|&lt;br /&gt;&lt;b&gt;Horari d'admissió de vehicles:&lt;/b&gt;&lt;br /&gt; <text:s text:c="3"/>de dilluns a divendres, de 8.30 a 13.30 i de 16 a 17.30 h.&lt;br /&gt;|Observacions|Estació gestionada per APPLUS ITEUVE. Es recomana concertar hora per fer la revisió del vehicle.</text:p>
          </table:table-cell>
          <table:table-cell office:value-type="string" calcext:value-type="string">
            <text:p>POINT (1.163789 41.3639)</text:p>
          </table:table-cell>
        </table:table-row>
        <table:table-row table:style-name="ro1">
          <table:table-cell office:value-type="float" office:value="3040146" calcext:value-type="float">
            <text:p>3040146</text:p>
          </table:table-cell>
          <table:table-cell table:number-columns-repeated="2" office:value-type="string" calcext:value-type="string">
            <text:p>Comissaria de la Policia de la Generalitat - Mossos d'Esquadra a Vielha e Mijaran</text:p>
          </table:table-cell>
          <table:table-cell office:value-type="string" calcext:value-type="string">
            <text:p>Emergències. Seguretat|Dependències d'atenció policial - Mossos d'Esquadr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França</text:p>
          </table:table-cell>
          <table:table-cell office:value-type="string" calcext:value-type="string">
            <text:p><text:s/>N-230</text:p>
          </table:table-cell>
          <table:table-cell table:number-columns-repeated="3"/>
          <table:table-cell office:value-type="string" calcext:value-type="string">
            <text:p>km. 164</text:p>
          </table:table-cell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string" calcext:value-type="string">
            <text:p>Vielha e Mijaran</text:p>
          </table:table-cell>
          <table:table-cell office:value-type="float" office:value="252430" calcext:value-type="float">
            <text:p>252430</text:p>
          </table:table-cell>
          <table:table-cell office:value-type="string" calcext:value-type="string">
            <text:p>Val d'Ara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73 35 72 85</text:p>
          </table:table-cell>
          <table:table-cell office:value-type="string" calcext:value-type="string">
            <text:p>973 64 18 13</text:p>
          </table:table-cell>
          <table:table-cell office:value-type="float" office:value="319536847" calcext:value-type="float">
            <text:p>319536847</text:p>
          </table:table-cell>
          <table:table-cell office:value-type="float" office:value="4731256725" calcext:value-type="float">
            <text:p>4731256725</text:p>
          </table:table-cell>
          <table:table-cell office:value-type="string" calcext:value-type="string">
            <text:p>0.797431460</text:p>
          </table:table-cell>
          <table:table-cell office:value-type="string" calcext:value-type="string">
            <text:p>42.714428690</text:p>
          </table:table-cell>
          <table:table-cell table:number-columns-repeated="2"/>
          <table:table-cell office:value-type="string" calcext:value-type="string">
            <text:p>07/19/2024 07:37:22 AM</text:p>
          </table:table-cell>
          <table:table-cell/>
          <table:table-cell office:value-type="string" calcext:value-type="string">
            <text:p>POINT (0.79743147 42.714428)</text:p>
          </table:table-cell>
        </table:table-row>
        <table:table-row table:style-name="ro1">
          <table:table-cell office:value-type="float" office:value="3040347" calcext:value-type="float">
            <text:p>3040347</text:p>
          </table:table-cell>
          <table:table-cell table:number-columns-repeated="2" office:value-type="string" calcext:value-type="string">
            <text:p>Institut de Recerca i Tecnologia Agroalimentàries (IRTA)</text:p>
          </table:table-cell>
          <table:table-cell/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9</text:p>
          </table:table-cell>
          <table:table-cell table:number-columns-repeated="4"/>
          <table:table-cell office:value-type="string" calcext:value-type="string">
            <text:p><text:s/>Km. 12</text:p>
          </table:table-cell>
          <table:table-cell/>
          <table:table-cell office:value-type="string" calcext:value-type="string">
            <text:p>1 [BV-1424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467 40 40</text:p>
          </table:table-cell>
          <table:table-cell/>
          <table:table-cell office:value-type="string" calcext:value-type="string">
            <text:p>93 467 40 42</text:p>
          </table:table-cell>
          <table:table-cell office:value-type="float" office:value="430806078" calcext:value-type="float">
            <text:p>430806078</text:p>
          </table:table-cell>
          <table:table-cell office:value-type="float" office:value="4607205689" calcext:value-type="float">
            <text:p>4607205689</text:p>
          </table:table-cell>
          <table:table-cell office:value-type="string" calcext:value-type="string">
            <text:p>2.169445000</text:p>
          </table:table-cell>
          <table:table-cell office:value-type="string" calcext:value-type="string">
            <text:p>41.613481000</text:p>
          </table:table-cell>
          <table:table-cell office:value-type="string" calcext:value-type="string">
            <text:p>irta@irta.cat</text:p>
          </table:table-cell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37:16 AM</text:p>
          </table:table-cell>
          <table:table-cell/>
          <table:table-cell office:value-type="string" calcext:value-type="string">
            <text:p>POINT (2.169445 41.61348)</text:p>
          </table:table-cell>
        </table:table-row>
        <table:table-row table:style-name="ro1">
          <table:table-cell office:value-type="float" office:value="3040388" calcext:value-type="float">
            <text:p>3040388</text:p>
          </table:table-cell>
          <table:table-cell table:number-columns-repeated="2" office:value-type="string" calcext:value-type="string">
            <text:p>Consorci per a la Construcció, Equipament i Explotació del Laboratori de Llum Sincrotró (CELLS - ALBA)</text:p>
          </table:table-cell>
          <table:table-cell/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P 1413</text:p>
          </table:table-cell>
          <table:table-cell table:number-columns-repeated="4"/>
          <table:table-cell office:value-type="string" calcext:value-type="string">
            <text:p><text:s/>km. 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92 43 00</text:p>
          </table:table-cell>
          <table:table-cell/>
          <table:table-cell office:value-type="string" calcext:value-type="string">
            <text:p>93 592 43 01</text:p>
          </table:table-cell>
          <table:table-cell office:value-type="float" office:value="425705964" calcext:value-type="float">
            <text:p>425705964</text:p>
          </table:table-cell>
          <table:table-cell office:value-type="float" office:value="4593170706" calcext:value-type="float">
            <text:p>4593170706</text:p>
          </table:table-cell>
          <table:table-cell office:value-type="string" calcext:value-type="string">
            <text:p>2.109929000</text:p>
          </table:table-cell>
          <table:table-cell office:value-type="string" calcext:value-type="string">
            <text:p>41.486773000</text:p>
          </table:table-cell>
          <table:table-cell/>
          <table:table-cell office:value-type="string" calcext:value-type="string">
            <text:p>http://www.cells.es</text:p>
          </table:table-cell>
          <table:table-cell office:value-type="string" calcext:value-type="string">
            <text:p>07/19/2024 07:36:33 AM</text:p>
          </table:table-cell>
          <table:table-cell/>
          <table:table-cell office:value-type="string" calcext:value-type="string">
            <text:p>POINT (2.109929 41.486774)</text:p>
          </table:table-cell>
        </table:table-row>
        <table:table-row table:style-name="ro1">
          <table:table-cell office:value-type="float" office:value="3040717" calcext:value-type="float">
            <text:p>3040717</text:p>
          </table:table-cell>
          <table:table-cell table:number-columns-repeated="2" office:value-type="string" calcext:value-type="string">
            <text:p>Escola Agrària de Mas Bové</text:p>
          </table:table-cell>
          <table:table-cell office:value-type="string" calcext:value-type="string">
            <text:p>Agricultura. Ramaderia. Pesca|Escoles de capacitació agrària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P-7225</text:p>
          </table:table-cell>
          <table:table-cell table:number-columns-repeated="3"/>
          <table:table-cell office:value-type="string" calcext:value-type="string">
            <text:p><text:s/>km 4 (Finca Mas Bové)</text:p>
          </table:table-cell>
          <table:table-cell table:number-columns-repeated="2"/>
          <table:table-cell office:value-type="float" office:value="43120" calcext:value-type="float">
            <text:p>43120</text:p>
          </table:table-cell>
          <table:table-cell office:value-type="string" calcext:value-type="string">
            <text:p>Constantí</text:p>
          </table:table-cell>
          <table:table-cell office:value-type="float" office:value="430477" calcext:value-type="float">
            <text:p>430477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 34 32 89</text:p>
          </table:table-cell>
          <table:table-cell/>
          <table:table-cell office:value-type="string" calcext:value-type="string">
            <text:p>977 34 22 57</text:p>
          </table:table-cell>
          <table:table-cell office:value-type="float" office:value="346410583" calcext:value-type="float">
            <text:p>346410583</text:p>
          </table:table-cell>
          <table:table-cell office:value-type="float" office:value="4559260255" calcext:value-type="float">
            <text:p>4559260255</text:p>
          </table:table-cell>
          <table:table-cell office:value-type="string" calcext:value-type="string">
            <text:p>1.169038000</text:p>
          </table:table-cell>
          <table:table-cell office:value-type="string" calcext:value-type="string">
            <text:p>41.169908000</text:p>
          </table:table-cell>
          <table:table-cell office:value-type="string" calcext:value-type="string">
            <text:p>aecacon.daam@gencat.cat</text:p>
          </table:table-cell>
          <table:table-cell office:value-type="string" calcext:value-type="string">
            <text:p>http://agricultura.gencat.cat/ca/ambits/formacio-innovacio/escoles-agraries/escola-agraria-mas-bove/</text:p>
          </table:table-cell>
          <table:table-cell office:value-type="string" calcext:value-type="string">
            <text:p>07/19/2024 07:37:17 AM</text:p>
          </table:table-cell>
          <table:table-cell office:value-type="string" calcext:value-type="string">
            <text:p>Horari|&lt;br /&gt;&lt;b&gt;Atenció al públic&lt;/b&gt;&lt;br /&gt; <text:s text:c="3"/>de dilluns a divendres, de 9 a 14 h.&lt;br /&gt;&lt;br /&gt;&lt;b&gt;Romandrà tancat (festes locals)&lt;/b&gt;&lt;br /&gt; <text:s text:c="3"/>el 29 de juny.&lt;br /&gt; <text:s text:c="3"/>el 25 de setembre.&lt;br /&gt;&lt;br /&gt;&lt;b&gt;&lt;/b&gt;&lt;br /&gt;&lt;br /&gt;&lt;br /&gt;&lt;br /&gt;</text:p>
          </table:table-cell>
          <table:table-cell office:value-type="string" calcext:value-type="string">
            <text:p>POINT (1.169038 41.169907)</text:p>
          </table:table-cell>
        </table:table-row>
        <table:table-row table:style-name="ro1">
          <table:table-cell office:value-type="float" office:value="3040719" calcext:value-type="float">
            <text:p>3040719</text:p>
          </table:table-cell>
          <table:table-cell table:number-columns-repeated="2" office:value-type="string" calcext:value-type="string">
            <text:p>Escola Agrària de Vallfogona de Balaguer</text:p>
          </table:table-cell>
          <table:table-cell office:value-type="string" calcext:value-type="string">
            <text:p>Agricultura. Ramaderia. Pesca|Escoles de capacitació agràri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3</text:p>
          </table:table-cell>
          <table:table-cell table:number-columns-repeated="4"/>
          <table:table-cell office:value-type="string" calcext:value-type="string">
            <text:p><text:s/>de Lleida a Tremp - Finca la Cruïlla</text:p>
          </table:table-cell>
          <table:table-cell table:number-columns-repeated="2"/>
          <table:table-cell office:value-type="float" office:value="25680" calcext:value-type="float">
            <text:p>25680</text:p>
          </table:table-cell>
          <table:table-cell office:value-type="string" calcext:value-type="string">
            <text:p>Vallfogona de Balaguer</text:p>
          </table:table-cell>
          <table:table-cell office:value-type="float" office:value="252402" calcext:value-type="float">
            <text:p>252402</text:p>
          </table:table-cell>
          <table:table-cell office:value-type="string" calcext:value-type="string">
            <text:p>Noguera</text:p>
          </table:table-cell>
          <table:table-cell office:value-type="string" calcext:value-type="string">
            <text:p>973 44 36 50</text:p>
          </table:table-cell>
          <table:table-cell table:number-columns-repeated="2"/>
          <table:table-cell office:value-type="float" office:value="319516065" calcext:value-type="float">
            <text:p>319516065</text:p>
          </table:table-cell>
          <table:table-cell office:value-type="float" office:value="4628249566" calcext:value-type="float">
            <text:p>4628249566</text:p>
          </table:table-cell>
          <table:table-cell office:value-type="string" calcext:value-type="string">
            <text:p>0.827748000</text:p>
          </table:table-cell>
          <table:table-cell office:value-type="string" calcext:value-type="string">
            <text:p>41.785579000</text:p>
          </table:table-cell>
          <table:table-cell office:value-type="string" calcext:value-type="string">
            <text:p>aecaval.daam@gencat.cat</text:p>
          </table:table-cell>
          <table:table-cell office:value-type="string" calcext:value-type="string">
            <text:p>http://agricultura.gencat.cat/ca/ambits/formacio-innovacio/escoles-agraries/escola-agraria-vallfogona-balaguer/</text:p>
          </table:table-cell>
          <table:table-cell office:value-type="string" calcext:value-type="string">
            <text:p>07/19/2024 07:37:17 AM</text:p>
          </table:table-cell>
          <table:table-cell office:value-type="string" calcext:value-type="string">
            <text:p>Horari|&lt;br /&gt;&lt;b&gt;Horari atenció al públic&lt;/b&gt;&lt;br /&gt; <text:s text:c="3"/>de dilluns a divendres, de 9 a 14 h.&lt;br /&gt;&lt;br /&gt;&lt;b&gt;Romandrà tancat (festes locals de Balaguer)&lt;/b&gt;&lt;br /&gt; <text:s text:c="3"/>de l'1 d'agost al 31 d'agost.&lt;br /&gt;</text:p>
          </table:table-cell>
          <table:table-cell office:value-type="string" calcext:value-type="string">
            <text:p>POINT (0.827748 41.78558)</text:p>
          </table:table-cell>
        </table:table-row>
        <table:table-row table:style-name="ro1">
          <table:table-cell office:value-type="float" office:value="3040722" calcext:value-type="float">
            <text:p>3040722</text:p>
          </table:table-cell>
          <table:table-cell table:number-columns-repeated="2" office:value-type="string" calcext:value-type="string">
            <text:p>Escola Agrària del Pallars</text:p>
          </table:table-cell>
          <table:table-cell office:value-type="string" calcext:value-type="string">
            <text:p>Agricultura. Ramaderia. Pesca|Escoles de capacitació agràri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3</text:p>
          </table:table-cell>
          <table:table-cell table:number-columns-repeated="4"/>
          <table:table-cell office:value-type="string" calcext:value-type="string">
            <text:p><text:s/>km 83 Antiga estació de Palau-Puigcercòs</text:p>
          </table:table-cell>
          <table:table-cell table:number-columns-repeated="2"/>
          <table:table-cell office:value-type="float" office:value="25630" calcext:value-type="float">
            <text:p>25630</text:p>
          </table:table-cell>
          <table:table-cell office:value-type="string" calcext:value-type="string">
            <text:p>Talarn</text:p>
          </table:table-cell>
          <table:table-cell office:value-type="float" office:value="252154" calcext:value-type="float">
            <text:p>252154</text:p>
          </table:table-cell>
          <table:table-cell office:value-type="string" calcext:value-type="string">
            <text:p>Pallars Jussà</text:p>
          </table:table-cell>
          <table:table-cell office:value-type="string" calcext:value-type="string">
            <text:p>973 65 01 79</text:p>
          </table:table-cell>
          <table:table-cell table:number-columns-repeated="2"/>
          <table:table-cell office:value-type="float" office:value="325936372" calcext:value-type="float">
            <text:p>325936372</text:p>
          </table:table-cell>
          <table:table-cell office:value-type="float" office:value="4667416578" calcext:value-type="float">
            <text:p>4667416578</text:p>
          </table:table-cell>
          <table:table-cell office:value-type="string" calcext:value-type="string">
            <text:p>0.893687000</text:p>
          </table:table-cell>
          <table:table-cell office:value-type="string" calcext:value-type="string">
            <text:p>42.139533000</text:p>
          </table:table-cell>
          <table:table-cell office:value-type="string" calcext:value-type="string">
            <text:p>aecapal.daam@gencat.cat</text:p>
          </table:table-cell>
          <table:table-cell office:value-type="string" calcext:value-type="string">
            <text:p>http://agricultura.gencat.cat/ca/ambits/formacio-innovacio/escoles-agraries/escola-agraria-pallars/</text:p>
          </table:table-cell>
          <table:table-cell office:value-type="string" calcext:value-type="string">
            <text:p>07/19/2024 07:37:16 AM</text:p>
          </table:table-cell>
          <table:table-cell office:value-type="string" calcext:value-type="string">
            <text:p>Horari|&lt;br /&gt;&lt;b&gt;Horari atenció al públic&lt;/b&gt;&lt;br /&gt; <text:s text:c="3"/>de dilluns a divendres, de 9 a 14 h.&lt;br /&gt;&lt;br /&gt;&lt;b&gt;Romandrà tancat - (Període vacances Nadal - Període vacances Setmana Santa - Festes locals de Tremp)&lt;/b&gt;&lt;br /&gt; <text:s text:c="3"/>de l'1 d'agost al 31 d'agost.&lt;br /&gt;&lt;br /&gt;&lt;b&gt;&lt;/b&gt;&lt;br /&gt;&lt;br /&gt;</text:p>
          </table:table-cell>
          <table:table-cell office:value-type="string" calcext:value-type="string">
            <text:p>POINT (0.893687 42.139534)</text:p>
          </table:table-cell>
        </table:table-row>
        <table:table-row table:style-name="ro1">
          <table:table-cell office:value-type="float" office:value="3040724" calcext:value-type="float">
            <text:p>3040724</text:p>
          </table:table-cell>
          <table:table-cell table:number-columns-repeated="2" office:value-type="string" calcext:value-type="string">
            <text:p>Escola Agrària del Solsonès</text:p>
          </table:table-cell>
          <table:table-cell office:value-type="string" calcext:value-type="string">
            <text:p>Agricultura. Ramaderia. Pesca|Escoles de capacitació agràri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5</text:p>
          </table:table-cell>
          <table:table-cell table:number-columns-repeated="4"/>
          <table:table-cell office:value-type="string" calcext:value-type="string">
            <text:p><text:s/>km 77 - El Pi de Sant Just</text:p>
          </table:table-cell>
          <table:table-cell table:number-columns-repeated="2"/>
          <table:table-cell office:value-type="float" office:value="25286" calcext:value-type="float">
            <text:p>25286</text:p>
          </table:table-cell>
          <table:table-cell office:value-type="string" calcext:value-type="string">
            <text:p>Olius</text:p>
          </table:table-cell>
          <table:table-cell office:value-type="float" office:value="251517" calcext:value-type="float">
            <text:p>251517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 48 07 13</text:p>
          </table:table-cell>
          <table:table-cell/>
          <table:table-cell office:value-type="string" calcext:value-type="string">
            <text:p>973 48 19 07</text:p>
          </table:table-cell>
          <table:table-cell office:value-type="float" office:value="380386313" calcext:value-type="float">
            <text:p>380386313</text:p>
          </table:table-cell>
          <table:table-cell office:value-type="float" office:value="4648496135" calcext:value-type="float">
            <text:p>4648496135</text:p>
          </table:table-cell>
          <table:table-cell office:value-type="string" calcext:value-type="string">
            <text:p>1.556191000</text:p>
          </table:table-cell>
          <table:table-cell office:value-type="string" calcext:value-type="string">
            <text:p>41.979383000</text:p>
          </table:table-cell>
          <table:table-cell office:value-type="string" calcext:value-type="string">
            <text:p>aecasol.daam@gencat.cat</text:p>
          </table:table-cell>
          <table:table-cell office:value-type="string" calcext:value-type="string">
            <text:p>https://agora.xtec.cat/ecasolsones/</text:p>
          </table:table-cell>
          <table:table-cell office:value-type="string" calcext:value-type="string">
            <text:p>07/19/2024 07:37:16 AM</text:p>
          </table:table-cell>
          <table:table-cell office:value-type="string" calcext:value-type="string">
            <text:p>Horari|&lt;br /&gt;&lt;b&gt;Atenció al públic&lt;/b&gt;&lt;br /&gt; <text:s text:c="3"/>de dilluns a divendres, de 9 a 14 h.&lt;br /&gt;&lt;br /&gt;&lt;b&gt;Romandrà tancat (festes locals del Solsonès)&lt;/b&gt;&lt;br /&gt; <text:s text:c="3"/>de l'1 d'agost al 31 d'agost.&lt;br /&gt; <text:s text:c="3"/>del 15 de desembre al 10 de gener.&lt;br /&gt;&lt;br /&gt;&lt;b&gt;&lt;/b&gt;&lt;br /&gt;&lt;br /&gt;</text:p>
          </table:table-cell>
          <table:table-cell office:value-type="string" calcext:value-type="string">
            <text:p>POINT (1.556191 41.97938)</text:p>
          </table:table-cell>
        </table:table-row>
        <table:table-row table:style-name="ro1">
          <table:table-cell office:value-type="float" office:value="3040735" calcext:value-type="float">
            <text:p>3040735</text:p>
          </table:table-cell>
          <table:table-cell table:number-columns-repeated="2" office:value-type="string" calcext:value-type="string">
            <text:p>Oficina Comarcal del Segrià</text:p>
          </table:table-cell>
          <table:table-cell office:value-type="string" calcext:value-type="string">
            <text:p>Agricultura. Ramaderia. Pesca|Oficines comarcals d'agricultura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30</text:p>
          </table:table-cell>
          <table:table-cell table:number-columns-repeated="3"/>
          <table:table-cell office:value-type="string" calcext:value-type="string">
            <text:p><text:s/>km 3</text:p>
          </table:table-cell>
          <table:table-cell/>
          <table:table-cell office:value-type="string" calcext:value-type="string">
            <text:p>2 2a. planta</text:p>
          </table:table-cell>
          <table:table-cell office:value-type="float" office:value="25196" calcext:value-type="float">
            <text:p>25196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22 04 76</text:p>
          </table:table-cell>
          <table:table-cell table:number-columns-repeated="2"/>
          <table:table-cell office:value-type="float" office:value="301795916" calcext:value-type="float">
            <text:p>301795916</text:p>
          </table:table-cell>
          <table:table-cell office:value-type="float" office:value="4612166675" calcext:value-type="float">
            <text:p>4612166675</text:p>
          </table:table-cell>
          <table:table-cell office:value-type="string" calcext:value-type="string">
            <text:p>0.620322000</text:p>
          </table:table-cell>
          <table:table-cell office:value-type="string" calcext:value-type="string">
            <text:p>41.636681000</text:p>
          </table:table-cell>
          <table:table-cell table:number-columns-repeated="2"/>
          <table:table-cell office:value-type="string" calcext:value-type="string">
            <text:p>07/19/2024 07:37:17 AM</text:p>
          </table:table-cell>
          <table:table-cell office:value-type="string" calcext:value-type="string">
            <text:p>Observacions|&lt;a target="_blanc" class="vermell_nobullet" href="http://agricultura.gencat.cat/ca/serveis/cita-previa/oficines-comarcals/"&gt; &lt;b&gt;Aquesta oficina disposa de servei de cita prèvia&lt;/b&gt;&lt;/a&gt;</text:p>
          </table:table-cell>
          <table:table-cell office:value-type="string" calcext:value-type="string">
            <text:p>POINT (0.620322 41.63668)</text:p>
          </table:table-cell>
        </table:table-row>
        <table:table-row table:style-name="ro1">
          <table:table-cell office:value-type="float" office:value="3040736" calcext:value-type="float">
            <text:p>3040736</text:p>
          </table:table-cell>
          <table:table-cell table:number-columns-repeated="2" office:value-type="string" calcext:value-type="string">
            <text:p>Oficina Comarcal del Solsonès</text:p>
          </table:table-cell>
          <table:table-cell office:value-type="string" calcext:value-type="string">
            <text:p>Agricultura. Ramaderia. Pesca|Oficines comarcals d'agricultur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t. Llorenç de Morunys a Port del Comte (LV-4241b)</text:p>
          </table:table-cell>
          <table:table-cell table:number-columns-repeated="4"/>
          <table:table-cell office:value-type="string" calcext:value-type="string">
            <text:p><text:s/>Km. 2 (Masia de Can Mascaró)</text:p>
          </table:table-cell>
          <table:table-cell table:number-columns-repeated="2"/>
          <table:table-cell office:value-type="float" office:value="25280" calcext:value-type="float">
            <text:p>25280</text:p>
          </table:table-cell>
          <table:table-cell office:value-type="string" calcext:value-type="string">
            <text:p>Solsona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 48 04 89</text:p>
          </table:table-cell>
          <table:table-cell table:number-columns-repeated="2"/>
          <table:table-cell office:value-type="float" office:value="377386335" calcext:value-type="float">
            <text:p>377386335</text:p>
          </table:table-cell>
          <table:table-cell office:value-type="float" office:value="4652061164" calcext:value-type="float">
            <text:p>4652061164</text:p>
          </table:table-cell>
          <table:table-cell office:value-type="string" calcext:value-type="string">
            <text:p>1.519214000</text:p>
          </table:table-cell>
          <table:table-cell office:value-type="string" calcext:value-type="string">
            <text:p>42.010975000</text:p>
          </table:table-cell>
          <table:table-cell office:value-type="string" calcext:value-type="string">
            <text:p>oc_solsones.accioclimatica@gencat.cat</text:p>
          </table:table-cell>
          <table:table-cell/>
          <table:table-cell office:value-type="string" calcext:value-type="string">
            <text:p>07/19/2024 07:37:17 AM</text:p>
          </table:table-cell>
          <table:table-cell office:value-type="string" calcext:value-type="string">
            <text:p>Observacions|&lt;b&gt;&lt;a target="_blanc" class="vermell_nobullet" href="https://ovt.gencat.cat/gsitfc/AppJava/citpre/citpre.do?reqCode=officeDetails&amp;officeId=521&amp;topicParentId=695&amp;topicChildId=7002&amp;unlockTopics=true"&gt; &lt;b&gt;Aquesta oficina disposa de servei de cita prèvia&lt;/b&gt;&lt;/a&gt;&lt;/p&gt;</text:p>
          </table:table-cell>
          <table:table-cell office:value-type="string" calcext:value-type="string">
            <text:p>POINT (1.519214 42.010975)</text:p>
          </table:table-cell>
        </table:table-row>
        <table:table-row table:style-name="ro1">
          <table:table-cell office:value-type="float" office:value="3040789" calcext:value-type="float">
            <text:p>3040789</text:p>
          </table:table-cell>
          <table:table-cell table:number-columns-repeated="2" office:value-type="string" calcext:value-type="string">
            <text:p>Centre Penitenciari Quatre Camins</text:p>
          </table:table-cell>
          <table:table-cell office:value-type="string" calcext:value-type="string">
            <text:p>Justícia|Centres penitenciari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asnou a Granollers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842 24 61</text:p>
          </table:table-cell>
          <table:table-cell table:number-columns-repeated="2"/>
          <table:table-cell office:value-type="float" office:value="441066061" calcext:value-type="float">
            <text:p>441066061</text:p>
          </table:table-cell>
          <table:table-cell office:value-type="float" office:value="4602870604" calcext:value-type="float">
            <text:p>4602870604</text:p>
          </table:table-cell>
          <table:table-cell office:value-type="string" calcext:value-type="string">
            <text:p>2.294093000</text:p>
          </table:table-cell>
          <table:table-cell office:value-type="string" calcext:value-type="string">
            <text:p>41.577166000</text:p>
          </table:table-cell>
          <table:table-cell table:number-columns-repeated="2"/>
          <table:table-cell office:value-type="string" calcext:value-type="string">
            <text:p>07/19/2024 07:37:15 AM</text:p>
          </table:table-cell>
          <table:table-cell/>
          <table:table-cell office:value-type="string" calcext:value-type="string">
            <text:p>POINT (2.294093 41.577168)</text:p>
          </table:table-cell>
        </table:table-row>
        <table:table-row table:style-name="ro1">
          <table:table-cell office:value-type="float" office:value="3040791" calcext:value-type="float">
            <text:p>3040791</text:p>
          </table:table-cell>
          <table:table-cell table:number-columns-repeated="2" office:value-type="string" calcext:value-type="string">
            <text:p>Centre Penitenciari de Joves </text:p>
          </table:table-cell>
          <table:table-cell office:value-type="string" calcext:value-type="string">
            <text:p>Justícia|Centres penitenciari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asnou a Granollers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693 41 20</text:p>
          </table:table-cell>
          <table:table-cell table:number-columns-repeated="2"/>
          <table:table-cell office:value-type="float" office:value="441066061" calcext:value-type="float">
            <text:p>441066061</text:p>
          </table:table-cell>
          <table:table-cell office:value-type="float" office:value="4602870604" calcext:value-type="float">
            <text:p>4602870604</text:p>
          </table:table-cell>
          <table:table-cell office:value-type="string" calcext:value-type="string">
            <text:p>2.294093000</text:p>
          </table:table-cell>
          <table:table-cell office:value-type="string" calcext:value-type="string">
            <text:p>41.577166000</text:p>
          </table:table-cell>
          <table:table-cell table:number-columns-repeated="2"/>
          <table:table-cell office:value-type="string" calcext:value-type="string">
            <text:p>07/19/2024 07:37:15 AM</text:p>
          </table:table-cell>
          <table:table-cell/>
          <table:table-cell office:value-type="string" calcext:value-type="string">
            <text:p>POINT (2.294093 41.577168)</text:p>
          </table:table-cell>
        </table:table-row>
        <table:table-row table:style-name="ro1">
          <table:table-cell office:value-type="float" office:value="3040859" calcext:value-type="float">
            <text:p>3040859</text:p>
          </table:table-cell>
          <table:table-cell table:number-columns-repeated="2" office:value-type="string" calcext:value-type="string">
            <text:p>Centre d'Innovació i Formació Ocupacional (CIFO) de Sabadell</text:p>
          </table:table-cell>
          <table:table-cell office:value-type="string" calcext:value-type="string">
            <text:p>Treball|Centres d'innovació i formació ocupacional (CIFO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150</text:p>
          </table:table-cell>
          <table:table-cell table:number-columns-repeated="3"/>
          <table:table-cell office:value-type="string" calcext:value-type="string">
            <text:p><text:s/>Km 15</text:p>
          </table:table-cell>
          <table:table-cell table:number-columns-repeated="2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736 29 10</text:p>
          </table:table-cell>
          <table:table-cell/>
          <table:table-cell office:value-type="string" calcext:value-type="string">
            <text:p>93 736 29 11</text:p>
          </table:table-cell>
          <table:table-cell office:value-type="float" office:value="421540918" calcext:value-type="float">
            <text:p>421540918</text:p>
          </table:table-cell>
          <table:table-cell office:value-type="float" office:value="4600765943" calcext:value-type="float">
            <text:p>4600765943</text:p>
          </table:table-cell>
          <table:table-cell office:value-type="string" calcext:value-type="string">
            <text:p>2.059150193</text:p>
          </table:table-cell>
          <table:table-cell office:value-type="string" calcext:value-type="string">
            <text:p>41.554720747</text:p>
          </table:table-cell>
          <table:table-cell office:value-type="string" calcext:value-type="string">
            <text:p>cifo_valles.soc@gencat.cat</text:p>
          </table:table-cell>
          <table:table-cell office:value-type="string" calcext:value-type="string">
            <text:p>https://serveiocupacio.gencat.cat/ca/soc/com-ens-organitzem/centres-propis-formacio-cifo-cfpa/centres-dinnovacio-i-formacio-ocupacional-cifo/cifo-sabadell/</text:p>
          </table:table-cell>
          <table:table-cell office:value-type="string" calcext:value-type="string">
            <text:p>07/19/2024 07:37:15 AM</text:p>
          </table:table-cell>
          <table:table-cell office:value-type="string" calcext:value-type="string">
            <text:p>Observacions|&lt;p&gt;&lt;strong&gt;Mitjans de transport públic&lt;/strong&gt;&lt;br&gt;</text:p>
          </table:table-cell>
          <table:table-cell office:value-type="string" calcext:value-type="string">
            <text:p>POINT (2.0591502 41.55472)</text:p>
          </table:table-cell>
        </table:table-row>
        <table:table-row table:style-name="ro1">
          <table:table-cell office:value-type="float" office:value="3040863" calcext:value-type="float">
            <text:p>3040863</text:p>
          </table:table-cell>
          <table:table-cell table:number-columns-repeated="2" office:value-type="string" calcext:value-type="string">
            <text:p>Estació d'ITV (B-21) Baix Llobregat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rtorell (N-IIb)</text:p>
          </table:table-cell>
          <table:table-cell table:number-columns-repeated="4"/>
          <table:table-cell office:value-type="string" calcext:value-type="string">
            <text:p><text:s/>km. 592</text:p>
          </table:table-cell>
          <table:table-cell/>
          <table:table-cell office:value-type="string" calcext:value-type="string">
            <text:p>5 (Antiga N-II de Barcelona a Martorell)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Sant Andreu de la Barca</text:p>
          </table:table-cell>
          <table:table-cell office:value-type="float" office:value="81960" calcext:value-type="float">
            <text:p>81960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02 930 200</text:p>
          </table:table-cell>
          <table:table-cell/>
          <table:table-cell office:value-type="string" calcext:value-type="string">
            <text:p>93 682 14 73</text:p>
          </table:table-cell>
          <table:table-cell office:value-type="float" office:value="413005923" calcext:value-type="float">
            <text:p>413005923</text:p>
          </table:table-cell>
          <table:table-cell office:value-type="float" office:value="4590445798" calcext:value-type="float">
            <text:p>4590445798</text:p>
          </table:table-cell>
          <table:table-cell office:value-type="string" calcext:value-type="string">
            <text:p>1.958238000</text:p>
          </table:table-cell>
          <table:table-cell office:value-type="string" calcext:value-type="string">
            <text:p>41.460860000</text:p>
          </table:table-cell>
          <table:table-cell table:number-columns-repeated="2"/>
          <table:table-cell office:value-type="string" calcext:value-type="string">
            <text:p>07/19/2024 07:36:48 AM</text:p>
          </table:table-cell>
          <table:table-cell office:value-type="string" calcext:value-type="string">
            <text:p>Horari|&lt;br /&gt;&lt;b&gt;Horari d'admissió de vehicles:&lt;/b&gt;&lt;br /&gt; <text:s text:c="3"/>de dilluns a dijous, de 7 a 21 h|Observacions|Estació gestionada per APPLUS ITEUVE. Es recomana concertar hora per fer la revisió del vehicle.</text:p>
          </table:table-cell>
          <table:table-cell office:value-type="string" calcext:value-type="string">
            <text:p>POINT (1.958238 41.46086)</text:p>
          </table:table-cell>
        </table:table-row>
        <table:table-row table:style-name="ro1">
          <table:table-cell office:value-type="float" office:value="3041253" calcext:value-type="float">
            <text:p>3041253</text:p>
          </table:table-cell>
          <table:table-cell table:number-columns-repeated="2" office:value-type="string" calcext:value-type="string">
            <text:p>Oficina de Turisme de Catalunya a l'Aeroport d'Alguaire</text:p>
          </table:table-cell>
          <table:table-cell office:value-type="string" calcext:value-type="string">
            <text:p>Turisme|Oficines de Turisme de la Xarxa|Oficines de Turisme de la Generalitat de Cataluny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 km</text:p>
          </table:table-cell>
          <table:table-cell table:number-columns-repeated="3"/>
          <table:table-cell office:value-type="string" calcext:value-type="string">
            <text:p>14.5 (direcció de l'Alguaire a La Saire)</text:p>
          </table:table-cell>
          <table:table-cell table:number-columns-repeated="2"/>
          <table:table-cell office:value-type="float" office:value="25125" calcext:value-type="float">
            <text:p>25125</text:p>
          </table:table-cell>
          <table:table-cell office:value-type="string" calcext:value-type="string">
            <text:p>Alguaire</text:p>
          </table:table-cell>
          <table:table-cell office:value-type="float" office:value="250169" calcext:value-type="float">
            <text:p>250169</text:p>
          </table:table-cell>
          <table:table-cell office:value-type="string" calcext:value-type="string">
            <text:p>Segrià</text:p>
          </table:table-cell>
          <table:table-cell office:value-type="string" calcext:value-type="string">
            <text:p>973 03 27 44</text:p>
          </table:table-cell>
          <table:table-cell table:number-columns-repeated="2"/>
          <table:table-cell office:value-type="float" office:value="295669969" calcext:value-type="float">
            <text:p>295669969</text:p>
          </table:table-cell>
          <table:table-cell office:value-type="float" office:value="4622587254" calcext:value-type="float">
            <text:p>4622587254</text:p>
          </table:table-cell>
          <table:table-cell office:value-type="string" calcext:value-type="string">
            <text:p>0.543222427</text:p>
          </table:table-cell>
          <table:table-cell office:value-type="string" calcext:value-type="string">
            <text:p>41.728952870</text:p>
          </table:table-cell>
          <table:table-cell office:value-type="string" calcext:value-type="string">
            <text:p>ot.lleida@gencat.cat</text:p>
          </table:table-cell>
          <table:table-cell/>
          <table:table-cell office:value-type="string" calcext:value-type="string">
            <text:p>07/19/2024 07:36:33 AM</text:p>
          </table:table-cell>
          <table:table-cell office:value-type="string" calcext:value-type="string">
            <text:p>Observacions|&lt;p&gt;Oficina temporalment tancada fins a nova data.&lt;/p&gt;&lt;p&gt;&lt;strong&gt;Oficina de Turisme Virtual disponible al web &lt;a href="http://www.catalunya.com" target="_blank"&gt;Catalunya.com&lt;/a&gt; .&lt;/strong&gt;&lt;/p&gt;</text:p>
          </table:table-cell>
          <table:table-cell office:value-type="string" calcext:value-type="string">
            <text:p>POINT (0.5432224 41.728954)</text:p>
          </table:table-cell>
        </table:table-row>
        <table:table-row table:style-name="ro1">
          <table:table-cell office:value-type="float" office:value="3041363" calcext:value-type="float">
            <text:p>3041363</text:p>
          </table:table-cell>
          <table:table-cell table:number-columns-repeated="2" office:value-type="string" calcext:value-type="string">
            <text:p>Parc de Bombers Voluntaris de Puigcerdà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152. Km.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string" calcext:value-type="string">
            <text:p>Puigcerdà</text:p>
          </table:table-cell>
          <table:table-cell office:value-type="float" office:value="171411" calcext:value-type="float">
            <text:p>171411</text:p>
          </table:table-cell>
          <table:table-cell office:value-type="string" calcext:value-type="string">
            <text:p>Cerdanya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11266729" calcext:value-type="float">
            <text:p>411266729</text:p>
          </table:table-cell>
          <table:table-cell office:value-type="float" office:value="4696995976" calcext:value-type="float">
            <text:p>4696995976</text:p>
          </table:table-cell>
          <table:table-cell office:value-type="string" calcext:value-type="string">
            <text:p>1.921450048</text:p>
          </table:table-cell>
          <table:table-cell office:value-type="string" calcext:value-type="string">
            <text:p>42.420196444</text:p>
          </table:table-cell>
          <table:table-cell table:number-columns-repeated="2"/>
          <table:table-cell office:value-type="string" calcext:value-type="string">
            <text:p>07/19/2024 07:37:23 AM</text:p>
          </table:table-cell>
          <table:table-cell/>
          <table:table-cell office:value-type="string" calcext:value-type="string">
            <text:p>POINT (1.92145 42.420197)</text:p>
          </table:table-cell>
        </table:table-row>
        <table:table-row table:style-name="ro1">
          <table:table-cell office:value-type="float" office:value="3041403" calcext:value-type="float">
            <text:p>3041403</text:p>
          </table:table-cell>
          <table:table-cell table:number-columns-repeated="2" office:value-type="string" calcext:value-type="string">
            <text:p>Parc de Bombers Voluntaris de l'Escala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Bellcaire a l'Escala (GI-632)</text:p>
          </table:table-cell>
          <table:table-cell table:number-columns-repeated="4"/>
          <table:table-cell office:value-type="string" calcext:value-type="string">
            <text:p><text:s/>km 7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7130" calcext:value-type="float">
            <text:p>17130</text:p>
          </table:table-cell>
          <table:table-cell office:value-type="string" calcext:value-type="string">
            <text:p>Escala, l'</text:p>
          </table:table-cell>
          <table:table-cell office:value-type="float" office:value="170622" calcext:value-type="float">
            <text:p>170622</text:p>
          </table:table-cell>
          <table:table-cell office:value-type="string" calcext:value-type="string">
            <text:p>Alt Empordà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10506622" calcext:value-type="float">
            <text:p>510506622</text:p>
          </table:table-cell>
          <table:table-cell office:value-type="float" office:value="4662575170" calcext:value-type="float">
            <text:p>4662575170</text:p>
          </table:table-cell>
          <table:table-cell office:value-type="string" calcext:value-type="string">
            <text:p>3.127104000</text:p>
          </table:table-cell>
          <table:table-cell office:value-type="string" calcext:value-type="string">
            <text:p>42.115216000</text:p>
          </table:table-cell>
          <table:table-cell table:number-columns-repeated="2"/>
          <table:table-cell office:value-type="string" calcext:value-type="string">
            <text:p>07/19/2024 07:37:23 AM</text:p>
          </table:table-cell>
          <table:table-cell/>
          <table:table-cell office:value-type="string" calcext:value-type="string">
            <text:p>POINT (3.127104 42.115215)</text:p>
          </table:table-cell>
        </table:table-row>
        <table:table-row table:style-name="ro1">
          <table:table-cell office:value-type="float" office:value="3041437" calcext:value-type="float">
            <text:p>3041437</text:p>
          </table:table-cell>
          <table:table-cell table:number-columns-repeated="2" office:value-type="string" calcext:value-type="string">
            <text:p>Parc de Bombers de Manresa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ic</text:p>
          </table:table-cell>
          <table:table-cell office:value-type="string" calcext:value-type="string">
            <text:p><text:s/>C-16-c</text:p>
          </table:table-cell>
          <table:table-cell table:number-columns-repeated="3"/>
          <table:table-cell office:value-type="string" calcext:value-type="string">
            <text:p><text:s/>km. 0</text:p>
          </table:table-cell>
          <table:table-cell office:value-type="string" calcext:value-type="string">
            <text:p>500 ''El Guix'' (antiga <text:s/>comarcal 1411</text:p>
          </table:table-cell>
          <table:table-cell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04567141" calcext:value-type="float">
            <text:p>404567141</text:p>
          </table:table-cell>
          <table:table-cell office:value-type="float" office:value="4621676644" calcext:value-type="float">
            <text:p>4621676644</text:p>
          </table:table-cell>
          <table:table-cell office:value-type="string" calcext:value-type="string">
            <text:p>1.852236000</text:p>
          </table:table-cell>
          <table:table-cell office:value-type="string" calcext:value-type="string">
            <text:p>41.741242000</text:p>
          </table:table-cell>
          <table:table-cell table:number-columns-repeated="2"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1.852236 41.74124)</text:p>
          </table:table-cell>
        </table:table-row>
        <table:table-row table:style-name="ro1">
          <table:table-cell office:value-type="float" office:value="3041460" calcext:value-type="float">
            <text:p>3041460</text:p>
          </table:table-cell>
          <table:table-cell table:number-columns-repeated="2" office:value-type="string" calcext:value-type="string">
            <text:p>Parc de Bombers de Martorell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</text:p>
          </table:table-cell>
          <table:table-cell table:number-columns-repeated="3"/>
          <table:table-cell office:value-type="string" calcext:value-type="string">
            <text:p><text:s/>km. 585.500 (Polígon Industrial Barcelonès <text:s/>Seat)</text:p>
          </table:table-cell>
          <table:table-cell table:number-columns-repeated="2"/>
          <table:table-cell office:value-type="float" office:value="8760" calcext:value-type="float">
            <text:p>8760</text:p>
          </table:table-cell>
          <table:table-cell office:value-type="string" calcext:value-type="string">
            <text:p>Martorell</text:p>
          </table:table-cell>
          <table:table-cell office:value-type="float" office:value="81141" calcext:value-type="float">
            <text:p>81141</text:p>
          </table:table-cell>
          <table:table-cell office:value-type="string" calcext:value-type="string">
            <text:p>Baix Llobregat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08793949" calcext:value-type="float">
            <text:p>408793949</text:p>
          </table:table-cell>
          <table:table-cell office:value-type="float" office:value="4594720836" calcext:value-type="float">
            <text:p>4594720836</text:p>
          </table:table-cell>
          <table:table-cell office:value-type="string" calcext:value-type="string">
            <text:p>1.907231000</text:p>
          </table:table-cell>
          <table:table-cell office:value-type="string" calcext:value-type="string">
            <text:p>41.498922000</text:p>
          </table:table-cell>
          <table:table-cell table:number-columns-repeated="2"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1.907231 41.49892)</text:p>
          </table:table-cell>
        </table:table-row>
        <table:table-row table:style-name="ro1">
          <table:table-cell office:value-type="float" office:value="3041463" calcext:value-type="float">
            <text:p>3041463</text:p>
          </table:table-cell>
          <table:table-cell table:number-columns-repeated="2" office:value-type="string" calcext:value-type="string">
            <text:p>Parc de Bombers de Moià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nresa</text:p>
          </table:table-cell>
          <table:table-cell table:number-columns-repeated="4"/>
          <table:table-cell office:value-type="string" calcext:value-type="string">
            <text:p><text:s/>km. 26 (N-141)</text:p>
          </table:table-cell>
          <table:table-cell table:number-columns-repeated="2"/>
          <table:table-cell office:value-type="float" office:value="8180" calcext:value-type="float">
            <text:p>8180</text:p>
          </table:table-cell>
          <table:table-cell office:value-type="string" calcext:value-type="string">
            <text:p>Moià</text:p>
          </table:table-cell>
          <table:table-cell office:value-type="float" office:value="81385" calcext:value-type="float">
            <text:p>81385</text:p>
          </table:table-cell>
          <table:table-cell office:value-type="string" calcext:value-type="string">
            <text:p>Moianès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24111235" calcext:value-type="float">
            <text:p>424111235</text:p>
          </table:table-cell>
          <table:table-cell office:value-type="float" office:value="4629290774" calcext:value-type="float">
            <text:p>4629290774</text:p>
          </table:table-cell>
          <table:table-cell office:value-type="string" calcext:value-type="string">
            <text:p>2.086353000</text:p>
          </table:table-cell>
          <table:table-cell office:value-type="string" calcext:value-type="string">
            <text:p>41.811844000</text:p>
          </table:table-cell>
          <table:table-cell table:number-columns-repeated="2"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2.086353 41.811844)</text:p>
          </table:table-cell>
        </table:table-row>
        <table:table-row table:style-name="ro1">
          <table:table-cell office:value-type="float" office:value="3041477" calcext:value-type="float">
            <text:p>3041477</text:p>
          </table:table-cell>
          <table:table-cell table:number-columns-repeated="2" office:value-type="string" calcext:value-type="string">
            <text:p>Parc de Bombers de Sant Celoni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Comarcal C-35</text:p>
          </table:table-cell>
          <table:table-cell table:number-columns-repeated="3"/>
          <table:table-cell office:value-type="string" calcext:value-type="string">
            <text:p><text:s/>Km 57</text:p>
          </table:table-cell>
          <table:table-cell/>
          <table:table-cell office:value-type="string" calcext:value-type="string">
            <text:p>700 (anteriorment <text:s/>Comarcal 251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Sant Celoni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Vallès Oriental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58946189" calcext:value-type="float">
            <text:p>458946189</text:p>
          </table:table-cell>
          <table:table-cell office:value-type="float" office:value="4616060489" calcext:value-type="float">
            <text:p>4616060489</text:p>
          </table:table-cell>
          <table:table-cell office:value-type="string" calcext:value-type="string">
            <text:p>2.506630000</text:p>
          </table:table-cell>
          <table:table-cell office:value-type="string" calcext:value-type="string">
            <text:p>41.695228000</text:p>
          </table:table-cell>
          <table:table-cell table:number-columns-repeated="2"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2.50663 41.69523)</text:p>
          </table:table-cell>
        </table:table-row>
        <table:table-row table:style-name="ro1">
          <table:table-cell office:value-type="float" office:value="3041492" calcext:value-type="float">
            <text:p>3041492</text:p>
          </table:table-cell>
          <table:table-cell table:number-columns-repeated="2" office:value-type="string" calcext:value-type="string">
            <text:p>Parc de Bombers de Vic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Roda</text:p>
          </table:table-cell>
          <table:table-cell office:value-type="string" calcext:value-type="string">
            <text:p><text:s text:c="2"/>C-153</text:p>
          </table:table-cell>
          <table:table-cell table:number-columns-repeated="3"/>
          <table:table-cell office:value-type="string" calcext:value-type="string">
            <text:p><text:s/>km. 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Vic</text:p>
          </table:table-cell>
          <table:table-cell office:value-type="float" office:value="82981" calcext:value-type="float">
            <text:p>82981</text:p>
          </table:table-cell>
          <table:table-cell office:value-type="string" calcext:value-type="string">
            <text:p>Osona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439386367" calcext:value-type="float">
            <text:p>439386367</text:p>
          </table:table-cell>
          <table:table-cell office:value-type="float" office:value="4643570680" calcext:value-type="float">
            <text:p>4643570680</text:p>
          </table:table-cell>
          <table:table-cell office:value-type="string" calcext:value-type="string">
            <text:p>2.268822000</text:p>
          </table:table-cell>
          <table:table-cell office:value-type="string" calcext:value-type="string">
            <text:p>41.941783000</text:p>
          </table:table-cell>
          <table:table-cell table:number-columns-repeated="2"/>
          <table:table-cell office:value-type="string" calcext:value-type="string">
            <text:p>07/19/2024 07:37:23 AM</text:p>
          </table:table-cell>
          <table:table-cell/>
          <table:table-cell office:value-type="string" calcext:value-type="string">
            <text:p>POINT (2.268822 41.941784)</text:p>
          </table:table-cell>
        </table:table-row>
        <table:table-row table:style-name="ro1">
          <table:table-cell office:value-type="float" office:value="3041495" calcext:value-type="float">
            <text:p>3041495</text:p>
          </table:table-cell>
          <table:table-cell table:number-columns-repeated="2" office:value-type="string" calcext:value-type="string">
            <text:p>Parc de Bombers de l'Ametlla de Mar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V-3025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table:number-columns-repeated="2"/>
          <table:table-cell office:value-type="float" office:value="43860" calcext:value-type="float">
            <text:p>43860</text:p>
          </table:table-cell>
          <table:table-cell office:value-type="string" calcext:value-type="string">
            <text:p>Ametlla de Mar, l'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Baix Ebre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14355302" calcext:value-type="float">
            <text:p>314355302</text:p>
          </table:table-cell>
          <table:table-cell office:value-type="float" office:value="4528716451" calcext:value-type="float">
            <text:p>4528716451</text:p>
          </table:table-cell>
          <table:table-cell office:value-type="string" calcext:value-type="string">
            <text:p>0.797511000</text:p>
          </table:table-cell>
          <table:table-cell office:value-type="string" calcext:value-type="string">
            <text:p>40.890300000</text:p>
          </table:table-cell>
          <table:table-cell table:number-columns-repeated="2"/>
          <table:table-cell office:value-type="string" calcext:value-type="string">
            <text:p>07/19/2024 07:37:22 AM</text:p>
          </table:table-cell>
          <table:table-cell/>
          <table:table-cell office:value-type="string" calcext:value-type="string">
            <text:p>POINT (0.797511 40.8903)</text:p>
          </table:table-cell>
        </table:table-row>
        <table:table-row table:style-name="ro1">
          <table:table-cell office:value-type="float" office:value="3044237" calcext:value-type="float">
            <text:p>3044237</text:p>
          </table:table-cell>
          <table:table-cell office:value-type="string" calcext:value-type="string">
            <text:p>CTFC</text:p>
          </table:table-cell>
          <table:table-cell office:value-type="string" calcext:value-type="string">
            <text:p>Consorci Centre de Ciència i Tecnologia Forestal de Catalunya</text:p>
          </table:table-cell>
          <table:table-cell office:value-type="string" calcext:value-type="string">
            <text:p>Recerca|Centres de recerca|Centres CERCA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3"/>Sant Llorenç de Morunys</text:p>
          </table:table-cell>
          <table:table-cell table:number-columns-repeated="3"/>
          <table:table-cell office:value-type="string" calcext:value-type="string">
            <text:p>Km. 2</text:p>
          </table:table-cell>
          <table:table-cell table:number-columns-repeated="2"/>
          <table:table-cell office:value-type="float" office:value="25280" calcext:value-type="float">
            <text:p>25280</text:p>
          </table:table-cell>
          <table:table-cell office:value-type="string" calcext:value-type="string">
            <text:p>Solsona</text:p>
          </table:table-cell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 481752</text:p>
          </table:table-cell>
          <table:table-cell/>
          <table:table-cell office:value-type="string" calcext:value-type="string">
            <text:p>973 480431</text:p>
          </table:table-cell>
          <table:table-cell office:value-type="float" office:value="377169738" calcext:value-type="float">
            <text:p>377169738</text:p>
          </table:table-cell>
          <table:table-cell office:value-type="float" office:value="4650072661" calcext:value-type="float">
            <text:p>4650072661</text:p>
          </table:table-cell>
          <table:table-cell office:value-type="string" calcext:value-type="string">
            <text:p>1.517036467</text:p>
          </table:table-cell>
          <table:table-cell office:value-type="string" calcext:value-type="string">
            <text:p>41.993090208</text:p>
          </table:table-cell>
          <table:table-cell/>
          <table:table-cell office:value-type="string" calcext:value-type="string">
            <text:p>http://www.ctfc.cat</text:p>
          </table:table-cell>
          <table:table-cell office:value-type="string" calcext:value-type="string">
            <text:p>07/19/2024 07:40:49 AM</text:p>
          </table:table-cell>
          <table:table-cell/>
          <table:table-cell office:value-type="string" calcext:value-type="string">
            <text:p>POINT (1.5170364 41.99309)</text:p>
          </table:table-cell>
        </table:table-row>
        <table:table-row table:style-name="ro1">
          <table:table-cell office:value-type="float" office:value="3044311" calcext:value-type="float">
            <text:p>3044311</text:p>
          </table:table-cell>
          <table:table-cell office:value-type="string" calcext:value-type="string">
            <text:p>IRTA-CA</text:p>
          </table:table-cell>
          <table:table-cell office:value-type="string" calcext:value-type="string">
            <text:p>Centre de Cabrils</text:p>
          </table:table-cell>
          <table:table-cell office:value-type="string" calcext:value-type="string">
            <text:p>Recerca|Centres de recerca|Centres IRT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de Cabrils</text:p>
          </table:table-cell>
          <table:table-cell table:number-columns-repeated="3"/>
          <table:table-cell office:value-type="string" calcext:value-type="string">
            <text:p>Km. 2</text:p>
          </table:table-cell>
          <table:table-cell table:number-columns-repeated="2"/>
          <table:table-cell office:value-type="float" office:value="8348" calcext:value-type="float">
            <text:p>8348</text:p>
          </table:table-cell>
          <table:table-cell office:value-type="string" calcext:value-type="string">
            <text:p>Cabrils</text:p>
          </table:table-cell>
          <table:table-cell office:value-type="float" office:value="80305" calcext:value-type="float">
            <text:p>80305</text:p>
          </table:table-cell>
          <table:table-cell office:value-type="string" calcext:value-type="string">
            <text:p>Maresme</text:p>
          </table:table-cell>
          <table:table-cell office:value-type="string" calcext:value-type="string">
            <text:p>93 7507511</text:p>
          </table:table-cell>
          <table:table-cell/>
          <table:table-cell office:value-type="string" calcext:value-type="string">
            <text:p>93 7533954</text:p>
          </table:table-cell>
          <table:table-cell office:value-type="float" office:value="447521952" calcext:value-type="float">
            <text:p>447521952</text:p>
          </table:table-cell>
          <table:table-cell office:value-type="float" office:value="4596867100" calcext:value-type="float">
            <text:p>4596867100</text:p>
          </table:table-cell>
          <table:table-cell office:value-type="string" calcext:value-type="string">
            <text:p>2.371031350</text:p>
          </table:table-cell>
          <table:table-cell office:value-type="string" calcext:value-type="string">
            <text:p>41.521725309</text:p>
          </table:table-cell>
          <table:table-cell/>
          <table:table-cell office:value-type="string" calcext:value-type="string">
            <text:p>http://www.irta.cat/ca-ES/RIT/Centres/Pagines/Cabrils.aspx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2.3710313 41.521725)</text:p>
          </table:table-cell>
        </table:table-row>
        <table:table-row table:style-name="ro1">
          <table:table-cell office:value-type="float" office:value="3044312" calcext:value-type="float">
            <text:p>3044312</text:p>
          </table:table-cell>
          <table:table-cell office:value-type="string" calcext:value-type="string">
            <text:p>IRTA-MB</text:p>
          </table:table-cell>
          <table:table-cell office:value-type="string" calcext:value-type="string">
            <text:p>Centre Mas de Bover</text:p>
          </table:table-cell>
          <table:table-cell office:value-type="string" calcext:value-type="string">
            <text:p>Recerca|Centres de recerca|Centres IRTA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Reus El Morell</text:p>
          </table:table-cell>
          <table:table-cell table:number-columns-repeated="3"/>
          <table:table-cell office:value-type="string" calcext:value-type="string">
            <text:p><text:s/>Km <text:s/>4.5</text:p>
          </table:table-cell>
          <table:table-cell table:number-columns-repeated="2"/>
          <table:table-cell office:value-type="float" office:value="43280" calcext:value-type="float">
            <text:p>43280</text:p>
          </table:table-cell>
          <table:table-cell office:value-type="string" calcext:value-type="string">
            <text:p>Constantí</text:p>
          </table:table-cell>
          <table:table-cell office:value-type="float" office:value="430477" calcext:value-type="float">
            <text:p>430477</text:p>
          </table:table-cell>
          <table:table-cell office:value-type="string" calcext:value-type="string">
            <text:p>Tarragonès</text:p>
          </table:table-cell>
          <table:table-cell office:value-type="string" calcext:value-type="string">
            <text:p>977 328424</text:p>
          </table:table-cell>
          <table:table-cell table:number-columns-repeated="2"/>
          <table:table-cell office:value-type="float" office:value="346381036" calcext:value-type="float">
            <text:p>346381036</text:p>
          </table:table-cell>
          <table:table-cell office:value-type="float" office:value="4559255309" calcext:value-type="float">
            <text:p>4559255309</text:p>
          </table:table-cell>
          <table:table-cell office:value-type="string" calcext:value-type="string">
            <text:p>1.168736927</text:p>
          </table:table-cell>
          <table:table-cell office:value-type="string" calcext:value-type="string">
            <text:p>41.170089835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1.1687369 41.17009)</text:p>
          </table:table-cell>
        </table:table-row>
        <table:table-row table:style-name="ro1">
          <table:table-cell office:value-type="float" office:value="3044314" calcext:value-type="float">
            <text:p>3044314</text:p>
          </table:table-cell>
          <table:table-cell table:number-columns-repeated="2" office:value-type="string" calcext:value-type="string">
            <text:p>Sant Carles de la Ràpita</text:p>
          </table:table-cell>
          <table:table-cell office:value-type="string" calcext:value-type="string">
            <text:p>Recerca|Centres de recerca|Centres IRTA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<text:s text:c="2"/>Poble Nou</text:p>
          </table:table-cell>
          <table:table-cell table:number-columns-repeated="3"/>
          <table:table-cell office:value-type="string" calcext:value-type="string">
            <text:p>km 5,5</text:p>
          </table:table-cell>
          <table:table-cell table:number-columns-repeated="2"/>
          <table:table-cell office:value-type="float" office:value="43540" calcext:value-type="float">
            <text:p>43540</text:p>
          </table:table-cell>
          <table:table-cell office:value-type="string" calcext:value-type="string">
            <text:p>Sant Carles de la Ràpita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Montsià</text:p>
          </table:table-cell>
          <table:table-cell office:value-type="string" calcext:value-type="string">
            <text:p>977 745427</text:p>
          </table:table-cell>
          <table:table-cell table:number-columns-repeated="2"/>
          <table:table-cell office:value-type="float" office:value="302047425" calcext:value-type="float">
            <text:p>302047425</text:p>
          </table:table-cell>
          <table:table-cell office:value-type="float" office:value="4500192711" calcext:value-type="float">
            <text:p>4500192711</text:p>
          </table:table-cell>
          <table:table-cell office:value-type="string" calcext:value-type="string">
            <text:p>0.659446849</text:p>
          </table:table-cell>
          <table:table-cell office:value-type="string" calcext:value-type="string">
            <text:p>40.628867377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0.65944684 40.62887)</text:p>
          </table:table-cell>
        </table:table-row>
        <table:table-row table:style-name="ro1">
          <table:table-cell office:value-type="float" office:value="3044315" calcext:value-type="float">
            <text:p>3044315</text:p>
          </table:table-cell>
          <table:table-cell table:number-columns-repeated="2" office:value-type="string" calcext:value-type="string">
            <text:p>Estació Experimental de l'Ebre</text:p>
          </table:table-cell>
          <table:table-cell office:value-type="string" calcext:value-type="string">
            <text:p>Recerca|Centres de recerca|Centres IRT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de Balada</text:p>
          </table:table-cell>
          <table:table-cell table:number-columns-repeated="3"/>
          <table:table-cell office:value-type="string" calcext:value-type="string">
            <text:p>Km 1</text:p>
          </table:table-cell>
          <table:table-cell table:number-columns-repeated="2"/>
          <table:table-cell office:value-type="float" office:value="43870" calcext:value-type="float">
            <text:p>43870</text:p>
          </table:table-cell>
          <table:table-cell office:value-type="string" calcext:value-type="string">
            <text:p>Amposta</text:p>
          </table:table-cell>
          <table:table-cell office:value-type="float" office:value="430141" calcext:value-type="float">
            <text:p>430141</text:p>
          </table:table-cell>
          <table:table-cell office:value-type="string" calcext:value-type="string">
            <text:p>Montsià</text:p>
          </table:table-cell>
          <table:table-cell office:value-type="string" calcext:value-type="string">
            <text:p>977 267026</text:p>
          </table:table-cell>
          <table:table-cell/>
          <table:table-cell office:value-type="string" calcext:value-type="string">
            <text:p>977 267025</text:p>
          </table:table-cell>
          <table:table-cell office:value-type="float" office:value="299996431" calcext:value-type="float">
            <text:p>299996431</text:p>
          </table:table-cell>
          <table:table-cell office:value-type="float" office:value="4509082642" calcext:value-type="float">
            <text:p>4509082642</text:p>
          </table:table-cell>
          <table:table-cell office:value-type="string" calcext:value-type="string">
            <text:p>0.632385934</text:p>
          </table:table-cell>
          <table:table-cell office:value-type="string" calcext:value-type="string">
            <text:p>40.708392287</text:p>
          </table:table-cell>
          <table:table-cell/>
          <table:table-cell office:value-type="string" calcext:value-type="string">
            <text:p>http://www.irta.cat</text:p>
          </table:table-cell>
          <table:table-cell office:value-type="string" calcext:value-type="string">
            <text:p>07/19/2024 07:40:48 AM</text:p>
          </table:table-cell>
          <table:table-cell/>
          <table:table-cell office:value-type="string" calcext:value-type="string">
            <text:p>POINT (0.6323859 40.708393)</text:p>
          </table:table-cell>
        </table:table-row>
        <table:table-row table:style-name="ro1">
          <table:table-cell office:value-type="float" office:value="3044547" calcext:value-type="float">
            <text:p>3044547</text:p>
          </table:table-cell>
          <table:table-cell table:number-columns-repeated="2" office:value-type="string" calcext:value-type="string">
            <text:p>Institut Universitari de Neurorehabilitació Guttmann (UAB)</text:p>
          </table:table-cell>
          <table:table-cell office:value-type="string" calcext:value-type="string">
            <text:p>Universitats|Instituts universitaris de recerca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de Can Ruti</text:p>
          </table:table-cell>
          <table:table-cell table:number-columns-repeated="7"/>
          <table:table-cell office:value-type="float" office:value="8916" calcext:value-type="float">
            <text:p>8916</text:p>
          </table:table-cell>
          <table:table-cell office:value-type="string" calcext:value-type="string">
            <text:p>Badalona</text:p>
          </table:table-cell>
          <table:table-cell office:value-type="float" office:value="80155" calcext:value-type="float">
            <text:p>80155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497 77 00</text:p>
          </table:table-cell>
          <table:table-cell/>
          <table:table-cell office:value-type="string" calcext:value-type="string">
            <text:p>93 497 77 10</text:p>
          </table:table-cell>
          <table:table-cell office:value-type="float" office:value="436381000" calcext:value-type="float">
            <text:p>436381000</text:p>
          </table:table-cell>
          <table:table-cell office:value-type="float" office:value="4592378000" calcext:value-type="float">
            <text:p>4592378000</text:p>
          </table:table-cell>
          <table:table-cell office:value-type="string" calcext:value-type="string">
            <text:p>2.237987456</text:p>
          </table:table-cell>
          <table:table-cell office:value-type="string" calcext:value-type="string">
            <text:p>41.480485790</text:p>
          </table:table-cell>
          <table:table-cell/>
          <table:table-cell office:value-type="string" calcext:value-type="string">
            <text:p>http://www.guttmann.com</text:p>
          </table:table-cell>
          <table:table-cell office:value-type="string" calcext:value-type="string">
            <text:p>07/19/2024 07:40:40 AM</text:p>
          </table:table-cell>
          <table:table-cell/>
          <table:table-cell office:value-type="string" calcext:value-type="string">
            <text:p>POINT (2.2379875 41.480484)</text:p>
          </table:table-cell>
        </table:table-row>
        <table:table-row table:style-name="ro1">
          <table:table-cell office:value-type="float" office:value="3619583" calcext:value-type="float">
            <text:p>3619583</text:p>
          </table:table-cell>
          <table:table-cell table:number-columns-repeated="2" office:value-type="string" calcext:value-type="string">
            <text:p>Centre Assistencial Sant Joan de Deu d'Almacelles</text:p>
          </table:table-cell>
          <table:table-cell office:value-type="string" calcext:value-type="string">
            <text:p>Salut|Centres sanitaris|5. Centres de salut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acional 240</text:p>
          </table:table-cell>
          <table:table-cell table:number-columns-repeated="3"/>
          <table:table-cell office:value-type="string" calcext:value-type="string">
            <text:p><text:s/>km 111</text:p>
          </table:table-cell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string" calcext:value-type="string">
            <text:p>Almacelles</text:p>
          </table:table-cell>
          <table:table-cell office:value-type="float" office:value="250194" calcext:value-type="float">
            <text:p>250194</text:p>
          </table:table-cell>
          <table:table-cell office:value-type="string" calcext:value-type="string">
            <text:p>Segrià</text:p>
          </table:table-cell>
          <table:table-cell office:value-type="float" office:value="973740010" calcext:value-type="float">
            <text:p>973740010</text:p>
          </table:table-cell>
          <table:table-cell/>
          <table:table-cell office:value-type="string" calcext:value-type="string">
            <text:p>973 74 11 93</text:p>
          </table:table-cell>
          <table:table-cell office:value-type="float" office:value="289891337" calcext:value-type="float">
            <text:p>289891337</text:p>
          </table:table-cell>
          <table:table-cell office:value-type="float" office:value="4620995139" calcext:value-type="float">
            <text:p>4620995139</text:p>
          </table:table-cell>
          <table:table-cell office:value-type="string" calcext:value-type="string">
            <text:p>0.474407700</text:p>
          </table:table-cell>
          <table:table-cell office:value-type="string" calcext:value-type="string">
            <text:p>41.713009100</text:p>
          </table:table-cell>
          <table:table-cell office:value-type="string" calcext:value-type="string">
            <text:p>terresdelleida@sjd-lleida.org</text:p>
          </table:table-cell>
          <table:table-cell/>
          <table:table-cell office:value-type="string" calcext:value-type="string">
            <text:p>07/19/2024 07:56:10 AM</text:p>
          </table:table-cell>
          <table:table-cell/>
          <table:table-cell office:value-type="string" calcext:value-type="string">
            <text:p>POINT (0.4744077 41.71301)</text:p>
          </table:table-cell>
        </table:table-row>
        <table:table-row table:style-name="ro1">
          <table:table-cell office:value-type="float" office:value="3620776" calcext:value-type="float">
            <text:p>3620776</text:p>
          </table:table-cell>
          <table:table-cell table:number-columns-repeated="2" office:value-type="string" calcext:value-type="string">
            <text:p>Centre <text:s/>d'hospitalització de mitja i llarga estada de salut mental</text:p>
          </table:table-cell>
          <table:table-cell office:value-type="string" calcext:value-type="string">
            <text:p>Salut|Centres sanitaris|5. Centres de salut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d'Artesa De Segre-Adrall</text:p>
          </table:table-cell>
          <table:table-cell table:number-columns-repeated="3"/>
          <table:table-cell office:value-type="string" calcext:value-type="string">
            <text:p><text:s/>km 143</text:p>
          </table:table-cell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string" calcext:value-type="string">
            <text:p>Oliana</text:p>
          </table:table-cell>
          <table:table-cell office:value-type="float" office:value="251497" calcext:value-type="float">
            <text:p>251497</text:p>
          </table:table-cell>
          <table:table-cell office:value-type="string" calcext:value-type="string">
            <text:p>Alt Urgell</text:p>
          </table:table-cell>
          <table:table-cell office:value-type="float" office:value="973463030" calcext:value-type="float">
            <text:p>973463030</text:p>
          </table:table-cell>
          <table:table-cell/>
          <table:table-cell office:value-type="string" calcext:value-type="string">
            <text:p>973 46 31 31</text:p>
          </table:table-cell>
          <table:table-cell office:value-type="float" office:value="360546161" calcext:value-type="float">
            <text:p>360546161</text:p>
          </table:table-cell>
          <table:table-cell office:value-type="float" office:value="4658586356" calcext:value-type="float">
            <text:p>4658586356</text:p>
          </table:table-cell>
          <table:table-cell office:value-type="string" calcext:value-type="string">
            <text:p>1.314390000</text:p>
          </table:table-cell>
          <table:table-cell office:value-type="string" calcext:value-type="string">
            <text:p>42.066969000</text:p>
          </table:table-cell>
          <table:table-cell office:value-type="string" calcext:value-type="string">
            <text:p>comunicacion@caseresidencial.es</text:p>
          </table:table-cell>
          <table:table-cell/>
          <table:table-cell office:value-type="string" calcext:value-type="string">
            <text:p>07/19/2024 07:55:11 AM</text:p>
          </table:table-cell>
          <table:table-cell/>
          <table:table-cell office:value-type="string" calcext:value-type="string">
            <text:p>POINT (1.31439 42.06697)</text:p>
          </table:table-cell>
        </table:table-row>
        <table:table-row table:style-name="ro1">
          <table:table-cell office:value-type="float" office:value="3620833" calcext:value-type="float">
            <text:p>3620833</text:p>
          </table:table-cell>
          <table:table-cell table:number-columns-repeated="2" office:value-type="string" calcext:value-type="string">
            <text:p>Atenció continuada CAP La Cruïlla</text:p>
          </table:table-cell>
          <table:table-cell office:value-type="string" calcext:value-type="string">
            <text:p>Salut|Centres sanitaris|2. Centres amb atenció continuada|Salut|Centres sanitaris|7. Centres amb intercanvi de xeringu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Granollers A Caldes</text:p>
          </table:table-cell>
          <table:table-cell table:number-columns-repeated="4"/>
          <table:table-cell office:value-type="string" calcext:value-type="string">
            <text:p><text:s/>km 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86" calcext:value-type="float">
            <text:p>8186</text:p>
          </table:table-cell>
          <table:table-cell office:value-type="string" calcext:value-type="string">
            <text:p>Lliçà d'Amunt</text:p>
          </table:table-cell>
          <table:table-cell office:value-type="float" office:value="81075" calcext:value-type="float">
            <text:p>81075</text:p>
          </table:table-cell>
          <table:table-cell office:value-type="string" calcext:value-type="string">
            <text:p>Vallès Oriental</text:p>
          </table:table-cell>
          <table:table-cell office:value-type="float" office:value="938415250" calcext:value-type="float">
            <text:p>938415250</text:p>
          </table:table-cell>
          <table:table-cell table:number-columns-repeated="2"/>
          <table:table-cell office:value-type="float" office:value="436461397" calcext:value-type="float">
            <text:p>436461397</text:p>
          </table:table-cell>
          <table:table-cell office:value-type="float" office:value="4608536990" calcext:value-type="float">
            <text:p>4608536990</text:p>
          </table:table-cell>
          <table:table-cell office:value-type="string" calcext:value-type="string">
            <text:p>2.237241268</text:p>
          </table:table-cell>
          <table:table-cell office:value-type="string" calcext:value-type="string">
            <text:p>41.626029285</text:p>
          </table:table-cell>
          <table:table-cell office:value-type="string" calcext:value-type="string">
            <text:p>vtenes.mn.ics@gencat.cat</text:p>
          </table:table-cell>
          <table:table-cell office:value-type="string" calcext:value-type="string">
            <text:p>https://primaria.icsmetropolitananord.cat/</text:p>
          </table:table-cell>
          <table:table-cell office:value-type="string" calcext:value-type="string">
            <text:p>07/19/2024 07:54:25 AM</text:p>
          </table:table-cell>
          <table:table-cell office:value-type="string" calcext:value-type="string">
            <text:p>Horari|dissabtes, diumenges i festius de 8 a 20h. Fora d'aquest horari, truqueu al 061 Salut Respon o adreceu-vos al CUAP Granollers (obert 24 hores)</text:p>
          </table:table-cell>
          <table:table-cell office:value-type="string" calcext:value-type="string">
            <text:p>POINT (2.2372413 41.62603)</text:p>
          </table:table-cell>
        </table:table-row>
        <table:table-row table:style-name="ro1">
          <table:table-cell office:value-type="float" office:value="3620834" calcext:value-type="float">
            <text:p>3620834</text:p>
          </table:table-cell>
          <table:table-cell table:number-columns-repeated="2" office:value-type="string" calcext:value-type="string">
            <text:p>CAP La Cruïlla</text:p>
          </table:table-cell>
          <table:table-cell office:value-type="string" calcext:value-type="string">
            <text:p>Salut|Centres sanitaris|7. Centres amb intercanvi de xeringues|Salut|Centres sanitaris|1. Centres d'atenció primària (CAP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Granollers A Caldes</text:p>
          </table:table-cell>
          <table:table-cell table:number-columns-repeated="4"/>
          <table:table-cell office:value-type="string" calcext:value-type="string">
            <text:p><text:s/>km 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86" calcext:value-type="float">
            <text:p>8186</text:p>
          </table:table-cell>
          <table:table-cell office:value-type="string" calcext:value-type="string">
            <text:p>Lliçà d'Amunt</text:p>
          </table:table-cell>
          <table:table-cell office:value-type="float" office:value="81075" calcext:value-type="float">
            <text:p>81075</text:p>
          </table:table-cell>
          <table:table-cell office:value-type="string" calcext:value-type="string">
            <text:p>Vallès Oriental</text:p>
          </table:table-cell>
          <table:table-cell office:value-type="float" office:value="938415250" calcext:value-type="float">
            <text:p>938415250</text:p>
          </table:table-cell>
          <table:table-cell table:number-columns-repeated="2"/>
          <table:table-cell office:value-type="float" office:value="436461397" calcext:value-type="float">
            <text:p>436461397</text:p>
          </table:table-cell>
          <table:table-cell office:value-type="float" office:value="4608536990" calcext:value-type="float">
            <text:p>4608536990</text:p>
          </table:table-cell>
          <table:table-cell office:value-type="string" calcext:value-type="string">
            <text:p>2.237241268</text:p>
          </table:table-cell>
          <table:table-cell office:value-type="string" calcext:value-type="string">
            <text:p>41.626029285</text:p>
          </table:table-cell>
          <table:table-cell office:value-type="string" calcext:value-type="string">
            <text:p>vtenes.mn.ics@gencat.cat</text:p>
          </table:table-cell>
          <table:table-cell office:value-type="string" calcext:value-type="string">
            <text:p>https://primaria.icsmetropolitananord.cat/</text:p>
          </table:table-cell>
          <table:table-cell office:value-type="string" calcext:value-type="string">
            <text:p>07/19/2024 07:54:25 AM</text:p>
          </table:table-cell>
          <table:table-cell office:value-type="string" calcext:value-type="string">
            <text:p>Horari|de dl. a dv. de 8 a 20h. Fora d'aquest horari, truqueu al 061 Salut Respon o adreceu-vos al CUAP Granollers (Obert 24 hores).</text:p>
          </table:table-cell>
          <table:table-cell office:value-type="string" calcext:value-type="string">
            <text:p>POINT (2.2372413 41.62603)</text:p>
          </table:table-cell>
        </table:table-row>
        <table:table-row table:style-name="ro1">
          <table:table-cell office:value-type="float" office:value="3622457" calcext:value-type="float">
            <text:p>3622457</text:p>
          </table:table-cell>
          <table:table-cell table:number-columns-repeated="2" office:value-type="string" calcext:value-type="string">
            <text:p>Unitat Hospitalària Psiquàtrica Penitenciària de Catalunya</text:p>
          </table:table-cell>
          <table:table-cell office:value-type="string" calcext:value-type="string">
            <text:p>Salut|Centres sanitaris|5. Centres de salut ment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Martorell a Capellades</text:p>
          </table:table-cell>
          <table:table-cell table:number-columns-repeated="4"/>
          <table:table-cell office:value-type="string" calcext:value-type="string">
            <text:p><text:s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float" office:value="937758047" calcext:value-type="float">
            <text:p>937758047</text:p>
          </table:table-cell>
          <table:table-cell table:number-columns-repeated="2"/>
          <table:table-cell office:value-type="float" office:value="406815132" calcext:value-type="float">
            <text:p>406815132</text:p>
          </table:table-cell>
          <table:table-cell office:value-type="float" office:value="4591253566" calcext:value-type="float">
            <text:p>4591253566</text:p>
          </table:table-cell>
          <table:table-cell office:value-type="string" calcext:value-type="string">
            <text:p>1.884082853</text:p>
          </table:table-cell>
          <table:table-cell office:value-type="string" calcext:value-type="string">
            <text:p>41.467468509</text:p>
          </table:table-cell>
          <table:table-cell office:value-type="string" calcext:value-type="string">
            <text:p>maria.ribas@sjd.es</text:p>
          </table:table-cell>
          <table:table-cell office:value-type="string" calcext:value-type="string">
            <text:p>http://www.pssjd.org</text:p>
          </table:table-cell>
          <table:table-cell office:value-type="string" calcext:value-type="string">
            <text:p>07/19/2024 07:54:51 AM</text:p>
          </table:table-cell>
          <table:table-cell office:value-type="string" calcext:value-type="string">
            <text:p>Horari|24 h.</text:p>
          </table:table-cell>
          <table:table-cell office:value-type="string" calcext:value-type="string">
            <text:p>POINT (1.8840828 41.46747)</text:p>
          </table:table-cell>
        </table:table-row>
        <table:table-row table:style-name="ro1">
          <table:table-cell office:value-type="float" office:value="3623148" calcext:value-type="float">
            <text:p>3623148</text:p>
          </table:table-cell>
          <table:table-cell table:number-columns-repeated="2" office:value-type="string" calcext:value-type="string">
            <text:p>Farmàcia Espinosa Duro, Maria Isabel</text:p>
          </table:table-cell>
          <table:table-cell office:value-type="string" calcext:value-type="string">
            <text:p>Salut|Farmàc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Sant Bartomeu</text:p>
          </table:table-cell>
          <table:table-cell table:number-columns-repeated="4"/>
          <table:table-cell office:value-type="string" calcext:value-type="string">
            <text:p><text:s/>KM.1</text:p>
          </table:table-cell>
          <table:table-cell table:number-columns-repeated="2"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91023" calcext:value-type="float">
            <text:p>938891023</text:p>
          </table:table-cell>
          <table:table-cell table:number-columns-repeated="2"/>
          <table:table-cell office:value-type="float" office:value="437003493" calcext:value-type="float">
            <text:p>437003493</text:p>
          </table:table-cell>
          <table:table-cell office:value-type="float" office:value="4643932689" calcext:value-type="float">
            <text:p>4643932689</text:p>
          </table:table-cell>
          <table:table-cell office:value-type="string" calcext:value-type="string">
            <text:p>2.239992771</text:p>
          </table:table-cell>
          <table:table-cell office:value-type="string" calcext:value-type="string">
            <text:p>41.944853559</text:p>
          </table:table-cell>
          <table:table-cell table:number-columns-repeated="2"/>
          <table:table-cell office:value-type="string" calcext:value-type="string">
            <text:p>07/19/2024 07:55:27 AM</text:p>
          </table:table-cell>
          <table:table-cell/>
          <table:table-cell office:value-type="string" calcext:value-type="string">
            <text:p>POINT (2.2399929 41.944855)</text:p>
          </table:table-cell>
        </table:table-row>
        <table:table-row table:style-name="ro1">
          <table:table-cell office:value-type="float" office:value="3623944" calcext:value-type="float">
            <text:p>3623944</text:p>
          </table:table-cell>
          <table:table-cell table:number-columns-repeated="2" office:value-type="string" calcext:value-type="string">
            <text:p>Farmàcia Pi Herrero, Pietat</text:p>
          </table:table-cell>
          <table:table-cell office:value-type="string" calcext:value-type="string">
            <text:p>Salut|Farmàc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acional IIa</text:p>
          </table:table-cell>
          <table:table-cell table:number-columns-repeated="3"/>
          <table:table-cell office:value-type="string" calcext:value-type="string">
            <text:p><text:s/>KM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69" calcext:value-type="float">
            <text:p>17469</text:p>
          </table:table-cell>
          <table:table-cell office:value-type="string" calcext:value-type="string">
            <text:p>Vilamalla</text:p>
          </table:table-cell>
          <table:table-cell office:value-type="float" office:value="172266" calcext:value-type="float">
            <text:p>172266</text:p>
          </table:table-cell>
          <table:table-cell office:value-type="string" calcext:value-type="string">
            <text:p>Alt Empordà</text:p>
          </table:table-cell>
          <table:table-cell office:value-type="float" office:value="972526073" calcext:value-type="float">
            <text:p>972526073</text:p>
          </table:table-cell>
          <table:table-cell table:number-columns-repeated="2"/>
          <table:table-cell office:value-type="float" office:value="497583687" calcext:value-type="float">
            <text:p>497583687</text:p>
          </table:table-cell>
          <table:table-cell office:value-type="float" office:value="4673891285" calcext:value-type="float">
            <text:p>4673891285</text:p>
          </table:table-cell>
          <table:table-cell office:value-type="string" calcext:value-type="string">
            <text:p>2.971855305</text:p>
          </table:table-cell>
          <table:table-cell office:value-type="string" calcext:value-type="string">
            <text:p>42.217188479</text:p>
          </table:table-cell>
          <table:table-cell table:number-columns-repeated="2"/>
          <table:table-cell office:value-type="string" calcext:value-type="string">
            <text:p>07/19/2024 07:55:44 AM</text:p>
          </table:table-cell>
          <table:table-cell/>
          <table:table-cell office:value-type="string" calcext:value-type="string">
            <text:p>POINT (2.9718554 42.21719)</text:p>
          </table:table-cell>
        </table:table-row>
        <table:table-row table:style-name="ro1">
          <table:table-cell office:value-type="float" office:value="5457982" calcext:value-type="float">
            <text:p>5457982</text:p>
          </table:table-cell>
          <table:table-cell table:number-columns-repeated="2" office:value-type="string" calcext:value-type="string">
            <text:p>Centre de la Propietat Forestal</text:p>
          </table:table-cell>
          <table:table-cell office:value-type="string" calcext:value-type="string">
            <text:p>Registres|Oficines de la Generalitat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140 de Sabadell a Santa Perpètua de Mogoda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/>
          <table:table-cell office:value-type="string" calcext:value-type="string">
            <text:p>5 Finca Torreferrussa</text:p>
          </table:table-cell>
          <table:table-cell office:value-type="float" office:value="8130" calcext:value-type="float">
            <text:p>8130</text:p>
          </table:table-cell>
          <table:table-cell office:value-type="string" calcext:value-type="string">
            <text:p>Santa Perpètua de Mogoda</text:p>
          </table:table-cell>
          <table:table-cell office:value-type="float" office:value="82606" calcext:value-type="float">
            <text:p>82606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574 70 39</text:p>
          </table:table-cell>
          <table:table-cell table:number-columns-repeated="2"/>
          <table:table-cell office:value-type="float" office:value="430306005" calcext:value-type="float">
            <text:p>430306005</text:p>
          </table:table-cell>
          <table:table-cell office:value-type="float" office:value="4597720678" calcext:value-type="float">
            <text:p>4597720678</text:p>
          </table:table-cell>
          <table:table-cell office:value-type="string" calcext:value-type="string">
            <text:p>2.164709000</text:p>
          </table:table-cell>
          <table:table-cell office:value-type="string" calcext:value-type="string">
            <text:p>41.528080000</text:p>
          </table:table-cell>
          <table:table-cell office:value-type="string" calcext:value-type="string">
            <text:p>cpf@gencat.cat</text:p>
          </table:table-cell>
          <table:table-cell office:value-type="string" calcext:value-type="string">
            <text:p>http://cpf.gencat.cat</text:p>
          </table:table-cell>
          <table:table-cell office:value-type="string" calcext:value-type="string">
            <text:p>07/19/2024 07:37:18 AM</text:p>
          </table:table-cell>
          <table:table-cell office:value-type="string" calcext:value-type="string">
            <text:p>Horari|&lt;br /&gt;&lt;b&gt;Horari d'atenció&lt;/b&gt;&lt;br /&gt; <text:s text:c="3"/>el 5 de gener, de 9 a 14 h.&lt;br /&gt; <text:s text:c="3"/>el 23 d'abril, de 9 a 14 h.&lt;br /&gt; <text:s text:c="3"/>de l'11 de gener al 31 de maig: de dilluns a dijous, de 9 a 18:30 h|Oficina_Registre|Disposa d'oficina de registre de documents en aquesta adreca</text:p>
          </table:table-cell>
          <table:table-cell office:value-type="string" calcext:value-type="string">
            <text:p>POINT (2.164709 41.52808)</text:p>
          </table:table-cell>
        </table:table-row>
        <table:table-row table:style-name="ro1">
          <table:table-cell office:value-type="float" office:value="6172254" calcext:value-type="float">
            <text:p>6172254</text:p>
          </table:table-cell>
          <table:table-cell table:number-columns-repeated="2" office:value-type="string" calcext:value-type="string">
            <text:p>Servei d'Autonomia a la pròpia llar Fundació Catalònia <text:s text:c="45"/></text:p>
          </table:table-cell>
          <table:table-cell office:value-type="string" calcext:value-type="string">
            <text:p>Serveis socials especialitzats|Serveis adreçats a persones amb discapacitat intel·lectual|Servei de suport a l'autonomia a la pròpia llar per a persones amb discapacitat intel·lectual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 la</text:p>
          </table:table-cell>
          <table:table-cell office:value-type="string" calcext:value-type="string">
            <text:p><text:s text:c="2"/>Flor de maig</text:p>
          </table:table-cell>
          <table:table-cell table:number-columns-repeated="3"/>
          <table:table-cell office:value-type="string" calcext:value-type="string">
            <text:p><text:s/>Km 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float" office:value="935805227" calcext:value-type="float">
            <text:p>935805227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33 AM</text:p>
          </table:table-cell>
          <table:table-cell table:number-columns-repeated="2"/>
        </table:table-row>
        <table:table-row table:style-name="ro1">
          <table:table-cell office:value-type="float" office:value="6945323" calcext:value-type="float">
            <text:p>6945323</text:p>
          </table:table-cell>
          <table:table-cell table:number-columns-repeated="2" office:value-type="string" calcext:value-type="string">
            <text:p>Club Social Map <text:s text:c="84"/></text:p>
          </table:table-cell>
          <table:table-cell office:value-type="string" calcext:value-type="string">
            <text:p>Serveis socials especialitzats|Serveis adreçats a persones amb problemàtica social derivada de malaltia mental|Servei de club social (mòdul A / mòdul B)|</text:p>
          </table:table-cell>
          <table:table-cell office:value-type="string" calcext:value-type="string">
            <text:p>Carretera</text:p>
          </table:table-cell>
          <table:table-cell table:number-columns-repeated="5"/>
          <table:table-cell office:value-type="string" calcext:value-type="string">
            <text:p>26 KM.</text:p>
          </table:table-cell>
          <table:table-cell office:value-type="string" calcext:value-type="string">
            <text:p>126 (Ronda Mas d'en Bosch-Can Guetes) <text:s text:c="3"/>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string" calcext:value-type="string">
            <text:p>Ripoll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ès</text:p>
          </table:table-cell>
          <table:table-cell office:value-type="float" office:value="972703104" calcext:value-type="float">
            <text:p>972703104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28 AM</text:p>
          </table:table-cell>
          <table:table-cell table:number-columns-repeated="2"/>
        </table:table-row>
        <table:table-row table:style-name="ro1">
          <table:table-cell office:value-type="float" office:value="8122429" calcext:value-type="float">
            <text:p>8122429</text:p>
          </table:table-cell>
          <table:table-cell table:number-columns-repeated="2" office:value-type="string" calcext:value-type="string">
            <text:p>SPALL - discapacitats físics <text:s text:c="71"/></text:p>
          </table:table-cell>
          <table:table-cell office:value-type="string" calcext:value-type="string">
            <text:p>Serveis socials especialitzats|Serveis adreçats a infància, adolescència, joventut|Servei de suport a l'adopció internacion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 - Santpedor Km 4.4</text:p>
          </table:table-cell>
          <table:table-cell table:number-columns-repeated="3"/>
          <table:table-cell office:value-type="string" calcext:value-type="string">
            <text:p><text:s/>s/n <text:s text:c="18"/>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47 AM</text:p>
          </table:table-cell>
          <table:table-cell table:number-columns-repeated="2"/>
        </table:table-row>
        <table:table-row table:style-name="ro1">
          <table:table-cell office:value-type="float" office:value="8122430" calcext:value-type="float">
            <text:p>8122430</text:p>
          </table:table-cell>
          <table:table-cell table:number-columns-repeated="2" office:value-type="string" calcext:value-type="string">
            <text:p>SPALL - malalts mentals <text:s text:c="76"/></text:p>
          </table:table-cell>
          <table:table-cell office:value-type="string" calcext:value-type="string">
            <text:p>Serveis socials especialitzats|Serveis adreçats a persones amb problemàtica social derivada de malaltia mental|Servei de suport a l'autonomia a la pròpia llar per a persones amb problemàtica social derivada de malaltia mental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 - Santpedor Km 4.4</text:p>
          </table:table-cell>
          <table:table-cell table:number-columns-repeated="3"/>
          <table:table-cell office:value-type="string" calcext:value-type="string">
            <text:p><text:s/>s/n <text:s text:c="18"/>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29:47 AM</text:p>
          </table:table-cell>
          <table:table-cell table:number-columns-repeated="2"/>
        </table:table-row>
        <table:table-row table:style-name="ro1">
          <table:table-cell office:value-type="float" office:value="9038843" calcext:value-type="float">
            <text:p>9038843</text:p>
          </table:table-cell>
          <table:table-cell office:value-type="string" calcext:value-type="string">
            <text:p>Orbital 40</text:p>
          </table:table-cell>
          <table:table-cell office:value-type="string" calcext:value-type="string">
            <text:p>Parc Científic i Tecnològic de Terrassa</text:p>
          </table:table-cell>
          <table:table-cell office:value-type="string" calcext:value-type="string">
            <text:p>Recerca|Parcs científics i tecnològic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1274</text:p>
          </table:table-cell>
          <table:table-cell table:number-columns-repeated="7"/>
          <table:table-cell office:value-type="float" office:value="8225" calcext:value-type="float">
            <text:p>8225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<text:s/>93 7397000 </text:p>
          </table:table-cell>
          <table:table-cell table:number-columns-repeated="2"/>
          <table:table-cell office:value-type="float" office:value="417809940" calcext:value-type="float">
            <text:p>417809940</text:p>
          </table:table-cell>
          <table:table-cell office:value-type="float" office:value="4605541000" calcext:value-type="float">
            <text:p>4605541000</text:p>
          </table:table-cell>
          <table:table-cell office:value-type="string" calcext:value-type="string">
            <text:p>2.013776436</text:p>
          </table:table-cell>
          <table:table-cell office:value-type="string" calcext:value-type="string">
            <text:p>41.597344002</text:p>
          </table:table-cell>
          <table:table-cell/>
          <table:table-cell office:value-type="string" calcext:value-type="string">
            <text:p>https://orbital40.com/</text:p>
          </table:table-cell>
          <table:table-cell office:value-type="string" calcext:value-type="string">
            <text:p>07/19/2024 07:40:47 AM</text:p>
          </table:table-cell>
          <table:table-cell/>
          <table:table-cell office:value-type="string" calcext:value-type="string">
            <text:p>POINT (2.0137765 41.597343)</text:p>
          </table:table-cell>
        </table:table-row>
        <table:table-row table:style-name="ro1">
          <table:table-cell office:value-type="float" office:value="11158305" calcext:value-type="float">
            <text:p>11158305</text:p>
          </table:table-cell>
          <table:table-cell table:number-columns-repeated="2" office:value-type="string" calcext:value-type="string">
            <text:p>Assistent Personal D'Ampans <text:s text:c="72"/></text:p>
          </table:table-cell>
          <table:table-cell office:value-type="string" calcext:value-type="string">
            <text:p>Serveis socials especialitzats|Serveis adreçats a persones amb discapacitat física|Servei d'assistència personal de suport a la vida autònoma i d'integració social i comunitària, per a persones amb discapacitat físic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anresa-Santpedor km 4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1:53 AM</text:p>
          </table:table-cell>
          <table:table-cell table:number-columns-repeated="2"/>
        </table:table-row>
        <table:table-row table:style-name="ro1">
          <table:table-cell office:value-type="float" office:value="11443807" calcext:value-type="float">
            <text:p>11443807</text:p>
          </table:table-cell>
          <table:table-cell table:number-columns-repeated="2" office:value-type="string" calcext:value-type="string">
            <text:p>OFICINA DE TURISME DE CATALUNYA A LLEIDA-AEROPORT ALGUAIRE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 qm. 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125" calcext:value-type="float">
            <text:p>25125</text:p>
          </table:table-cell>
          <table:table-cell office:value-type="string" calcext:value-type="string">
            <text:p>Alguaire</text:p>
          </table:table-cell>
          <table:table-cell office:value-type="float" office:value="250169" calcext:value-type="float">
            <text:p>250169</text:p>
          </table:table-cell>
          <table:table-cell office:value-type="string" calcext:value-type="string">
            <text:p>Segrià</text:p>
          </table:table-cell>
          <table:table-cell office:value-type="float" office:value="973032744" calcext:value-type="float">
            <text:p>9730327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ot.lleida@gencat.cat</text:p>
          </table:table-cell>
          <table:table-cell office:value-type="string" calcext:value-type="string">
            <text:p>http://www.catalunya.com</text:p>
          </table:table-cell>
          <table:table-cell office:value-type="string" calcext:value-type="string">
            <text:p>07/19/2024 07:51:55 AM</text:p>
          </table:table-cell>
          <table:table-cell office:value-type="string" calcext:value-type="string">
            <text:p>Marca_Turistica|TERRES DE LLEIDA</text:p>
          </table:table-cell>
          <table:table-cell/>
        </table:table-row>
        <table:table-row table:style-name="ro1">
          <table:table-cell office:value-type="float" office:value="11444023" calcext:value-type="float">
            <text:p>11444023</text:p>
          </table:table-cell>
          <table:table-cell table:number-columns-repeated="2" office:value-type="string" calcext:value-type="string">
            <text:p>SANTUARI DEL MIRACLE</text:p>
          </table:table-cell>
          <table:table-cell office:value-type="string" calcext:value-type="string">
            <text:p>Turisme|Oficines de Turisme de la Xarxa|Altres Oficines de Turism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iracle</text:p>
          </table:table-cell>
          <table:table-cell table:number-columns-repeated="4"/>
          <table:table-cell office:value-type="string" calcext:value-type="string">
            <text:p><text:s/>Restaurant El Miracle</text:p>
          </table:table-cell>
          <table:table-cell table:number-columns-repeated="2"/>
          <table:table-cell office:value-type="float" office:value="25290" calcext:value-type="float">
            <text:p>25290</text:p>
          </table:table-cell>
          <table:table-cell office:value-type="string" calcext:value-type="string">
            <text:p>Riner</text:p>
          </table:table-cell>
          <table:table-cell office:value-type="float" office:value="251863" calcext:value-type="float">
            <text:p>251863</text:p>
          </table:table-cell>
          <table:table-cell office:value-type="string" calcext:value-type="string">
            <text:p>Solsonès</text:p>
          </table:table-cell>
          <table:table-cell office:value-type="float" office:value="973090916" calcext:value-type="float">
            <text:p>9730909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reserves@elmiracle.cat</text:p>
          </table:table-cell>
          <table:table-cell office:value-type="string" calcext:value-type="string">
            <text:p>http://www.santuarielmiracle.com</text:p>
          </table:table-cell>
          <table:table-cell office:value-type="string" calcext:value-type="string">
            <text:p>07/19/2024 07:51:50 AM</text:p>
          </table:table-cell>
          <table:table-cell office:value-type="string" calcext:value-type="string">
            <text:p>Marca_Turistica|PIRINEUS</text:p>
          </table:table-cell>
          <table:table-cell/>
        </table:table-row>
        <table:table-row table:style-name="ro1">
          <table:table-cell office:value-type="float" office:value="18519688" calcext:value-type="float">
            <text:p>18519688</text:p>
          </table:table-cell>
          <table:table-cell table:number-columns-repeated="2" office:value-type="string" calcext:value-type="string">
            <text:p>Estació d'autobusos de Mollerussa</text:p>
          </table:table-cell>
          <table:table-cell office:value-type="string" calcext:value-type="string">
            <text:p>Mobilitat. Transports|Estacions d'autobuso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Mollerussa - Vila-sana Pk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5230" calcext:value-type="float">
            <text:p>25230</text:p>
          </table:table-cell>
          <table:table-cell office:value-type="string" calcext:value-type="string">
            <text:p>Mollerussa</text:p>
          </table:table-cell>
          <table:table-cell office:value-type="float" office:value="251370" calcext:value-type="float">
            <text:p>251370</text:p>
          </table:table-cell>
          <table:table-cell office:value-type="string" calcext:value-type="string">
            <text:p>Pla d'Urgell</text:p>
          </table:table-cell>
          <table:table-cell table:number-columns-repeated="3"/>
          <table:table-cell office:value-type="float" office:value="324814000" calcext:value-type="float">
            <text:p>324814000</text:p>
          </table:table-cell>
          <table:table-cell office:value-type="float" office:value="4611081000" calcext:value-type="float">
            <text:p>461108100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7/2024 06:00:47 AM</text:p>
          </table:table-cell>
          <table:table-cell/>
          <table:table-cell office:value-type="string" calcext:value-type="string">
            <text:p>POINT (0 0)</text:p>
          </table:table-cell>
        </table:table-row>
        <table:table-row table:style-name="ro1">
          <table:table-cell office:value-type="float" office:value="19621833" calcext:value-type="float">
            <text:p>19621833</text:p>
          </table:table-cell>
          <table:table-cell table:number-columns-repeated="2" office:value-type="string" calcext:value-type="string">
            <text:p>Subdirecció General d'Administració i Suport Acadèmic</text:p>
          </table:table-cell>
          <table:table-cell/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567 50 00</text:p>
          </table:table-cell>
          <table:table-cell/>
          <table:table-cell office:value-type="string" calcext:value-type="string">
            <text:p>93 567 50 30</text:p>
          </table:table-cell>
          <table:table-cell office:value-type="float" office:value="435490454" calcext:value-type="float">
            <text:p>435490454</text:p>
          </table:table-cell>
          <table:table-cell office:value-type="float" office:value="4600550760" calcext:value-type="float">
            <text:p>4600550760</text:p>
          </table:table-cell>
          <table:table-cell office:value-type="string" calcext:value-type="string">
            <text:p>2.226392000</text:p>
          </table:table-cell>
          <table:table-cell office:value-type="string" calcext:value-type="string">
            <text:p>41.553997000</text:p>
          </table:table-cell>
          <table:table-cell office:value-type="string" calcext:value-type="string">
            <text:p>lpuigc@gencat.cat</text:p>
          </table:table-cell>
          <table:table-cell/>
          <table:table-cell office:value-type="string" calcext:value-type="string">
            <text:p>07/19/2024 07:36:48 AM</text:p>
          </table:table-cell>
          <table:table-cell/>
          <table:table-cell office:value-type="string" calcext:value-type="string">
            <text:p>POINT (2.226392 41.553997)</text:p>
          </table:table-cell>
        </table:table-row>
        <table:table-row table:style-name="ro1">
          <table:table-cell office:value-type="float" office:value="24057021" calcext:value-type="float">
            <text:p>24057021</text:p>
          </table:table-cell>
          <table:table-cell table:number-columns-repeated="2" office:value-type="string" calcext:value-type="string">
            <text:p>Subdirecció General d'Estudis Universitaris, Recerca i Innovació</text:p>
          </table:table-cell>
          <table:table-cell/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567 50 00</text:p>
          </table:table-cell>
          <table:table-cell table:number-columns-repeated="2"/>
          <table:table-cell office:value-type="float" office:value="435490454" calcext:value-type="float">
            <text:p>435490454</text:p>
          </table:table-cell>
          <table:table-cell office:value-type="float" office:value="4600550760" calcext:value-type="float">
            <text:p>4600550760</text:p>
          </table:table-cell>
          <table:table-cell office:value-type="string" calcext:value-type="string">
            <text:p>2.226392000</text:p>
          </table:table-cell>
          <table:table-cell office:value-type="string" calcext:value-type="string">
            <text:p>41.553997000</text:p>
          </table:table-cell>
          <table:table-cell table:number-columns-repeated="2"/>
          <table:table-cell office:value-type="string" calcext:value-type="string">
            <text:p>07/19/2024 07:36:22 AM</text:p>
          </table:table-cell>
          <table:table-cell/>
          <table:table-cell office:value-type="string" calcext:value-type="string">
            <text:p>POINT (2.226392 41.553997)</text:p>
          </table:table-cell>
        </table:table-row>
        <table:table-row table:style-name="ro1">
          <table:table-cell office:value-type="float" office:value="24592961" calcext:value-type="float">
            <text:p>24592961</text:p>
          </table:table-cell>
          <table:table-cell table:number-columns-repeated="2" office:value-type="string" calcext:value-type="string">
            <text:p>VERGE DE SALGAR (CASA DE SALGAR)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lgar s/n</text:p>
          </table:table-cell>
          <table:table-cell table:number-columns-repeated="4"/>
          <table:table-cell office:value-type="string" calcext:value-type="string">
            <text:p><text:s/>Foradada</text:p>
          </table:table-cell>
          <table:table-cell table:number-columns-repeated="2"/>
          <table:table-cell office:value-type="float" office:value="25737" calcext:value-type="float">
            <text:p>25737</text:p>
          </table:table-cell>
          <table:table-cell office:value-type="string" calcext:value-type="string">
            <text:p>Foradada</text:p>
          </table:table-cell>
          <table:table-cell office:value-type="float" office:value="250946" calcext:value-type="float">
            <text:p>250946</text:p>
          </table:table-cell>
          <table:table-cell office:value-type="string" calcext:value-type="string">
            <text:p>Noguera</text:p>
          </table:table-cell>
          <table:table-cell office:value-type="float" office:value="973400853" calcext:value-type="float">
            <text:p>973400853</text:p>
          </table:table-cell>
          <table:table-cell table:number-columns-repeated="2"/>
          <table:table-cell office:value-type="float" office:value="335553000" calcext:value-type="float">
            <text:p>335553000</text:p>
          </table:table-cell>
          <table:table-cell office:value-type="float" office:value="4639624000" calcext:value-type="float">
            <text:p>4639624000</text:p>
          </table:table-cell>
          <table:table-cell office:value-type="string" calcext:value-type="string">
            <text:p>1.017756675</text:p>
          </table:table-cell>
          <table:table-cell office:value-type="string" calcext:value-type="string">
            <text:p>41.891450005</text:p>
          </table:table-cell>
          <table:table-cell table:number-columns-repeated="2"/>
          <table:table-cell office:value-type="string" calcext:value-type="string">
            <text:p>07/19/2024 07:33:52 AM</text:p>
          </table:table-cell>
          <table:table-cell office:value-type="string" calcext:value-type="string">
            <text:p>Enlla�|&lt;a href=" http://equipaments.esport.gencat.cat/ceeree/equipaments/13349" target="_blank"&gt;Cens d�equipaments esportius de Catalunya&lt;/a&gt;|Espais|1 Piscina a l'aire lliure</text:p>
          </table:table-cell>
          <table:table-cell office:value-type="string" calcext:value-type="string">
            <text:p>POINT (1.0177567 41.89145)</text:p>
          </table:table-cell>
        </table:table-row>
        <table:table-row table:style-name="ro1">
          <table:table-cell office:value-type="float" office:value="24593374" calcext:value-type="float">
            <text:p>24593374</text:p>
          </table:table-cell>
          <table:table-cell table:number-columns-repeated="2" office:value-type="string" calcext:value-type="string">
            <text:p>POLIESPORTIU MUNICIPAL</text:p>
          </table:table-cell>
          <table:table-cell office:value-type="string" calcext:value-type="string">
            <text:p>Esports. Lleure|Instal·lacions esportives|Pista|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Pons</text:p>
          </table:table-cell>
          <table:table-cell table:number-columns-repeated="4"/>
          <table:table-cell office:value-type="string" calcext:value-type="string">
            <text:p><text:s/>km 51</text:p>
          </table:table-cell>
          <table:table-cell table:number-columns-repeated="2"/>
          <table:table-cell office:value-type="float" office:value="8289" calcext:value-type="float">
            <text:p>8289</text:p>
          </table:table-cell>
          <table:table-cell office:value-type="string" calcext:value-type="string">
            <text:p>Copons</text:p>
          </table:table-cell>
          <table:table-cell office:value-type="float" office:value="80713" calcext:value-type="float">
            <text:p>80713</text:p>
          </table:table-cell>
          <table:table-cell office:value-type="string" calcext:value-type="string">
            <text:p>Anoia</text:p>
          </table:table-cell>
          <table:table-cell office:value-type="float" office:value="938090000" calcext:value-type="float">
            <text:p>938090000</text:p>
          </table:table-cell>
          <table:table-cell table:number-columns-repeated="2"/>
          <table:table-cell office:value-type="float" office:value="376689000" calcext:value-type="float">
            <text:p>376689000</text:p>
          </table:table-cell>
          <table:table-cell office:value-type="float" office:value="4610436000" calcext:value-type="float">
            <text:p>4610436000</text:p>
          </table:table-cell>
          <table:table-cell office:value-type="string" calcext:value-type="string">
            <text:p>1.519477841</text:p>
          </table:table-cell>
          <table:table-cell office:value-type="string" calcext:value-type="string">
            <text:p>41.636129382</text:p>
          </table:table-cell>
          <table:table-cell table:number-columns-repeated="2"/>
          <table:table-cell office:value-type="string" calcext:value-type="string">
            <text:p>07/19/2024 07:33:42 AM</text:p>
          </table:table-cell>
          <table:table-cell office:value-type="string" calcext:value-type="string">
            <text:p>Enlla�|&lt;a href=" http://equipaments.esport.gencat.cat/ceeree/equipaments/17715" target="_blank"&gt;Cens d�equipaments esportius de Catalunya&lt;/a&gt;|Espais|2 Piscina a l'aire lliure&lt;br/&gt;1 Pistes poliesportives a l'aire lliure&lt;br/&gt;1 Zones d'activitat a l'entorn urbà</text:p>
          </table:table-cell>
          <table:table-cell office:value-type="string" calcext:value-type="string">
            <text:p>POINT (1.5194778 41.63613)</text:p>
          </table:table-cell>
        </table:table-row>
        <table:table-row table:style-name="ro1">
          <table:table-cell office:value-type="float" office:value="24593380" calcext:value-type="float">
            <text:p>24593380</text:p>
          </table:table-cell>
          <table:table-cell table:number-columns-repeated="2" office:value-type="string" calcext:value-type="string">
            <text:p>POLIESPORTIU MUNICIPAL</text:p>
          </table:table-cell>
          <table:table-cell office:value-type="string" calcext:value-type="string">
            <text:p>Esports. Lleure|Instal·lacions esportives|Pista|Esports. Lleure|Instal·lacions esportives|Sala|Esports. Lleure|Instal·lacions esportives|Frontó|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nt Guim (BV-1001)</text:p>
          </table:table-cell>
          <table:table-cell table:number-columns-repeated="4"/>
          <table:table-cell office:value-type="string" calcext:value-type="string">
            <text:p><text:s/>km 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282" calcext:value-type="float">
            <text:p>8282</text:p>
          </table:table-cell>
          <table:table-cell office:value-type="string" calcext:value-type="string">
            <text:p>Sant Martí Sesgueioles</text:p>
          </table:table-cell>
          <table:table-cell office:value-type="float" office:value="82286" calcext:value-type="float">
            <text:p>82286</text:p>
          </table:table-cell>
          <table:table-cell office:value-type="string" calcext:value-type="string">
            <text:p>Anoia</text:p>
          </table:table-cell>
          <table:table-cell office:value-type="float" office:value="938681122" calcext:value-type="float">
            <text:p>938681122</text:p>
          </table:table-cell>
          <table:table-cell table:number-columns-repeated="2"/>
          <table:table-cell office:value-type="float" office:value="374629000" calcext:value-type="float">
            <text:p>374629000</text:p>
          </table:table-cell>
          <table:table-cell office:value-type="float" office:value="4617884000" calcext:value-type="float">
            <text:p>4617884000</text:p>
          </table:table-cell>
          <table:table-cell office:value-type="string" calcext:value-type="string">
            <text:p>1.493189446</text:p>
          </table:table-cell>
          <table:table-cell office:value-type="string" calcext:value-type="string">
            <text:p>41.702870522</text:p>
          </table:table-cell>
          <table:table-cell/>
          <table:table-cell office:value-type="string" calcext:value-type="string">
            <text:p>http://www.sesgueioles.cat</text:p>
          </table:table-cell>
          <table:table-cell office:value-type="string" calcext:value-type="string">
            <text:p>07/19/2024 07:33:42 AM</text:p>
          </table:table-cell>
          <table:table-cell office:value-type="string" calcext:value-type="string">
            <text:p>Enlla�|&lt;a href=" http://equipaments.esport.gencat.cat/ceeree/equipaments/17732" target="_blank"&gt;Cens d�equipaments esportius de Catalunya&lt;/a&gt;|Espais|1 Frontons i frontennis&lt;br/&gt;2 Piscina a l'aire lliure&lt;br/&gt;1 Pistes poliesportives a l'aire lliure&lt;br/&gt;1 Sales d'activitats i especialitzades</text:p>
          </table:table-cell>
          <table:table-cell office:value-type="string" calcext:value-type="string">
            <text:p>POINT (1.4931895 41.70287)</text:p>
          </table:table-cell>
        </table:table-row>
        <table:table-row table:style-name="ro1">
          <table:table-cell office:value-type="float" office:value="24593467" calcext:value-type="float">
            <text:p>24593467</text:p>
          </table:table-cell>
          <table:table-cell table:number-columns-repeated="2" office:value-type="string" calcext:value-type="string">
            <text:p>FRANCIAC GOLF</text:p>
          </table:table-cell>
          <table:table-cell office:value-type="string" calcext:value-type="string">
            <text:p>Esports. Lleure|Instal·lacions esportives|Camps de golf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Hilari</text:p>
          </table:table-cell>
          <table:table-cell table:number-columns-repeated="3"/>
          <table:table-cell office:value-type="string" calcext:value-type="string">
            <text:p><text:s/>43 - <text:s/>N-II Km. 743</text:p>
          </table:table-cell>
          <table:table-cell table:number-columns-repeated="2"/>
          <table:table-cell office:value-type="float" office:value="17455" calcext:value-type="float">
            <text:p>17455</text:p>
          </table:table-cell>
          <table:table-cell office:value-type="string" calcext:value-type="string">
            <text:p>Caldes de Malavella</text:p>
          </table:table-cell>
          <table:table-cell office:value-type="float" office:value="170335" calcext:value-type="float">
            <text:p>170335</text:p>
          </table:table-cell>
          <table:table-cell office:value-type="string" calcext:value-type="string">
            <text:p>Selva</text:p>
          </table:table-cell>
          <table:table-cell office:value-type="float" office:value="972471028" calcext:value-type="float">
            <text:p>972471028</text:p>
          </table:table-cell>
          <table:table-cell table:number-columns-repeated="2"/>
          <table:table-cell office:value-type="float" office:value="481159000" calcext:value-type="float">
            <text:p>481159000</text:p>
          </table:table-cell>
          <table:table-cell office:value-type="float" office:value="4635630000" calcext:value-type="float">
            <text:p>4635630000</text:p>
          </table:table-cell>
          <table:table-cell office:value-type="string" calcext:value-type="string">
            <text:p>2.772953329</text:p>
          </table:table-cell>
          <table:table-cell office:value-type="string" calcext:value-type="string">
            <text:p>41.872363808</text:p>
          </table:table-cell>
          <table:table-cell/>
          <table:table-cell office:value-type="string" calcext:value-type="string">
            <text:p>http://www.golffranciac.com</text:p>
          </table:table-cell>
          <table:table-cell office:value-type="string" calcext:value-type="string">
            <text:p>07/19/2024 07:33:28 AM</text:p>
          </table:table-cell>
          <table:table-cell office:value-type="string" calcext:value-type="string">
            <text:p>Enlla�|&lt;a href=" http://equipaments.esport.gencat.cat/ceeree/equipaments/18414" target="_blank"&gt;Cens d�equipaments esportius de Catalunya&lt;/a&gt;|Espais|2 Espais de golf i pitch &amp; putt</text:p>
          </table:table-cell>
          <table:table-cell office:value-type="string" calcext:value-type="string">
            <text:p>POINT (2.7729533 41.872364)</text:p>
          </table:table-cell>
        </table:table-row>
        <table:table-row table:style-name="ro1">
          <table:table-cell office:value-type="float" office:value="24593629" calcext:value-type="float">
            <text:p>24593629</text:p>
          </table:table-cell>
          <table:table-cell table:number-columns-repeated="2" office:value-type="string" calcext:value-type="string">
            <text:p>CLUB NÀUTIC VIC-SAU</text:p>
          </table:table-cell>
          <table:table-cell office:value-type="string" calcext:value-type="string">
            <text:p>Esports. Lleure|Instal·lacions esportives|Pista|Esports. Lleure|Instal·lacions esportives|Pista de petanca|Esports. Lleure|Instal·lacions esportives|Altres espais singulars|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Girona</text:p>
          </table:table-cell>
          <table:table-cell table:number-columns-repeated="4"/>
          <table:table-cell office:value-type="string" calcext:value-type="string">
            <text:p><text:s/>Km 9</text:p>
          </table:table-cell>
          <table:table-cell table:number-columns-repeated="2"/>
          <table:table-cell office:value-type="float" office:value="8519" calcext:value-type="float">
            <text:p>8519</text:p>
          </table:table-cell>
          <table:table-cell office:value-type="string" calcext:value-type="string">
            <text:p>Vilanova de Sau</text:p>
          </table:table-cell>
          <table:table-cell office:value-type="float" office:value="83036" calcext:value-type="float">
            <text:p>83036</text:p>
          </table:table-cell>
          <table:table-cell office:value-type="string" calcext:value-type="string">
            <text:p>Osona</text:p>
          </table:table-cell>
          <table:table-cell office:value-type="float" office:value="938869237" calcext:value-type="float">
            <text:p>938869237</text:p>
          </table:table-cell>
          <table:table-cell table:number-columns-repeated="2"/>
          <table:table-cell office:value-type="float" office:value="450191000" calcext:value-type="float">
            <text:p>450191000</text:p>
          </table:table-cell>
          <table:table-cell office:value-type="float" office:value="4647305000" calcext:value-type="float">
            <text:p>4647305000</text:p>
          </table:table-cell>
          <table:table-cell office:value-type="string" calcext:value-type="string">
            <text:p>2.398795483</text:p>
          </table:table-cell>
          <table:table-cell office:value-type="string" calcext:value-type="string">
            <text:p>41.976168249</text:p>
          </table:table-cell>
          <table:table-cell/>
          <table:table-cell office:value-type="string" calcext:value-type="string">
            <text:p>http://www.vicsau.com</text:p>
          </table:table-cell>
          <table:table-cell office:value-type="string" calcext:value-type="string">
            <text:p>07/19/2024 07:33:24 AM</text:p>
          </table:table-cell>
          <table:table-cell office:value-type="string" calcext:value-type="string">
            <text:p>Enlla�|&lt;a href=" http://equipaments.esport.gencat.cat/ceeree/equipaments/18807" target="_blank"&gt;Cens d�equipaments esportius de Catalunya&lt;/a&gt;|Espais|2 Zones d'activitat a l'entorn natural &lt;br/&gt;2 Piscina a l'aire lliure&lt;br/&gt;1 Espais de petanca i bitlles&lt;br/&gt;1 Pistes poliesportives a l'aire lliure&lt;br/&gt;1 Altres espais singulars</text:p>
          </table:table-cell>
          <table:table-cell office:value-type="string" calcext:value-type="string">
            <text:p>POINT (2.3987954 41.97617)</text:p>
          </table:table-cell>
        </table:table-row>
        <table:table-row table:style-name="ro1">
          <table:table-cell office:value-type="float" office:value="24593633" calcext:value-type="float">
            <text:p>24593633</text:p>
          </table:table-cell>
          <table:table-cell table:number-columns-repeated="2" office:value-type="string" calcext:value-type="string">
            <text:p>FUTBOL ATLÉTICO LA CABRA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Manlleu</text:p>
          </table:table-cell>
          <table:table-cell table:number-columns-repeated="3"/>
          <table:table-cell office:value-type="string" calcext:value-type="string">
            <text:p><text:s/>Km. 3</text:p>
          </table:table-cell>
          <table:table-cell table:number-columns-repeated="2"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39072000" calcext:value-type="float">
            <text:p>439072000</text:p>
          </table:table-cell>
          <table:table-cell office:value-type="float" office:value="4645867000" calcext:value-type="float">
            <text:p>4645867000</text:p>
          </table:table-cell>
          <table:table-cell office:value-type="string" calcext:value-type="string">
            <text:p>2.264745596</text:p>
          </table:table-cell>
          <table:table-cell office:value-type="string" calcext:value-type="string">
            <text:p>41.962436427</text:p>
          </table:table-cell>
          <table:table-cell table:number-columns-repeated="2"/>
          <table:table-cell office:value-type="string" calcext:value-type="string">
            <text:p>07/19/2024 07:33:24 AM</text:p>
          </table:table-cell>
          <table:table-cell office:value-type="string" calcext:value-type="string">
            <text:p>Enlla�|&lt;a href=" http://equipaments.esport.gencat.cat/ceeree/equipaments/18814" target="_blank"&gt;Cens d�equipaments esportius de Catalunya&lt;/a&gt;|Espais|1 Camps poliespotius i especialitzats</text:p>
          </table:table-cell>
          <table:table-cell office:value-type="string" calcext:value-type="string">
            <text:p>POINT (2.2647457 41.962437)</text:p>
          </table:table-cell>
        </table:table-row>
        <table:table-row table:style-name="ro1">
          <table:table-cell office:value-type="float" office:value="24593644" calcext:value-type="float">
            <text:p>24593644</text:p>
          </table:table-cell>
          <table:table-cell table:number-columns-repeated="2" office:value-type="string" calcext:value-type="string">
            <text:p>PAVELLÓ MUNICIPAL</text:p>
          </table:table-cell>
          <table:table-cell office:value-type="string" calcext:value-type="string">
            <text:p>Esports. Lleure|Instal·lacions esportives|Pista|Esports. Lleure|Instal·lacions esportives|Pavelló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Bartomeu</text:p>
          </table:table-cell>
          <table:table-cell table:number-columns-repeated="3"/>
          <table:table-cell office:value-type="string" calcext:value-type="string">
            <text:p><text:s/>Km. 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61710" calcext:value-type="float">
            <text:p>938861710</text:p>
          </table:table-cell>
          <table:table-cell table:number-columns-repeated="2"/>
          <table:table-cell office:value-type="float" office:value="436583000" calcext:value-type="float">
            <text:p>436583000</text:p>
          </table:table-cell>
          <table:table-cell office:value-type="float" office:value="4645135000" calcext:value-type="float">
            <text:p>4645135000</text:p>
          </table:table-cell>
          <table:table-cell office:value-type="string" calcext:value-type="string">
            <text:p>2.234790766</text:p>
          </table:table-cell>
          <table:table-cell office:value-type="string" calcext:value-type="string">
            <text:p>41.955647811</text:p>
          </table:table-cell>
          <table:table-cell table:number-columns-repeated="2"/>
          <table:table-cell office:value-type="string" calcext:value-type="string">
            <text:p>07/19/2024 07:33:24 AM</text:p>
          </table:table-cell>
          <table:table-cell office:value-type="string" calcext:value-type="string">
            <text:p>Enlla�|&lt;a href=" http://equipaments.esport.gencat.cat/ceeree/equipaments/18817" target="_blank"&gt;Cens d�equipaments esportius de Catalunya&lt;/a&gt;|Espais|1 Pavelló&lt;br/&gt;1 Pistes poliesportives a l'aire lliure</text:p>
          </table:table-cell>
          <table:table-cell office:value-type="string" calcext:value-type="string">
            <text:p>POINT (2.2347908 41.955647)</text:p>
          </table:table-cell>
        </table:table-row>
        <table:table-row table:style-name="ro1">
          <table:table-cell office:value-type="float" office:value="24593662" calcext:value-type="float">
            <text:p>24593662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Camp|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z</text:p>
          </table:table-cell>
          <table:table-cell table:number-columns-repeated="4"/>
          <table:table-cell office:value-type="string" calcext:value-type="string">
            <text:p><text:s/>s/n. Zona esportiva el Despujol</text:p>
          </table:table-cell>
          <table:table-cell table:number-columns-repeated="2"/>
          <table:table-cell office:value-type="float" office:value="8509" calcext:value-type="float">
            <text:p>8509</text:p>
          </table:table-cell>
          <table:table-cell office:value-type="string" calcext:value-type="string">
            <text:p>Masies de Voltregà, les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Osona</text:p>
          </table:table-cell>
          <table:table-cell office:value-type="float" office:value="938502702" calcext:value-type="float">
            <text:p>938502702</text:p>
          </table:table-cell>
          <table:table-cell table:number-columns-repeated="2"/>
          <table:table-cell office:value-type="float" office:value="437570000" calcext:value-type="float">
            <text:p>437570000</text:p>
          </table:table-cell>
          <table:table-cell office:value-type="float" office:value="4651955000" calcext:value-type="float">
            <text:p>4651955000</text:p>
          </table:table-cell>
          <table:table-cell office:value-type="string" calcext:value-type="string">
            <text:p>2.245974763</text:p>
          </table:table-cell>
          <table:table-cell office:value-type="string" calcext:value-type="string">
            <text:p>42.017146860</text:p>
          </table:table-cell>
          <table:table-cell table:number-columns-repeated="2"/>
          <table:table-cell office:value-type="string" calcext:value-type="string">
            <text:p>07/19/2024 07:33:23 AM</text:p>
          </table:table-cell>
          <table:table-cell office:value-type="string" calcext:value-type="string">
            <text:p>Enlla�|&lt;a href=" http://equipaments.esport.gencat.cat/ceeree/equipaments/18889" target="_blank"&gt;Cens d�equipaments esportius de Catalunya&lt;/a&gt;|Espais|1 Camps poliespotius i especialitzats&lt;br/&gt;1 Itineraris&lt;br/&gt;2 Piscina a l'aire lliure&lt;br/&gt;2 Zones d'activitat a l'entorn urbà</text:p>
          </table:table-cell>
          <table:table-cell office:value-type="string" calcext:value-type="string">
            <text:p>POINT (2.2459748 42.017147)</text:p>
          </table:table-cell>
        </table:table-row>
        <table:table-row table:style-name="ro1">
          <table:table-cell office:value-type="float" office:value="24593735" calcext:value-type="float">
            <text:p>24593735</text:p>
          </table:table-cell>
          <table:table-cell table:number-columns-repeated="2" office:value-type="string" calcext:value-type="string">
            <text:p>CAMP DE FUTBOL SANT MARTÍ SESCORTS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53</text:p>
          </table:table-cell>
          <table:table-cell table:number-columns-repeated="4"/>
          <table:table-cell office:value-type="string" calcext:value-type="string">
            <text:p><text:s/>Km.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11" calcext:value-type="float">
            <text:p>8511</text:p>
          </table:table-cell>
          <table:table-cell office:value-type="string" calcext:value-type="string">
            <text:p>Esquirol, l'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4902000" calcext:value-type="float">
            <text:p>444902000</text:p>
          </table:table-cell>
          <table:table-cell office:value-type="float" office:value="4650816000" calcext:value-type="float">
            <text:p>4650816000</text:p>
          </table:table-cell>
          <table:table-cell office:value-type="string" calcext:value-type="string">
            <text:p>2.334630917</text:p>
          </table:table-cell>
          <table:table-cell office:value-type="string" calcext:value-type="string">
            <text:p>42.007436521</text:p>
          </table:table-cell>
          <table:table-cell table:number-columns-repeated="2"/>
          <table:table-cell office:value-type="string" calcext:value-type="string">
            <text:p>07/19/2024 07:33:21 AM</text:p>
          </table:table-cell>
          <table:table-cell office:value-type="string" calcext:value-type="string">
            <text:p>Enlla�|&lt;a href=" http://equipaments.esport.gencat.cat/ceeree/equipaments/18984" target="_blank"&gt;Cens d�equipaments esportius de Catalunya&lt;/a&gt;|Espais|1 Camps poliespotius i especialitzats</text:p>
          </table:table-cell>
          <table:table-cell office:value-type="string" calcext:value-type="string">
            <text:p>POINT (2.334631 42.007435)</text:p>
          </table:table-cell>
        </table:table-row>
        <table:table-row table:style-name="ro1">
          <table:table-cell office:value-type="float" office:value="24593759" calcext:value-type="float">
            <text:p>24593759</text:p>
          </table:table-cell>
          <table:table-cell table:number-columns-repeated="2" office:value-type="string" calcext:value-type="string">
            <text:p>PAVELLÓ MUNICIPAL</text:p>
          </table:table-cell>
          <table:table-cell office:value-type="string" calcext:value-type="string">
            <text:p>Esports. Lleure|Instal·lacions esportives|Pavelló|Esports. Lleure|Instal·lacions esportives|Pista de tenni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<text:s text:c="2"/>Ciuret</text:p>
          </table:table-cell>
          <table:table-cell table:number-columns-repeated="3"/>
          <table:table-cell office:value-type="string" calcext:value-type="string">
            <text:p><text:s/>s/n (Zona Esportiva)</text:p>
          </table:table-cell>
          <table:table-cell table:number-columns-repeated="2"/>
          <table:table-cell office:value-type="float" office:value="17515" calcext:value-type="float">
            <text:p>17515</text:p>
          </table:table-cell>
          <table:table-cell office:value-type="string" calcext:value-type="string">
            <text:p>Vidrà</text:p>
          </table:table-cell>
          <table:table-cell office:value-type="float" office:value="172121" calcext:value-type="float">
            <text:p>172121</text:p>
          </table:table-cell>
          <table:table-cell office:value-type="string" calcext:value-type="string">
            <text:p>Osona</text:p>
          </table:table-cell>
          <table:table-cell table:number-columns-repeated="3"/>
          <table:table-cell office:value-type="float" office:value="443158000" calcext:value-type="float">
            <text:p>443158000</text:p>
          </table:table-cell>
          <table:table-cell office:value-type="float" office:value="4663796000" calcext:value-type="float">
            <text:p>4663796000</text:p>
          </table:table-cell>
          <table:table-cell office:value-type="string" calcext:value-type="string">
            <text:p>2.312311187</text:p>
          </table:table-cell>
          <table:table-cell office:value-type="string" calcext:value-type="string">
            <text:p>42.124209298</text:p>
          </table:table-cell>
          <table:table-cell table:number-columns-repeated="2"/>
          <table:table-cell office:value-type="string" calcext:value-type="string">
            <text:p>07/19/2024 07:33:21 AM</text:p>
          </table:table-cell>
          <table:table-cell office:value-type="string" calcext:value-type="string">
            <text:p>Enlla�|&lt;a href=" http://equipaments.esport.gencat.cat/ceeree/equipaments/19017" target="_blank"&gt;Cens d�equipaments esportius de Catalunya&lt;/a&gt;|Espais|1 Pavelló&lt;br/&gt;2 Pistes de tennis i mini tennis</text:p>
          </table:table-cell>
          <table:table-cell office:value-type="string" calcext:value-type="string">
            <text:p>POINT (2.3123112 42.12421)</text:p>
          </table:table-cell>
        </table:table-row>
        <table:table-row table:style-name="ro1">
          <table:table-cell office:value-type="float" office:value="24593769" calcext:value-type="float">
            <text:p>24593769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Sant Bartomeu</text:p>
          </table:table-cell>
          <table:table-cell table:number-columns-repeated="3"/>
          <table:table-cell office:value-type="string" calcext:value-type="string">
            <text:p><text:s/>Km. 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91273" calcext:value-type="float">
            <text:p>938891273</text:p>
          </table:table-cell>
          <table:table-cell table:number-columns-repeated="2"/>
          <table:table-cell office:value-type="float" office:value="436587000" calcext:value-type="float">
            <text:p>436587000</text:p>
          </table:table-cell>
          <table:table-cell office:value-type="float" office:value="4645075000" calcext:value-type="float">
            <text:p>4645075000</text:p>
          </table:table-cell>
          <table:table-cell office:value-type="string" calcext:value-type="string">
            <text:p>2.234845491</text:p>
          </table:table-cell>
          <table:table-cell office:value-type="string" calcext:value-type="string">
            <text:p>41.955107777</text:p>
          </table:table-cell>
          <table:table-cell table:number-columns-repeated="2"/>
          <table:table-cell office:value-type="string" calcext:value-type="string">
            <text:p>07/19/2024 07:33:21 AM</text:p>
          </table:table-cell>
          <table:table-cell office:value-type="string" calcext:value-type="string">
            <text:p>Enlla�|&lt;a href=" http://equipaments.esport.gencat.cat/ceeree/equipaments/19037" target="_blank"&gt;Cens d�equipaments esportius de Catalunya&lt;/a&gt;|Espais|1 Camps poliespotius i especialitzats</text:p>
          </table:table-cell>
          <table:table-cell office:value-type="string" calcext:value-type="string">
            <text:p>POINT (2.2348454 41.95511)</text:p>
          </table:table-cell>
        </table:table-row>
        <table:table-row table:style-name="ro1">
          <table:table-cell office:value-type="float" office:value="24594181" calcext:value-type="float">
            <text:p>24594181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60</text:p>
          </table:table-cell>
          <table:table-cell table:number-columns-repeated="3"/>
          <table:table-cell office:value-type="string" calcext:value-type="string">
            <text:p><text:s/>Km. 111</text:p>
          </table:table-cell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string" calcext:value-type="string">
            <text:p>Campdevànol</text:p>
          </table:table-cell>
          <table:table-cell office:value-type="float" office:value="170366" calcext:value-type="float">
            <text:p>170366</text:p>
          </table:table-cell>
          <table:table-cell office:value-type="string" calcext:value-type="string">
            <text:p>Ripollès</text:p>
          </table:table-cell>
          <table:table-cell table:number-columns-repeated="3"/>
          <table:table-cell office:value-type="float" office:value="431479000" calcext:value-type="float">
            <text:p>431479000</text:p>
          </table:table-cell>
          <table:table-cell office:value-type="float" office:value="4675560000" calcext:value-type="float">
            <text:p>4675560000</text:p>
          </table:table-cell>
          <table:table-cell office:value-type="string" calcext:value-type="string">
            <text:p>2.169643997</text:p>
          </table:table-cell>
          <table:table-cell office:value-type="string" calcext:value-type="string">
            <text:p>42.229215584</text:p>
          </table:table-cell>
          <table:table-cell table:number-columns-repeated="2"/>
          <table:table-cell office:value-type="string" calcext:value-type="string">
            <text:p>07/19/2024 07:32:35 AM</text:p>
          </table:table-cell>
          <table:table-cell office:value-type="string" calcext:value-type="string">
            <text:p>Enlla�|&lt;a href=" http://equipaments.esport.gencat.cat/ceeree/equipaments/23296" target="_blank"&gt;Cens d�equipaments esportius de Catalunya&lt;/a&gt;|Espais|1 Camps poliespotius i especialitzats</text:p>
          </table:table-cell>
          <table:table-cell office:value-type="string" calcext:value-type="string">
            <text:p>POINT (2.1696439 42.229214)</text:p>
          </table:table-cell>
        </table:table-row>
        <table:table-row table:style-name="ro1">
          <table:table-cell office:value-type="float" office:value="24594182" calcext:value-type="float">
            <text:p>24594182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PAVELLÓ MUNICIPAL D'ESPORTS MERCÈ GUIX</text:p>
          </table:table-cell>
          <table:table-cell office:value-type="string" calcext:value-type="string">
            <text:p>Esports. Lleure|Instal·lacions esportives|Sala|Esports. Lleure|Instal·lacions esportives|Pavelló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60</text:p>
          </table:table-cell>
          <table:table-cell table:number-columns-repeated="3"/>
          <table:table-cell office:value-type="string" calcext:value-type="string">
            <text:p><text:s/>Km. 111</text:p>
          </table:table-cell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string" calcext:value-type="string">
            <text:p>Campdevànol</text:p>
          </table:table-cell>
          <table:table-cell office:value-type="float" office:value="170366" calcext:value-type="float">
            <text:p>170366</text:p>
          </table:table-cell>
          <table:table-cell office:value-type="string" calcext:value-type="string">
            <text:p>Ripollès</text:p>
          </table:table-cell>
          <table:table-cell table:number-columns-repeated="3"/>
          <table:table-cell office:value-type="float" office:value="431460000" calcext:value-type="float">
            <text:p>431460000</text:p>
          </table:table-cell>
          <table:table-cell office:value-type="float" office:value="4675595000" calcext:value-type="float">
            <text:p>4675595000</text:p>
          </table:table-cell>
          <table:table-cell office:value-type="string" calcext:value-type="string">
            <text:p>2.169409641</text:p>
          </table:table-cell>
          <table:table-cell office:value-type="string" calcext:value-type="string">
            <text:p>42.229529105</text:p>
          </table:table-cell>
          <table:table-cell table:number-columns-repeated="2"/>
          <table:table-cell office:value-type="string" calcext:value-type="string">
            <text:p>07/19/2024 07:32:35 AM</text:p>
          </table:table-cell>
          <table:table-cell office:value-type="string" calcext:value-type="string">
            <text:p>Enlla�|&lt;a href=" http://equipaments.esport.gencat.cat/ceeree/equipaments/23297" target="_blank"&gt;Cens d�equipaments esportius de Catalunya&lt;/a&gt;|Espais|1 Pavelló&lt;br/&gt;1 Sales d'activitats i especialitzades</text:p>
          </table:table-cell>
          <table:table-cell office:value-type="string" calcext:value-type="string">
            <text:p>POINT (2.1694098 42.22953)</text:p>
          </table:table-cell>
        </table:table-row>
        <table:table-row table:style-name="ro1">
          <table:table-cell office:value-type="float" office:value="24594183" calcext:value-type="float">
            <text:p>24594183</text:p>
          </table:table-cell>
          <table:table-cell office:value-type="string" calcext:value-type="string">
            <text:p>Zona esportiva municipal</text:p>
          </table:table-cell>
          <table:table-cell office:value-type="string" calcext:value-type="string">
            <text:p>CLUB TENNIS CAMPDEVÀNOL</text:p>
          </table:table-cell>
          <table:table-cell office:value-type="string" calcext:value-type="string">
            <text:p>Esports. Lleure|Instal·lacions esportives|Pista de pàdel|Esports. Lleure|Instal·lacions esportives|Pista de tenni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260</text:p>
          </table:table-cell>
          <table:table-cell table:number-columns-repeated="3"/>
          <table:table-cell office:value-type="string" calcext:value-type="string">
            <text:p><text:s/>km. 111</text:p>
          </table:table-cell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string" calcext:value-type="string">
            <text:p>Campdevànol</text:p>
          </table:table-cell>
          <table:table-cell office:value-type="float" office:value="170366" calcext:value-type="float">
            <text:p>170366</text:p>
          </table:table-cell>
          <table:table-cell office:value-type="string" calcext:value-type="string">
            <text:p>Ripollès</text:p>
          </table:table-cell>
          <table:table-cell office:value-type="float" office:value="972712709" calcext:value-type="float">
            <text:p>972712709</text:p>
          </table:table-cell>
          <table:table-cell table:number-columns-repeated="2"/>
          <table:table-cell office:value-type="float" office:value="431460000" calcext:value-type="float">
            <text:p>431460000</text:p>
          </table:table-cell>
          <table:table-cell office:value-type="float" office:value="4675630000" calcext:value-type="float">
            <text:p>4675630000</text:p>
          </table:table-cell>
          <table:table-cell office:value-type="string" calcext:value-type="string">
            <text:p>2.169405508</text:p>
          </table:table-cell>
          <table:table-cell office:value-type="string" calcext:value-type="string">
            <text:p>42.229844293</text:p>
          </table:table-cell>
          <table:table-cell/>
          <table:table-cell office:value-type="string" calcext:value-type="string">
            <text:p>http://www.ctcampdevanol.com</text:p>
          </table:table-cell>
          <table:table-cell office:value-type="string" calcext:value-type="string">
            <text:p>07/19/2024 07:32:35 AM</text:p>
          </table:table-cell>
          <table:table-cell office:value-type="string" calcext:value-type="string">
            <text:p>Enlla�|&lt;a href=" http://equipaments.esport.gencat.cat/ceeree/equipaments/23298" target="_blank"&gt;Cens d�equipaments esportius de Catalunya&lt;/a&gt;|Espais|3 Pistes de pàdel&lt;br/&gt;2 Pistes de tennis i mini tennis</text:p>
          </table:table-cell>
          <table:table-cell office:value-type="string" calcext:value-type="string">
            <text:p>POINT (2.1694055 42.229843)</text:p>
          </table:table-cell>
        </table:table-row>
        <table:table-row table:style-name="ro1">
          <table:table-cell office:value-type="float" office:value="24594242" calcext:value-type="float">
            <text:p>24594242</text:p>
          </table:table-cell>
          <table:table-cell table:number-columns-repeated="2" office:value-type="string" calcext:value-type="string">
            <text:p>INSTITUT DE SEGURETAT PÚBLICA DE CATALUNYA</text:p>
          </table:table-cell>
          <table:table-cell office:value-type="string" calcext:value-type="string">
            <text:p>Esports. Lleure|Instal·lacions esportives|Pista|Esports. Lleure|Instal·lacions esportives|Camps d'atletisme|Esports. Lleure|Instal·lacions esportives|Sala|Esports. Lleure|Instal·lacions esportives|Pavelló|Esports. Lleure|Instal·lacions esportives|Camp|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. 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float" office:value="935675000" calcext:value-type="float">
            <text:p>935675000</text:p>
          </table:table-cell>
          <table:table-cell table:number-columns-repeated="2"/>
          <table:table-cell office:value-type="float" office:value="435166000" calcext:value-type="float">
            <text:p>435166000</text:p>
          </table:table-cell>
          <table:table-cell office:value-type="float" office:value="4600216000" calcext:value-type="float">
            <text:p>4600216000</text:p>
          </table:table-cell>
          <table:table-cell office:value-type="string" calcext:value-type="string">
            <text:p>2.222591466</text:p>
          </table:table-cell>
          <table:table-cell office:value-type="string" calcext:value-type="string">
            <text:p>41.550982192</text:p>
          </table:table-cell>
          <table:table-cell/>
          <table:table-cell office:value-type="string" calcext:value-type="string">
            <text:p>https://ispcenxarxa.gencat.cat/</text:p>
          </table:table-cell>
          <table:table-cell office:value-type="string" calcext:value-type="string">
            <text:p>07/19/2024 07:32:44 AM</text:p>
          </table:table-cell>
          <table:table-cell office:value-type="string" calcext:value-type="string">
            <text:p>Enlla�|&lt;a href=" http://equipaments.esport.gencat.cat/ceeree/equipaments/22370" target="_blank"&gt;Cens d�equipaments esportius de Catalunya&lt;/a&gt;|Espais|5 Camps, pistes i espais d'atletisme&lt;br/&gt;1 Camps poliespotius i especialitzats&lt;br/&gt;1 Pavelló&lt;br/&gt;1 Pistes poliesportives a l'aire lliure&lt;br/&gt;1 Sales d'activitats i especialitzades&lt;br/&gt;4 Altres espais singulars</text:p>
          </table:table-cell>
          <table:table-cell office:value-type="string" calcext:value-type="string">
            <text:p>POINT (2.2225914 41.550983)</text:p>
          </table:table-cell>
        </table:table-row>
        <table:table-row table:style-name="ro1">
          <table:table-cell office:value-type="float" office:value="24594279" calcext:value-type="float">
            <text:p>24594279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Camp|Esports. Lleure|Instal·lacions esportives|Pista de tenni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Pubol a Pedrinyà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120" calcext:value-type="float">
            <text:p>17120</text:p>
          </table:table-cell>
          <table:table-cell office:value-type="string" calcext:value-type="string">
            <text:p>Pera, la</text:p>
          </table:table-cell>
          <table:table-cell office:value-type="float" office:value="171306" calcext:value-type="float">
            <text:p>171306</text:p>
          </table:table-cell>
          <table:table-cell office:value-type="string" calcext:value-type="string">
            <text:p>Baix Empordà</text:p>
          </table:table-cell>
          <table:table-cell table:number-columns-repeated="3"/>
          <table:table-cell office:value-type="float" office:value="497504000" calcext:value-type="float">
            <text:p>497504000</text:p>
          </table:table-cell>
          <table:table-cell office:value-type="float" office:value="4650973000" calcext:value-type="float">
            <text:p>4650973000</text:p>
          </table:table-cell>
          <table:table-cell office:value-type="string" calcext:value-type="string">
            <text:p>2.969856401</text:p>
          </table:table-cell>
          <table:table-cell office:value-type="string" calcext:value-type="string">
            <text:p>42.010774990</text:p>
          </table:table-cell>
          <table:table-cell table:number-columns-repeated="2"/>
          <table:table-cell office:value-type="string" calcext:value-type="string">
            <text:p>07/19/2024 07:32:24 AM</text:p>
          </table:table-cell>
          <table:table-cell office:value-type="string" calcext:value-type="string">
            <text:p>Enlla�|&lt;a href=" http://equipaments.esport.gencat.cat/ceeree/equipaments/24387" target="_blank"&gt;Cens d�equipaments esportius de Catalunya&lt;/a&gt;|Espais|1 Camps poliespotius i especialitzats&lt;br/&gt;1 Pistes de tennis i mini tennis&lt;br/&gt;1 Zones d'activitat a l'entorn urbà</text:p>
          </table:table-cell>
          <table:table-cell office:value-type="string" calcext:value-type="string">
            <text:p>POINT (2.9698565 42.010777)</text:p>
          </table:table-cell>
        </table:table-row>
        <table:table-row table:style-name="ro1">
          <table:table-cell office:value-type="float" office:value="24594333" calcext:value-type="float">
            <text:p>24594333</text:p>
          </table:table-cell>
          <table:table-cell table:number-columns-repeated="2" office:value-type="string" calcext:value-type="string">
            <text:p>TENNIS-PÀDEL AER</text:p>
          </table:table-cell>
          <table:table-cell office:value-type="string" calcext:value-type="string">
            <text:p>Esports. Lleure|Instal·lacions esportives|Pista|Esports. Lleure|Instal·lacions esportives|Pista de pàdel|Esports. Lleure|Instal·lacions esportives|Piscina a l'aire lliure|Esports. Lleure|Instal·lacions esportives|Pista de tenni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6</text:p>
          </table:table-cell>
          <table:table-cell table:number-columns-repeated="4"/>
          <table:table-cell office:value-type="string" calcext:value-type="string">
            <text:p><text:s/>Km. 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860" calcext:value-type="float">
            <text:p>17860</text:p>
          </table:table-cell>
          <table:table-cell office:value-type="string" calcext:value-type="string">
            <text:p>Sant Joan de les Abadesses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Ripollès</text:p>
          </table:table-cell>
          <table:table-cell office:value-type="float" office:value="972720503" calcext:value-type="float">
            <text:p>972720503</text:p>
          </table:table-cell>
          <table:table-cell table:number-columns-repeated="2"/>
          <table:table-cell office:value-type="float" office:value="437380000" calcext:value-type="float">
            <text:p>437380000</text:p>
          </table:table-cell>
          <table:table-cell office:value-type="float" office:value="4674701000" calcext:value-type="float">
            <text:p>4674701000</text:p>
          </table:table-cell>
          <table:table-cell office:value-type="string" calcext:value-type="string">
            <text:p>2.241240188</text:p>
          </table:table-cell>
          <table:table-cell office:value-type="string" calcext:value-type="string">
            <text:p>42.221975203</text:p>
          </table:table-cell>
          <table:table-cell/>
          <table:table-cell office:value-type="string" calcext:value-type="string">
            <text:p>http://www.aeripolles.cat</text:p>
          </table:table-cell>
          <table:table-cell office:value-type="string" calcext:value-type="string">
            <text:p>07/19/2024 07:32:34 AM</text:p>
          </table:table-cell>
          <table:table-cell office:value-type="string" calcext:value-type="string">
            <text:p>Enlla�|&lt;a href=" http://equipaments.esport.gencat.cat/ceeree/equipaments/23400" target="_blank"&gt;Cens d�equipaments esportius de Catalunya&lt;/a&gt;|Espais|4 Pistes de pàdel&lt;br/&gt;2 Piscina a l'aire lliure&lt;br/&gt;1 Pistes poliesportives a l'aire lliure&lt;br/&gt;5 Pistes de tennis i mini tennis&lt;br/&gt;1 Zones d'activitat a l'entorn urbà</text:p>
          </table:table-cell>
          <table:table-cell office:value-type="string" calcext:value-type="string">
            <text:p>POINT (2.2412403 42.221973)</text:p>
          </table:table-cell>
        </table:table-row>
        <table:table-row table:style-name="ro1">
          <table:table-cell office:value-type="float" office:value="24594565" calcext:value-type="float">
            <text:p>24594565</text:p>
          </table:table-cell>
          <table:table-cell table:number-columns-repeated="2" office:value-type="string" calcext:value-type="string">
            <text:p>PISTA TENNIS MUNICIPAL CAL FREIXE</text:p>
          </table:table-cell>
          <table:table-cell office:value-type="string" calcext:value-type="string">
            <text:p>Esports. Lleure|Instal·lacions esportives|Pista de tenni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6</text:p>
          </table:table-cell>
          <table:table-cell table:number-columns-repeated="4"/>
          <table:table-cell office:value-type="string" calcext:value-type="string">
            <text:p><text:s/>Km 36</text:p>
          </table:table-cell>
          <table:table-cell table:number-columns-repeated="2"/>
          <table:table-cell office:value-type="float" office:value="8613" calcext:value-type="float">
            <text:p>8613</text:p>
          </table:table-cell>
          <table:table-cell office:value-type="string" calcext:value-type="string">
            <text:p>Vilada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Berguedà</text:p>
          </table:table-cell>
          <table:table-cell office:value-type="float" office:value="938238128" calcext:value-type="float">
            <text:p>938238128</text:p>
          </table:table-cell>
          <table:table-cell table:number-columns-repeated="2"/>
          <table:table-cell office:value-type="float" office:value="412244000" calcext:value-type="float">
            <text:p>412244000</text:p>
          </table:table-cell>
          <table:table-cell office:value-type="float" office:value="4665569000" calcext:value-type="float">
            <text:p>4665569000</text:p>
          </table:table-cell>
          <table:table-cell office:value-type="string" calcext:value-type="string">
            <text:p>1.938090384</text:p>
          </table:table-cell>
          <table:table-cell office:value-type="string" calcext:value-type="string">
            <text:p>42.137324278</text:p>
          </table:table-cell>
          <table:table-cell table:number-columns-repeated="2"/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635" target="_blank"&gt;Cens d�equipaments esportius de Catalunya&lt;/a&gt;|Espais|1 Pistes de tennis i mini tennis</text:p>
          </table:table-cell>
          <table:table-cell office:value-type="string" calcext:value-type="string">
            <text:p>POINT (1.9380904 42.137325)</text:p>
          </table:table-cell>
        </table:table-row>
        <table:table-row table:style-name="ro1">
          <table:table-cell office:value-type="float" office:value="24594689" calcext:value-type="float">
            <text:p>24594689</text:p>
          </table:table-cell>
          <table:table-cell table:number-columns-repeated="2" office:value-type="string" calcext:value-type="string">
            <text:p>CAMP DE FUTBOL DE CAN SANS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mpins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table:number-columns-repeated="2"/>
          <table:table-cell office:value-type="float" office:value="8470" calcext:value-type="float">
            <text:p>8470</text:p>
          </table:table-cell>
          <table:table-cell office:value-type="string" calcext:value-type="string">
            <text:p>Sant Celoni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56599000" calcext:value-type="float">
            <text:p>456599000</text:p>
          </table:table-cell>
          <table:table-cell office:value-type="float" office:value="4616256000" calcext:value-type="float">
            <text:p>4616256000</text:p>
          </table:table-cell>
          <table:table-cell office:value-type="string" calcext:value-type="string">
            <text:p>2.478413556</text:p>
          </table:table-cell>
          <table:table-cell office:value-type="string" calcext:value-type="string">
            <text:p>41.696902888</text:p>
          </table:table-cell>
          <table:table-cell table:number-columns-repeated="2"/>
          <table:table-cell office:value-type="string" calcext:value-type="string">
            <text:p>07/19/2024 07:32:40 AM</text:p>
          </table:table-cell>
          <table:table-cell office:value-type="string" calcext:value-type="string">
            <text:p>Enlla�|&lt;a href=" http://equipaments.esport.gencat.cat/ceeree/equipaments/22784" target="_blank"&gt;Cens d�equipaments esportius de Catalunya&lt;/a&gt;|Espais|1 Camps poliespotius i especialitzats</text:p>
          </table:table-cell>
          <table:table-cell office:value-type="string" calcext:value-type="string">
            <text:p>POINT (2.4784136 41.696903)</text:p>
          </table:table-cell>
        </table:table-row>
        <table:table-row table:style-name="ro1">
          <table:table-cell office:value-type="float" office:value="24594690" calcext:value-type="float">
            <text:p>24594690</text:p>
          </table:table-cell>
          <table:table-cell table:number-columns-repeated="2" office:value-type="string" calcext:value-type="string">
            <text:p>PISTES MUNICIPALS D'ATLETISME</text:p>
          </table:table-cell>
          <table:table-cell office:value-type="string" calcext:value-type="string">
            <text:p>Esports. Lleure|Instal·lacions esportives|Camps d'atletisme|Esports. Lleure|Instal·lacions esportives|Sala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mpins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table:number-columns-repeated="2"/>
          <table:table-cell office:value-type="float" office:value="8470" calcext:value-type="float">
            <text:p>8470</text:p>
          </table:table-cell>
          <table:table-cell office:value-type="string" calcext:value-type="string">
            <text:p>Sant Celoni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56575000" calcext:value-type="float">
            <text:p>456575000</text:p>
          </table:table-cell>
          <table:table-cell office:value-type="float" office:value="4616103000" calcext:value-type="float">
            <text:p>4616103000</text:p>
          </table:table-cell>
          <table:table-cell office:value-type="string" calcext:value-type="string">
            <text:p>2.478136280</text:p>
          </table:table-cell>
          <table:table-cell office:value-type="string" calcext:value-type="string">
            <text:p>41.695523543</text:p>
          </table:table-cell>
          <table:table-cell table:number-columns-repeated="2"/>
          <table:table-cell office:value-type="string" calcext:value-type="string">
            <text:p>07/19/2024 07:32:40 AM</text:p>
          </table:table-cell>
          <table:table-cell office:value-type="string" calcext:value-type="string">
            <text:p>Enlla�|&lt;a href=" http://equipaments.esport.gencat.cat/ceeree/equipaments/22785" target="_blank"&gt;Cens d�equipaments esportius de Catalunya&lt;/a&gt;|Espais|5 Camps, pistes i espais d'atletisme&lt;br/&gt;1 Sales d'activitats i especialitzades</text:p>
          </table:table-cell>
          <table:table-cell office:value-type="string" calcext:value-type="string">
            <text:p>POINT (2.4781363 41.695522)</text:p>
          </table:table-cell>
        </table:table-row>
        <table:table-row table:style-name="ro1">
          <table:table-cell office:value-type="float" office:value="24594703" calcext:value-type="float">
            <text:p>24594703</text:p>
          </table:table-cell>
          <table:table-cell table:number-columns-repeated="2" office:value-type="string" calcext:value-type="string">
            <text:p>CLUB NAUTIC COSTA BRAVA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<text:s text:c="2"/>Club Nàutic</text:p>
          </table:table-cell>
          <table:table-cell table:number-columns-repeated="3"/>
          <table:table-cell office:value-type="string" calcext:value-type="string">
            <text:p><text:s/>Palamós</text:p>
          </table:table-cell>
          <table:table-cell table:number-columns-repeated="2"/>
          <table:table-cell office:value-type="float" office:value="17230" calcext:value-type="float">
            <text:p>17230</text:p>
          </table:table-cell>
          <table:table-cell office:value-type="string" calcext:value-type="string">
            <text:p>Palamós</text:p>
          </table:table-cell>
          <table:table-cell office:value-type="float" office:value="171181" calcext:value-type="float">
            <text:p>171181</text:p>
          </table:table-cell>
          <table:table-cell office:value-type="string" calcext:value-type="string">
            <text:p>Baix Empordà</text:p>
          </table:table-cell>
          <table:table-cell office:value-type="float" office:value="972314324" calcext:value-type="float">
            <text:p>972314324</text:p>
          </table:table-cell>
          <table:table-cell table:number-columns-repeated="2"/>
          <table:table-cell office:value-type="float" office:value="510710000" calcext:value-type="float">
            <text:p>510710000</text:p>
          </table:table-cell>
          <table:table-cell office:value-type="float" office:value="4632344000" calcext:value-type="float">
            <text:p>4632344000</text:p>
          </table:table-cell>
          <table:table-cell office:value-type="string" calcext:value-type="string">
            <text:p>3.129003512</text:p>
          </table:table-cell>
          <table:table-cell office:value-type="string" calcext:value-type="string">
            <text:p>41.842919146</text:p>
          </table:table-cell>
          <table:table-cell/>
          <table:table-cell office:value-type="string" calcext:value-type="string">
            <text:p>http://www.cncostabrava.com</text:p>
          </table:table-cell>
          <table:table-cell office:value-type="string" calcext:value-type="string">
            <text:p>07/19/2024 07:32:31 AM</text:p>
          </table:table-cell>
          <table:table-cell office:value-type="string" calcext:value-type="string">
            <text:p>Enlla�|&lt;a href=" http://equipaments.esport.gencat.cat/ceeree/equipaments/23758" target="_blank"&gt;Cens d�equipaments esportius de Catalunya&lt;/a&gt;|Espais|1 Zones d'activitat a l'entorn natural &lt;br/&gt;1 Piscina a l'aire lliure</text:p>
          </table:table-cell>
          <table:table-cell office:value-type="string" calcext:value-type="string">
            <text:p>POINT (3.1290035 41.84292)</text:p>
          </table:table-cell>
        </table:table-row>
        <table:table-row table:style-name="ro1">
          <table:table-cell office:value-type="float" office:value="24594805" calcext:value-type="float">
            <text:p>24594805</text:p>
          </table:table-cell>
          <table:table-cell table:number-columns-repeated="2" office:value-type="string" calcext:value-type="string">
            <text:p>INSTAL·LACIONS ESPORTIVES MUNICIPAL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1123</text:p>
          </table:table-cell>
          <table:table-cell table:number-columns-repeated="4"/>
          <table:table-cell office:value-type="string" calcext:value-type="string">
            <text:p><text:s/>km. 8</text:p>
          </table:table-cell>
          <table:table-cell table:number-columns-repeated="2"/>
          <table:table-cell office:value-type="float" office:value="8296" calcext:value-type="float">
            <text:p>8296</text:p>
          </table:table-cell>
          <table:table-cell office:value-type="string" calcext:value-type="string">
            <text:p>Marganell</text:p>
          </table:table-cell>
          <table:table-cell office:value-type="float" office:value="82423" calcext:value-type="float">
            <text:p>82423</text:p>
          </table:table-cell>
          <table:table-cell office:value-type="string" calcext:value-type="string">
            <text:p>Bages</text:p>
          </table:table-cell>
          <table:table-cell table:number-columns-repeated="3"/>
          <table:table-cell office:value-type="float" office:value="398656000" calcext:value-type="float">
            <text:p>398656000</text:p>
          </table:table-cell>
          <table:table-cell office:value-type="float" office:value="4611010000" calcext:value-type="float">
            <text:p>4611010000</text:p>
          </table:table-cell>
          <table:table-cell office:value-type="string" calcext:value-type="string">
            <text:p>1.783061897</text:p>
          </table:table-cell>
          <table:table-cell office:value-type="string" calcext:value-type="string">
            <text:p>41.644392585</text:p>
          </table:table-cell>
          <table:table-cell table:number-columns-repeated="2"/>
          <table:table-cell office:value-type="string" calcext:value-type="string">
            <text:p>07/19/2024 07:32:18 AM</text:p>
          </table:table-cell>
          <table:table-cell office:value-type="string" calcext:value-type="string">
            <text:p>Enlla�|&lt;a href=" http://equipaments.esport.gencat.cat/ceeree/equipaments/25003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7830619 41.644394)</text:p>
          </table:table-cell>
        </table:table-row>
        <table:table-row table:style-name="ro1">
          <table:table-cell office:value-type="float" office:value="24594829" calcext:value-type="float">
            <text:p>24594829</text:p>
          </table:table-cell>
          <table:table-cell table:number-columns-repeated="2" office:value-type="string" calcext:value-type="string">
            <text:p>ZONA ESPORTIVA RANXOS DE BONANY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Santes Creus-Pontons N100</text:p>
          </table:table-cell>
          <table:table-cell table:number-columns-repeated="3"/>
          <table:table-cell office:value-type="string" calcext:value-type="string">
            <text:p><text:s/>s/n</text:p>
          </table:table-cell>
          <table:table-cell table:number-columns-repeated="2"/>
          <table:table-cell office:value-type="float" office:value="43816" calcext:value-type="float">
            <text:p>43816</text:p>
          </table:table-cell>
          <table:table-cell office:value-type="string" calcext:value-type="string">
            <text:p>Querol</text:p>
          </table:table-cell>
          <table:table-cell office:value-type="float" office:value="431205" calcext:value-type="float">
            <text:p>431205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office:value-type="float" office:value="371116000" calcext:value-type="float">
            <text:p>371116000</text:p>
          </table:table-cell>
          <table:table-cell office:value-type="float" office:value="4584024000" calcext:value-type="float">
            <text:p>4584024000</text:p>
          </table:table-cell>
          <table:table-cell office:value-type="string" calcext:value-type="string">
            <text:p>1.458244453</text:p>
          </table:table-cell>
          <table:table-cell office:value-type="string" calcext:value-type="string">
            <text:p>41.397430655</text:p>
          </table:table-cell>
          <table:table-cell table:number-columns-repeated="2"/>
          <table:table-cell office:value-type="string" calcext:value-type="string">
            <text:p>07/19/2024 07:32:49 AM</text:p>
          </table:table-cell>
          <table:table-cell office:value-type="string" calcext:value-type="string">
            <text:p>Enlla�|&lt;a href=" http://equipaments.esport.gencat.cat/ceeree/equipaments/21420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4582444 41.39743)</text:p>
          </table:table-cell>
        </table:table-row>
        <table:table-row table:style-name="ro1">
          <table:table-cell office:value-type="float" office:value="24595068" calcext:value-type="float">
            <text:p>24595068</text:p>
          </table:table-cell>
          <table:table-cell table:number-columns-repeated="2" office:value-type="string" calcext:value-type="string">
            <text:p>ZONA ESPORTIVA MUNICIPAL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TV-2021</text:p>
          </table:table-cell>
          <table:table-cell table:number-columns-repeated="3"/>
          <table:table-cell office:value-type="string" calcext:value-type="string">
            <text:p><text:s/>km 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763" calcext:value-type="float">
            <text:p>43763</text:p>
          </table:table-cell>
          <table:table-cell office:value-type="string" calcext:value-type="string">
            <text:p>Vespella de Gaià</text:p>
          </table:table-cell>
          <table:table-cell office:value-type="float" office:value="431649" calcext:value-type="float">
            <text:p>431649</text:p>
          </table:table-cell>
          <table:table-cell office:value-type="string" calcext:value-type="string">
            <text:p>Tarragonès</text:p>
          </table:table-cell>
          <table:table-cell table:number-columns-repeated="3"/>
          <table:table-cell office:value-type="float" office:value="362907000" calcext:value-type="float">
            <text:p>362907000</text:p>
          </table:table-cell>
          <table:table-cell office:value-type="float" office:value="4562297000" calcext:value-type="float">
            <text:p>4562297000</text:p>
          </table:table-cell>
          <table:table-cell office:value-type="string" calcext:value-type="string">
            <text:p>1.364977214</text:p>
          </table:table-cell>
          <table:table-cell office:value-type="string" calcext:value-type="string">
            <text:p>41.200441446</text:p>
          </table:table-cell>
          <table:table-cell table:number-columns-repeated="2"/>
          <table:table-cell office:value-type="string" calcext:value-type="string">
            <text:p>07/19/2024 07:32:46 AM</text:p>
          </table:table-cell>
          <table:table-cell office:value-type="string" calcext:value-type="string">
            <text:p>Enlla�|&lt;a href=" http://equipaments.esport.gencat.cat/ceeree/equipaments/22172" target="_blank"&gt;Cens d�equipaments esportius de Catalunya&lt;/a&gt;|Espais|1 Camps poliespotius i especialitzats&lt;br/&gt;1 Pistes poliesportives a l'aire lliure</text:p>
          </table:table-cell>
          <table:table-cell office:value-type="string" calcext:value-type="string">
            <text:p>POINT (1.3649772 41.200443)</text:p>
          </table:table-cell>
        </table:table-row>
        <table:table-row table:style-name="ro1">
          <table:table-cell office:value-type="float" office:value="24595620" calcext:value-type="float">
            <text:p>24595620</text:p>
          </table:table-cell>
          <table:table-cell table:number-columns-repeated="2" office:value-type="string" calcext:value-type="string">
            <text:p>Cabanyes - Servei Jove de Les Cabanyes</text:p>
          </table:table-cell>
          <table:table-cell office:value-type="string" calcext:value-type="string">
            <text:p>Societat. Ciutadania. Famílies|Serveis d'Informació Juvenil|Punt d'Informació Juvenil sense Assessoria/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Guardiola</text:p>
          </table:table-cell>
          <table:table-cell table:number-columns-repeated="4"/>
          <table:table-cell office:value-type="string" calcext:value-type="string">
            <text:p><text:s/>km 3</text:p>
          </table:table-cell>
          <table:table-cell table:number-columns-repeated="2"/>
          <table:table-cell office:value-type="float" office:value="8794" calcext:value-type="float">
            <text:p>8794</text:p>
          </table:table-cell>
          <table:table-cell office:value-type="string" calcext:value-type="string">
            <text:p>Cabanyes, les</text:p>
          </table:table-cell>
          <table:table-cell office:value-type="float" office:value="80272" calcext:value-type="float">
            <text:p>80272</text:p>
          </table:table-cell>
          <table:table-cell office:value-type="string" calcext:value-type="string">
            <text:p>Alt Penedès</text:p>
          </table:table-cell>
          <table:table-cell office:value-type="float" office:value="938925371" calcext:value-type="float">
            <text:p>93892537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joventut_cabanyes@hotmail.com</text:p>
          </table:table-cell>
          <table:table-cell/>
          <table:table-cell table:style-name="ce1" office:value-type="string" calcext:value-type="string">
            <text:p>07/10/2024 07:12:01 AM</text:p>
          </table:table-cell>
          <table:table-cell office:value-type="string" calcext:value-type="string">
            <text:p>Xarxes|https://www.facebook.com/ajlescabanyes <text:s text:c="2"/>https://www.instagram.com/lescabanyes|Assessories|Educació</text:p>
          </table:table-cell>
          <table:table-cell/>
        </table:table-row>
        <table:table-row table:style-name="ro1">
          <table:table-cell office:value-type="float" office:value="24604998" calcext:value-type="float">
            <text:p>24604998</text:p>
          </table:table-cell>
          <table:table-cell table:number-columns-repeated="2" office:value-type="string" calcext:value-type="string">
            <text:p>PISTA POLIESPORTIVA LES CASETES DE'N MUNTANER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340</text:p>
          </table:table-cell>
          <table:table-cell table:number-columns-repeated="3"/>
          <table:table-cell office:value-type="string" calcext:value-type="string">
            <text:p><text:s/>Urb. Les Casetes d'en Muntaner</text:p>
          </table:table-cell>
          <table:table-cell table:number-columns-repeated="2"/>
          <table:table-cell office:value-type="float" office:value="8759" calcext:value-type="float">
            <text:p>8759</text:p>
          </table:table-cell>
          <table:table-cell office:value-type="string" calcext:value-type="string">
            <text:p>Vallirana</text:p>
          </table:table-cell>
          <table:table-cell office:value-type="float" office:value="82956" calcext:value-type="float">
            <text:p>82956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office:value-type="float" office:value="409456000" calcext:value-type="float">
            <text:p>409456000</text:p>
          </table:table-cell>
          <table:table-cell office:value-type="float" office:value="4581424000" calcext:value-type="float">
            <text:p>4581424000</text:p>
          </table:table-cell>
          <table:table-cell office:value-type="string" calcext:value-type="string">
            <text:p>1.917174317</text:p>
          </table:table-cell>
          <table:table-cell office:value-type="string" calcext:value-type="string">
            <text:p>41.379246261</text:p>
          </table:table-cell>
          <table:table-cell table:number-columns-repeated="2"/>
          <table:table-cell office:value-type="string" calcext:value-type="string">
            <text:p>07/19/2024 07:33:49 AM</text:p>
          </table:table-cell>
          <table:table-cell office:value-type="string" calcext:value-type="string">
            <text:p>Enlla�|&lt;a href=" http://equipaments.esport.gencat.cat/ceeree/equipaments/16945" target="_blank"&gt;Cens d�equipaments esportius de Catalunya&lt;/a&gt;|Espais|1 Pistes poliesportives a l'aire lliure</text:p>
          </table:table-cell>
          <table:table-cell office:value-type="string" calcext:value-type="string">
            <text:p>POINT (1.9171743 41.379246)</text:p>
          </table:table-cell>
        </table:table-row>
        <table:table-row table:style-name="ro1">
          <table:table-cell office:value-type="float" office:value="24605405" calcext:value-type="float">
            <text:p>24605405</text:p>
          </table:table-cell>
          <table:table-cell table:number-columns-repeated="2" office:value-type="string" calcext:value-type="string">
            <text:p>CLUB DE TIR ESPORTIU OSONA</text:p>
          </table:table-cell>
          <table:table-cell office:value-type="string" calcext:value-type="string">
            <text:p>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Manlleu</text:p>
          </table:table-cell>
          <table:table-cell table:number-columns-repeated="3"/>
          <table:table-cell office:value-type="string" calcext:value-type="string">
            <text:p><text:s/>Km. 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03" calcext:value-type="float">
            <text:p>8503</text:p>
          </table:table-cell>
          <table:table-cell office:value-type="string" calcext:value-type="string">
            <text:p>Gurb</text:p>
          </table:table-cell>
          <table:table-cell office:value-type="float" office:value="81000" calcext:value-type="float">
            <text:p>81000</text:p>
          </table:table-cell>
          <table:table-cell office:value-type="string" calcext:value-type="string">
            <text:p>Osona</text:p>
          </table:table-cell>
          <table:table-cell office:value-type="float" office:value="938891120" calcext:value-type="float">
            <text:p>938891120</text:p>
          </table:table-cell>
          <table:table-cell table:number-columns-repeated="2"/>
          <table:table-cell office:value-type="float" office:value="439645000" calcext:value-type="float">
            <text:p>439645000</text:p>
          </table:table-cell>
          <table:table-cell office:value-type="float" office:value="4647023000" calcext:value-type="float">
            <text:p>4647023000</text:p>
          </table:table-cell>
          <table:table-cell office:value-type="string" calcext:value-type="string">
            <text:p>2.271541184</text:p>
          </table:table-cell>
          <table:table-cell office:value-type="string" calcext:value-type="string">
            <text:p>41.972891424</text:p>
          </table:table-cell>
          <table:table-cell/>
          <table:table-cell office:value-type="string" calcext:value-type="string">
            <text:p>http://www.tirosona.com</text:p>
          </table:table-cell>
          <table:table-cell office:value-type="string" calcext:value-type="string">
            <text:p>07/19/2024 07:33:24 AM</text:p>
          </table:table-cell>
          <table:table-cell office:value-type="string" calcext:value-type="string">
            <text:p>Enlla�|&lt;a href=" http://equipaments.esport.gencat.cat/ceeree/equipaments/18815" target="_blank"&gt;Cens d�equipaments esportius de Catalunya&lt;/a&gt;|Espais|4 Altres espais singulars</text:p>
          </table:table-cell>
          <table:table-cell office:value-type="string" calcext:value-type="string">
            <text:p>POINT (2.271541 41.972893)</text:p>
          </table:table-cell>
        </table:table-row>
        <table:table-row table:style-name="ro1">
          <table:table-cell office:value-type="float" office:value="24606166" calcext:value-type="float">
            <text:p>24606166</text:p>
          </table:table-cell>
          <table:table-cell table:number-columns-repeated="2" office:value-type="string" calcext:value-type="string">
            <text:p>CAMPS MUNICIPALS DE TIR OLÍMPIC</text:p>
          </table:table-cell>
          <table:table-cell office:value-type="string" calcext:value-type="string">
            <text:p>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Montjuïc</text:p>
          </table:table-cell>
          <table:table-cell table:number-columns-repeated="3"/>
          <table:table-cell office:value-type="string" calcext:value-type="string">
            <text:p><text:s/>29-31</text:p>
          </table:table-cell>
          <table:table-cell table:number-columns-repeated="2"/>
          <table:table-cell office:value-type="float" office:value="8038" calcext:value-type="float">
            <text:p>8038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4414362" calcext:value-type="float">
            <text:p>934414362</text:p>
          </table:table-cell>
          <table:table-cell table:number-columns-repeated="2"/>
          <table:table-cell office:value-type="float" office:value="430607000" calcext:value-type="float">
            <text:p>430607000</text:p>
          </table:table-cell>
          <table:table-cell office:value-type="float" office:value="4580103000" calcext:value-type="float">
            <text:p>4580103000</text:p>
          </table:table-cell>
          <table:table-cell office:value-type="string" calcext:value-type="string">
            <text:p>2.170243348</text:p>
          </table:table-cell>
          <table:table-cell office:value-type="string" calcext:value-type="string">
            <text:p>41.369450544</text:p>
          </table:table-cell>
          <table:table-cell/>
          <table:table-cell office:value-type="string" calcext:value-type="string">
            <text:p>http://www.tirbcn.com</text:p>
          </table:table-cell>
          <table:table-cell office:value-type="string" calcext:value-type="string">
            <text:p>07/19/2024 07:33:13 AM</text:p>
          </table:table-cell>
          <table:table-cell office:value-type="string" calcext:value-type="string">
            <text:p>Enlla�|&lt;a href=" http://equipaments.esport.gencat.cat/ceeree/equipaments/19562" target="_blank"&gt;Cens d�equipaments esportius de Catalunya&lt;/a&gt;|Espais|6 Altres espais singulars</text:p>
          </table:table-cell>
          <table:table-cell office:value-type="string" calcext:value-type="string">
            <text:p>POINT (2.1702433 41.36945)</text:p>
          </table:table-cell>
        </table:table-row>
        <table:table-row table:style-name="ro1">
          <table:table-cell office:value-type="float" office:value="24606743" calcext:value-type="float">
            <text:p>24606743</text:p>
          </table:table-cell>
          <table:table-cell table:number-columns-repeated="2" office:value-type="string" calcext:value-type="string">
            <text:p>CAMP DE TIR EN ARC SANT CELONI</text:p>
          </table:table-cell>
          <table:table-cell office:value-type="string" calcext:value-type="string">
            <text:p>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mpins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 table:number-columns-repeated="2"/>
          <table:table-cell office:value-type="float" office:value="8470" calcext:value-type="float">
            <text:p>8470</text:p>
          </table:table-cell>
          <table:table-cell office:value-type="string" calcext:value-type="string">
            <text:p>Sant Celoni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56635000" calcext:value-type="float">
            <text:p>456635000</text:p>
          </table:table-cell>
          <table:table-cell office:value-type="float" office:value="4616286000" calcext:value-type="float">
            <text:p>4616286000</text:p>
          </table:table-cell>
          <table:table-cell office:value-type="string" calcext:value-type="string">
            <text:p>2.478844000</text:p>
          </table:table-cell>
          <table:table-cell office:value-type="string" calcext:value-type="string">
            <text:p>41.697175054</text:p>
          </table:table-cell>
          <table:table-cell table:number-columns-repeated="2"/>
          <table:table-cell office:value-type="string" calcext:value-type="string">
            <text:p>07/19/2024 07:32:40 AM</text:p>
          </table:table-cell>
          <table:table-cell office:value-type="string" calcext:value-type="string">
            <text:p>Enlla�|&lt;a href=" http://equipaments.esport.gencat.cat/ceeree/equipaments/22780" target="_blank"&gt;Cens d�equipaments esportius de Catalunya&lt;/a&gt;|Espais|1 Altres espais singulars</text:p>
          </table:table-cell>
          <table:table-cell office:value-type="string" calcext:value-type="string">
            <text:p>POINT (2.478844 41.697174)</text:p>
          </table:table-cell>
        </table:table-row>
        <table:table-row table:style-name="ro1">
          <table:table-cell office:value-type="float" office:value="24606856" calcext:value-type="float">
            <text:p>24606856</text:p>
          </table:table-cell>
          <table:table-cell table:number-columns-repeated="2" office:value-type="string" calcext:value-type="string">
            <text:p>PISTA POLIESPORTIVA URB.FONT DELS ENAMORATS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143</text:p>
          </table:table-cell>
          <table:table-cell table:number-columns-repeated="3"/>
          <table:table-cell office:value-type="string" calcext:value-type="string">
            <text:p><text:s/>Km. 15</text:p>
          </table:table-cell>
          <table:table-cell table:number-columns-repeated="2"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31032000" calcext:value-type="float">
            <text:p>431032000</text:p>
          </table:table-cell>
          <table:table-cell office:value-type="float" office:value="4611641000" calcext:value-type="float">
            <text:p>4611641000</text:p>
          </table:table-cell>
          <table:table-cell office:value-type="string" calcext:value-type="string">
            <text:p>2.171711633</text:p>
          </table:table-cell>
          <table:table-cell office:value-type="string" calcext:value-type="string">
            <text:p>41.653533977</text:p>
          </table:table-cell>
          <table:table-cell table:number-columns-repeated="2"/>
          <table:table-cell office:value-type="string" calcext:value-type="string">
            <text:p>07/19/2024 07:32:45 AM</text:p>
          </table:table-cell>
          <table:table-cell office:value-type="string" calcext:value-type="string">
            <text:p>Enlla�|&lt;a href=" http://equipaments.esport.gencat.cat/ceeree/equipaments/22254" target="_blank"&gt;Cens d�equipaments esportius de Catalunya&lt;/a&gt;|Espais|1 Pistes poliesportives a l'aire lliure</text:p>
          </table:table-cell>
          <table:table-cell office:value-type="string" calcext:value-type="string">
            <text:p>POINT (2.1717117 41.653534)</text:p>
          </table:table-cell>
        </table:table-row>
        <table:table-row table:style-name="ro1">
          <table:table-cell office:value-type="float" office:value="24606858" calcext:value-type="float">
            <text:p>24606858</text:p>
          </table:table-cell>
          <table:table-cell table:number-columns-repeated="2" office:value-type="string" calcext:value-type="string">
            <text:p>INSTAL·LACIONS ESPORTIVES CAN VALLS</text:p>
          </table:table-cell>
          <table:table-cell office:value-type="string" calcext:value-type="string">
            <text:p>Esports. Lleure|Instal·lacions esportives|Pista|Esports. Lleure|Instal·lacions esportives|Pista de petanca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13</text:p>
          </table:table-cell>
          <table:table-cell table:number-columns-repeated="4"/>
          <table:table-cell office:value-type="string" calcext:value-type="string">
            <text:p><text:s/>Km. 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table:number-columns-repeated="3"/>
          <table:table-cell office:value-type="float" office:value="432443000" calcext:value-type="float">
            <text:p>432443000</text:p>
          </table:table-cell>
          <table:table-cell office:value-type="float" office:value="4607513000" calcext:value-type="float">
            <text:p>4607513000</text:p>
          </table:table-cell>
          <table:table-cell office:value-type="string" calcext:value-type="string">
            <text:p>2.189121873</text:p>
          </table:table-cell>
          <table:table-cell office:value-type="string" calcext:value-type="string">
            <text:p>41.616476674</text:p>
          </table:table-cell>
          <table:table-cell table:number-columns-repeated="2"/>
          <table:table-cell office:value-type="string" calcext:value-type="string">
            <text:p>07/19/2024 07:32:45 AM</text:p>
          </table:table-cell>
          <table:table-cell office:value-type="string" calcext:value-type="string">
            <text:p>Enlla�|&lt;a href=" http://equipaments.esport.gencat.cat/ceeree/equipaments/22261" target="_blank"&gt;Cens d�equipaments esportius de Catalunya&lt;/a&gt;|Espais|3 Espais de petanca i bitlles&lt;br/&gt;1 Pistes poliesportives a l'aire lliure&lt;br/&gt;1 Zones d'activitat a l'entorn urbà</text:p>
          </table:table-cell>
          <table:table-cell office:value-type="string" calcext:value-type="string">
            <text:p>POINT (2.189122 41.616478)</text:p>
          </table:table-cell>
        </table:table-row>
        <table:table-row table:style-name="ro1">
          <table:table-cell office:value-type="float" office:value="24608113" calcext:value-type="float">
            <text:p>24608113</text:p>
          </table:table-cell>
          <table:table-cell table:number-columns-repeated="2" office:value-type="string" calcext:value-type="string">
            <text:p>CAMP MUNICIPAL DE FUTBO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P-5002 a Granollers</text:p>
          </table:table-cell>
          <table:table-cell table:number-columns-repeated="4"/>
          <table:table-cell office:value-type="string" calcext:value-type="string">
            <text:p><text:s/>km. 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28" calcext:value-type="float">
            <text:p>8328</text:p>
          </table:table-cell>
          <table:table-cell office:value-type="string" calcext:value-type="string">
            <text:p>Alella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Maresme</text:p>
          </table:table-cell>
          <table:table-cell office:value-type="float" office:value="935557159" calcext:value-type="float">
            <text:p>935557159</text:p>
          </table:table-cell>
          <table:table-cell table:number-columns-repeated="2"/>
          <table:table-cell office:value-type="float" office:value="441015000" calcext:value-type="float">
            <text:p>441015000</text:p>
          </table:table-cell>
          <table:table-cell office:value-type="float" office:value="4595000000" calcext:value-type="float">
            <text:p>4595000000</text:p>
          </table:table-cell>
          <table:table-cell office:value-type="string" calcext:value-type="string">
            <text:p>2.293231482</text:p>
          </table:table-cell>
          <table:table-cell office:value-type="string" calcext:value-type="string">
            <text:p>41.504455869</text:p>
          </table:table-cell>
          <table:table-cell/>
          <table:table-cell office:value-type="string" calcext:value-type="string">
            <text:p>http://www.cfalella.cat</text:p>
          </table:table-cell>
          <table:table-cell office:value-type="string" calcext:value-type="string">
            <text:p>07/19/2024 07:31:53 AM</text:p>
          </table:table-cell>
          <table:table-cell office:value-type="string" calcext:value-type="string">
            <text:p>Enlla�|&lt;a href=" http://equipaments.esport.gencat.cat/ceeree/equipaments/26757" target="_blank"&gt;Cens d�equipaments esportius de Catalunya&lt;/a&gt;|Espais|1 Camps poliespotius i especialitzats</text:p>
          </table:table-cell>
          <table:table-cell office:value-type="string" calcext:value-type="string">
            <text:p>POINT (2.2932315 41.504456)</text:p>
          </table:table-cell>
        </table:table-row>
        <table:table-row table:style-name="ro1">
          <table:table-cell office:value-type="float" office:value="24608141" calcext:value-type="float">
            <text:p>24608141</text:p>
          </table:table-cell>
          <table:table-cell table:number-columns-repeated="2" office:value-type="string" calcext:value-type="string">
            <text:p>ARGENTONA TENNIS CLUB</text:p>
          </table:table-cell>
          <table:table-cell office:value-type="string" calcext:value-type="string">
            <text:p>Esports. Lleure|Instal·lacions esportives|Pista de tenni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15 de Mataró a Argentona</text:p>
          </table:table-cell>
          <table:table-cell table:number-columns-repeated="4"/>
          <table:table-cell office:value-type="string" calcext:value-type="string">
            <text:p><text:s/>Km. 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string" calcext:value-type="string">
            <text:p>Argentona</text:p>
          </table:table-cell>
          <table:table-cell office:value-type="float" office:value="80095" calcext:value-type="float">
            <text:p>80095</text:p>
          </table:table-cell>
          <table:table-cell office:value-type="string" calcext:value-type="string">
            <text:p>Maresme</text:p>
          </table:table-cell>
          <table:table-cell office:value-type="float" office:value="937970846" calcext:value-type="float">
            <text:p>937970846</text:p>
          </table:table-cell>
          <table:table-cell table:number-columns-repeated="2"/>
          <table:table-cell office:value-type="float" office:value="451138000" calcext:value-type="float">
            <text:p>451138000</text:p>
          </table:table-cell>
          <table:table-cell office:value-type="float" office:value="4599731000" calcext:value-type="float">
            <text:p>4599731000</text:p>
          </table:table-cell>
          <table:table-cell office:value-type="string" calcext:value-type="string">
            <text:p>2.414136028</text:p>
          </table:table-cell>
          <table:table-cell office:value-type="string" calcext:value-type="string">
            <text:p>41.547749105</text:p>
          </table:table-cell>
          <table:table-cell/>
          <table:table-cell office:value-type="string" calcext:value-type="string">
            <text:p>http://www.argentonatennisclub.cat</text:p>
          </table:table-cell>
          <table:table-cell office:value-type="string" calcext:value-type="string">
            <text:p>07/19/2024 07:31:45 AM</text:p>
          </table:table-cell>
          <table:table-cell office:value-type="string" calcext:value-type="string">
            <text:p>Enlla�|&lt;a href=" http://equipaments.esport.gencat.cat/ceeree/equipaments/27643" target="_blank"&gt;Cens d�equipaments esportius de Catalunya&lt;/a&gt;|Espais|6 Pistes de tennis i mini tennis</text:p>
          </table:table-cell>
          <table:table-cell office:value-type="string" calcext:value-type="string">
            <text:p>POINT (2.414136 41.54775)</text:p>
          </table:table-cell>
        </table:table-row>
        <table:table-row table:style-name="ro1">
          <table:table-cell office:value-type="float" office:value="24608171" calcext:value-type="float">
            <text:p>24608171</text:p>
          </table:table-cell>
          <table:table-cell table:number-columns-repeated="2" office:value-type="string" calcext:value-type="string">
            <text:p>CAMP DE FUTBOL CAN XAUBET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 </text:p>
          </table:table-cell>
          <table:table-cell table:number-columns-repeated="3"/>
          <table:table-cell office:value-type="string" calcext:value-type="string">
            <text:p><text:s/>Km. 669</text:p>
          </table:table-cell>
          <table:table-cell table:number-columns-repeated="2"/>
          <table:table-cell office:value-type="float" office:value="8397" calcext:value-type="float">
            <text:p>8397</text:p>
          </table:table-cell>
          <table:table-cell office:value-type="string" calcext:value-type="string">
            <text:p>Pineda de Mar</text:p>
          </table:table-cell>
          <table:table-cell office:value-type="float" office:value="81635" calcext:value-type="float">
            <text:p>81635</text:p>
          </table:table-cell>
          <table:table-cell office:value-type="string" calcext:value-type="string">
            <text:p>Maresme</text:p>
          </table:table-cell>
          <table:table-cell table:number-columns-repeated="3"/>
          <table:table-cell office:value-type="float" office:value="472995000" calcext:value-type="float">
            <text:p>472995000</text:p>
          </table:table-cell>
          <table:table-cell office:value-type="float" office:value="4608030000" calcext:value-type="float">
            <text:p>4608030000</text:p>
          </table:table-cell>
          <table:table-cell office:value-type="string" calcext:value-type="string">
            <text:p>2.675825958</text:p>
          </table:table-cell>
          <table:table-cell office:value-type="string" calcext:value-type="string">
            <text:p>41.623536200</text:p>
          </table:table-cell>
          <table:table-cell/>
          <table:table-cell office:value-type="string" calcext:value-type="string">
            <text:p>http://www.cfpineda.es</text:p>
          </table:table-cell>
          <table:table-cell office:value-type="string" calcext:value-type="string">
            <text:p>07/19/2024 07:31:53 AM</text:p>
          </table:table-cell>
          <table:table-cell office:value-type="string" calcext:value-type="string">
            <text:p>Enlla�|&lt;a href=" http://equipaments.esport.gencat.cat/ceeree/equipaments/26780" target="_blank"&gt;Cens d�equipaments esportius de Catalunya&lt;/a&gt;|Espais|1 Camps poliespotius i especialitzats</text:p>
          </table:table-cell>
          <table:table-cell office:value-type="string" calcext:value-type="string">
            <text:p>POINT (2.675826 41.623535)</text:p>
          </table:table-cell>
        </table:table-row>
        <table:table-row table:style-name="ro1">
          <table:table-cell office:value-type="float" office:value="24608274" calcext:value-type="float">
            <text:p>24608274</text:p>
          </table:table-cell>
          <table:table-cell table:number-columns-repeated="2" office:value-type="string" calcext:value-type="string">
            <text:p>ESCOLA DE PIRAGÜISME DE SORT</text:p>
          </table:table-cell>
          <table:table-cell office:value-type="string" calcext:value-type="string">
            <text:p>Esports. Lleure|Instal·lacions esportives|Sala|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table:number-columns-repeated="2"/>
          <table:table-cell office:value-type="string" calcext:value-type="string">
            <text:p><text:s/>Nacional 260</text:p>
          </table:table-cell>
          <table:table-cell table:number-columns-repeated="2"/>
          <table:table-cell office:value-type="string" calcext:value-type="string">
            <text:p><text:s/>Km 281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string" calcext:value-type="string">
            <text:p>Sort</text:p>
          </table:table-cell>
          <table:table-cell office:value-type="float" office:value="252094" calcext:value-type="float">
            <text:p>252094</text:p>
          </table:table-cell>
          <table:table-cell office:value-type="string" calcext:value-type="string">
            <text:p>Pallars Sobirà</text:p>
          </table:table-cell>
          <table:table-cell office:value-type="float" office:value="973620775" calcext:value-type="float">
            <text:p>973620775</text:p>
          </table:table-cell>
          <table:table-cell table:number-columns-repeated="2"/>
          <table:table-cell office:value-type="float" office:value="346033000" calcext:value-type="float">
            <text:p>346033000</text:p>
          </table:table-cell>
          <table:table-cell office:value-type="float" office:value="4696532000" calcext:value-type="float">
            <text:p>4696532000</text:p>
          </table:table-cell>
          <table:table-cell office:value-type="string" calcext:value-type="string">
            <text:p>1.128985933</text:p>
          </table:table-cell>
          <table:table-cell office:value-type="string" calcext:value-type="string">
            <text:p>42.405827168</text:p>
          </table:table-cell>
          <table:table-cell/>
          <table:table-cell office:value-type="string" calcext:value-type="string">
            <text:p>http://www.epsort.com/</text:p>
          </table:table-cell>
          <table:table-cell office:value-type="string" calcext:value-type="string">
            <text:p>07/19/2024 07:31:44 AM</text:p>
          </table:table-cell>
          <table:table-cell office:value-type="string" calcext:value-type="string">
            <text:p>Enlla�|&lt;a href=" http://equipaments.esport.gencat.cat/ceeree/equipaments/27719" target="_blank"&gt;Cens d�equipaments esportius de Catalunya&lt;/a&gt;|Espais|1 Sales d'activitats i especialitzades&lt;br/&gt;2 Altres espais singulars</text:p>
          </table:table-cell>
          <table:table-cell office:value-type="string" calcext:value-type="string">
            <text:p>POINT (1.1289859 42.405827)</text:p>
          </table:table-cell>
        </table:table-row>
        <table:table-row table:style-name="ro1">
          <table:table-cell office:value-type="float" office:value="24608431" calcext:value-type="float">
            <text:p>24608431</text:p>
          </table:table-cell>
          <table:table-cell table:number-columns-repeated="2" office:value-type="string" calcext:value-type="string">
            <text:p>PLAY SPORTS</text:p>
          </table:table-cell>
          <table:table-cell office:value-type="string" calcext:value-type="string">
            <text:p>Esports. Lleure|Instal·lacions esportives|Pista de pàdel|Esports. Lleure|Instal·lacions esportives|Piscina coberta|Esports. Lleure|Instal·lacions esportives|Rocòdrom|Esports. Lleure|Instal·lacions esportives|Sala|Esports. Lleure|Instal·lacions esportives|Altres espais singulars|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3</text:p>
          </table:table-cell>
          <table:table-cell table:number-columns-repeated="4"/>
          <table:table-cell office:value-type="string" calcext:value-type="string">
            <text:p><text:s/>km 130</text:p>
          </table:table-cell>
          <table:table-cell table:number-columns-repeated="2"/>
          <table:table-cell office:value-type="float" office:value="25594" calcext:value-type="float">
            <text:p>25594</text:p>
          </table:table-cell>
          <table:table-cell office:value-type="string" calcext:value-type="string">
            <text:p>Rialp</text:p>
          </table:table-cell>
          <table:table-cell office:value-type="float" office:value="251832" calcext:value-type="float">
            <text:p>251832</text:p>
          </table:table-cell>
          <table:table-cell office:value-type="string" calcext:value-type="string">
            <text:p>Pallars Sobirà</text:p>
          </table:table-cell>
          <table:table-cell office:value-type="float" office:value="973620289" calcext:value-type="float">
            <text:p>973620289</text:p>
          </table:table-cell>
          <table:table-cell table:number-columns-repeated="2"/>
          <table:table-cell office:value-type="float" office:value="346200000" calcext:value-type="float">
            <text:p>346200000</text:p>
          </table:table-cell>
          <table:table-cell office:value-type="float" office:value="4699140000" calcext:value-type="float">
            <text:p>4699140000</text:p>
          </table:table-cell>
          <table:table-cell office:value-type="string" calcext:value-type="string">
            <text:p>1.130316792</text:p>
          </table:table-cell>
          <table:table-cell office:value-type="string" calcext:value-type="string">
            <text:p>42.429335414</text:p>
          </table:table-cell>
          <table:table-cell/>
          <table:table-cell office:value-type="string" calcext:value-type="string">
            <text:p>http://www.gimnasplaysports.com</text:p>
          </table:table-cell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760" target="_blank"&gt;Cens d�equipaments esportius de Catalunya&lt;/a&gt;|Espais|2 Pistes de pàdel&lt;br/&gt;1 Piscina a l'aire lliure&lt;br/&gt;1 Piscina coberta&lt;br/&gt;1 Rocòdroms i boulders&lt;br/&gt;4 Sales d'activitats i especialitzades&lt;br/&gt;1 Altres espais singulars</text:p>
          </table:table-cell>
          <table:table-cell office:value-type="string" calcext:value-type="string">
            <text:p>POINT (1.1303167 42.429337)</text:p>
          </table:table-cell>
        </table:table-row>
        <table:table-row table:style-name="ro1">
          <table:table-cell office:value-type="float" office:value="24608433" calcext:value-type="float">
            <text:p>24608433</text:p>
          </table:table-cell>
          <table:table-cell office:value-type="string" calcext:value-type="string">
            <text:p>Zona Esportiva Municipal <text:s text:c="225"/></text:p>
          </table:table-cell>
          <table:table-cell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LV-3005</text:p>
          </table:table-cell>
          <table:table-cell table:number-columns-repeated="3"/>
          <table:table-cell office:value-type="string" calcext:value-type="string">
            <text:p><text:s/>km 18</text:p>
          </table:table-cell>
          <table:table-cell table:number-columns-repeated="2"/>
          <table:table-cell office:value-type="float" office:value="25281" calcext:value-type="float">
            <text:p>25281</text:p>
          </table:table-cell>
          <table:table-cell office:value-type="string" calcext:value-type="string">
            <text:p>Llobera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Solsonès</text:p>
          </table:table-cell>
          <table:table-cell table:number-columns-repeated="3"/>
          <table:table-cell office:value-type="float" office:value="372594000" calcext:value-type="float">
            <text:p>372594000</text:p>
          </table:table-cell>
          <table:table-cell office:value-type="float" office:value="4642256000" calcext:value-type="float">
            <text:p>4642256000</text:p>
          </table:table-cell>
          <table:table-cell office:value-type="string" calcext:value-type="string">
            <text:p>1.463503036</text:p>
          </table:table-cell>
          <table:table-cell office:value-type="string" calcext:value-type="string">
            <text:p>41.921986156</text:p>
          </table:table-cell>
          <table:table-cell table:number-columns-repeated="2"/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770" target="_blank"&gt;Cens d�equipaments esportius de Catalunya&lt;/a&gt;|Espais|1 Pistes poliesportives a l'aire lliure</text:p>
          </table:table-cell>
          <table:table-cell office:value-type="string" calcext:value-type="string">
            <text:p>POINT (1.463503 41.921986)</text:p>
          </table:table-cell>
        </table:table-row>
        <table:table-row table:style-name="ro1">
          <table:table-cell office:value-type="float" office:value="24608434" calcext:value-type="float">
            <text:p>24608434</text:p>
          </table:table-cell>
          <table:table-cell table:number-columns-repeated="2" office:value-type="string" calcext:value-type="string">
            <text:p>SALA POLIVALENT MUNICIPAL</text:p>
          </table:table-cell>
          <table:table-cell office:value-type="string" calcext:value-type="string">
            <text:p>Esports. Lleure|Instal·lacions esportives|Sala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LV 3005</text:p>
          </table:table-cell>
          <table:table-cell table:number-columns-repeated="3"/>
          <table:table-cell office:value-type="string" calcext:value-type="string">
            <text:p><text:s/>km 18</text:p>
          </table:table-cell>
          <table:table-cell table:number-columns-repeated="2"/>
          <table:table-cell office:value-type="float" office:value="25281" calcext:value-type="float">
            <text:p>25281</text:p>
          </table:table-cell>
          <table:table-cell office:value-type="string" calcext:value-type="string">
            <text:p>Llobera</text:p>
          </table:table-cell>
          <table:table-cell office:value-type="float" office:value="251291" calcext:value-type="float">
            <text:p>251291</text:p>
          </table:table-cell>
          <table:table-cell office:value-type="string" calcext:value-type="string">
            <text:p>Solsonès</text:p>
          </table:table-cell>
          <table:table-cell table:number-columns-repeated="3"/>
          <table:table-cell office:value-type="float" office:value="372574000" calcext:value-type="float">
            <text:p>372574000</text:p>
          </table:table-cell>
          <table:table-cell office:value-type="float" office:value="4642270000" calcext:value-type="float">
            <text:p>4642270000</text:p>
          </table:table-cell>
          <table:table-cell office:value-type="string" calcext:value-type="string">
            <text:p>1.463258897</text:p>
          </table:table-cell>
          <table:table-cell office:value-type="string" calcext:value-type="string">
            <text:p>41.922108978</text:p>
          </table:table-cell>
          <table:table-cell table:number-columns-repeated="2"/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771" target="_blank"&gt;Cens d�equipaments esportius de Catalunya&lt;/a&gt;|Espais|1 Sales d'activitats i especialitzades</text:p>
          </table:table-cell>
          <table:table-cell office:value-type="string" calcext:value-type="string">
            <text:p>POINT (1.4632589 41.922108)</text:p>
          </table:table-cell>
        </table:table-row>
        <table:table-row table:style-name="ro1">
          <table:table-cell office:value-type="float" office:value="24608443" calcext:value-type="float">
            <text:p>24608443</text:p>
          </table:table-cell>
          <table:table-cell table:number-columns-repeated="2" office:value-type="string" calcext:value-type="string">
            <text:p>CAMP DE FUTBOL MUNICIPAL</text:p>
          </table:table-cell>
          <table:table-cell office:value-type="string" calcext:value-type="string">
            <text:p>Esports. Lleure|Instal·lacions esportives|Camp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LV-3002</text:p>
          </table:table-cell>
          <table:table-cell table:number-columns-repeated="3"/>
          <table:table-cell office:value-type="string" calcext:value-type="string">
            <text:p><text:s/>Km. 12</text:p>
          </table:table-cell>
          <table:table-cell table:number-columns-repeated="2"/>
          <table:table-cell office:value-type="float" office:value="25287" calcext:value-type="float">
            <text:p>25287</text:p>
          </table:table-cell>
          <table:table-cell office:value-type="string" calcext:value-type="string">
            <text:p>Riner</text:p>
          </table:table-cell>
          <table:table-cell office:value-type="float" office:value="251863" calcext:value-type="float">
            <text:p>251863</text:p>
          </table:table-cell>
          <table:table-cell office:value-type="string" calcext:value-type="string">
            <text:p>Solsonès</text:p>
          </table:table-cell>
          <table:table-cell table:number-columns-repeated="3"/>
          <table:table-cell office:value-type="float" office:value="380903000" calcext:value-type="float">
            <text:p>380903000</text:p>
          </table:table-cell>
          <table:table-cell office:value-type="float" office:value="4638471000" calcext:value-type="float">
            <text:p>4638471000</text:p>
          </table:table-cell>
          <table:table-cell office:value-type="string" calcext:value-type="string">
            <text:p>1.564440675</text:p>
          </table:table-cell>
          <table:table-cell office:value-type="string" calcext:value-type="string">
            <text:p>41.889203103</text:p>
          </table:table-cell>
          <table:table-cell table:number-columns-repeated="2"/>
          <table:table-cell office:value-type="string" calcext:value-type="string">
            <text:p>07/19/2024 07:31:43 AM</text:p>
          </table:table-cell>
          <table:table-cell office:value-type="string" calcext:value-type="string">
            <text:p>Enlla�|&lt;a href=" http://equipaments.esport.gencat.cat/ceeree/equipaments/27803" target="_blank"&gt;Cens d�equipaments esportius de Catalunya&lt;/a&gt;|Espais|1 Camps poliespotius i especialitzats&lt;br/&gt;1 Zones d'activitat a l'entorn urbà</text:p>
          </table:table-cell>
          <table:table-cell office:value-type="string" calcext:value-type="string">
            <text:p>POINT (1.5644407 41.889202)</text:p>
          </table:table-cell>
        </table:table-row>
        <table:table-row table:style-name="ro1">
          <table:table-cell office:value-type="float" office:value="24608654" calcext:value-type="float">
            <text:p>24608654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PISCINES MUNICIPALS</text:p>
          </table:table-cell>
          <table:table-cell office:value-type="string" calcext:value-type="string">
            <text:p>Esports. Lleure|Instal·lacions esportives|Piscina a l'aire lliure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allfogona</text:p>
          </table:table-cell>
          <table:table-cell table:number-columns-repeated="4"/>
          <table:table-cell office:value-type="string" calcext:value-type="string">
            <text:p><text:s/>Km. 7</text:p>
          </table:table-cell>
          <table:table-cell table:number-columns-repeated="2"/>
          <table:table-cell office:value-type="float" office:value="25341" calcext:value-type="float">
            <text:p>25341</text:p>
          </table:table-cell>
          <table:table-cell office:value-type="string" calcext:value-type="string">
            <text:p>Guimerà</text:p>
          </table:table-cell>
          <table:table-cell office:value-type="float" office:value="251095" calcext:value-type="float">
            <text:p>251095</text:p>
          </table:table-cell>
          <table:table-cell office:value-type="string" calcext:value-type="string">
            <text:p>Urgell</text:p>
          </table:table-cell>
          <table:table-cell table:number-columns-repeated="3"/>
          <table:table-cell office:value-type="float" office:value="349340000" calcext:value-type="float">
            <text:p>349340000</text:p>
          </table:table-cell>
          <table:table-cell office:value-type="float" office:value="4602755000" calcext:value-type="float">
            <text:p>4602755000</text:p>
          </table:table-cell>
          <table:table-cell office:value-type="string" calcext:value-type="string">
            <text:p>1.193188023</text:p>
          </table:table-cell>
          <table:table-cell office:value-type="string" calcext:value-type="string">
            <text:p>41.562281706</text:p>
          </table:table-cell>
          <table:table-cell table:number-columns-repeated="2"/>
          <table:table-cell office:value-type="string" calcext:value-type="string">
            <text:p>07/19/2024 07:32:06 AM</text:p>
          </table:table-cell>
          <table:table-cell office:value-type="string" calcext:value-type="string">
            <text:p>Enlla�|&lt;a href=" http://equipaments.esport.gencat.cat/ceeree/equipaments/25821" target="_blank"&gt;Cens d�equipaments esportius de Catalunya&lt;/a&gt;|Espais|2 Piscina a l'aire lliure</text:p>
          </table:table-cell>
          <table:table-cell office:value-type="string" calcext:value-type="string">
            <text:p>POINT (1.1931881 41.562283)</text:p>
          </table:table-cell>
        </table:table-row>
        <table:table-row table:style-name="ro1">
          <table:table-cell office:value-type="float" office:value="24608655" calcext:value-type="float">
            <text:p>24608655</text:p>
          </table:table-cell>
          <table:table-cell office:value-type="string" calcext:value-type="string">
            <text:p>Complex esportiu municipal</text:p>
          </table:table-cell>
          <table:table-cell office:value-type="string" calcext:value-type="string">
            <text:p>INSTAL·LACIONS ESPORTIVES MUNICIPALS</text:p>
          </table:table-cell>
          <table:table-cell office:value-type="string" calcext:value-type="string">
            <text:p>Esports. Lleure|Instal·lacions esportives|Pista|Esports. Lleure|Instal·lacions esportives|Camp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allfogona</text:p>
          </table:table-cell>
          <table:table-cell table:number-columns-repeated="4"/>
          <table:table-cell office:value-type="string" calcext:value-type="string">
            <text:p><text:s/>Km. 7</text:p>
          </table:table-cell>
          <table:table-cell table:number-columns-repeated="2"/>
          <table:table-cell office:value-type="float" office:value="25341" calcext:value-type="float">
            <text:p>25341</text:p>
          </table:table-cell>
          <table:table-cell office:value-type="string" calcext:value-type="string">
            <text:p>Guimerà</text:p>
          </table:table-cell>
          <table:table-cell office:value-type="float" office:value="251095" calcext:value-type="float">
            <text:p>251095</text:p>
          </table:table-cell>
          <table:table-cell office:value-type="string" calcext:value-type="string">
            <text:p>Urgell</text:p>
          </table:table-cell>
          <table:table-cell table:number-columns-repeated="3"/>
          <table:table-cell office:value-type="float" office:value="349344000" calcext:value-type="float">
            <text:p>349344000</text:p>
          </table:table-cell>
          <table:table-cell office:value-type="float" office:value="4602723000" calcext:value-type="float">
            <text:p>4602723000</text:p>
          </table:table-cell>
          <table:table-cell office:value-type="string" calcext:value-type="string">
            <text:p>1.193243998</text:p>
          </table:table-cell>
          <table:table-cell office:value-type="string" calcext:value-type="string">
            <text:p>41.561994368</text:p>
          </table:table-cell>
          <table:table-cell table:number-columns-repeated="2"/>
          <table:table-cell office:value-type="string" calcext:value-type="string">
            <text:p>07/19/2024 07:32:06 AM</text:p>
          </table:table-cell>
          <table:table-cell office:value-type="string" calcext:value-type="string">
            <text:p>Enlla�|&lt;a href=" http://equipaments.esport.gencat.cat/ceeree/equipaments/25823" target="_blank"&gt;Cens d�equipaments esportius de Catalunya&lt;/a&gt;|Espais|1 Camps poliespotius i especialitzats&lt;br/&gt;2 Pistes poliesportives a l'aire lliure</text:p>
          </table:table-cell>
          <table:table-cell office:value-type="string" calcext:value-type="string">
            <text:p>POINT (1.193244 41.561993)</text:p>
          </table:table-cell>
        </table:table-row>
        <table:table-row table:style-name="ro1">
          <table:table-cell office:value-type="float" office:value="24608716" calcext:value-type="float">
            <text:p>24608716</text:p>
          </table:table-cell>
          <table:table-cell table:number-columns-repeated="2" office:value-type="string" calcext:value-type="string">
            <text:p>CAMP DE TIR DE PRECISIÓ DE TERRASSA</text:p>
          </table:table-cell>
          <table:table-cell office:value-type="string" calcext:value-type="string">
            <text:p>Esports. Lleure|Instal·lacions esportives|Altres espais singular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Terrassa a Castellar</text:p>
          </table:table-cell>
          <table:table-cell table:number-columns-repeated="3"/>
          <table:table-cell office:value-type="string" calcext:value-type="string">
            <text:p><text:s/>Km. 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71824" calcext:value-type="float">
            <text:p>937871824</text:p>
          </table:table-cell>
          <table:table-cell table:number-columns-repeated="2"/>
          <table:table-cell office:value-type="float" office:value="419758000" calcext:value-type="float">
            <text:p>419758000</text:p>
          </table:table-cell>
          <table:table-cell office:value-type="float" office:value="4605310000" calcext:value-type="float">
            <text:p>4605310000</text:p>
          </table:table-cell>
          <table:table-cell office:value-type="string" calcext:value-type="string">
            <text:p>2.037179510</text:p>
          </table:table-cell>
          <table:table-cell office:value-type="string" calcext:value-type="string">
            <text:p>41.595461740</text:p>
          </table:table-cell>
          <table:table-cell/>
          <table:table-cell office:value-type="string" calcext:value-type="string">
            <text:p>http://www.tirterrassa.es</text:p>
          </table:table-cell>
          <table:table-cell office:value-type="string" calcext:value-type="string">
            <text:p>07/19/2024 07:31:37 AM</text:p>
          </table:table-cell>
          <table:table-cell office:value-type="string" calcext:value-type="string">
            <text:p>Enlla�|&lt;a href=" http://equipaments.esport.gencat.cat/ceeree/equipaments/28296" target="_blank"&gt;Cens d�equipaments esportius de Catalunya&lt;/a&gt;|Espais|6 Altres espais singulars</text:p>
          </table:table-cell>
          <table:table-cell office:value-type="string" calcext:value-type="string">
            <text:p>POINT (2.0371795 41.595463)</text:p>
          </table:table-cell>
        </table:table-row>
        <table:table-row table:style-name="ro1">
          <table:table-cell office:value-type="float" office:value="24608744" calcext:value-type="float">
            <text:p>24608744</text:p>
          </table:table-cell>
          <table:table-cell table:number-columns-repeated="2" office:value-type="string" calcext:value-type="string">
            <text:p>COMPLEX ESPORTIU CAN XAUBET</text:p>
          </table:table-cell>
          <table:table-cell office:value-type="string" calcext:value-type="string">
            <text:p>Esports. Lleure|Instal·lacions esportives|Piscina coberta|Esports. Lleure|Instal·lacions esportives|Sala|Esports. Lleure|Instal·lacions esportives|Pavelló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 </text:p>
          </table:table-cell>
          <table:table-cell table:number-columns-repeated="3"/>
          <table:table-cell office:value-type="string" calcext:value-type="string">
            <text:p><text:s/>entre els Km. 669 i 670</text:p>
          </table:table-cell>
          <table:table-cell table:number-columns-repeated="2"/>
          <table:table-cell office:value-type="float" office:value="8397" calcext:value-type="float">
            <text:p>8397</text:p>
          </table:table-cell>
          <table:table-cell office:value-type="string" calcext:value-type="string">
            <text:p>Pineda de Mar</text:p>
          </table:table-cell>
          <table:table-cell office:value-type="float" office:value="81635" calcext:value-type="float">
            <text:p>81635</text:p>
          </table:table-cell>
          <table:table-cell office:value-type="string" calcext:value-type="string">
            <text:p>Maresme</text:p>
          </table:table-cell>
          <table:table-cell office:value-type="float" office:value="937627259" calcext:value-type="float">
            <text:p>937627259</text:p>
          </table:table-cell>
          <table:table-cell table:number-columns-repeated="2"/>
          <table:table-cell office:value-type="float" office:value="472983000" calcext:value-type="float">
            <text:p>472983000</text:p>
          </table:table-cell>
          <table:table-cell office:value-type="float" office:value="4608020000" calcext:value-type="float">
            <text:p>4608020000</text:p>
          </table:table-cell>
          <table:table-cell office:value-type="string" calcext:value-type="string">
            <text:p>2.675682361</text:p>
          </table:table-cell>
          <table:table-cell office:value-type="string" calcext:value-type="string">
            <text:p>41.623445722</text:p>
          </table:table-cell>
          <table:table-cell/>
          <table:table-cell office:value-type="string" calcext:value-type="string">
            <text:p>http://www.canxaubet.cat</text:p>
          </table:table-cell>
          <table:table-cell office:value-type="string" calcext:value-type="string">
            <text:p>07/19/2024 07:31:54 AM</text:p>
          </table:table-cell>
          <table:table-cell office:value-type="string" calcext:value-type="string">
            <text:p>Enlla�|&lt;a href=" http://equipaments.esport.gencat.cat/ceeree/equipaments/26703" target="_blank"&gt;Cens d�equipaments esportius de Catalunya&lt;/a&gt;|Espais|1 Pavelló&lt;br/&gt;3 Piscina coberta&lt;br/&gt;6 Sales d'activitats i especialitzades</text:p>
          </table:table-cell>
          <table:table-cell office:value-type="string" calcext:value-type="string">
            <text:p>POINT (2.6756823 41.623447)</text:p>
          </table:table-cell>
        </table:table-row>
        <table:table-row table:style-name="ro1">
          <table:table-cell office:value-type="float" office:value="24608807" calcext:value-type="float">
            <text:p>24608807</text:p>
          </table:table-cell>
          <table:table-cell table:number-columns-repeated="2" office:value-type="string" calcext:value-type="string">
            <text:p>PAVELLÓ MUNICIPAL CALDES D'ESTRAC</text:p>
          </table:table-cell>
          <table:table-cell office:value-type="string" calcext:value-type="string">
            <text:p>Esports. Lleure|Instal·lacions esportives|Rocòdrom|Esports. Lleure|Instal·lacions esportives|Sala|Esports. Lleure|Instal·lacions esportives|Pavelló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II <text:s/>Km. 558</text:p>
          </table:table-cell>
          <table:table-cell table:number-columns-repeated="3"/>
          <table:table-cell office:value-type="string" calcext:value-type="string">
            <text:p><text:s/>Caldes d'Estrac</text:p>
          </table:table-cell>
          <table:table-cell table:number-columns-repeated="2"/>
          <table:table-cell office:value-type="float" office:value="8393" calcext:value-type="float">
            <text:p>8393</text:p>
          </table:table-cell>
          <table:table-cell office:value-type="string" calcext:value-type="string">
            <text:p>Caldes d'Estrac</text:p>
          </table:table-cell>
          <table:table-cell office:value-type="float" office:value="80327" calcext:value-type="float">
            <text:p>80327</text:p>
          </table:table-cell>
          <table:table-cell office:value-type="string" calcext:value-type="string">
            <text:p>Maresme</text:p>
          </table:table-cell>
          <table:table-cell office:value-type="float" office:value="937914881" calcext:value-type="float">
            <text:p>937914881</text:p>
          </table:table-cell>
          <table:table-cell table:number-columns-repeated="2"/>
          <table:table-cell office:value-type="float" office:value="460143000" calcext:value-type="float">
            <text:p>460143000</text:p>
          </table:table-cell>
          <table:table-cell office:value-type="float" office:value="4601908000" calcext:value-type="float">
            <text:p>4601908000</text:p>
          </table:table-cell>
          <table:table-cell office:value-type="string" calcext:value-type="string">
            <text:p>2.521959070</text:p>
          </table:table-cell>
          <table:table-cell office:value-type="string" calcext:value-type="string">
            <text:p>41.567856844</text:p>
          </table:table-cell>
          <table:table-cell table:number-columns-repeated="2"/>
          <table:table-cell office:value-type="string" calcext:value-type="string">
            <text:p>07/19/2024 07:31:54 AM</text:p>
          </table:table-cell>
          <table:table-cell office:value-type="string" calcext:value-type="string">
            <text:p>Enlla�|&lt;a href=" http://equipaments.esport.gencat.cat/ceeree/equipaments/26722" target="_blank"&gt;Cens d�equipaments esportius de Catalunya&lt;/a&gt;|Espais|1 Pavelló&lt;br/&gt;1 Rocòdroms i boulders&lt;br/&gt;2 Sales d'activitats i especialitzades</text:p>
          </table:table-cell>
          <table:table-cell office:value-type="string" calcext:value-type="string">
            <text:p>POINT (2.521959 41.567856)</text:p>
          </table:table-cell>
        </table:table-row>
        <table:table-row table:style-name="ro1">
          <table:table-cell office:value-type="float" office:value="25526025" calcext:value-type="float">
            <text:p>25526025</text:p>
          </table:table-cell>
          <table:table-cell table:number-columns-repeated="2" office:value-type="string" calcext:value-type="string">
            <text:p>Regió d'Emergències Centre</text:p>
          </table:table-cell>
          <table:table-cell/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ic</text:p>
          </table:table-cell>
          <table:table-cell office:value-type="string" calcext:value-type="string">
            <text:p><text:s/>C-16-c</text:p>
          </table:table-cell>
          <table:table-cell table:number-columns-repeated="3"/>
          <table:table-cell office:value-type="string" calcext:value-type="string">
            <text:p><text:s/>km. 0</text:p>
          </table:table-cell>
          <table:table-cell office:value-type="string" calcext:value-type="string">
            <text:p>500 ''El Guix'' (antiga <text:s/>comarcal 1411</text:p>
          </table:table-cell>
          <table:table-cell/>
          <table:table-cell office:value-type="float" office:value="8243" calcext:value-type="float">
            <text:p>8243</text:p>
          </table:table-cell>
          <table:table-cell office:value-type="string" calcext:value-type="string">
            <text:p>Manresa</text:p>
          </table:table-cell>
          <table:table-cell office:value-type="float" office:value="81136" calcext:value-type="float">
            <text:p>81136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 874 86 60</text:p>
          </table:table-cell>
          <table:table-cell/>
          <table:table-cell office:value-type="string" calcext:value-type="string">
            <text:p>93 874 73 58</text:p>
          </table:table-cell>
          <table:table-cell office:value-type="float" office:value="404567141" calcext:value-type="float">
            <text:p>404567141</text:p>
          </table:table-cell>
          <table:table-cell office:value-type="float" office:value="4621676644" calcext:value-type="float">
            <text:p>4621676644</text:p>
          </table:table-cell>
          <table:table-cell office:value-type="string" calcext:value-type="string">
            <text:p>1.852236000</text:p>
          </table:table-cell>
          <table:table-cell office:value-type="string" calcext:value-type="string">
            <text:p>41.741242000</text:p>
          </table:table-cell>
          <table:table-cell office:value-type="string" calcext:value-type="string">
            <text:p>regiocentre@gencat.cat</text:p>
          </table:table-cell>
          <table:table-cell/>
          <table:table-cell office:value-type="string" calcext:value-type="string">
            <text:p>07/19/2024 07:37:24 AM</text:p>
          </table:table-cell>
          <table:table-cell/>
          <table:table-cell office:value-type="string" calcext:value-type="string">
            <text:p>POINT (1.852236 41.74124)</text:p>
          </table:table-cell>
        </table:table-row>
        <table:table-row table:style-name="ro1">
          <table:table-cell office:value-type="float" office:value="25562023" calcext:value-type="float">
            <text:p>25562023</text:p>
          </table:table-cell>
          <table:table-cell table:number-columns-repeated="2" office:value-type="string" calcext:value-type="string">
            <text:p>Parc de Bombers Voluntaris de Montferrer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leida a Puigcerdà (N-260 - C-14)</text:p>
          </table:table-cell>
          <table:table-cell table:number-columns-repeated="4"/>
          <table:table-cell office:value-type="string" calcext:value-type="string">
            <text:p><text:s/>pk. 231 (Eix Pirinenc)</text:p>
          </table:table-cell>
          <table:table-cell table:number-columns-repeated="2"/>
          <table:table-cell office:value-type="float" office:value="25711" calcext:value-type="float">
            <text:p>25711</text:p>
          </table:table-cell>
          <table:table-cell office:value-type="string" calcext:value-type="string">
            <text:p>Montferrer i Castellbò</text:p>
          </table:table-cell>
          <table:table-cell office:value-type="float" office:value="251403" calcext:value-type="float">
            <text:p>251403</text:p>
          </table:table-cell>
          <table:table-cell office:value-type="string" calcext:value-type="string">
            <text:p>Alt Urgell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69921603" calcext:value-type="float">
            <text:p>369921603</text:p>
          </table:table-cell>
          <table:table-cell office:value-type="float" office:value="4688876277" calcext:value-type="float">
            <text:p>4688876277</text:p>
          </table:table-cell>
          <table:table-cell office:value-type="string" calcext:value-type="string">
            <text:p>1.420878000</text:p>
          </table:table-cell>
          <table:table-cell office:value-type="string" calcext:value-type="string">
            <text:p>42.341272000</text:p>
          </table:table-cell>
          <table:table-cell table:number-columns-repeated="2"/>
          <table:table-cell office:value-type="string" calcext:value-type="string">
            <text:p>07/19/2024 07:37:22 AM</text:p>
          </table:table-cell>
          <table:table-cell/>
          <table:table-cell office:value-type="string" calcext:value-type="string">
            <text:p>POINT (1.420878 42.34127)</text:p>
          </table:table-cell>
        </table:table-row>
        <table:table-row table:style-name="ro1">
          <table:table-cell office:value-type="float" office:value="25562218" calcext:value-type="float">
            <text:p>25562218</text:p>
          </table:table-cell>
          <table:table-cell table:number-columns-repeated="2" office:value-type="string" calcext:value-type="string">
            <text:p>Parc de Bombers Voluntaris de Prades</text:p>
          </table:table-cell>
          <table:table-cell office:value-type="string" calcext:value-type="string">
            <text:p>Emergències. Seguretat|Parcs de Bomber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l'Espluga (T-700)</text:p>
          </table:table-cell>
          <table:table-cell table:number-columns-repeated="4"/>
          <table:table-cell office:value-type="string" calcext:value-type="string">
            <text:p><text:s/>PK 21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43364" calcext:value-type="float">
            <text:p>43364</text:p>
          </table:table-cell>
          <table:table-cell office:value-type="string" calcext:value-type="string">
            <text:p>Prades</text:p>
          </table:table-cell>
          <table:table-cell office:value-type="float" office:value="431166" calcext:value-type="float">
            <text:p>431166</text:p>
          </table:table-cell>
          <table:table-cell office:value-type="string" calcext:value-type="string">
            <text:p>Baix Camp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31545683" calcext:value-type="float">
            <text:p>331545683</text:p>
          </table:table-cell>
          <table:table-cell office:value-type="float" office:value="4575386393" calcext:value-type="float">
            <text:p>4575386393</text:p>
          </table:table-cell>
          <table:table-cell office:value-type="string" calcext:value-type="string">
            <text:p>0.987492000</text:p>
          </table:table-cell>
          <table:table-cell office:value-type="string" calcext:value-type="string">
            <text:p>41.312381000</text:p>
          </table:table-cell>
          <table:table-cell table:number-columns-repeated="2"/>
          <table:table-cell office:value-type="string" calcext:value-type="string">
            <text:p>07/19/2024 07:37:00 AM</text:p>
          </table:table-cell>
          <table:table-cell/>
          <table:table-cell office:value-type="string" calcext:value-type="string">
            <text:p>POINT (0.987492 41.31238)</text:p>
          </table:table-cell>
        </table:table-row>
        <table:table-row table:style-name="ro1">
          <table:table-cell office:value-type="float" office:value="26823865" calcext:value-type="float">
            <text:p>26823865</text:p>
          </table:table-cell>
          <table:table-cell table:number-columns-repeated="2" office:value-type="string" calcext:value-type="string">
            <text:p>Direcció General dels Agents Rurals</text:p>
          </table:table-cell>
          <table:table-cell/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B-140 de Sabadell a Santa Perpètua de Mogoda</text:p>
          </table:table-cell>
          <table:table-cell table:number-columns-repeated="3"/>
          <table:table-cell office:value-type="string" calcext:value-type="string">
            <text:p><text:s/>km 4</text:p>
          </table:table-cell>
          <table:table-cell/>
          <table:table-cell office:value-type="string" calcext:value-type="string">
            <text:p>5 Finca Torreferrussa</text:p>
          </table:table-cell>
          <table:table-cell office:value-type="float" office:value="8130" calcext:value-type="float">
            <text:p>8130</text:p>
          </table:table-cell>
          <table:table-cell office:value-type="string" calcext:value-type="string">
            <text:p>Santa Perpètua de Mogoda</text:p>
          </table:table-cell>
          <table:table-cell office:value-type="float" office:value="82606" calcext:value-type="float">
            <text:p>82606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114 68 87</text:p>
          </table:table-cell>
          <table:table-cell table:number-columns-repeated="2"/>
          <table:table-cell office:value-type="float" office:value="430306005" calcext:value-type="float">
            <text:p>430306005</text:p>
          </table:table-cell>
          <table:table-cell office:value-type="float" office:value="4597720678" calcext:value-type="float">
            <text:p>4597720678</text:p>
          </table:table-cell>
          <table:table-cell office:value-type="string" calcext:value-type="string">
            <text:p>2.164709000</text:p>
          </table:table-cell>
          <table:table-cell office:value-type="string" calcext:value-type="string">
            <text:p>41.528080000</text:p>
          </table:table-cell>
          <table:table-cell office:value-type="string" calcext:value-type="string">
            <text:p>direccio.agentsrurals@gencat.cat</text:p>
          </table:table-cell>
          <table:table-cell/>
          <table:table-cell office:value-type="string" calcext:value-type="string">
            <text:p>07/19/2024 07:36:21 AM</text:p>
          </table:table-cell>
          <table:table-cell/>
          <table:table-cell office:value-type="string" calcext:value-type="string">
            <text:p>POINT (2.164709 41.52808)</text:p>
          </table:table-cell>
        </table:table-row>
        <table:table-row table:style-name="ro1">
          <table:table-cell office:value-type="float" office:value="27040611" calcext:value-type="float">
            <text:p>27040611</text:p>
          </table:table-cell>
          <table:table-cell table:number-columns-repeated="2" office:value-type="string" calcext:value-type="string">
            <text:p>Fundació Barcelona Cultur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de </text:p>
          </table:table-cell>
          <table:table-cell office:value-type="string" calcext:value-type="string">
            <text:p>Las S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office:value-type="float" office:value="430743400" calcext:value-type="float">
            <text:p>430743400</text:p>
          </table:table-cell>
          <table:table-cell office:value-type="float" office:value="4581550500" calcext:value-type="float">
            <text:p>4581550500</text:p>
          </table:table-cell>
          <table:table-cell office:value-type="string" calcext:value-type="string">
            <text:p>2.171708780</text:p>
          </table:table-cell>
          <table:table-cell office:value-type="string" calcext:value-type="string">
            <text:p>41.382499499</text:p>
          </table:table-cell>
          <table:table-cell office:value-type="string" calcext:value-type="string">
            <text:p>amontanes@bcn.cat</text:p>
          </table:table-cell>
          <table:table-cell/>
          <table:table-cell table:style-name="ce1" office:value-type="string" calcext:value-type="string">
            <text:p>07/10/2024 07:25:53 AM</text:p>
          </table:table-cell>
          <table:table-cell office:value-type="string" calcext:value-type="string">
            <text:p>Titularitat|Privada <text:s text:c="2"/></text:p>
          </table:table-cell>
          <table:table-cell office:value-type="string" calcext:value-type="string">
            <text:p>POINT (2.1717088 41.3825)</text:p>
          </table:table-cell>
        </table:table-row>
        <table:table-row table:style-name="ro1">
          <table:table-cell office:value-type="float" office:value="27040746" calcext:value-type="float">
            <text:p>27040746</text:p>
          </table:table-cell>
          <table:table-cell table:number-columns-repeated="2" office:value-type="string" calcext:value-type="string">
            <text:p>Col·lecció d'Automòbils Salvador Claret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II</text:p>
          </table:table-cell>
          <table:table-cell table:number-columns-repeated="3"/>
          <table:table-cell office:value-type="string" calcext:value-type="string">
            <text:p><text:s/>km. 698</text:p>
          </table:table-cell>
          <table:table-cell table:number-columns-repeated="2"/>
          <table:table-cell office:value-type="float" office:value="17410" calcext:value-type="float">
            <text:p>17410</text:p>
          </table:table-cell>
          <table:table-cell office:value-type="string" calcext:value-type="string">
            <text:p>Sils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972 85 30 36 -</text:p>
          </table:table-cell>
          <table:table-cell table:number-columns-repeated="2"/>
          <table:table-cell office:value-type="float" office:value="479797000" calcext:value-type="float">
            <text:p>479797000</text:p>
          </table:table-cell>
          <table:table-cell office:value-type="float" office:value="4631322000" calcext:value-type="float">
            <text:p>4631322000</text:p>
          </table:table-cell>
          <table:table-cell office:value-type="string" calcext:value-type="string">
            <text:p>2.756687549</text:p>
          </table:table-cell>
          <table:table-cell office:value-type="string" calcext:value-type="string">
            <text:p>41.833528817</text:p>
          </table:table-cell>
          <table:table-cell office:value-type="string" calcext:value-type="string">
            <text:p>casc@casc.cat</text:p>
          </table:table-cell>
          <table:table-cell office:value-type="string" calcext:value-type="string">
            <text:p>http://www.museuautomobilsclaret.com</text:p>
          </table:table-cell>
          <table:table-cell table:style-name="ce1" office:value-type="string" calcext:value-type="string">
            <text:p>07/10/2024 07:33:09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7566876 41.83353)</text:p>
          </table:table-cell>
        </table:table-row>
        <table:table-row table:style-name="ro1">
          <table:table-cell office:value-type="float" office:value="27041205" calcext:value-type="float">
            <text:p>27041205</text:p>
          </table:table-cell>
          <table:table-cell table:number-columns-repeated="2" office:value-type="string" calcext:value-type="string">
            <text:p>Arxiu Gavín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12 km.181</text:p>
          </table:table-cell>
          <table:table-cell table:number-columns-repeated="7"/>
          <table:table-cell office:value-type="float" office:value="25612" calcext:value-type="float">
            <text:p>25612</text:p>
          </table:table-cell>
          <table:table-cell office:value-type="string" calcext:value-type="string">
            <text:p>Os de Balaguer</text:p>
          </table:table-cell>
          <table:table-cell office:value-type="float" office:value="251569" calcext:value-type="float">
            <text:p>251569</text:p>
          </table:table-cell>
          <table:table-cell office:value-type="string" calcext:value-type="string">
            <text:p>Noguera</text:p>
          </table:table-cell>
          <table:table-cell office:value-type="float" office:value="973438006" calcext:value-type="float">
            <text:p>973438006</text:p>
          </table:table-cell>
          <table:table-cell table:number-columns-repeated="2"/>
          <table:table-cell office:value-type="float" office:value="313918560" calcext:value-type="float">
            <text:p>313918560</text:p>
          </table:table-cell>
          <table:table-cell office:value-type="float" office:value="4638322000" calcext:value-type="float">
            <text:p>4638322000</text:p>
          </table:table-cell>
          <table:table-cell office:value-type="string" calcext:value-type="string">
            <text:p>0.757566824</text:p>
          </table:table-cell>
          <table:table-cell office:value-type="string" calcext:value-type="string">
            <text:p>41.874936080</text:p>
          </table:table-cell>
          <table:table-cell office:value-type="string" calcext:value-type="string">
            <text:p>arxiugavin@maristes.cat</text:p>
          </table:table-cell>
          <table:table-cell office:value-type="string" calcext:value-type="string">
            <text:p>http://arxiugavin.wordpress.com</text:p>
          </table:table-cell>
          <table:table-cell table:style-name="ce1" office:value-type="string" calcext:value-type="string">
            <text:p>07/10/2024 07:36:36 AM</text:p>
          </table:table-cell>
          <table:table-cell office:value-type="string" calcext:value-type="string">
            <text:p>Titularitat|Privats: altres</text:p>
          </table:table-cell>
          <table:table-cell office:value-type="string" calcext:value-type="string">
            <text:p>POINT (0.7575668 41.874935)</text:p>
          </table:table-cell>
        </table:table-row>
        <table:table-row table:style-name="ro1">
          <table:table-cell office:value-type="float" office:value="27041512" calcext:value-type="float">
            <text:p>27041512</text:p>
          </table:table-cell>
          <table:table-cell table:number-columns-repeated="2" office:value-type="string" calcext:value-type="string">
            <text:p>Museu de l'Escola Rural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Solsona-Bassella</text:p>
          </table:table-cell>
          <table:table-cell table:number-columns-repeated="3"/>
          <table:table-cell office:value-type="string" calcext:value-type="string">
            <text:p><text:s/>km. 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289" calcext:value-type="float">
            <text:p>25289</text:p>
          </table:table-cell>
          <table:table-cell office:value-type="string" calcext:value-type="string">
            <text:p>Castellar de la Ribera</text:p>
          </table:table-cell>
          <table:table-cell office:value-type="float" office:value="250642" calcext:value-type="float">
            <text:p>250642</text:p>
          </table:table-cell>
          <table:table-cell office:value-type="string" calcext:value-type="string">
            <text:p>Solsonès</text:p>
          </table:table-cell>
          <table:table-cell office:value-type="string" calcext:value-type="string">
            <text:p>973 48 16 40</text:p>
          </table:table-cell>
          <table:table-cell table:number-columns-repeated="2"/>
          <table:table-cell office:value-type="float" office:value="368776000" calcext:value-type="float">
            <text:p>368776000</text:p>
          </table:table-cell>
          <table:table-cell office:value-type="float" office:value="4653450000" calcext:value-type="float">
            <text:p>4653450000</text:p>
          </table:table-cell>
          <table:table-cell office:value-type="string" calcext:value-type="string">
            <text:p>1.414978016</text:p>
          </table:table-cell>
          <table:table-cell office:value-type="string" calcext:value-type="string">
            <text:p>42.022143425</text:p>
          </table:table-cell>
          <table:table-cell office:value-type="string" calcext:value-type="string">
            <text:p>ajuntament@castellarribera.ddl.net</text:p>
          </table:table-cell>
          <table:table-cell office:value-type="string" calcext:value-type="string">
            <text:p>http://www.lleida.com/museu-de-lescola-rural</text:p>
          </table:table-cell>
          <table:table-cell table:style-name="ce1" office:value-type="string" calcext:value-type="string">
            <text:p>07/10/2024 07:33:41 AM</text:p>
          </table:table-cell>
          <table:table-cell office:value-type="string" calcext:value-type="string">
            <text:p>Gestio|Gestió directa d'entitats públiques</text:p>
          </table:table-cell>
          <table:table-cell office:value-type="string" calcext:value-type="string">
            <text:p>POINT (1.414978 42.022144)</text:p>
          </table:table-cell>
        </table:table-row>
        <table:table-row table:style-name="ro1">
          <table:table-cell office:value-type="float" office:value="27041541" calcext:value-type="float">
            <text:p>27041541</text:p>
          </table:table-cell>
          <table:table-cell table:number-columns-repeated="2" office:value-type="string" calcext:value-type="string">
            <text:p>Centre Cívic L'Elèctric</text:p>
          </table:table-cell>
          <table:table-cell office:value-type="string" calcext:value-type="string">
            <text:p>Cultura|Centres culturals: ateneus, centres cívics i cases de cultura|Casa de Cultura/casal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Vallvidrera a Sant Cugat <text:s/>6.5</text:p>
          </table:table-cell>
          <table:table-cell table:number-columns-repeated="3"/>
          <table:table-cell office:value-type="string" calcext:value-type="string">
            <text:p>6.5</text:p>
          </table:table-cell>
          <table:table-cell table:number-columns-repeated="2"/>
          <table:table-cell office:value-type="float" office:value="8017" calcext:value-type="float">
            <text:p>8017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.488743884</text:p>
          </table:table-cell>
          <table:table-cell office:value-type="string" calcext:value-type="string">
            <text:p>0.000000000</text:p>
          </table:table-cell>
          <table:table-cell table:number-columns-repeated="2"/>
          <table:table-cell table:style-name="ce1" office:value-type="string" calcext:value-type="string">
            <text:p>07/10/2024 07:26:06 AM</text:p>
          </table:table-cell>
          <table:table-cell office:value-type="string" calcext:value-type="string">
            <text:p>Gestio|Privada <text:s text:c="2"/>|Titularitat|Pública <text:s text:c="2"/></text:p>
          </table:table-cell>
          <table:table-cell office:value-type="string" calcext:value-type="string">
            <text:p>POINT (-1.4887439 0.0000000000000127)</text:p>
          </table:table-cell>
        </table:table-row>
        <table:table-row table:style-name="ro1">
          <table:table-cell office:value-type="float" office:value="27041621" calcext:value-type="float">
            <text:p>27041621</text:p>
          </table:table-cell>
          <table:table-cell table:number-columns-repeated="2" office:value-type="string" calcext:value-type="string">
            <text:p>Arxiu del Consell Comarcal del Vallès Occidental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N-150 km.15</text:p>
          </table:table-cell>
          <table:table-cell table:number-columns-repeated="7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273534" calcext:value-type="float">
            <text:p>937273534</text:p>
          </table:table-cell>
          <table:table-cell table:number-columns-repeated="2"/>
          <table:table-cell office:value-type="float" office:value="421590000" calcext:value-type="float">
            <text:p>421590000</text:p>
          </table:table-cell>
          <table:table-cell office:value-type="float" office:value="4600814000" calcext:value-type="float">
            <text:p>4600814000</text:p>
          </table:table-cell>
          <table:table-cell office:value-type="string" calcext:value-type="string">
            <text:p>2.059746190</text:p>
          </table:table-cell>
          <table:table-cell office:value-type="string" calcext:value-type="string">
            <text:p>41.555152204</text:p>
          </table:table-cell>
          <table:table-cell office:value-type="string" calcext:value-type="string">
            <text:p>morenorch@ccvoc.cat</text:p>
          </table:table-cell>
          <table:table-cell office:value-type="string" calcext:value-type="string">
            <text:p>http://www.ccvoc.cat</text:p>
          </table:table-cell>
          <table:table-cell table:style-name="ce1" office:value-type="string" calcext:value-type="string">
            <text:p>07/10/2024 07:34:43 AM</text:p>
          </table:table-cell>
          <table:table-cell office:value-type="string" calcext:value-type="string">
            <text:p>Titularitat|Administració local: consell comarcal</text:p>
          </table:table-cell>
          <table:table-cell office:value-type="string" calcext:value-type="string">
            <text:p>POINT (2.0597463 41.555153)</text:p>
          </table:table-cell>
        </table:table-row>
        <table:table-row table:style-name="ro1">
          <table:table-cell office:value-type="float" office:value="27041693" calcext:value-type="float">
            <text:p>27041693</text:p>
          </table:table-cell>
          <table:table-cell table:number-columns-repeated="2" office:value-type="string" calcext:value-type="string">
            <text:p>Institut de Recerca i Tecnologia Agroalimentàries (IRTA). Servei de Documentació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9</text:p>
          </table:table-cell>
          <table:table-cell table:number-columns-repeated="4"/>
          <table:table-cell office:value-type="string" calcext:value-type="string">
            <text:p><text:s text:c="2"/>km 12</text:p>
          </table:table-cell>
          <table:table-cell/>
          <table:table-cell office:value-type="string" calcext:value-type="string">
            <text:p>1 (Torre Marimon)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Caldes de Montbui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467 40 40</text:p>
          </table:table-cell>
          <table:table-cell table:number-columns-repeated="2"/>
          <table:table-cell office:value-type="float" office:value="430854000" calcext:value-type="float">
            <text:p>430854000</text:p>
          </table:table-cell>
          <table:table-cell office:value-type="float" office:value="4607206000" calcext:value-type="float">
            <text:p>4607206000</text:p>
          </table:table-cell>
          <table:table-cell office:value-type="string" calcext:value-type="string">
            <text:p>2.170086656</text:p>
          </table:table-cell>
          <table:table-cell office:value-type="string" calcext:value-type="string">
            <text:p>41.613575627</text:p>
          </table:table-cell>
          <table:table-cell office:value-type="string" calcext:value-type="string">
            <text:p>documentacio@irta.cat</text:p>
          </table:table-cell>
          <table:table-cell office:value-type="string" calcext:value-type="string">
            <text:p>http://www.irta.cat</text:p>
          </table:table-cell>
          <table:table-cell table:style-name="ce1" office:value-type="string" calcext:value-type="string">
            <text:p>07/10/2024 07:33:54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2.1700866 41.613575)</text:p>
          </table:table-cell>
        </table:table-row>
        <table:table-row table:style-name="ro1">
          <table:table-cell office:value-type="float" office:value="27041777" calcext:value-type="float">
            <text:p>27041777</text:p>
          </table:table-cell>
          <table:table-cell table:number-columns-repeated="2" office:value-type="string" calcext:value-type="string">
            <text:p>Museu de la Muntanya de Cataluny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Prats de Lluçanès</text:p>
          </table:table-cell>
          <table:table-cell table:number-columns-repeated="4"/>
          <table:table-cell office:value-type="string" calcext:value-type="string">
            <text:p><text:s/>Km. 2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723 84 13</text:p>
          </table:table-cell>
          <table:table-cell table:number-columns-repeated="2"/>
          <table:table-cell office:value-type="float" office:value="425061000" calcext:value-type="float">
            <text:p>425061000</text:p>
          </table:table-cell>
          <table:table-cell office:value-type="float" office:value="4602391000" calcext:value-type="float">
            <text:p>4602391000</text:p>
          </table:table-cell>
          <table:table-cell office:value-type="string" calcext:value-type="string">
            <text:p>2.101166853</text:p>
          </table:table-cell>
          <table:table-cell office:value-type="string" calcext:value-type="string">
            <text:p>41.569687847</text:p>
          </table:table-cell>
          <table:table-cell office:value-type="string" calcext:value-type="string">
            <text:p>sgim@drac.com</text:p>
          </table:table-cell>
          <table:table-cell office:value-type="string" calcext:value-type="string">
            <text:p>http://www.drac.com/sgim</text:p>
          </table:table-cell>
          <table:table-cell table:style-name="ce1" office:value-type="string" calcext:value-type="string">
            <text:p>07/10/2024 07:34:32 AM</text:p>
          </table:table-cell>
          <table:table-cell office:value-type="string" calcext:value-type="string">
            <text:p>Gestio|Gestió directa de persones o entitats privades</text:p>
          </table:table-cell>
          <table:table-cell office:value-type="string" calcext:value-type="string">
            <text:p>POINT (2.101167 41.569687)</text:p>
          </table:table-cell>
        </table:table-row>
        <table:table-row table:style-name="ro1">
          <table:table-cell office:value-type="float" office:value="27041789" calcext:value-type="float">
            <text:p>27041789</text:p>
          </table:table-cell>
          <table:table-cell table:number-columns-repeated="2" office:value-type="string" calcext:value-type="string">
            <text:p>Ciutadella Ibèrica de Calafell - Poblat ibèric d'Alorda Park o de les Toixoneres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31</text:p>
          </table:table-cell>
          <table:table-cell table:number-columns-repeated="4"/>
          <table:table-cell office:value-type="string" calcext:value-type="string">
            <text:p><text:s/>km. 141. Alorda Park</text:p>
          </table:table-cell>
          <table:table-cell table:number-columns-repeated="2"/>
          <table:table-cell office:value-type="float" office:value="43820" calcext:value-type="float">
            <text:p>43820</text:p>
          </table:table-cell>
          <table:table-cell office:value-type="string" calcext:value-type="string">
            <text:p>Calafell</text:p>
          </table:table-cell>
          <table:table-cell office:value-type="float" office:value="430379" calcext:value-type="float">
            <text:p>430379</text:p>
          </table:table-cell>
          <table:table-cell office:value-type="string" calcext:value-type="string">
            <text:p>Baix Penedès</text:p>
          </table:table-cell>
          <table:table-cell office:value-type="string" calcext:value-type="string">
            <text:p>977 69 46 83 -</text:p>
          </table:table-cell>
          <table:table-cell table:number-columns-repeated="2"/>
          <table:table-cell office:value-type="float" office:value="381326000" calcext:value-type="float">
            <text:p>381326000</text:p>
          </table:table-cell>
          <table:table-cell office:value-type="float" office:value="4560968000" calcext:value-type="float">
            <text:p>4560968000</text:p>
          </table:table-cell>
          <table:table-cell office:value-type="string" calcext:value-type="string">
            <text:p>1.584837844</text:p>
          </table:table-cell>
          <table:table-cell office:value-type="string" calcext:value-type="string">
            <text:p>41.191382594</text:p>
          </table:table-cell>
          <table:table-cell office:value-type="string" calcext:value-type="string">
            <text:p>calafellhistoric@calafell.org</text:p>
          </table:table-cell>
          <table:table-cell office:value-type="string" calcext:value-type="string">
            <text:p>http://www.calafellhistoric.org</text:p>
          </table:table-cell>
          <table:table-cell table:style-name="ce1" office:value-type="string" calcext:value-type="string">
            <text:p>07/10/2024 07:35:09 AM</text:p>
          </table:table-cell>
          <table:table-cell office:value-type="string" calcext:value-type="string">
            <text:p>Gestio|Patronat amb personalitat jurídica|Titularitat|Pública</text:p>
          </table:table-cell>
          <table:table-cell office:value-type="string" calcext:value-type="string">
            <text:p>POINT (1.5848378 41.191383)</text:p>
          </table:table-cell>
        </table:table-row>
        <table:table-row table:style-name="ro1">
          <table:table-cell office:value-type="float" office:value="27041859" calcext:value-type="float">
            <text:p>27041859</text:p>
          </table:table-cell>
          <table:table-cell table:number-columns-repeated="2" office:value-type="string" calcext:value-type="string">
            <text:p>Arxiu Municipal de Sant Fruitós de Bages</text:p>
          </table:table-cell>
          <table:table-cell office:value-type="string" calcext:value-type="string">
            <text:p>Cultura|Arxiu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ic</text:p>
          </table:table-cell>
          <table:table-cell table:number-columns-repeated="4"/>
          <table:table-cell office:value-type="string" calcext:value-type="string">
            <text:p>35-37</text:p>
          </table:table-cell>
          <table:table-cell table:number-columns-repeated="2"/>
          <table:table-cell office:value-type="float" office:value="8272" calcext:value-type="float">
            <text:p>8272</text:p>
          </table:table-cell>
          <table:table-cell office:value-type="string" calcext:value-type="string">
            <text:p>Sant Fruitós de Bages</text:p>
          </table:table-cell>
          <table:table-cell office:value-type="float" office:value="82135" calcext:value-type="float">
            <text:p>82135</text:p>
          </table:table-cell>
          <table:table-cell office:value-type="string" calcext:value-type="string">
            <text:p>Bages</text:p>
          </table:table-cell>
          <table:table-cell office:value-type="float" office:value="938789700" calcext:value-type="float">
            <text:p>938789700</text:p>
          </table:table-cell>
          <table:table-cell table:number-columns-repeated="2"/>
          <table:table-cell office:value-type="float" office:value="406833470" calcext:value-type="float">
            <text:p>406833470</text:p>
          </table:table-cell>
          <table:table-cell office:value-type="float" office:value="4622938500" calcext:value-type="float">
            <text:p>4622938500</text:p>
          </table:table-cell>
          <table:table-cell office:value-type="string" calcext:value-type="string">
            <text:p>1.879374545</text:p>
          </table:table-cell>
          <table:table-cell office:value-type="string" calcext:value-type="string">
            <text:p>41.752811290</text:p>
          </table:table-cell>
          <table:table-cell office:value-type="string" calcext:value-type="string">
            <text:p>curasa@diba.cat</text:p>
          </table:table-cell>
          <table:table-cell office:value-type="string" calcext:value-type="string">
            <text:p>http://www.santfruitos.cat</text:p>
          </table:table-cell>
          <table:table-cell table:style-name="ce1" office:value-type="string" calcext:value-type="string">
            <text:p>07/10/2024 07:32:05 AM</text:p>
          </table:table-cell>
          <table:table-cell office:value-type="string" calcext:value-type="string">
            <text:p>Titularitat|Administració local: municipal</text:p>
          </table:table-cell>
          <table:table-cell office:value-type="string" calcext:value-type="string">
            <text:p>POINT (1.8793745 41.75281)</text:p>
          </table:table-cell>
        </table:table-row>
        <table:table-row table:style-name="ro1">
          <table:table-cell office:value-type="float" office:value="27041959" calcext:value-type="float">
            <text:p>27041959</text:p>
          </table:table-cell>
          <table:table-cell table:number-columns-repeated="2" office:value-type="string" calcext:value-type="string">
            <text:p>Parc de les Coves Prehistòriques de Serinyà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66 de Girona a Olot</text:p>
          </table:table-cell>
          <table:table-cell table:number-columns-repeated="7"/>
          <table:table-cell office:value-type="float" office:value="17852" calcext:value-type="float">
            <text:p>17852</text:p>
          </table:table-cell>
          <table:table-cell office:value-type="string" calcext:value-type="string">
            <text:p>Serinyà</text:p>
          </table:table-cell>
          <table:table-cell office:value-type="float" office:value="171903" calcext:value-type="float">
            <text:p>171903</text:p>
          </table:table-cell>
          <table:table-cell office:value-type="string" calcext:value-type="string">
            <text:p>Pla de l'Estany</text:p>
          </table:table-cell>
          <table:table-cell office:value-type="string" calcext:value-type="string">
            <text:p>972 57 35 50 -</text:p>
          </table:table-cell>
          <table:table-cell table:number-columns-repeated="2"/>
          <table:table-cell office:value-type="float" office:value="479069000" calcext:value-type="float">
            <text:p>479069000</text:p>
          </table:table-cell>
          <table:table-cell office:value-type="float" office:value="4667602000" calcext:value-type="float">
            <text:p>4667602000</text:p>
          </table:table-cell>
          <table:table-cell office:value-type="string" calcext:value-type="string">
            <text:p>2.746627234</text:p>
          </table:table-cell>
          <table:table-cell office:value-type="string" calcext:value-type="string">
            <text:p>42.160268808</text:p>
          </table:table-cell>
          <table:table-cell office:value-type="string" calcext:value-type="string">
            <text:p>coves.serinya@plaestany.cat</text:p>
          </table:table-cell>
          <table:table-cell office:value-type="string" calcext:value-type="string">
            <text:p>http://www.plaestany.cat/coves</text:p>
          </table:table-cell>
          <table:table-cell table:style-name="ce1" office:value-type="string" calcext:value-type="string">
            <text:p>07/10/2024 07:32:36 AM</text:p>
          </table:table-cell>
          <table:table-cell office:value-type="string" calcext:value-type="string">
            <text:p>Gestio|Gestió directa d'entitats públiques|Titularitat|Pública</text:p>
          </table:table-cell>
          <table:table-cell office:value-type="string" calcext:value-type="string">
            <text:p>POINT (2.7466273 42.16027)</text:p>
          </table:table-cell>
        </table:table-row>
        <table:table-row table:style-name="ro1">
          <table:table-cell office:value-type="float" office:value="27042003" calcext:value-type="float">
            <text:p>27042003</text:p>
          </table:table-cell>
          <table:table-cell table:number-columns-repeated="2" office:value-type="string" calcext:value-type="string">
            <text:p>Biblioteca del Centre Penitenciari de Lledoners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55</text:p>
          </table:table-cell>
          <table:table-cell table:number-columns-repeated="4"/>
          <table:table-cell office:value-type="string" calcext:value-type="string">
            <text:p><text:s text:c="2"/>km 37</text:p>
          </table:table-cell>
          <table:table-cell table:number-columns-repeated="2"/>
          <table:table-cell office:value-type="float" office:value="8250" calcext:value-type="float">
            <text:p>8250</text:p>
          </table:table-cell>
          <table:table-cell office:value-type="string" calcext:value-type="string">
            <text:p>Sant Joan de Vilatorrada</text:p>
          </table:table-cell>
          <table:table-cell office:value-type="float" office:value="82188" calcext:value-type="float">
            <text:p>82188</text:p>
          </table:table-cell>
          <table:table-cell office:value-type="string" calcext:value-type="string">
            <text:p>Bages</text:p>
          </table:table-cell>
          <table:table-cell office:value-type="string" calcext:value-type="string">
            <text:p>93 693 07 00</text:p>
          </table:table-cell>
          <table:table-cell table:number-columns-repeated="2"/>
          <table:table-cell office:value-type="float" office:value="400789000" calcext:value-type="float">
            <text:p>400789000</text:p>
          </table:table-cell>
          <table:table-cell office:value-type="float" office:value="4623885000" calcext:value-type="float">
            <text:p>4623885000</text:p>
          </table:table-cell>
          <table:table-cell office:value-type="string" calcext:value-type="string">
            <text:p>1.806527280</text:p>
          </table:table-cell>
          <table:table-cell office:value-type="string" calcext:value-type="string">
            <text:p>41.760602581</text:p>
          </table:table-cell>
          <table:table-cell office:value-type="string" calcext:value-type="string">
            <text:p>jusbibllle.dj@gencat.cat</text:p>
          </table:table-cell>
          <table:table-cell/>
          <table:table-cell table:style-name="ce1" office:value-type="string" calcext:value-type="string">
            <text:p>07/10/2024 07:20:56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1.8065273 41.7606)</text:p>
          </table:table-cell>
        </table:table-row>
        <table:table-row table:style-name="ro1">
          <table:table-cell office:value-type="float" office:value="27042071" calcext:value-type="float">
            <text:p>27042071</text:p>
          </table:table-cell>
          <table:table-cell table:number-columns-repeated="2" office:value-type="string" calcext:value-type="string">
            <text:p>Museu del Coure - Fundació La Farg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. 73</text:p>
          </table:table-cell>
          <table:table-cell/>
          <table:table-cell office:value-type="string" calcext:value-type="string">
            <text:p>5. Colònia Lacambra</text:p>
          </table:table-cell>
          <table:table-cell office:value-type="float" office:value="8509" calcext:value-type="float">
            <text:p>8509</text:p>
          </table:table-cell>
          <table:table-cell office:value-type="string" calcext:value-type="string">
            <text:p>Masies de Voltregà, les</text:p>
          </table:table-cell>
          <table:table-cell office:value-type="float" office:value="81173" calcext:value-type="float">
            <text:p>81173</text:p>
          </table:table-cell>
          <table:table-cell office:value-type="string" calcext:value-type="string">
            <text:p>Osona</text:p>
          </table:table-cell>
          <table:table-cell office:value-type="string" calcext:value-type="string">
            <text:p>93 859 56 37 -</text:p>
          </table:table-cell>
          <table:table-cell table:number-columns-repeated="2"/>
          <table:table-cell office:value-type="float" office:value="437007000" calcext:value-type="float">
            <text:p>437007000</text:p>
          </table:table-cell>
          <table:table-cell office:value-type="float" office:value="4654200000" calcext:value-type="float">
            <text:p>4654200000</text:p>
          </table:table-cell>
          <table:table-cell office:value-type="string" calcext:value-type="string">
            <text:p>2.238934343</text:p>
          </table:table-cell>
          <table:table-cell office:value-type="string" calcext:value-type="string">
            <text:p>42.037320079</text:p>
          </table:table-cell>
          <table:table-cell office:value-type="string" calcext:value-type="string">
            <text:p>info@museudelcoure.com</text:p>
          </table:table-cell>
          <table:table-cell office:value-type="string" calcext:value-type="string">
            <text:p>http://www.museudelcoure.com</text:p>
          </table:table-cell>
          <table:table-cell table:style-name="ce1" office:value-type="string" calcext:value-type="string">
            <text:p>07/10/2024 07:33:03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2389343 42.03732)</text:p>
          </table:table-cell>
        </table:table-row>
        <table:table-row table:style-name="ro1">
          <table:table-cell office:value-type="float" office:value="27042252" calcext:value-type="float">
            <text:p>27042252</text:p>
          </table:table-cell>
          <table:table-cell table:number-columns-repeated="2" office:value-type="string" calcext:value-type="string">
            <text:p>Casal d'Argelaguer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<text:s text:c="2"/>Olot 35-37</text:p>
          </table:table-cell>
          <table:table-cell table:number-columns-repeated="3"/>
          <table:table-cell office:value-type="string" calcext:value-type="string">
            <text:p>35-37</text:p>
          </table:table-cell>
          <table:table-cell table:number-columns-repeated="2"/>
          <table:table-cell office:value-type="float" office:value="17853" calcext:value-type="float">
            <text:p>17853</text:p>
          </table:table-cell>
          <table:table-cell office:value-type="string" calcext:value-type="string">
            <text:p>Argelaguer</text:p>
          </table:table-cell>
          <table:table-cell office:value-type="float" office:value="170101" calcext:value-type="float">
            <text:p>170101</text:p>
          </table:table-cell>
          <table:table-cell office:value-type="string" calcext:value-type="string">
            <text:p>Garrotxa</text:p>
          </table:table-cell>
          <table:table-cell office:value-type="float" office:value="972287156" calcext:value-type="float">
            <text:p>972287156</text:p>
          </table:table-cell>
          <table:table-cell table:number-columns-repeated="2"/>
          <table:table-cell office:value-type="float" office:value="470499250" calcext:value-type="float">
            <text:p>470499250</text:p>
          </table:table-cell>
          <table:table-cell office:value-type="float" office:value="4673808000" calcext:value-type="float">
            <text:p>4673808000</text:p>
          </table:table-cell>
          <table:table-cell office:value-type="string" calcext:value-type="string">
            <text:p>2.642576124</text:p>
          </table:table-cell>
          <table:table-cell office:value-type="string" calcext:value-type="string">
            <text:p>42.215885272</text:p>
          </table:table-cell>
          <table:table-cell table:number-columns-repeated="2"/>
          <table:table-cell table:style-name="ce1" office:value-type="string" calcext:value-type="string">
            <text:p>07/10/2024 07:26:35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6425762 42.215885)</text:p>
          </table:table-cell>
        </table:table-row>
        <table:table-row table:style-name="ro1">
          <table:table-cell office:value-type="float" office:value="27042507" calcext:value-type="float">
            <text:p>27042507</text:p>
          </table:table-cell>
          <table:table-cell table:number-columns-repeated="2" office:value-type="string" calcext:value-type="string">
            <text:p>Centre de Documentació i Recursos Educatius del Parc Natural de la Serra de Collserola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'Horta</text:p>
          </table:table-cell>
          <table:table-cell table:number-columns-repeated="4"/>
          <table:table-cell office:value-type="string" calcext:value-type="string">
            <text:p><text:s text:c="2"/>km 2</text:p>
          </table:table-cell>
          <table:table-cell table:number-columns-repeated="2"/>
          <table:table-cell office:value-type="float" office:value="8290" calcext:value-type="float">
            <text:p>8290</text:p>
          </table:table-cell>
          <table:table-cell office:value-type="string" calcext:value-type="string">
            <text:p>Cerdanyola del Vallès</text:p>
          </table:table-cell>
          <table:table-cell office:value-type="float" office:value="82665" calcext:value-type="float">
            <text:p>82665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692 29 16</text:p>
          </table:table-cell>
          <table:table-cell table:number-columns-repeated="2"/>
          <table:table-cell office:value-type="float" office:value="427055000" calcext:value-type="float">
            <text:p>427055000</text:p>
          </table:table-cell>
          <table:table-cell office:value-type="float" office:value="4591634000" calcext:value-type="float">
            <text:p>4591634000</text:p>
          </table:table-cell>
          <table:table-cell office:value-type="string" calcext:value-type="string">
            <text:p>2.126384616</text:p>
          </table:table-cell>
          <table:table-cell office:value-type="string" calcext:value-type="string">
            <text:p>41.472990789</text:p>
          </table:table-cell>
          <table:table-cell office:value-type="string" calcext:value-type="string">
            <text:p>cdre@parccollserola.net</text:p>
          </table:table-cell>
          <table:table-cell office:value-type="string" calcext:value-type="string">
            <text:p>http://www.parcnaturalcollserola.cat</text:p>
          </table:table-cell>
          <table:table-cell table:style-name="ce1" office:value-type="string" calcext:value-type="string">
            <text:p>07/10/2024 07:32:41 AM</text:p>
          </table:table-cell>
          <table:table-cell office:value-type="string" calcext:value-type="string">
            <text:p>Gestio|Pública|Titularitat|Adm. local: ajuntament</text:p>
          </table:table-cell>
          <table:table-cell office:value-type="string" calcext:value-type="string">
            <text:p>POINT (2.1263845 41.472992)</text:p>
          </table:table-cell>
        </table:table-row>
        <table:table-row table:style-name="ro1">
          <table:table-cell office:value-type="float" office:value="27042576" calcext:value-type="float">
            <text:p>27042576</text:p>
          </table:table-cell>
          <table:table-cell table:number-columns-repeated="2" office:value-type="string" calcext:value-type="string">
            <text:p>Centre Cívic de la Creu Alta - Cal Balsach</text:p>
          </table:table-cell>
          <table:table-cell office:value-type="string" calcext:value-type="string">
            <text:p>Cultura|Centres culturals: ateneus, centres cívics i cases de cultura|Centre cívic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Prats de Lluçanès 16-34</text:p>
          </table:table-cell>
          <table:table-cell table:number-columns-repeated="4"/>
          <table:table-cell office:value-type="string" calcext:value-type="string">
            <text:p>16-34</text:p>
          </table:table-cell>
          <table:table-cell table:number-columns-repeated="2"/>
          <table:table-cell office:value-type="float" office:value="8202" calcext:value-type="float">
            <text:p>8202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27247727" calcext:value-type="float">
            <text:p>927247727</text:p>
          </table:table-cell>
          <table:table-cell table:number-columns-repeated="2"/>
          <table:table-cell office:value-type="float" office:value="425161440" calcext:value-type="float">
            <text:p>425161440</text:p>
          </table:table-cell>
          <table:table-cell office:value-type="float" office:value="4600819500" calcext:value-type="float">
            <text:p>4600819500</text:p>
          </table:table-cell>
          <table:table-cell office:value-type="string" calcext:value-type="string">
            <text:p>2.102567270</text:p>
          </table:table-cell>
          <table:table-cell office:value-type="string" calcext:value-type="string">
            <text:p>41.555543938</text:p>
          </table:table-cell>
          <table:table-cell office:value-type="string" calcext:value-type="string">
            <text:p>ccivics@ajsabadell.cat</text:p>
          </table:table-cell>
          <table:table-cell office:value-type="string" calcext:value-type="string">
            <text:p>http://www.sabadell.cat</text:p>
          </table:table-cell>
          <table:table-cell table:style-name="ce1" office:value-type="string" calcext:value-type="string">
            <text:p>07/10/2024 07:32:24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2.1025672 41.555546)</text:p>
          </table:table-cell>
        </table:table-row>
        <table:table-row table:style-name="ro1">
          <table:table-cell office:value-type="float" office:value="27042590" calcext:value-type="float">
            <text:p>27042590</text:p>
          </table:table-cell>
          <table:table-cell table:number-columns-repeated="2" office:value-type="string" calcext:value-type="string">
            <text:p>Biblioteca del Centre Penitenciari Brians 2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rtorell a Capellades</text:p>
          </table:table-cell>
          <table:table-cell table:number-columns-repeated="4"/>
          <table:table-cell office:value-type="string" calcext:value-type="string">
            <text:p><text:s text:c="2"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693 50 00</text:p>
          </table:table-cell>
          <table:table-cell table:number-columns-repeated="2"/>
          <table:table-cell office:value-type="float" office:value="406808900" calcext:value-type="float">
            <text:p>406808900</text:p>
          </table:table-cell>
          <table:table-cell office:value-type="float" office:value="4591259000" calcext:value-type="float">
            <text:p>4591259000</text:p>
          </table:table-cell>
          <table:table-cell office:value-type="string" calcext:value-type="string">
            <text:p>1.884007394</text:p>
          </table:table-cell>
          <table:table-cell office:value-type="string" calcext:value-type="string">
            <text:p>41.467516726</text:p>
          </table:table-cell>
          <table:table-cell office:value-type="string" calcext:value-type="string">
            <text:p>jusbiblbr2.dj@gencat.cat</text:p>
          </table:table-cell>
          <table:table-cell/>
          <table:table-cell table:style-name="ce1" office:value-type="string" calcext:value-type="string">
            <text:p>07/10/2024 07:21:02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1.8840075 41.467518)</text:p>
          </table:table-cell>
        </table:table-row>
        <table:table-row table:style-name="ro1">
          <table:table-cell office:value-type="float" office:value="27042615" calcext:value-type="float">
            <text:p>27042615</text:p>
          </table:table-cell>
          <table:table-cell table:number-columns-repeated="2" office:value-type="string" calcext:value-type="string">
            <text:p>Museu de Cotxes d'Època Marc Vidal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ontbrió</text:p>
          </table:table-cell>
          <table:table-cell table:number-columns-repeated="4"/>
          <table:table-cell office:value-type="string" calcext:value-type="string">
            <text:p><text:s/>km. 0</text:p>
          </table:table-cell>
          <table:table-cell/>
          <table:table-cell office:value-type="string" calcext:value-type="string">
            <text:p>3 <text:s text:c="2"/>/ <text:s text:c="2"/>Oficines: d'Arnau de Palomar</text:p>
          </table:table-cell>
          <table:table-cell office:value-type="float" office:value="43330" calcext:value-type="float">
            <text:p>43330</text:p>
          </table:table-cell>
          <table:table-cell office:value-type="string" calcext:value-type="string">
            <text:p>Riudoms</text:p>
          </table:table-cell>
          <table:table-cell office:value-type="float" office:value="431299" calcext:value-type="float">
            <text:p>431299</text:p>
          </table:table-cell>
          <table:table-cell office:value-type="string" calcext:value-type="string">
            <text:p>Baix Camp</text:p>
          </table:table-cell>
          <table:table-cell office:value-type="string" calcext:value-type="string">
            <text:p>977 85 04 10 -</text:p>
          </table:table-cell>
          <table:table-cell table:number-columns-repeated="2"/>
          <table:table-cell office:value-type="float" office:value="336028000" calcext:value-type="float">
            <text:p>336028000</text:p>
          </table:table-cell>
          <table:table-cell office:value-type="float" office:value="4555860000" calcext:value-type="float">
            <text:p>4555860000</text:p>
          </table:table-cell>
          <table:table-cell office:value-type="string" calcext:value-type="string">
            <text:p>1.046294914</text:p>
          </table:table-cell>
          <table:table-cell office:value-type="string" calcext:value-type="string">
            <text:p>41.137494840</text:p>
          </table:table-cell>
          <table:table-cell office:value-type="string" calcext:value-type="string">
            <text:p>info@museumarcvidal.com</text:p>
          </table:table-cell>
          <table:table-cell office:value-type="string" calcext:value-type="string">
            <text:p>http://www.museumarcvidal.com</text:p>
          </table:table-cell>
          <table:table-cell table:style-name="ce1" office:value-type="string" calcext:value-type="string">
            <text:p>07/10/2024 07:32:57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1.0462949 41.137493)</text:p>
          </table:table-cell>
        </table:table-row>
        <table:table-row table:style-name="ro1">
          <table:table-cell office:value-type="float" office:value="27042709" calcext:value-type="float">
            <text:p>27042709</text:p>
          </table:table-cell>
          <table:table-cell table:number-columns-repeated="2" office:value-type="string" calcext:value-type="string">
            <text:p>Museu Monogràfic del Castell de Llinars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de Llinars a Dosrius</text:p>
          </table:table-cell>
          <table:table-cell office:value-type="string" calcext:value-type="string">
            <text:p><text:s/>B-510</text:p>
          </table:table-cell>
          <table:table-cell table:number-columns-repeated="2"/>
          <table:table-cell office:value-type="string" calcext:value-type="string">
            <text:p><text:s/>km 8. Can Bordoi</text:p>
          </table:table-cell>
          <table:table-cell table:number-columns-repeated="2"/>
          <table:table-cell office:value-type="float" office:value="8450" calcext:value-type="float">
            <text:p>8450</text:p>
          </table:table-cell>
          <table:table-cell office:value-type="string" calcext:value-type="string">
            <text:p>Llinars del Vallès</text:p>
          </table:table-cell>
          <table:table-cell office:value-type="float" office:value="81069" calcext:value-type="float">
            <text:p>81069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8410875 - 93</text:p>
          </table:table-cell>
          <table:table-cell table:number-columns-repeated="2"/>
          <table:table-cell office:value-type="float" office:value="450395000" calcext:value-type="float">
            <text:p>450395000</text:p>
          </table:table-cell>
          <table:table-cell office:value-type="float" office:value="4608378000" calcext:value-type="float">
            <text:p>4608378000</text:p>
          </table:table-cell>
          <table:table-cell office:value-type="string" calcext:value-type="string">
            <text:p>2.404512565</text:p>
          </table:table-cell>
          <table:table-cell office:value-type="string" calcext:value-type="string">
            <text:p>41.625585443</text:p>
          </table:table-cell>
          <table:table-cell office:value-type="string" calcext:value-type="string">
            <text:p>mercevilroc@gmail.com</text:p>
          </table:table-cell>
          <table:table-cell/>
          <table:table-cell table:style-name="ce1" office:value-type="string" calcext:value-type="string">
            <text:p>07/10/2024 07:22:09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2.4045126 41.625584)</text:p>
          </table:table-cell>
        </table:table-row>
        <table:table-row table:style-name="ro1">
          <table:table-cell office:value-type="float" office:value="27043117" calcext:value-type="float">
            <text:p>27043117</text:p>
          </table:table-cell>
          <table:table-cell table:number-columns-repeated="2" office:value-type="string" calcext:value-type="string">
            <text:p>Museu de Carros i Eines del Camp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Picamoixons</text:p>
          </table:table-cell>
          <table:table-cell table:number-columns-repeated="4"/>
          <table:table-cell office:value-type="string" calcext:value-type="string">
            <text:p><text:s/>km. 2 <text:s/>/ <text:s/>Apartat de Correus 70</text:p>
          </table:table-cell>
          <table:table-cell table:number-columns-repeated="2"/>
          <table:table-cell office:value-type="float" office:value="43800" calcext:value-type="float">
            <text:p>43800</text:p>
          </table:table-cell>
          <table:table-cell office:value-type="string" calcext:value-type="string">
            <text:p>Valls</text:p>
          </table:table-cell>
          <table:table-cell office:value-type="float" office:value="431613" calcext:value-type="float">
            <text:p>431613</text:p>
          </table:table-cell>
          <table:table-cell office:value-type="string" calcext:value-type="string">
            <text:p>Alt Camp</text:p>
          </table:table-cell>
          <table:table-cell office:value-type="string" calcext:value-type="string">
            <text:p>977 60 33 65 -</text:p>
          </table:table-cell>
          <table:table-cell table:number-columns-repeated="2"/>
          <table:table-cell office:value-type="float" office:value="351509340" calcext:value-type="float">
            <text:p>351509340</text:p>
          </table:table-cell>
          <table:table-cell office:value-type="float" office:value="4572799000" calcext:value-type="float">
            <text:p>4572799000</text:p>
          </table:table-cell>
          <table:table-cell office:value-type="string" calcext:value-type="string">
            <text:p>1.226548681</text:p>
          </table:table-cell>
          <table:table-cell office:value-type="string" calcext:value-type="string">
            <text:p>41.292986864</text:p>
          </table:table-cell>
          <table:table-cell office:value-type="string" calcext:value-type="string">
            <text:p>info@museudecarros.com</text:p>
          </table:table-cell>
          <table:table-cell office:value-type="string" calcext:value-type="string">
            <text:p>http://www.museudecarros.com</text:p>
          </table:table-cell>
          <table:table-cell table:style-name="ce1" office:value-type="string" calcext:value-type="string">
            <text:p>07/10/2024 07:33:06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1.2265487 41.292988)</text:p>
          </table:table-cell>
        </table:table-row>
        <table:table-row table:style-name="ro1">
          <table:table-cell office:value-type="float" office:value="27043646" calcext:value-type="float">
            <text:p>27043646</text:p>
          </table:table-cell>
          <table:table-cell table:number-columns-repeated="2" office:value-type="string" calcext:value-type="string">
            <text:p>Museu de la Colònia Vidal de Puig-reig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6</text:p>
          </table:table-cell>
          <table:table-cell table:number-columns-repeated="4"/>
          <table:table-cell office:value-type="string" calcext:value-type="string">
            <text:p><text:s/>km. 78. Colònia Vidal. Puríssima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string" calcext:value-type="string">
            <text:p>Puig-reig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 829 04 58 -</text:p>
          </table:table-cell>
          <table:table-cell table:number-columns-repeated="2"/>
          <table:table-cell office:value-type="float" office:value="407229000" calcext:value-type="float">
            <text:p>407229000</text:p>
          </table:table-cell>
          <table:table-cell office:value-type="float" office:value="4644190000" calcext:value-type="float">
            <text:p>4644190000</text:p>
          </table:table-cell>
          <table:table-cell office:value-type="string" calcext:value-type="string">
            <text:p>1.880800119</text:p>
          </table:table-cell>
          <table:table-cell office:value-type="string" calcext:value-type="string">
            <text:p>41.944231372</text:p>
          </table:table-cell>
          <table:table-cell office:value-type="string" calcext:value-type="string">
            <text:p>museu@museucoloniavidal.org</text:p>
          </table:table-cell>
          <table:table-cell office:value-type="string" calcext:value-type="string">
            <text:p>http://www.museucoloniavidal.org</text:p>
          </table:table-cell>
          <table:table-cell table:style-name="ce1" office:value-type="string" calcext:value-type="string">
            <text:p>07/10/2024 07:33:08 AM</text:p>
          </table:table-cell>
          <table:table-cell office:value-type="string" calcext:value-type="string">
            <text:p>Gestio|Patronat amb personalitat jurídica|Titularitat|Privada</text:p>
          </table:table-cell>
          <table:table-cell office:value-type="string" calcext:value-type="string">
            <text:p>POINT (1.8808001 41.944233)</text:p>
          </table:table-cell>
        </table:table-row>
        <table:table-row table:style-name="ro1">
          <table:table-cell office:value-type="float" office:value="27043671" calcext:value-type="float">
            <text:p>27043671</text:p>
          </table:table-cell>
          <table:table-cell table:number-columns-repeated="2" office:value-type="string" calcext:value-type="string">
            <text:p>Museu de la Moto de Bassell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4</text:p>
          </table:table-cell>
          <table:table-cell table:number-columns-repeated="4"/>
          <table:table-cell office:value-type="string" calcext:value-type="string">
            <text:p><text:s/>Km 134</text:p>
          </table:table-cell>
          <table:table-cell table:number-columns-repeated="2"/>
          <table:table-cell office:value-type="float" office:value="25289" calcext:value-type="float">
            <text:p>25289</text:p>
          </table:table-cell>
          <table:table-cell office:value-type="string" calcext:value-type="string">
            <text:p>Bassella</text:p>
          </table:table-cell>
          <table:table-cell office:value-type="float" office:value="250447" calcext:value-type="float">
            <text:p>250447</text:p>
          </table:table-cell>
          <table:table-cell office:value-type="string" calcext:value-type="string">
            <text:p>Alt Urgell</text:p>
          </table:table-cell>
          <table:table-cell office:value-type="string" calcext:value-type="string">
            <text:p>973 46 27 31</text:p>
          </table:table-cell>
          <table:table-cell table:number-columns-repeated="2"/>
          <table:table-cell office:value-type="float" office:value="358720000" calcext:value-type="float">
            <text:p>358720000</text:p>
          </table:table-cell>
          <table:table-cell office:value-type="float" office:value="4651871000" calcext:value-type="float">
            <text:p>4651871000</text:p>
          </table:table-cell>
          <table:table-cell office:value-type="string" calcext:value-type="string">
            <text:p>1.293944365</text:p>
          </table:table-cell>
          <table:table-cell office:value-type="string" calcext:value-type="string">
            <text:p>42.006187026</text:p>
          </table:table-cell>
          <table:table-cell office:value-type="string" calcext:value-type="string">
            <text:p>bassella@museumoto.com</text:p>
          </table:table-cell>
          <table:table-cell office:value-type="string" calcext:value-type="string">
            <text:p>http://www.museumoto.com</text:p>
          </table:table-cell>
          <table:table-cell table:style-name="ce1" office:value-type="string" calcext:value-type="string">
            <text:p>07/10/2024 07:32:57 AM</text:p>
          </table:table-cell>
          <table:table-cell office:value-type="string" calcext:value-type="string">
            <text:p>Gestio|Gestió directa de persones o entitats privades|Titularitat|Privada</text:p>
          </table:table-cell>
          <table:table-cell office:value-type="string" calcext:value-type="string">
            <text:p>POINT (1.2939444 42.006187)</text:p>
          </table:table-cell>
        </table:table-row>
        <table:table-row table:style-name="ro1">
          <table:table-cell office:value-type="float" office:value="27043971" calcext:value-type="float">
            <text:p>27043971</text:p>
          </table:table-cell>
          <table:table-cell table:number-columns-repeated="2" office:value-type="string" calcext:value-type="string">
            <text:p>Centre d'Art Santa Mònica</text:p>
          </table:table-cell>
          <table:table-cell office:value-type="string" calcext:value-type="string">
            <text:p>Cultura|Espais d'arts visuals|Espai d'arts visuals|</text:p>
          </table:table-cell>
          <table:table-cell office:value-type="string" calcext:value-type="string">
            <text:p>Rambl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s 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float" office:value="9356711" calcext:value-type="float">
            <text:p>9356711</text:p>
          </table:table-cell>
          <table:table-cell table:number-columns-repeated="2"/>
          <table:table-cell office:value-type="float" office:value="431087840" calcext:value-type="float">
            <text:p>431087840</text:p>
          </table:table-cell>
          <table:table-cell office:value-type="float" office:value="4580966000" calcext:value-type="float">
            <text:p>4580966000</text:p>
          </table:table-cell>
          <table:table-cell office:value-type="string" calcext:value-type="string">
            <text:p>2.175894249</text:p>
          </table:table-cell>
          <table:table-cell office:value-type="string" calcext:value-type="string">
            <text:p>41.377264654</text:p>
          </table:table-cell>
          <table:table-cell/>
          <table:table-cell office:value-type="string" calcext:value-type="string">
            <text:p>http://www.artssantamonica.cat</text:p>
          </table:table-cell>
          <table:table-cell table:style-name="ce1" office:value-type="string" calcext:value-type="string">
            <text:p>07/10/2024 07:35:44 AM</text:p>
          </table:table-cell>
          <table:table-cell office:value-type="string" calcext:value-type="string">
            <text:p>Titularitat|Pública <text:s text:c="2"/></text:p>
          </table:table-cell>
          <table:table-cell office:value-type="string" calcext:value-type="string">
            <text:p>POINT (2.1758943 41.377266)</text:p>
          </table:table-cell>
        </table:table-row>
        <table:table-row table:style-name="ro1">
          <table:table-cell office:value-type="float" office:value="27044027" calcext:value-type="float">
            <text:p>27044027</text:p>
          </table:table-cell>
          <table:table-cell table:number-columns-repeated="2" office:value-type="string" calcext:value-type="string">
            <text:p>Sala Polivalent</text:p>
          </table:table-cell>
          <table:table-cell office:value-type="string" calcext:value-type="string">
            <text:p>Cultura|Espais escènics i musicals|Sala polivalent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ur</text:p>
          </table:table-cell>
          <table:table-cell table:number-columns-repeated="7"/>
          <table:table-cell office:value-type="float" office:value="25632" calcext:value-type="float">
            <text:p>25632</text:p>
          </table:table-cell>
          <table:table-cell office:value-type="string" calcext:value-type="string">
            <text:p>Castell de Mur</text:p>
          </table:table-cell>
          <table:table-cell office:value-type="float" office:value="259046" calcext:value-type="float">
            <text:p>259046</text:p>
          </table:table-cell>
          <table:table-cell office:value-type="string" calcext:value-type="string">
            <text:p>Pallars Jussà</text:p>
          </table:table-cell>
          <table:table-cell office:value-type="float" office:value="973651795" calcext:value-type="float">
            <text:p>97365179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juntament@castellmur.cat</text:p>
          </table:table-cell>
          <table:table-cell/>
          <table:table-cell table:style-name="ce1" office:value-type="string" calcext:value-type="string">
            <text:p>07/10/2024 07:22:52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4034" calcext:value-type="float">
            <text:p>27044034</text:p>
          </table:table-cell>
          <table:table-cell table:number-columns-repeated="2" office:value-type="string" calcext:value-type="string">
            <text:p>Biblioteca I D. Almirall S.A.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 text:c="2"/>Laureà Miró</text:p>
          </table:table-cell>
          <table:table-cell table:number-columns-repeated="3"/>
          <table:table-cell office:value-type="string" calcext:value-type="string">
            <text:p><text:s text:c="2"/>408 - 410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string" calcext:value-type="string">
            <text:p>Sant Feliu de Llobregat</text:p>
          </table:table-cell>
          <table:table-cell office:value-type="float" office:value="82114" calcext:value-type="float">
            <text:p>82114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291 36 57</text:p>
          </table:table-cell>
          <table:table-cell table:number-columns-repeated="2"/>
          <table:table-cell office:value-type="float" office:value="419508220" calcext:value-type="float">
            <text:p>419508220</text:p>
          </table:table-cell>
          <table:table-cell office:value-type="float" office:value="4582640500" calcext:value-type="float">
            <text:p>4582640500</text:p>
          </table:table-cell>
          <table:table-cell office:value-type="string" calcext:value-type="string">
            <text:p>2.037211011</text:p>
          </table:table-cell>
          <table:table-cell office:value-type="string" calcext:value-type="string">
            <text:p>41.391270862</text:p>
          </table:table-cell>
          <table:table-cell office:value-type="string" calcext:value-type="string">
            <text:p>biblio@almirall.com</text:p>
          </table:table-cell>
          <table:table-cell/>
          <table:table-cell table:style-name="ce1" office:value-type="string" calcext:value-type="string">
            <text:p>07/10/2024 07:21:00 AM</text:p>
          </table:table-cell>
          <table:table-cell office:value-type="string" calcext:value-type="string">
            <text:p>Gestio|Privada|Titularitat|Privada</text:p>
          </table:table-cell>
          <table:table-cell office:value-type="string" calcext:value-type="string">
            <text:p>POINT (2.037211 41.39127)</text:p>
          </table:table-cell>
        </table:table-row>
        <table:table-row table:style-name="ro1">
          <table:table-cell office:value-type="float" office:value="27044101" calcext:value-type="float">
            <text:p>27044101</text:p>
          </table:table-cell>
          <table:table-cell table:number-columns-repeated="2" office:value-type="string" calcext:value-type="string">
            <text:p>Local Social</text:p>
          </table:table-cell>
          <table:table-cell office:value-type="string" calcext:value-type="string">
            <text:p>Cultura|Altres espais aptes per a l'ús cultural|Locals i espais polivalent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21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94" calcext:value-type="float">
            <text:p>8794</text:p>
          </table:table-cell>
          <table:table-cell office:value-type="string" calcext:value-type="string">
            <text:p>Cabanyes, les</text:p>
          </table:table-cell>
          <table:table-cell office:value-type="float" office:value="80272" calcext:value-type="float">
            <text:p>80272</text:p>
          </table:table-cell>
          <table:table-cell office:value-type="string" calcext:value-type="string">
            <text:p>Alt Penedès</text:p>
          </table:table-cell>
          <table:table-cell office:value-type="float" office:value="938921048" calcext:value-type="float">
            <text:p>93892104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abanyes@diba.cat</text:p>
          </table:table-cell>
          <table:table-cell office:value-type="string" calcext:value-type="string">
            <text:p>http://ajuntamentdelescabanyes.cat</text:p>
          </table:table-cell>
          <table:table-cell table:style-name="ce1" office:value-type="string" calcext:value-type="string">
            <text:p>07/10/2024 07:36:37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/>
        </table:table-row>
        <table:table-row table:style-name="ro1">
          <table:table-cell office:value-type="float" office:value="27044270" calcext:value-type="float">
            <text:p>27044270</text:p>
          </table:table-cell>
          <table:table-cell table:number-columns-repeated="2" office:value-type="string" calcext:value-type="string">
            <text:p>Gran Casino de Santa Maria de Montcada</text:p>
          </table:table-cell>
          <table:table-cell office:value-type="string" calcext:value-type="string">
            <text:p>Cultura|Centres culturals: ateneus, centres cívics i cases de cultura|Ateneu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110" calcext:value-type="float">
            <text:p>8110</text:p>
          </table:table-cell>
          <table:table-cell office:value-type="string" calcext:value-type="string">
            <text:p>Montcada i Reixac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Vallès Occidental</text:p>
          </table:table-cell>
          <table:table-cell office:value-type="float" office:value="935751568" calcext:value-type="float">
            <text:p>93575156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avvterranostra@telefonica.net</text:p>
          </table:table-cell>
          <table:table-cell/>
          <table:table-cell table:style-name="ce1" office:value-type="string" calcext:value-type="string">
            <text:p>07/10/2024 07:24:25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/>
        </table:table-row>
        <table:table-row table:style-name="ro1">
          <table:table-cell office:value-type="float" office:value="27044518" calcext:value-type="float">
            <text:p>27044518</text:p>
          </table:table-cell>
          <table:table-cell table:number-columns-repeated="2" office:value-type="string" calcext:value-type="string">
            <text:p>Museu Comarcal de la Conca de Barberà. Museu Molins de la Vil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a Prenafeta km.</text:p>
          </table:table-cell>
          <table:table-cell table:number-columns-repeated="3"/>
          <table:table-cell office:value-type="string" calcext:value-type="string">
            <text:p>1'2</text:p>
          </table:table-cell>
          <table:table-cell table:number-columns-repeated="2"/>
          <table:table-cell office:value-type="float" office:value="43400" calcext:value-type="float">
            <text:p>43400</text:p>
          </table:table-cell>
          <table:table-cell office:value-type="string" calcext:value-type="string">
            <text:p>Montblanc</text:p>
          </table:table-cell>
          <table:table-cell office:value-type="float" office:value="430862" calcext:value-type="float">
            <text:p>430862</text:p>
          </table:table-cell>
          <table:table-cell office:value-type="string" calcext:value-type="string">
            <text:p>Conca de Barberà</text:p>
          </table:table-cell>
          <table:table-cell office:value-type="float" office:value="977860349" calcext:value-type="float">
            <text:p>977860349</text:p>
          </table:table-cell>
          <table:table-cell table:number-columns-repeated="2"/>
          <table:table-cell office:value-type="float" office:value="346921000" calcext:value-type="float">
            <text:p>346921000</text:p>
          </table:table-cell>
          <table:table-cell office:value-type="float" office:value="4582302000" calcext:value-type="float">
            <text:p>4582302000</text:p>
          </table:table-cell>
          <table:table-cell office:value-type="string" calcext:value-type="string">
            <text:p>1.169381031</text:p>
          </table:table-cell>
          <table:table-cell office:value-type="string" calcext:value-type="string">
            <text:p>41.377686336</text:p>
          </table:table-cell>
          <table:table-cell office:value-type="string" calcext:value-type="string">
            <text:p>direccio@mccb.cat</text:p>
          </table:table-cell>
          <table:table-cell office:value-type="string" calcext:value-type="string">
            <text:p>http://www.mccb.cat</text:p>
          </table:table-cell>
          <table:table-cell table:style-name="ce1" office:value-type="string" calcext:value-type="string">
            <text:p>07/10/2024 07:33:29 AM</text:p>
          </table:table-cell>
          <table:table-cell/>
          <table:table-cell office:value-type="string" calcext:value-type="string">
            <text:p>POINT (1.169381 41.377686)</text:p>
          </table:table-cell>
        </table:table-row>
        <table:table-row table:style-name="ro1">
          <table:table-cell office:value-type="float" office:value="27044539" calcext:value-type="float">
            <text:p>27044539</text:p>
          </table:table-cell>
          <table:table-cell table:number-columns-repeated="2" office:value-type="string" calcext:value-type="string">
            <text:p>Biblioteca del Centre Penitenciari de Joves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asnou a Granollers</text:p>
          </table:table-cell>
          <table:table-cell table:number-columns-repeated="4"/>
          <table:table-cell office:value-type="string" calcext:value-type="string">
            <text:p><text:s text:c="2"/>km 1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693 41 20</text:p>
          </table:table-cell>
          <table:table-cell table:number-columns-repeated="2"/>
          <table:table-cell office:value-type="float" office:value="441176060" calcext:value-type="float">
            <text:p>441176060</text:p>
          </table:table-cell>
          <table:table-cell office:value-type="float" office:value="4603115500" calcext:value-type="float">
            <text:p>4603115500</text:p>
          </table:table-cell>
          <table:table-cell office:value-type="string" calcext:value-type="string">
            <text:p>2.294367021</text:p>
          </table:table-cell>
          <table:table-cell office:value-type="string" calcext:value-type="string">
            <text:p>41.577561634</text:p>
          </table:table-cell>
          <table:table-cell office:value-type="string" calcext:value-type="string">
            <text:p>jusbibljov.dj@gencat.cat</text:p>
          </table:table-cell>
          <table:table-cell/>
          <table:table-cell table:style-name="ce1" office:value-type="string" calcext:value-type="string">
            <text:p>07/10/2024 07:21:13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2.294367 41.57756)</text:p>
          </table:table-cell>
        </table:table-row>
        <table:table-row table:style-name="ro1">
          <table:table-cell office:value-type="float" office:value="27044568" calcext:value-type="float">
            <text:p>27044568</text:p>
          </table:table-cell>
          <table:table-cell table:number-columns-repeated="2" office:value-type="string" calcext:value-type="string">
            <text:p>Escola Judicial. Biblioteca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allvidriera a Barcelona</text:p>
          </table:table-cell>
          <table:table-cell table:number-columns-repeated="4"/>
          <table:table-cell office:value-type="string" calcext:value-type="string">
            <text:p><text:s text:c="2"/>43-45</text:p>
          </table:table-cell>
          <table:table-cell table:number-columns-repeated="2"/>
          <table:table-cell office:value-type="float" office:value="8017" calcext:value-type="float">
            <text:p>8017</text:p>
          </table:table-cell>
          <table:table-cell office:value-type="string" calcext:value-type="string">
            <text:p>Barcelona</text:p>
          </table:table-cell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ès</text:p>
          </table:table-cell>
          <table:table-cell office:value-type="string" calcext:value-type="string">
            <text:p>93 406 73 47</text:p>
          </table:table-cell>
          <table:table-cell table:number-columns-repeated="2"/>
          <table:table-cell office:value-type="float" office:value="426306940" calcext:value-type="float">
            <text:p>426306940</text:p>
          </table:table-cell>
          <table:table-cell office:value-type="float" office:value="4585539500" calcext:value-type="float">
            <text:p>4585539500</text:p>
          </table:table-cell>
          <table:table-cell office:value-type="string" calcext:value-type="string">
            <text:p>2.118170141</text:p>
          </table:table-cell>
          <table:table-cell office:value-type="string" calcext:value-type="string">
            <text:p>41.418032471</text:p>
          </table:table-cell>
          <table:table-cell office:value-type="string" calcext:value-type="string">
            <text:p>cristina.gonzalez@cgpj.es</text:p>
          </table:table-cell>
          <table:table-cell office:value-type="string" calcext:value-type="string">
            <text:p>http://www.poderjudicial.es/abnetportal/index.htm</text:p>
          </table:table-cell>
          <table:table-cell table:style-name="ce1" office:value-type="string" calcext:value-type="string">
            <text:p>07/10/2024 07:32:35 AM</text:p>
          </table:table-cell>
          <table:table-cell office:value-type="string" calcext:value-type="string">
            <text:p>Titularitat|Altra titularitat</text:p>
          </table:table-cell>
          <table:table-cell office:value-type="string" calcext:value-type="string">
            <text:p>POINT (2.11817 41.418034)</text:p>
          </table:table-cell>
        </table:table-row>
        <table:table-row table:style-name="ro1">
          <table:table-cell office:value-type="float" office:value="27044807" calcext:value-type="float">
            <text:p>27044807</text:p>
          </table:table-cell>
          <table:table-cell table:number-columns-repeated="2" office:value-type="string" calcext:value-type="string">
            <text:p>Exposició El Paisatge Mediterrani. Casanova de l'Obac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Rellinars (B-122)</text:p>
          </table:table-cell>
          <table:table-cell table:number-columns-repeated="4"/>
          <table:table-cell office:value-type="string" calcext:value-type="string">
            <text:p><text:s/>km. 10</text:p>
          </table:table-cell>
          <table:table-cell table:number-columns-repeated="2"/>
          <table:table-cell office:value-type="float" office:value="8233" calcext:value-type="float">
            <text:p>8233</text:p>
          </table:table-cell>
          <table:table-cell office:value-type="string" calcext:value-type="string">
            <text:p>Vacarisses</text:p>
          </table:table-cell>
          <table:table-cell office:value-type="float" office:value="82917" calcext:value-type="float">
            <text:p>82917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3 785 54 61 -</text:p>
          </table:table-cell>
          <table:table-cell table:number-columns-repeated="2"/>
          <table:table-cell office:value-type="float" office:value="412953780" calcext:value-type="float">
            <text:p>412953780</text:p>
          </table:table-cell>
          <table:table-cell office:value-type="float" office:value="4608484500" calcext:value-type="float">
            <text:p>4608484500</text:p>
          </table:table-cell>
          <table:table-cell office:value-type="string" calcext:value-type="string">
            <text:p>1.955087228</text:p>
          </table:table-cell>
          <table:table-cell office:value-type="string" calcext:value-type="string">
            <text:p>41.623337936</text:p>
          </table:table-cell>
          <table:table-cell office:value-type="string" calcext:value-type="string">
            <text:p>cima@cimaprojectes.com</text:p>
          </table:table-cell>
          <table:table-cell office:value-type="string" calcext:value-type="string">
            <text:p>http://www.cimaprojectes.com</text:p>
          </table:table-cell>
          <table:table-cell table:style-name="ce1" office:value-type="string" calcext:value-type="string">
            <text:p>07/10/2024 07:34:40 AM</text:p>
          </table:table-cell>
          <table:table-cell office:value-type="string" calcext:value-type="string">
            <text:p>Titularitat|Privada</text:p>
          </table:table-cell>
          <table:table-cell office:value-type="string" calcext:value-type="string">
            <text:p>POINT (1.9550872 41.623337)</text:p>
          </table:table-cell>
        </table:table-row>
        <table:table-row table:style-name="ro1">
          <table:table-cell office:value-type="float" office:value="27044818" calcext:value-type="float">
            <text:p>27044818</text:p>
          </table:table-cell>
          <table:table-cell table:number-columns-repeated="2" office:value-type="string" calcext:value-type="string">
            <text:p>Centre de Coneixement de la Seguretat (CCS)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­17</text:p>
          </table:table-cell>
          <table:table-cell table:number-columns-repeated="4"/>
          <table:table-cell office:value-type="string" calcext:value-type="string">
            <text:p><text:s text:c="2"/>km 13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567 50 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ccs@gencat.cat</text:p>
          </table:table-cell>
          <table:table-cell office:value-type="string" calcext:value-type="string">
            <text:p>http://www.gencat.cat/interior/ispc</text:p>
          </table:table-cell>
          <table:table-cell table:style-name="ce1" office:value-type="string" calcext:value-type="string">
            <text:p>07/10/2024 07:34:07 AM</text:p>
          </table:table-cell>
          <table:table-cell office:value-type="string" calcext:value-type="string">
            <text:p>Gestio|Pública|Titularitat|Generalitat</text:p>
          </table:table-cell>
          <table:table-cell/>
        </table:table-row>
        <table:table-row table:style-name="ro1">
          <table:table-cell office:value-type="float" office:value="27045101" calcext:value-type="float">
            <text:p>27045101</text:p>
          </table:table-cell>
          <table:table-cell table:number-columns-repeated="2" office:value-type="string" calcext:value-type="string">
            <text:p>Parc dels Búnquers de Martinet i Montellà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LV. <text:s/>el Cabiscol</text:p>
          </table:table-cell>
          <table:table-cell table:number-columns-repeated="7"/>
          <table:table-cell office:value-type="float" office:value="25724" calcext:value-type="float">
            <text:p>25724</text:p>
          </table:table-cell>
          <table:table-cell office:value-type="string" calcext:value-type="string">
            <text:p>Montellà i Martinet</text:p>
          </table:table-cell>
          <table:table-cell office:value-type="float" office:value="251399" calcext:value-type="float">
            <text:p>251399</text:p>
          </table:table-cell>
          <table:table-cell office:value-type="string" calcext:value-type="string">
            <text:p>Cerdanya</text:p>
          </table:table-cell>
          <table:table-cell office:value-type="string" calcext:value-type="string">
            <text:p>648 14 10 70 -</text:p>
          </table:table-cell>
          <table:table-cell table:number-columns-repeated="2"/>
          <table:table-cell office:value-type="float" office:value="391659000" calcext:value-type="float">
            <text:p>391659000</text:p>
          </table:table-cell>
          <table:table-cell office:value-type="float" office:value="4690180000" calcext:value-type="float">
            <text:p>4690180000</text:p>
          </table:table-cell>
          <table:table-cell office:value-type="string" calcext:value-type="string">
            <text:p>1.684457849</text:p>
          </table:table-cell>
          <table:table-cell office:value-type="string" calcext:value-type="string">
            <text:p>42.356344111</text:p>
          </table:table-cell>
          <table:table-cell office:value-type="string" calcext:value-type="string">
            <text:p>info@bunquersmartinet.net</text:p>
          </table:table-cell>
          <table:table-cell office:value-type="string" calcext:value-type="string">
            <text:p>http://www.bunquersmartinet.net</text:p>
          </table:table-cell>
          <table:table-cell table:style-name="ce1" office:value-type="string" calcext:value-type="string">
            <text:p>07/10/2024 07:35:16 AM</text:p>
          </table:table-cell>
          <table:table-cell office:value-type="string" calcext:value-type="string">
            <text:p>Gestio|Gestió directa de l'administració</text:p>
          </table:table-cell>
          <table:table-cell office:value-type="string" calcext:value-type="string">
            <text:p>POINT (1.6844579 42.356342)</text:p>
          </table:table-cell>
        </table:table-row>
        <table:table-row table:style-name="ro1">
          <table:table-cell office:value-type="float" office:value="27045125" calcext:value-type="float">
            <text:p>27045125</text:p>
          </table:table-cell>
          <table:table-cell table:number-columns-repeated="2" office:value-type="string" calcext:value-type="string">
            <text:p>Centre Experimental de les Arts Vallgrassa</text:p>
          </table:table-cell>
          <table:table-cell office:value-type="string" calcext:value-type="string">
            <text:p>Cultura|Espais d'arts visuals|Espai d'arts visual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Ratpenat a la Plana Novella</text:p>
          </table:table-cell>
          <table:table-cell table:number-columns-repeated="4"/>
          <table:table-cell office:value-type="string" calcext:value-type="string">
            <text:p><text:s/>km 6.5 <text:s/>s/n</text:p>
          </table:table-cell>
          <table:table-cell table:number-columns-repeated="2"/>
          <table:table-cell office:value-type="float" office:value="8859" calcext:value-type="float">
            <text:p>8859</text:p>
          </table:table-cell>
          <table:table-cell office:value-type="string" calcext:value-type="string">
            <text:p>Begues</text:p>
          </table:table-cell>
          <table:table-cell office:value-type="float" office:value="80207" calcext:value-type="float">
            <text:p>80207</text:p>
          </table:table-cell>
          <table:table-cell office:value-type="string" calcext:value-type="string">
            <text:p>Baix Llobregat</text:p>
          </table:table-cell>
          <table:table-cell office:value-type="float" office:value="938462030" calcext:value-type="float">
            <text:p>93846203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.488743884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vallgrassa@begues.cat</text:p>
          </table:table-cell>
          <table:table-cell office:value-type="string" calcext:value-type="string">
            <text:p>http://www.vallgrassa.cat</text:p>
          </table:table-cell>
          <table:table-cell table:style-name="ce1" office:value-type="string" calcext:value-type="string">
            <text:p>07/10/2024 07:29:46 AM</text:p>
          </table:table-cell>
          <table:table-cell office:value-type="string" calcext:value-type="string">
            <text:p>Gestio|Pública <text:s text:c="2"/>|Titularitat|Pública <text:s text:c="2"/></text:p>
          </table:table-cell>
          <table:table-cell office:value-type="string" calcext:value-type="string">
            <text:p>POINT (-1.4887439 0.0000000000000127)</text:p>
          </table:table-cell>
        </table:table-row>
        <table:table-row table:style-name="ro1">
          <table:table-cell office:value-type="float" office:value="27045577" calcext:value-type="float">
            <text:p>27045577</text:p>
          </table:table-cell>
          <table:table-cell table:number-columns-repeated="2" office:value-type="string" calcext:value-type="string">
            <text:p>Museu Colònia Vidal de Puig-Reig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6</text:p>
          </table:table-cell>
          <table:table-cell table:number-columns-repeated="4"/>
          <table:table-cell office:value-type="string" calcext:value-type="string">
            <text:p><text:s/>km.78 Puríssima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string" calcext:value-type="string">
            <text:p>Puig-reig</text:p>
          </table:table-cell>
          <table:table-cell office:value-type="float" office:value="81751" calcext:value-type="float">
            <text:p>81751</text:p>
          </table:table-cell>
          <table:table-cell office:value-type="string" calcext:value-type="string">
            <text:p>Berguedà</text:p>
          </table:table-cell>
          <table:table-cell office:value-type="string" calcext:value-type="string">
            <text:p>93 829 04 58</text:p>
          </table:table-cell>
          <table:table-cell table:number-columns-repeated="2"/>
          <table:table-cell office:value-type="float" office:value="407220400" calcext:value-type="float">
            <text:p>407220400</text:p>
          </table:table-cell>
          <table:table-cell office:value-type="float" office:value="4644194000" calcext:value-type="float">
            <text:p>4644194000</text:p>
          </table:table-cell>
          <table:table-cell office:value-type="string" calcext:value-type="string">
            <text:p>1.880695756</text:p>
          </table:table-cell>
          <table:table-cell office:value-type="string" calcext:value-type="string">
            <text:p>41.944266380</text:p>
          </table:table-cell>
          <table:table-cell office:value-type="string" calcext:value-type="string">
            <text:p>eemunt@gencat.cat</text:p>
          </table:table-cell>
          <table:table-cell office:value-type="string" calcext:value-type="string">
            <text:p>https://www.museucoloniavidal.org/</text:p>
          </table:table-cell>
          <table:table-cell table:style-name="ce1" office:value-type="string" calcext:value-type="string">
            <text:p>07/10/2024 07:27:28 AM</text:p>
          </table:table-cell>
          <table:table-cell/>
          <table:table-cell office:value-type="string" calcext:value-type="string">
            <text:p>POINT (1.8806957 41.944267)</text:p>
          </table:table-cell>
        </table:table-row>
        <table:table-row table:style-name="ro1">
          <table:table-cell office:value-type="float" office:value="27045633" calcext:value-type="float">
            <text:p>27045633</text:p>
          </table:table-cell>
          <table:table-cell table:number-columns-repeated="2" office:value-type="string" calcext:value-type="string">
            <text:p>Biblioteca del Centre Penitenciari de Quatre Camins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l Masnou a Granollers</text:p>
          </table:table-cell>
          <table:table-cell table:number-columns-repeated="4"/>
          <table:table-cell office:value-type="string" calcext:value-type="string">
            <text:p><text:s text:c="2"/>km 1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Roca del Vallès, la</text:p>
          </table:table-cell>
          <table:table-cell office:value-type="float" office:value="81810" calcext:value-type="float">
            <text:p>81810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842 24 61</text:p>
          </table:table-cell>
          <table:table-cell table:number-columns-repeated="2"/>
          <table:table-cell office:value-type="float" office:value="441177060" calcext:value-type="float">
            <text:p>441177060</text:p>
          </table:table-cell>
          <table:table-cell office:value-type="float" office:value="4603116500" calcext:value-type="float">
            <text:p>4603116500</text:p>
          </table:table-cell>
          <table:table-cell office:value-type="string" calcext:value-type="string">
            <text:p>2.294378917</text:p>
          </table:table-cell>
          <table:table-cell office:value-type="string" calcext:value-type="string">
            <text:p>41.577570714</text:p>
          </table:table-cell>
          <table:table-cell office:value-type="string" calcext:value-type="string">
            <text:p>jusbiblqca.dj@gencat.cat</text:p>
          </table:table-cell>
          <table:table-cell/>
          <table:table-cell table:style-name="ce1" office:value-type="string" calcext:value-type="string">
            <text:p>07/10/2024 07:21:13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2.294379 41.57757)</text:p>
          </table:table-cell>
        </table:table-row>
        <table:table-row table:style-name="ro1">
          <table:table-cell office:value-type="float" office:value="27045663" calcext:value-type="float">
            <text:p>27045663</text:p>
          </table:table-cell>
          <table:table-cell table:number-columns-repeated="2" office:value-type="string" calcext:value-type="string">
            <text:p>Monestir de Santa Maria de Bellpuig</text:p>
          </table:table-cell>
          <table:table-cell office:value-type="string" calcext:value-type="string">
            <text:p>Cultura|Altres espais aptes per a l'ús cultural|Sales d'act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2 Balaguer-Àger Km 181 12-181</text:p>
          </table:table-cell>
          <table:table-cell table:number-columns-repeated="4"/>
          <table:table-cell office:value-type="string" calcext:value-type="string">
            <text:p>12-181</text:p>
          </table:table-cell>
          <table:table-cell table:number-columns-repeated="2"/>
          <table:table-cell office:value-type="float" office:value="25612" calcext:value-type="float">
            <text:p>25612</text:p>
          </table:table-cell>
          <table:table-cell office:value-type="string" calcext:value-type="string">
            <text:p>Os de Balaguer</text:p>
          </table:table-cell>
          <table:table-cell office:value-type="float" office:value="251569" calcext:value-type="float">
            <text:p>251569</text:p>
          </table:table-cell>
          <table:table-cell office:value-type="string" calcext:value-type="string">
            <text:p>Noguera</text:p>
          </table:table-cell>
          <table:table-cell office:value-type="float" office:value="973438006" calcext:value-type="float">
            <text:p>973438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avellanes@maristes.org</text:p>
          </table:table-cell>
          <table:table-cell office:value-type="string" calcext:value-type="string">
            <text:p>http://www.monestirdelesavellanes.com</text:p>
          </table:table-cell>
          <table:table-cell table:style-name="ce1" office:value-type="string" calcext:value-type="string">
            <text:p>07/10/2024 07:33:17 AM</text:p>
          </table:table-cell>
          <table:table-cell office:value-type="string" calcext:value-type="string">
            <text:p>Gestio|Privada <text:s text:c="2"/>|Titularitat|Privada <text:s text:c="2"/></text:p>
          </table:table-cell>
          <table:table-cell/>
        </table:table-row>
        <table:table-row table:style-name="ro1">
          <table:table-cell office:value-type="float" office:value="27045776" calcext:value-type="float">
            <text:p>27045776</text:p>
          </table:table-cell>
          <table:table-cell table:number-columns-repeated="2" office:value-type="string" calcext:value-type="string">
            <text:p>Biblioteca del Centre Penitenciari Brians 1</text:p>
          </table:table-cell>
          <table:table-cell office:value-type="string" calcext:value-type="string">
            <text:p>Cultura|Biblioteques|Especialitzade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rtorell a Capellades</text:p>
          </table:table-cell>
          <table:table-cell table:number-columns-repeated="4"/>
          <table:table-cell office:value-type="string" calcext:value-type="string">
            <text:p><text:s text:c="2"/>km 23</text:p>
          </table:table-cell>
          <table:table-cell table:number-columns-repeated="2"/>
          <table:table-cell office:value-type="float" office:value="8635" calcext:value-type="float">
            <text:p>8635</text:p>
          </table:table-cell>
          <table:table-cell office:value-type="string" calcext:value-type="string">
            <text:p>Sant Esteve Sesrovires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Baix Llobregat</text:p>
          </table:table-cell>
          <table:table-cell office:value-type="string" calcext:value-type="string">
            <text:p>93 775 80 00</text:p>
          </table:table-cell>
          <table:table-cell table:number-columns-repeated="2"/>
          <table:table-cell office:value-type="float" office:value="406807900" calcext:value-type="float">
            <text:p>406807900</text:p>
          </table:table-cell>
          <table:table-cell office:value-type="float" office:value="4591258000" calcext:value-type="float">
            <text:p>4591258000</text:p>
          </table:table-cell>
          <table:table-cell office:value-type="string" calcext:value-type="string">
            <text:p>1.883995576</text:p>
          </table:table-cell>
          <table:table-cell office:value-type="string" calcext:value-type="string">
            <text:p>41.467507604</text:p>
          </table:table-cell>
          <table:table-cell office:value-type="string" calcext:value-type="string">
            <text:p>jusbiblbr1.dj@gencat.cat</text:p>
          </table:table-cell>
          <table:table-cell/>
          <table:table-cell table:style-name="ce1" office:value-type="string" calcext:value-type="string">
            <text:p>07/10/2024 07:21:02 AM</text:p>
          </table:table-cell>
          <table:table-cell office:value-type="string" calcext:value-type="string">
            <text:p>Gestio|Pública|Titularitat|Generalitat</text:p>
          </table:table-cell>
          <table:table-cell office:value-type="string" calcext:value-type="string">
            <text:p>POINT (1.8839955 41.467506)</text:p>
          </table:table-cell>
        </table:table-row>
        <table:table-row table:style-name="ro1">
          <table:table-cell office:value-type="float" office:value="27045785" calcext:value-type="float">
            <text:p>27045785</text:p>
          </table:table-cell>
          <table:table-cell table:number-columns-repeated="2" office:value-type="string" calcext:value-type="string">
            <text:p>Museu Municipal de Moià. Coves del Toll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Vic N-141</text:p>
          </table:table-cell>
          <table:table-cell table:number-columns-repeated="4"/>
          <table:table-cell office:value-type="string" calcext:value-type="string">
            <text:p><text:s/>km. 32</text:p>
          </table:table-cell>
          <table:table-cell table:number-columns-repeated="2"/>
          <table:table-cell office:value-type="float" office:value="8180" calcext:value-type="float">
            <text:p>8180</text:p>
          </table:table-cell>
          <table:table-cell office:value-type="string" calcext:value-type="string">
            <text:p>Moià</text:p>
          </table:table-cell>
          <table:table-cell office:value-type="float" office:value="81385" calcext:value-type="float">
            <text:p>81385</text:p>
          </table:table-cell>
          <table:table-cell office:value-type="string" calcext:value-type="string">
            <text:p>Moianès</text:p>
          </table:table-cell>
          <table:table-cell office:value-type="string" calcext:value-type="string">
            <text:p>93 820 91 34 -</text:p>
          </table:table-cell>
          <table:table-cell table:number-columns-repeated="2"/>
          <table:table-cell office:value-type="float" office:value="429355000" calcext:value-type="float">
            <text:p>429355000</text:p>
          </table:table-cell>
          <table:table-cell office:value-type="float" office:value="4628481000" calcext:value-type="float">
            <text:p>4628481000</text:p>
          </table:table-cell>
          <table:table-cell office:value-type="string" calcext:value-type="string">
            <text:p>2.149575388</text:p>
          </table:table-cell>
          <table:table-cell office:value-type="string" calcext:value-type="string">
            <text:p>41.805049846</text:p>
          </table:table-cell>
          <table:table-cell office:value-type="string" calcext:value-type="string">
            <text:p>info@covesdeltoll.com</text:p>
          </table:table-cell>
          <table:table-cell office:value-type="string" calcext:value-type="string">
            <text:p>http://www.covesdeltoll.com</text:p>
          </table:table-cell>
          <table:table-cell table:style-name="ce1" office:value-type="string" calcext:value-type="string">
            <text:p>07/10/2024 07:34:35 AM</text:p>
          </table:table-cell>
          <table:table-cell office:value-type="string" calcext:value-type="string">
            <text:p>Titularitat|Pública</text:p>
          </table:table-cell>
          <table:table-cell office:value-type="string" calcext:value-type="string">
            <text:p>POINT (2.1495755 41.80505)</text:p>
          </table:table-cell>
        </table:table-row>
        <table:table-row table:style-name="ro1">
          <table:table-cell office:value-type="float" office:value="28321531" calcext:value-type="float">
            <text:p>28321531</text:p>
          </table:table-cell>
          <table:table-cell table:number-columns-repeated="2" office:value-type="string" calcext:value-type="string">
            <text:p>Institut de Seguretat Pública de Catalunya</text:p>
          </table:table-cell>
          <table:table-cell office:value-type="string" calcext:value-type="string">
            <text:p>Registres|Oficines de la Generalitat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string" calcext:value-type="string">
            <text:p>93 567 50 00</text:p>
          </table:table-cell>
          <table:table-cell/>
          <table:table-cell office:value-type="string" calcext:value-type="string">
            <text:p>93 567 50 30</text:p>
          </table:table-cell>
          <table:table-cell office:value-type="float" office:value="435490454" calcext:value-type="float">
            <text:p>435490454</text:p>
          </table:table-cell>
          <table:table-cell office:value-type="float" office:value="4600550760" calcext:value-type="float">
            <text:p>4600550760</text:p>
          </table:table-cell>
          <table:table-cell office:value-type="string" calcext:value-type="string">
            <text:p>2.226392000</text:p>
          </table:table-cell>
          <table:table-cell office:value-type="string" calcext:value-type="string">
            <text:p>41.553997000</text:p>
          </table:table-cell>
          <table:table-cell/>
          <table:table-cell office:value-type="string" calcext:value-type="string">
            <text:p>http://ispc.gencat.cat</text:p>
          </table:table-cell>
          <table:table-cell office:value-type="string" calcext:value-type="string">
            <text:p>07/19/2024 07:37:24 AM</text:p>
          </table:table-cell>
          <table:table-cell office:value-type="string" calcext:value-type="string">
            <text:p>Oficina_Registre|Disposa d'oficina de registre de documents en aquesta adreca</text:p>
          </table:table-cell>
          <table:table-cell office:value-type="string" calcext:value-type="string">
            <text:p>POINT (2.226392 41.553997)</text:p>
          </table:table-cell>
        </table:table-row>
        <table:table-row table:style-name="ro1">
          <table:table-cell office:value-type="float" office:value="29646002" calcext:value-type="float">
            <text:p>29646002</text:p>
          </table:table-cell>
          <table:table-cell table:number-columns-repeated="2" office:value-type="string" calcext:value-type="string">
            <text:p>Esc.Fam.Agr.Campjoliu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Educació. Formació|Cicles formatius professionals de grau mitjà (CFPM)||Educació. Formació|Batxillerat (BATX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340 km.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43720" calcext:value-type="float">
            <text:p>43720</text:p>
          </table:table-cell>
          <table:table-cell office:value-type="string" calcext:value-type="string">
            <text:p>Arboç, l'</text:p>
          </table:table-cell>
          <table:table-cell office:value-type="float" office:value="430167" calcext:value-type="float">
            <text:p>430167</text:p>
          </table:table-cell>
          <table:table-cell office:value-type="string" calcext:value-type="string">
            <text:p>Baix Penedès</text:p>
          </table:table-cell>
          <table:table-cell office:value-type="float" office:value="977670102" calcext:value-type="float">
            <text:p>977670102</text:p>
          </table:table-cell>
          <table:table-cell/>
          <table:table-cell office:value-type="float" office:value="977670102" calcext:value-type="float">
            <text:p>977670102</text:p>
          </table:table-cell>
          <table:table-cell office:value-type="float" office:value="384189000" calcext:value-type="float">
            <text:p>384189000</text:p>
          </table:table-cell>
          <table:table-cell office:value-type="float" office:value="4571979000" calcext:value-type="float">
            <text:p>4571979000</text:p>
          </table:table-cell>
          <table:table-cell office:value-type="string" calcext:value-type="string">
            <text:p>1.616881000</text:p>
          </table:table-cell>
          <table:table-cell office:value-type="string" calcext:value-type="string">
            <text:p>41.290949000</text:p>
          </table:table-cell>
          <table:table-cell office:value-type="string" calcext:value-type="string">
            <text:p>e3006290@xtec.cat</text:p>
          </table:table-cell>
          <table:table-cell/>
          <table:table-cell table:style-name="ce1" office:value-type="string" calcext:value-type="string">
            <text:p>06/12/2024 07:22:24 AM</text:p>
          </table:table-cell>
          <table:table-cell office:value-type="string" calcext:value-type="string">
            <text:p>Codi Territorial|Penedès|Naturalesa|Privat|Titularitat|Fundacions</text:p>
          </table:table-cell>
          <table:table-cell office:value-type="string" calcext:value-type="string">
            <text:p>POINT (1.616881 41.29095)</text:p>
          </table:table-cell>
        </table:table-row>
        <table:table-row table:style-name="ro1">
          <table:table-cell office:value-type="float" office:value="29647667" calcext:value-type="float">
            <text:p>29647667</text:p>
          </table:table-cell>
          <table:table-cell table:number-columns-repeated="2" office:value-type="string" calcext:value-type="string">
            <text:p>École Française Bel Air</text:p>
          </table:table-cell>
          <table:table-cell office:value-type="string" calcext:value-type="string">
            <text:p>Educació. Formació|Ensenyaments estrangers (ESTR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246 Km.</text:p>
          </table:table-cell>
          <table:table-cell table:number-columns-repeated="4"/>
          <table:table-cell office:value-type="string" calcext:value-type="string">
            <text:p>42-Vilanoveta</text:p>
          </table:table-cell>
          <table:table-cell table:number-columns-repeated="2"/>
          <table:table-cell office:value-type="float" office:value="8810" calcext:value-type="float">
            <text:p>8810</text:p>
          </table:table-cell>
          <table:table-cell office:value-type="string" calcext:value-type="string">
            <text:p>Sant Pere de Ribes</text:p>
          </table:table-cell>
          <table:table-cell office:value-type="float" office:value="82310" calcext:value-type="float">
            <text:p>82310</text:p>
          </table:table-cell>
          <table:table-cell office:value-type="string" calcext:value-type="string">
            <text:p>Garraf</text:p>
          </table:table-cell>
          <table:table-cell office:value-type="float" office:value="938962267" calcext:value-type="float">
            <text:p>938962267</text:p>
          </table:table-cell>
          <table:table-cell/>
          <table:table-cell office:value-type="float" office:value="938962267" calcext:value-type="float">
            <text:p>938962267</text:p>
          </table:table-cell>
          <table:table-cell office:value-type="float" office:value="396124000" calcext:value-type="float">
            <text:p>396124000</text:p>
          </table:table-cell>
          <table:table-cell office:value-type="float" office:value="4566089000" calcext:value-type="float">
            <text:p>4566089000</text:p>
          </table:table-cell>
          <table:table-cell office:value-type="string" calcext:value-type="string">
            <text:p>1.760393000</text:p>
          </table:table-cell>
          <table:table-cell office:value-type="string" calcext:value-type="string">
            <text:p>41.239534000</text:p>
          </table:table-cell>
          <table:table-cell office:value-type="string" calcext:value-type="string">
            <text:p>a8056894@xtec.cat</text:p>
          </table:table-cell>
          <table:table-cell/>
          <table:table-cell table:style-name="ce1" office:value-type="string" calcext:value-type="string">
            <text:p>06/12/2024 07:47:29 AM</text:p>
          </table:table-cell>
          <table:table-cell office:value-type="string" calcext:value-type="string">
            <text:p>Codi Territorial|Penedès|Naturalesa|Privat|Titularitat|Societats Mercantils</text:p>
          </table:table-cell>
          <table:table-cell office:value-type="string" calcext:value-type="string">
            <text:p>POINT (1.760393 41.239532)</text:p>
          </table:table-cell>
        </table:table-row>
        <table:table-row table:style-name="ro1">
          <table:table-cell office:value-type="float" office:value="29648298" calcext:value-type="float">
            <text:p>29648298</text:p>
          </table:table-cell>
          <table:table-cell table:number-columns-repeated="2" office:value-type="string" calcext:value-type="string">
            <text:p>Institut d'Est. Profes. Aqüícoles i Ambientals de Catalunya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Educació. Formació|Curs d’accés als cicles formatius de grau mitjà (AA01)||Educació. Formació|Programes de formació i inserció (PFI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<text:s text:c="2"/>Poble Nou</text:p>
          </table:table-cell>
          <table:table-cell table:number-columns-repeated="3"/>
          <table:table-cell office:value-type="string" calcext:value-type="string">
            <text:p><text:s/>km. 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3540" calcext:value-type="float">
            <text:p>43540</text:p>
          </table:table-cell>
          <table:table-cell office:value-type="string" calcext:value-type="string">
            <text:p>Sant Carles de la Ràpita</text:p>
          </table:table-cell>
          <table:table-cell office:value-type="float" office:value="431362" calcext:value-type="float">
            <text:p>431362</text:p>
          </table:table-cell>
          <table:table-cell office:value-type="string" calcext:value-type="string">
            <text:p>Montsià</text:p>
          </table:table-cell>
          <table:table-cell table:number-columns-repeated="3"/>
          <table:table-cell office:value-type="float" office:value="302032000" calcext:value-type="float">
            <text:p>302032000</text:p>
          </table:table-cell>
          <table:table-cell office:value-type="float" office:value="4500142000" calcext:value-type="float">
            <text:p>4500142000</text:p>
          </table:table-cell>
          <table:table-cell office:value-type="string" calcext:value-type="string">
            <text:p>0.658753000</text:p>
          </table:table-cell>
          <table:table-cell office:value-type="string" calcext:value-type="string">
            <text:p>40.629662000</text:p>
          </table:table-cell>
          <table:table-cell office:value-type="string" calcext:value-type="string">
            <text:p>e3013117@xtec.cat</text:p>
          </table:table-cell>
          <table:table-cell/>
          <table:table-cell table:style-name="ce1" office:value-type="string" calcext:value-type="string">
            <text:p>06/12/2024 07:18:27 AM</text:p>
          </table:table-cell>
          <table:table-cell office:value-type="string" calcext:value-type="string">
            <text:p>Codi Territorial|Terres de l'Ebre|Naturalesa|Públic|Titularitat|Departament d'Educació</text:p>
          </table:table-cell>
          <table:table-cell office:value-type="string" calcext:value-type="string">
            <text:p>POINT (0.658753 40.62966)</text:p>
          </table:table-cell>
        </table:table-row>
        <table:table-row table:style-name="ro1">
          <table:table-cell office:value-type="float" office:value="29648369" calcext:value-type="float">
            <text:p>29648369</text:p>
          </table:table-cell>
          <table:table-cell table:number-columns-repeated="2" office:value-type="string" calcext:value-type="string">
            <text:p>Atlètic Terrassa Hockey Club</text:p>
          </table:table-cell>
          <table:table-cell office:value-type="string" calcext:value-type="string">
            <text:p>Educació. Formació|Cicles formatius professionals de grau superior (CFP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stellar</text:p>
          </table:table-cell>
          <table:table-cell table:number-columns-repeated="4"/>
          <table:table-cell office:value-type="string" calcext:value-type="string">
            <text:p><text:s/>km. 20</text:p>
          </table:table-cell>
          <table:table-cell/>
          <table:table-cell office:value-type="string" calcext:value-type="string">
            <text:p>3 (Can Salas)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19944000" calcext:value-type="float">
            <text:p>419944000</text:p>
          </table:table-cell>
          <table:table-cell office:value-type="float" office:value="4605314000" calcext:value-type="float">
            <text:p>4605314000</text:p>
          </table:table-cell>
          <table:table-cell office:value-type="string" calcext:value-type="string">
            <text:p>2.039415000</text:p>
          </table:table-cell>
          <table:table-cell office:value-type="string" calcext:value-type="string">
            <text:p>41.595514000</text:p>
          </table:table-cell>
          <table:table-cell office:value-type="string" calcext:value-type="string">
            <text:p>a8076418@xtec.cat</text:p>
          </table:table-cell>
          <table:table-cell/>
          <table:table-cell table:style-name="ce1" office:value-type="string" calcext:value-type="string">
            <text:p>06/12/2024 07:33:49 AM</text:p>
          </table:table-cell>
          <table:table-cell office:value-type="string" calcext:value-type="string">
            <text:p>Codi Territorial|Vallès Occidental|Naturalesa|Privat|Titularitat|Altres Titularitats</text:p>
          </table:table-cell>
          <table:table-cell office:value-type="string" calcext:value-type="string">
            <text:p>POINT (2.039415 41.595512)</text:p>
          </table:table-cell>
        </table:table-row>
        <table:table-row table:style-name="ro1">
          <table:table-cell office:value-type="float" office:value="29648952" calcext:value-type="float">
            <text:p>29648952</text:p>
          </table:table-cell>
          <table:table-cell table:number-columns-repeated="2" office:value-type="string" calcext:value-type="string">
            <text:p>Institut Escola Sala i Badrinas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Rubí</text:p>
          </table:table-cell>
          <table:table-cell table:number-columns-repeated="4"/>
          <table:table-cell office:value-type="string" calcext:value-type="string">
            <text:p><text:s/>227/c.Germà Joaquim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18356000" calcext:value-type="float">
            <text:p>418356000</text:p>
          </table:table-cell>
          <table:table-cell office:value-type="float" office:value="4600786000" calcext:value-type="float">
            <text:p>4600786000</text:p>
          </table:table-cell>
          <table:table-cell office:value-type="string" calcext:value-type="string">
            <text:p>2.020981000</text:p>
          </table:table-cell>
          <table:table-cell office:value-type="string" calcext:value-type="string">
            <text:p>41.554578000</text:p>
          </table:table-cell>
          <table:table-cell office:value-type="string" calcext:value-type="string">
            <text:p>a8076820@xtec.cat</text:p>
          </table:table-cell>
          <table:table-cell/>
          <table:table-cell table:style-name="ce1" office:value-type="string" calcext:value-type="string">
            <text:p>06/12/2024 07:33:34 AM</text:p>
          </table:table-cell>
          <table:table-cell office:value-type="string" calcext:value-type="string">
            <text:p>Codi Territorial|Vallès Occidental|Naturalesa|Públic|Titularitat|Departament d'Educació</text:p>
          </table:table-cell>
          <table:table-cell office:value-type="string" calcext:value-type="string">
            <text:p>POINT (2.020981 41.554577)</text:p>
          </table:table-cell>
        </table:table-row>
        <table:table-row table:style-name="ro1">
          <table:table-cell office:value-type="float" office:value="29649026" calcext:value-type="float">
            <text:p>29649026</text:p>
          </table:table-cell>
          <table:table-cell table:number-columns-repeated="2" office:value-type="string" calcext:value-type="string">
            <text:p>Institut de Seguretat Pública de Catalunya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C-17</text:p>
          </table:table-cell>
          <table:table-cell table:number-columns-repeated="4"/>
          <table:table-cell office:value-type="string" calcext:value-type="string">
            <text:p><text:s/>km 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string" calcext:value-type="string">
            <text:p>Mollet del Vallès</text:p>
          </table:table-cell>
          <table:table-cell office:value-type="float" office:value="81249" calcext:value-type="float">
            <text:p>81249</text:p>
          </table:table-cell>
          <table:table-cell office:value-type="string" calcext:value-type="string">
            <text:p>Vallès Oriental</text:p>
          </table:table-cell>
          <table:table-cell office:value-type="float" office:value="935675000" calcext:value-type="float">
            <text:p>935675000</text:p>
          </table:table-cell>
          <table:table-cell/>
          <table:table-cell office:value-type="float" office:value="935675000" calcext:value-type="float">
            <text:p>935675000</text:p>
          </table:table-cell>
          <table:table-cell office:value-type="float" office:value="435500000" calcext:value-type="float">
            <text:p>435500000</text:p>
          </table:table-cell>
          <table:table-cell office:value-type="float" office:value="4600557000" calcext:value-type="float">
            <text:p>4600557000</text:p>
          </table:table-cell>
          <table:table-cell office:value-type="string" calcext:value-type="string">
            <text:p>2.226563000</text:p>
          </table:table-cell>
          <table:table-cell office:value-type="string" calcext:value-type="string">
            <text:p>41.554078000</text:p>
          </table:table-cell>
          <table:table-cell office:value-type="string" calcext:value-type="string">
            <text:p>a8073910@xtec.cat</text:p>
          </table:table-cell>
          <table:table-cell/>
          <table:table-cell table:style-name="ce1" office:value-type="string" calcext:value-type="string">
            <text:p>06/12/2024 07:35:00 AM</text:p>
          </table:table-cell>
          <table:table-cell office:value-type="string" calcext:value-type="string">
            <text:p>Codi Territorial|Maresme - Vallès Oriental|Naturalesa|Públic|Titularitat|Altres Departaments</text:p>
          </table:table-cell>
          <table:table-cell office:value-type="string" calcext:value-type="string">
            <text:p>POINT (2.226563 41.554077)</text:p>
          </table:table-cell>
        </table:table-row>
        <table:table-row table:style-name="ro1">
          <table:table-cell office:value-type="float" office:value="29649185" calcext:value-type="float">
            <text:p>29649185</text:p>
          </table:table-cell>
          <table:table-cell table:number-columns-repeated="2" office:value-type="string" calcext:value-type="string">
            <text:p>Claudio Galeno</text:p>
          </table:table-cell>
          <table:table-cell office:value-type="string" calcext:value-type="string">
            <text:p>Educació. Formació|Cicles formatius professionals de grau mitjà (CFPM)||Educació. Formació|Cicles formatius professionals de grau superior (CFPS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150</text:p>
          </table:table-cell>
          <table:table-cell table:number-columns-repeated="3"/>
          <table:table-cell office:value-type="string" calcext:value-type="string">
            <text:p><text:s/>km 617</text:p>
          </table:table-cell>
          <table:table-cell office:value-type="string" calcext:value-type="string">
            <text:p><text:s/>Ed. Cristal</text:p>
          </table:table-cell>
          <table:table-cell/>
          <table:table-cell office:value-type="float" office:value="8210" calcext:value-type="float">
            <text:p>8210</text:p>
          </table:table-cell>
          <table:table-cell office:value-type="string" calcext:value-type="string">
            <text:p>Barberà del Vallès</text:p>
          </table:table-cell>
          <table:table-cell office:value-type="float" office:value="82520" calcext:value-type="float">
            <text:p>82520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7873000" calcext:value-type="float">
            <text:p>427873000</text:p>
          </table:table-cell>
          <table:table-cell office:value-type="float" office:value="4595418000" calcext:value-type="float">
            <text:p>4595418000</text:p>
          </table:table-cell>
          <table:table-cell office:value-type="string" calcext:value-type="string">
            <text:p>2.135791000</text:p>
          </table:table-cell>
          <table:table-cell office:value-type="string" calcext:value-type="string">
            <text:p>41.507162000</text:p>
          </table:table-cell>
          <table:table-cell office:value-type="string" calcext:value-type="string">
            <text:p>a8077678@xtec.cat</text:p>
          </table:table-cell>
          <table:table-cell/>
          <table:table-cell table:style-name="ce1" office:value-type="string" calcext:value-type="string">
            <text:p>06/12/2024 07:33:07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135791 41.50716)</text:p>
          </table:table-cell>
        </table:table-row>
        <table:table-row table:style-name="ro1">
          <table:table-cell office:value-type="float" office:value="29649186" calcext:value-type="float">
            <text:p>29649186</text:p>
          </table:table-cell>
          <table:table-cell table:number-columns-repeated="2" office:value-type="string" calcext:value-type="string">
            <text:p>Gresol International-American School</text:p>
          </table:table-cell>
          <table:table-cell office:value-type="string" calcext:value-type="string">
            <text:p>Educació. Formació|Ensenyaments estrangers (ESTR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/>Sabadell a Matadepera (BV-1248) Km6</text:p>
          </table:table-cell>
          <table:table-cell table:number-columns-repeated="7"/>
          <table:table-cell office:value-type="float" office:value="8227" calcext:value-type="float">
            <text:p>8227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20552000" calcext:value-type="float">
            <text:p>420552000</text:p>
          </table:table-cell>
          <table:table-cell office:value-type="float" office:value="4604668000" calcext:value-type="float">
            <text:p>4604668000</text:p>
          </table:table-cell>
          <table:table-cell office:value-type="string" calcext:value-type="string">
            <text:p>2.046813000</text:p>
          </table:table-cell>
          <table:table-cell office:value-type="string" calcext:value-type="string">
            <text:p>41.589785000</text:p>
          </table:table-cell>
          <table:table-cell office:value-type="string" calcext:value-type="string">
            <text:p>a8077681@xtec.cat</text:p>
          </table:table-cell>
          <table:table-cell/>
          <table:table-cell table:style-name="ce1" office:value-type="string" calcext:value-type="string">
            <text:p>06/12/2024 07:33:07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046813 41.589787)</text:p>
          </table:table-cell>
        </table:table-row>
        <table:table-row table:style-name="ro1">
          <table:table-cell office:value-type="float" office:value="29649264" calcext:value-type="float">
            <text:p>29649264</text:p>
          </table:table-cell>
          <table:table-cell table:number-columns-repeated="2" office:value-type="string" calcext:value-type="string">
            <text:p>Centre de Gastronomia i Restauració</text:p>
          </table:table-cell>
          <table:table-cell office:value-type="string" calcext:value-type="string">
            <text:p>Educació. Formació|Cicles formatius professionals de grau mitjà (CFPM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N-II</text:p>
          </table:table-cell>
          <table:table-cell table:number-columns-repeated="3"/>
          <table:table-cell office:value-type="string" calcext:value-type="string">
            <text:p><text:s/>km. 664</text:p>
          </table:table-cell>
          <table:table-cell table:number-columns-repeated="2"/>
          <table:table-cell office:value-type="float" office:value="8395" calcext:value-type="float">
            <text:p>8395</text:p>
          </table:table-cell>
          <table:table-cell office:value-type="string" calcext:value-type="string">
            <text:p>Sant Pol de Mar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Maresme</text:p>
          </table:table-cell>
          <table:table-cell office:value-type="float" office:value="937602240" calcext:value-type="float">
            <text:p>937602240</text:p>
          </table:table-cell>
          <table:table-cell/>
          <table:table-cell office:value-type="float" office:value="937602240" calcext:value-type="float">
            <text:p>937602240</text:p>
          </table:table-cell>
          <table:table-cell office:value-type="float" office:value="468920000" calcext:value-type="float">
            <text:p>468920000</text:p>
          </table:table-cell>
          <table:table-cell office:value-type="float" office:value="4605697000" calcext:value-type="float">
            <text:p>4605697000</text:p>
          </table:table-cell>
          <table:table-cell office:value-type="string" calcext:value-type="string">
            <text:p>2.627026000</text:p>
          </table:table-cell>
          <table:table-cell office:value-type="string" calcext:value-type="string">
            <text:p>41.602370000</text:p>
          </table:table-cell>
          <table:table-cell office:value-type="string" calcext:value-type="string">
            <text:p>a8074586@xtec.cat</text:p>
          </table:table-cell>
          <table:table-cell/>
          <table:table-cell table:style-name="ce1" office:value-type="string" calcext:value-type="string">
            <text:p>06/12/2024 07:34:42 AM</text:p>
          </table:table-cell>
          <table:table-cell office:value-type="string" calcext:value-type="string">
            <text:p>Codi Territorial|Maresme - Vallès Oriental|Naturalesa|Privat|Titularitat|Societats Mercantils</text:p>
          </table:table-cell>
          <table:table-cell office:value-type="string" calcext:value-type="string">
            <text:p>POINT (2.627026 41.60237)</text:p>
          </table:table-cell>
        </table:table-row>
        <table:table-row table:style-name="ro1">
          <table:table-cell office:value-type="float" office:value="29649307" calcext:value-type="float">
            <text:p>29649307</text:p>
          </table:table-cell>
          <table:table-cell table:number-columns-repeated="2" office:value-type="string" calcext:value-type="string">
            <text:p>Alba Centro de Formación</text:p>
          </table:table-cell>
          <table:table-cell office:value-type="string" calcext:value-type="string">
            <text:p>Educació. Formació|Cicles formatius professionals de grau mitjà (CFPM)||</text:p>
          </table:table-cell>
          <table:table-cell office:value-type="string" calcext:value-type="string">
            <text:p>Carretera</text:p>
          </table:table-cell>
          <table:table-cell table:number-columns-repeated="2"/>
          <table:table-cell office:value-type="string" calcext:value-type="string">
            <text:p><text:s/>N-150</text:p>
          </table:table-cell>
          <table:table-cell table:number-columns-repeated="2"/>
          <table:table-cell office:value-type="string" calcext:value-type="string">
            <text:p><text:s/>km 2</text:p>
          </table:table-cell>
          <table:table-cell/>
          <table:table-cell office:value-type="string" calcext:value-type="string">
            <text:p>68 P.ind.Hermes</text:p>
          </table:table-cell>
          <table:table-cell office:value-type="float" office:value="8110" calcext:value-type="float">
            <text:p>8110</text:p>
          </table:table-cell>
          <table:table-cell office:value-type="string" calcext:value-type="string">
            <text:p>Montcada i Reixac</text:p>
          </table:table-cell>
          <table:table-cell office:value-type="float" office:value="81252" calcext:value-type="float">
            <text:p>81252</text:p>
          </table:table-cell>
          <table:table-cell office:value-type="string" calcext:value-type="string">
            <text:p>Vallès Occidental</text:p>
          </table:table-cell>
          <table:table-cell table:number-columns-repeated="3"/>
          <table:table-cell office:value-type="float" office:value="430100400" calcext:value-type="float">
            <text:p>430100400</text:p>
          </table:table-cell>
          <table:table-cell office:value-type="float" office:value="4592643400" calcext:value-type="float">
            <text:p>4592643400</text:p>
          </table:table-cell>
          <table:table-cell office:value-type="string" calcext:value-type="string">
            <text:p>2.162747000</text:p>
          </table:table-cell>
          <table:table-cell office:value-type="string" calcext:value-type="string">
            <text:p>41.482353000</text:p>
          </table:table-cell>
          <table:table-cell office:value-type="string" calcext:value-type="string">
            <text:p>a8078117@xtec.cat</text:p>
          </table:table-cell>
          <table:table-cell/>
          <table:table-cell table:style-name="ce1" office:value-type="string" calcext:value-type="string">
            <text:p>06/12/2024 07:32:59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162747 41.482353)</text:p>
          </table:table-cell>
        </table:table-row>
        <table:table-row table:style-name="ro1">
          <table:table-cell office:value-type="float" office:value="29650318" calcext:value-type="float">
            <text:p>29650318</text:p>
          </table:table-cell>
          <table:table-cell table:number-columns-repeated="2" office:value-type="string" calcext:value-type="string">
            <text:p>La Vall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Educació. Formació|Educació infantil de 1r cicle (EINF1C)||Educació. Formació|Batxillerat (BATX)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<text:s/>Sabadell a Bellaterra</text:p>
          </table:table-cell>
          <table:table-cell table:number-columns-repeated="2"/>
          <table:table-cell office:value-type="string" calcext:value-type="string">
            <text:p><text:s/>km. 4.600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string" calcext:value-type="string">
            <text:p>Sabadell</text:p>
          </table:table-cell>
          <table:table-cell office:value-type="float" office:value="81878" calcext:value-type="float">
            <text:p>81878</text:p>
          </table:table-cell>
          <table:table-cell office:value-type="string" calcext:value-type="string">
            <text:p>Vallès Occidental</text:p>
          </table:table-cell>
          <table:table-cell office:value-type="float" office:value="935803737" calcext:value-type="float">
            <text:p>935803737</text:p>
          </table:table-cell>
          <table:table-cell/>
          <table:table-cell office:value-type="float" office:value="935803737" calcext:value-type="float">
            <text:p>935803737</text:p>
          </table:table-cell>
          <table:table-cell office:value-type="float" office:value="424224000" calcext:value-type="float">
            <text:p>424224000</text:p>
          </table:table-cell>
          <table:table-cell office:value-type="float" office:value="4595776000" calcext:value-type="float">
            <text:p>4595776000</text:p>
          </table:table-cell>
          <table:table-cell office:value-type="string" calcext:value-type="string">
            <text:p>2.091967000</text:p>
          </table:table-cell>
          <table:table-cell office:value-type="string" calcext:value-type="string">
            <text:p>41.510036000</text:p>
          </table:table-cell>
          <table:table-cell office:value-type="string" calcext:value-type="string">
            <text:p>a8024731@xtec.cat</text:p>
          </table:table-cell>
          <table:table-cell/>
          <table:table-cell table:style-name="ce1" office:value-type="string" calcext:value-type="string">
            <text:p>06/12/2024 07:51:24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091967 41.510036)</text:p>
          </table:table-cell>
        </table:table-row>
        <table:table-row table:style-name="ro1">
          <table:table-cell office:value-type="float" office:value="29650513" calcext:value-type="float">
            <text:p>29650513</text:p>
          </table:table-cell>
          <table:table-cell table:number-columns-repeated="2" office:value-type="string" calcext:value-type="string">
            <text:p>Gresol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Educació. Formació|Cicles formatius professionals de grau mitjà (CFPM)||Educació. Formació|Cicles formatius professionals de grau superior (CFPS)||Educació. Formació|Batxillerat (BATX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Sabadell a Matadepera</text:p>
          </table:table-cell>
          <table:table-cell table:number-columns-repeated="4"/>
          <table:table-cell office:value-type="string" calcext:value-type="string">
            <text:p><text:s/>Km 6</text:p>
          </table:table-cell>
          <table:table-cell table:number-columns-repeated="2"/>
          <table:table-cell office:value-type="float" office:value="8226" calcext:value-type="float">
            <text:p>8226</text:p>
          </table:table-cell>
          <table:table-cell office:value-type="string" calcext:value-type="string">
            <text:p>Terrassa</text:p>
          </table:table-cell>
          <table:table-cell office:value-type="float" office:value="82798" calcext:value-type="float">
            <text:p>82798</text:p>
          </table:table-cell>
          <table:table-cell office:value-type="string" calcext:value-type="string">
            <text:p>Vallès Occidental</text:p>
          </table:table-cell>
          <table:table-cell office:value-type="float" office:value="937870158" calcext:value-type="float">
            <text:p>937870158</text:p>
          </table:table-cell>
          <table:table-cell/>
          <table:table-cell office:value-type="float" office:value="937870158" calcext:value-type="float">
            <text:p>937870158</text:p>
          </table:table-cell>
          <table:table-cell office:value-type="float" office:value="420566000" calcext:value-type="float">
            <text:p>420566000</text:p>
          </table:table-cell>
          <table:table-cell office:value-type="float" office:value="4604621000" calcext:value-type="float">
            <text:p>4604621000</text:p>
          </table:table-cell>
          <table:table-cell office:value-type="string" calcext:value-type="string">
            <text:p>2.046966000</text:p>
          </table:table-cell>
          <table:table-cell office:value-type="string" calcext:value-type="string">
            <text:p>41.589338000</text:p>
          </table:table-cell>
          <table:table-cell office:value-type="string" calcext:value-type="string">
            <text:p>a8029957@xtec.cat</text:p>
          </table:table-cell>
          <table:table-cell/>
          <table:table-cell table:style-name="ce1" office:value-type="string" calcext:value-type="string">
            <text:p>06/12/2024 07:50:52 AM</text:p>
          </table:table-cell>
          <table:table-cell office:value-type="string" calcext:value-type="string">
            <text:p>Codi Territorial|Vallès Occidental|Naturalesa|Privat|Titularitat|Societats Mercantils</text:p>
          </table:table-cell>
          <table:table-cell office:value-type="string" calcext:value-type="string">
            <text:p>POINT (2.046966 41.589336)</text:p>
          </table:table-cell>
        </table:table-row>
        <table:table-row table:style-name="ro1">
          <table:table-cell office:value-type="float" office:value="29650712" calcext:value-type="float">
            <text:p>29650712</text:p>
          </table:table-cell>
          <table:table-cell table:number-columns-repeated="2" office:value-type="string" calcext:value-type="string">
            <text:p>Jeroni de Moragas</text:p>
          </table:table-cell>
          <table:table-cell office:value-type="string" calcext:value-type="string">
            <text:p>Educació. Formació|Educació especial (EE)||Educació. Formació|Itineraris formatius específics (IFE)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Manresa a Santpedor</text:p>
          </table:table-cell>
          <table:table-cell table:number-columns-repeated="4"/>
          <table:table-cell office:value-type="string" calcext:value-type="string">
            <text:p><text:s/>km 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8251" calcext:value-type="float">
            <text:p>8251</text:p>
          </table:table-cell>
          <table:table-cell office:value-type="string" calcext:value-type="string">
            <text:p>Santpedor</text:p>
          </table:table-cell>
          <table:table-cell office:value-type="float" office:value="81923" calcext:value-type="float">
            <text:p>81923</text:p>
          </table:table-cell>
          <table:table-cell office:value-type="string" calcext:value-type="string">
            <text:p>Bages</text:p>
          </table:table-cell>
          <table:table-cell office:value-type="float" office:value="938272300" calcext:value-type="float">
            <text:p>938272300</text:p>
          </table:table-cell>
          <table:table-cell/>
          <table:table-cell office:value-type="float" office:value="938272300" calcext:value-type="float">
            <text:p>938272300</text:p>
          </table:table-cell>
          <table:table-cell office:value-type="float" office:value="403575000" calcext:value-type="float">
            <text:p>403575000</text:p>
          </table:table-cell>
          <table:table-cell office:value-type="float" office:value="4624494000" calcext:value-type="float">
            <text:p>4624494000</text:p>
          </table:table-cell>
          <table:table-cell office:value-type="string" calcext:value-type="string">
            <text:p>1.839932000</text:p>
          </table:table-cell>
          <table:table-cell office:value-type="string" calcext:value-type="string">
            <text:p>41.766429000</text:p>
          </table:table-cell>
          <table:table-cell office:value-type="string" calcext:value-type="string">
            <text:p>a8036305@xtec.cat</text:p>
          </table:table-cell>
          <table:table-cell/>
          <table:table-cell table:style-name="ce1" office:value-type="string" calcext:value-type="string">
            <text:p>06/12/2024 07:50:11 AM</text:p>
          </table:table-cell>
          <table:table-cell office:value-type="string" calcext:value-type="string">
            <text:p>Codi Territorial|Catalunya Central|Naturalesa|Privat|Titularitat|Associacions</text:p>
          </table:table-cell>
          <table:table-cell office:value-type="string" calcext:value-type="string">
            <text:p>POINT (1.839932 41.76643)</text:p>
          </table:table-cell>
        </table:table-row>
        <table:table-row table:style-name="ro1">
          <table:table-cell office:value-type="float" office:value="29758297" calcext:value-type="float">
            <text:p>29758297</text:p>
          </table:table-cell>
          <table:table-cell table:number-columns-repeated="2" office:value-type="string" calcext:value-type="string">
            <text:p>DEIXALLERIA DE COLL DE NARGÓ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Isona K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793" calcext:value-type="float">
            <text:p>25793</text:p>
          </table:table-cell>
          <table:table-cell office:value-type="string" calcext:value-type="string">
            <text:p>Coll de Nargó</text:p>
          </table:table-cell>
          <table:table-cell office:value-type="float" office:value="250772" calcext:value-type="float">
            <text:p>250772</text:p>
          </table:table-cell>
          <table:table-cell office:value-type="string" calcext:value-type="string">
            <text:p>Alt Urgell</text:p>
          </table:table-cell>
          <table:table-cell office:value-type="float" office:value="973383048" calcext:value-type="float">
            <text:p>973383048</text:p>
          </table:table-cell>
          <table:table-cell table:number-columns-repeated="2"/>
          <table:table-cell office:value-type="float" office:value="360262000" calcext:value-type="float">
            <text:p>360262000</text:p>
          </table:table-cell>
          <table:table-cell office:value-type="float" office:value="4670084000" calcext:value-type="float">
            <text:p>4670084000</text:p>
          </table:table-cell>
          <table:table-cell office:value-type="string" calcext:value-type="string">
            <text:p>1.308204949</text:p>
          </table:table-cell>
          <table:table-cell office:value-type="string" calcext:value-type="string">
            <text:p>42.170426661</text:p>
          </table:table-cell>
          <table:table-cell office:value-type="string" calcext:value-type="string">
            <text:p>ajuntament@collnargo.ddl.net</text:p>
          </table:table-cell>
          <table:table-cell/>
          <table:table-cell office:value-type="string" calcext:value-type="string">
            <text:p>07/19/2024 07:02:50 AM</text:p>
          </table:table-cell>
          <table:table-cell office:value-type="string" calcext:value-type="string">
            <text:p>Horari|De dilluns a dissabte de 9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308205 42.170425)</text:p>
          </table:table-cell>
        </table:table-row>
        <table:table-row table:style-name="ro1">
          <table:table-cell office:value-type="float" office:value="29758301" calcext:value-type="float">
            <text:p>29758301</text:p>
          </table:table-cell>
          <table:table-cell table:number-columns-repeated="2" office:value-type="string" calcext:value-type="string">
            <text:p>DEIXALLERIA D'ULLASTRELL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BV-1202</text:p>
          </table:table-cell>
          <table:table-cell table:number-columns-repeated="4"/>
          <table:table-cell office:value-type="string" calcext:value-type="string">
            <text:p>km. 5</text:p>
          </table:table-cell>
          <table:table-cell table:number-columns-repeated="2"/>
          <table:table-cell office:value-type="float" office:value="8231" calcext:value-type="float">
            <text:p>8231</text:p>
          </table:table-cell>
          <table:table-cell office:value-type="string" calcext:value-type="string">
            <text:p>Ullastrell</text:p>
          </table:table-cell>
          <table:table-cell office:value-type="float" office:value="82900" calcext:value-type="float">
            <text:p>82900</text:p>
          </table:table-cell>
          <table:table-cell office:value-type="string" calcext:value-type="string">
            <text:p>Vallès Occidental</text:p>
          </table:table-cell>
          <table:table-cell office:value-type="float" office:value="937887262" calcext:value-type="float">
            <text:p>937887262</text:p>
          </table:table-cell>
          <table:table-cell table:number-columns-repeated="2"/>
          <table:table-cell office:value-type="float" office:value="412709000" calcext:value-type="float">
            <text:p>412709000</text:p>
          </table:table-cell>
          <table:table-cell office:value-type="float" office:value="4596758000" calcext:value-type="float">
            <text:p>4596758000</text:p>
          </table:table-cell>
          <table:table-cell office:value-type="string" calcext:value-type="string">
            <text:p>1.953854687</text:p>
          </table:table-cell>
          <table:table-cell office:value-type="string" calcext:value-type="string">
            <text:p>41.517704250</text:p>
          </table:table-cell>
          <table:table-cell/>
          <table:table-cell office:value-type="string" calcext:value-type="string">
            <text:p>http://www.ullastrell.cat/actualitat/noticies/acte-dinauguracio-del-punt-verd-dullastrell.html</text:p>
          </table:table-cell>
          <table:table-cell office:value-type="string" calcext:value-type="string">
            <text:p>07/19/2024 07:02:50 AM</text:p>
          </table:table-cell>
          <table:table-cell office:value-type="string" calcext:value-type="string">
            <text:p>Horari|Dimecres de 16h a 20h i dissabte de 10h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1.9538547 41.517704)</text:p>
          </table:table-cell>
        </table:table-row>
        <table:table-row table:style-name="ro1">
          <table:table-cell office:value-type="float" office:value="29758323" calcext:value-type="float">
            <text:p>29758323</text:p>
          </table:table-cell>
          <table:table-cell table:number-columns-repeated="2" office:value-type="string" calcext:value-type="string">
            <text:p>DEIXALLERIA MÒBIL DEL CONSELL COMARCAL DE L'ALTA RIBAGORÇA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/>
          <table:table-cell office:value-type="string" calcext:value-type="string">
            <text:p><text:s text:c="2"/>N-230 Pk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5552" calcext:value-type="float">
            <text:p>25552</text:p>
          </table:table-cell>
          <table:table-cell office:value-type="string" calcext:value-type="string">
            <text:p>Vilaller</text:p>
          </table:table-cell>
          <table:table-cell office:value-type="float" office:value="252458" calcext:value-type="float">
            <text:p>252458</text:p>
          </table:table-cell>
          <table:table-cell office:value-type="string" calcext:value-type="string">
            <text:p>Alta Ribagorça</text:p>
          </table:table-cell>
          <table:table-cell office:value-type="float" office:value="973690353" calcext:value-type="float">
            <text:p>973690353</text:p>
          </table:table-cell>
          <table:table-cell table:number-columns-repeated="2"/>
          <table:table-cell office:value-type="float" office:value="311764000" calcext:value-type="float">
            <text:p>311764000</text:p>
          </table:table-cell>
          <table:table-cell office:value-type="float" office:value="4703305000" calcext:value-type="float">
            <text:p>4703305000</text:p>
          </table:table-cell>
          <table:table-cell office:value-type="string" calcext:value-type="string">
            <text:p>0.710622384</text:p>
          </table:table-cell>
          <table:table-cell office:value-type="string" calcext:value-type="string">
            <text:p>42.459225721</text:p>
          </table:table-cell>
          <table:table-cell office:value-type="string" calcext:value-type="string">
            <text:p>lflorit@ccar.ddl..net</text:p>
          </table:table-cell>
          <table:table-cell/>
          <table:table-cell office:value-type="string" calcext:value-type="string">
            <text:p>07/19/2024 07:02:44 AM</text:p>
          </table:table-cell>
          <table:table-cell office:value-type="string" calcext:value-type="string">
            <text:p>Horari|Dimarts i dijous de 10:30 a 13:30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7106224 42.459225)</text:p>
          </table:table-cell>
        </table:table-row>
        <table:table-row table:style-name="ro1">
          <table:table-cell office:value-type="float" office:value="29758330" calcext:value-type="float">
            <text:p>29758330</text:p>
          </table:table-cell>
          <table:table-cell table:number-columns-repeated="2" office:value-type="string" calcext:value-type="string">
            <text:p>DEIXALLERIA DE PRADES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T-704 (Cami de Castellos/N) </text:p>
          </table:table-cell>
          <table:table-cell table:number-columns-repeated="7"/>
          <table:table-cell office:value-type="float" office:value="43364" calcext:value-type="float">
            <text:p>43364</text:p>
          </table:table-cell>
          <table:table-cell office:value-type="string" calcext:value-type="string">
            <text:p>Prades</text:p>
          </table:table-cell>
          <table:table-cell office:value-type="float" office:value="431166" calcext:value-type="float">
            <text:p>431166</text:p>
          </table:table-cell>
          <table:table-cell office:value-type="string" calcext:value-type="string">
            <text:p>Baix Camp</text:p>
          </table:table-cell>
          <table:table-cell office:value-type="float" office:value="977868018" calcext:value-type="float">
            <text:p>977868018</text:p>
          </table:table-cell>
          <table:table-cell table:number-columns-repeated="2"/>
          <table:table-cell office:value-type="float" office:value="330804000" calcext:value-type="float">
            <text:p>330804000</text:p>
          </table:table-cell>
          <table:table-cell office:value-type="float" office:value="4574271000" calcext:value-type="float">
            <text:p>4574271000</text:p>
          </table:table-cell>
          <table:table-cell office:value-type="string" calcext:value-type="string">
            <text:p>0.978990211</text:p>
          </table:table-cell>
          <table:table-cell office:value-type="string" calcext:value-type="string">
            <text:p>41.302163871</text:p>
          </table:table-cell>
          <table:table-cell office:value-type="string" calcext:value-type="string">
            <text:p>p.jansa@coac.cat</text:p>
          </table:table-cell>
          <table:table-cell/>
          <table:table-cell office:value-type="string" calcext:value-type="string">
            <text:p>07/19/2024 07:02:49 AM</text:p>
          </table:table-cell>
          <table:table-cell office:value-type="string" calcext:value-type="string">
            <text:p>Horari|Dimarts i dijous de 14 a 17:30h. Dissabtes de 9 a 14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 office:value-type="string" calcext:value-type="string">
            <text:p>POINT (0.9789902 41.302162)</text:p>
          </table:table-cell>
        </table:table-row>
        <table:table-row table:style-name="ro1">
          <table:table-cell office:value-type="float" office:value="29758337" calcext:value-type="float">
            <text:p>29758337</text:p>
          </table:table-cell>
          <table:table-cell table:number-columns-repeated="2" office:value-type="string" calcext:value-type="string">
            <text:p>DEIXALLERIA D'ORGANYÀ</text:p>
          </table:table-cell>
          <table:table-cell office:value-type="string" calcext:value-type="string">
            <text:p>Medi ambient|Deixalleries|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<text:s text:c="2"/>de Cabó</text:p>
          </table:table-cell>
          <table:table-cell table:number-columns-repeated="4"/>
          <table:table-cell office:value-type="string" calcext:value-type="string">
            <text:p><text:s/>KM 1</text:p>
          </table:table-cell>
          <table:table-cell/>
          <table:table-cell office:value-type="string" calcext:value-type="string">
            <text:p>.5 </text:p>
          </table:table-cell>
          <table:table-cell office:value-type="float" office:value="25794" calcext:value-type="float">
            <text:p>25794</text:p>
          </table:table-cell>
          <table:table-cell office:value-type="string" calcext:value-type="string">
            <text:p>Organyà</text:p>
          </table:table-cell>
          <table:table-cell office:value-type="float" office:value="251556" calcext:value-type="float">
            <text:p>251556</text:p>
          </table:table-cell>
          <table:table-cell office:value-type="string" calcext:value-type="string">
            <text:p>Alt Urgel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9/2024 07:02:49 AM</text:p>
          </table:table-cell>
          <table:table-cell office:value-type="string" calcext:value-type="string">
            <text:p>Horari|De dilluns a divendres de 9h a 13h.|Residus Especials admesos|Fluorescents i llums de vapor de mercuri; Bateries; Dissolvents; Pintures; Vernissos; Piles i acumuladors; Neveres i electrodomèstics que contenen substàncies perilloses; Olis minerals usats.|Residus no Especials i inerts admesos|Paper i cartró; Vidre; Plàstics Ferralla i metalls; Fustes; Tèxtils; Electrodomèstics que no contenen substàncies perilloses; Pneumàtics; Enderrocs d'obres menors i reparació domiciliària; Olis vegetals; Voluminosos; Residus verds (esporga).</text:p>
          </table:table-cell>
          <table:table-cell/>
        </table:table-row>
        <table:table-row table:style-name="ro1">
          <table:table-cell office:value-type="float" office:value="30254424" calcext:value-type="float">
            <text:p>30254424</text:p>
          </table:table-cell>
          <table:table-cell table:number-columns-repeated="2" office:value-type="string" calcext:value-type="string">
            <text:p>Consultori local Cambrils (Odèn)</text:p>
          </table:table-cell>
          <table:table-cell office:value-type="string" calcext:value-type="string">
            <text:p>Salut|Centres sanitaris|1. Centres d'atenció primària (CAP)|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oll De Jou-Font d'espia</text:p>
          </table:table-cell>
          <table:table-cell table:number-columns-repeated="3"/>
          <table:table-cell office:value-type="string" calcext:value-type="string">
            <text:p><text:s/>km 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283" calcext:value-type="float">
            <text:p>25283</text:p>
          </table:table-cell>
          <table:table-cell office:value-type="string" calcext:value-type="string">
            <text:p>Odèn</text:p>
          </table:table-cell>
          <table:table-cell office:value-type="float" office:value="251484" calcext:value-type="float">
            <text:p>251484</text:p>
          </table:table-cell>
          <table:table-cell office:value-type="string" calcext:value-type="string">
            <text:p>Solsonès</text:p>
          </table:table-cell>
          <table:table-cell office:value-type="float" office:value="973489001" calcext:value-type="float">
            <text:p>973489001</text:p>
          </table:table-cell>
          <table:table-cell table:number-columns-repeated="2"/>
          <table:table-cell office:value-type="float" office:value="377579842" calcext:value-type="float">
            <text:p>377579842</text:p>
          </table:table-cell>
          <table:table-cell office:value-type="float" office:value="4664500056" calcext:value-type="float">
            <text:p>4664500056</text:p>
          </table:table-cell>
          <table:table-cell office:value-type="string" calcext:value-type="string">
            <text:p>1.518970309</text:p>
          </table:table-cell>
          <table:table-cell office:value-type="string" calcext:value-type="string">
            <text:p>42.123052081</text:p>
          </table:table-cell>
          <table:table-cell table:number-columns-repeated="2"/>
          <table:table-cell office:value-type="string" calcext:value-type="string">
            <text:p>07/19/2024 07:55:25 AM</text:p>
          </table:table-cell>
          <table:table-cell office:value-type="string" calcext:value-type="string">
            <text:p>Horari|4t dimecres de cada mes (11-12h) INF. Cal posar-se en contacte amb al CAP de Solsona o CL de Sant Llorenç de Morunys. Horari d'estiu: el centre romandrà tancat juny, juliol <text:s/>i agost.</text:p>
          </table:table-cell>
          <table:table-cell office:value-type="string" calcext:value-type="string">
            <text:p>POINT (1.5189703 42.12305)</text:p>
          </table:table-cell>
        </table:table-row>
        <table:table-row table:style-name="ro1">
          <table:table-cell office:value-type="float" office:value="27043293" calcext:value-type="float">
            <text:p>27043293</text:p>
          </table:table-cell>
          <table:table-cell table:number-columns-repeated="2" office:value-type="string" calcext:value-type="string">
            <text:p>Museu de Ceràmica Popular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Urbanització de Sant Jordi d'Alfama. N-340</text:p>
          </table:table-cell>
          <table:table-cell/>
          <table:table-cell office:value-type="string" calcext:value-type="string">
            <text:p><text:s/>Km 1.117</text:p>
          </table:table-cell>
          <table:table-cell table:number-columns-repeated="2"/>
          <table:table-cell office:value-type="float" office:value="43860" calcext:value-type="float">
            <text:p>43860</text:p>
          </table:table-cell>
          <table:table-cell office:value-type="string" calcext:value-type="string">
            <text:p>Ametlla de Mar, l'</text:p>
          </table:table-cell>
          <table:table-cell office:value-type="float" office:value="430136" calcext:value-type="float">
            <text:p>430136</text:p>
          </table:table-cell>
          <table:table-cell office:value-type="string" calcext:value-type="string">
            <text:p>Baix Ebre</text:p>
          </table:table-cell>
          <table:table-cell office:value-type="string" calcext:value-type="string">
            <text:p>977456000 - 66</text:p>
          </table:table-cell>
          <table:table-cell table:number-columns-repeated="2"/>
          <table:table-cell office:value-type="float" office:value="316389000" calcext:value-type="float">
            <text:p>316389000</text:p>
          </table:table-cell>
          <table:table-cell office:value-type="float" office:value="4532054000" calcext:value-type="float">
            <text:p>4532054000</text:p>
          </table:table-cell>
          <table:table-cell office:value-type="string" calcext:value-type="string">
            <text:p>0.819536773</text:p>
          </table:table-cell>
          <table:table-cell office:value-type="string" calcext:value-type="string">
            <text:p>40.918996894</text:p>
          </table:table-cell>
          <table:table-cell office:value-type="string" calcext:value-type="string">
            <text:p>ajuntament@ametllamar.cat</text:p>
          </table:table-cell>
          <table:table-cell office:value-type="string" calcext:value-type="string">
            <text:p>http://www.ametllamar.cat</text:p>
          </table:table-cell>
          <table:table-cell table:style-name="ce1" office:value-type="string" calcext:value-type="string">
            <text:p>07/10/2024 07:35:47 AM</text:p>
          </table:table-cell>
          <table:table-cell office:value-type="string" calcext:value-type="string">
            <text:p>Gestio|Patronat amb personalitat jurídica|Titularitat|Pública</text:p>
          </table:table-cell>
          <table:table-cell office:value-type="string" calcext:value-type="string">
            <text:p>POINT (0.81953675 40.919)</text:p>
          </table:table-cell>
          <table:table-cell table:number-columns-repeated="4"/>
        </table:table-row>
        <table:table-row table:style-name="ro1">
          <table:table-cell office:value-type="float" office:value="29648612" calcext:value-type="float">
            <text:p>29648612</text:p>
          </table:table-cell>
          <table:table-cell table:number-columns-repeated="2" office:value-type="string" calcext:value-type="string">
            <text:p>Jesuïtes Lleida - Col·legi Claver-Raïmat</text:p>
          </table:table-cell>
          <table:table-cell office:value-type="string" calcext:value-type="string">
            <text:p>Educació. Formació|Educació primària (EPRI)||Educació. Formació|Educació infantil de 2n cicle (EINF2C)||Educació. Formació|Educació secundària obligatòria (ESO)||Educació. Formació|Cicles formatius professionals de grau superior (CFPS)||Educació. Formació|Batxillerat (BATX)||</text:p>
          </table:table-cell>
          <table:table-cell office:value-type="string" calcext:value-type="string">
            <text:p>Carretera d'Osca </text:p>
          </table:table-cell>
          <table:table-cell/>
          <table:table-cell office:value-type="string" calcext:value-type="string">
            <text:p><text:s/>Km 17(finca Vallfonda)</text:p>
          </table:table-cell>
          <table:table-cell table:number-columns-repeated="2"/>
          <table:table-cell office:value-type="float" office:value="25111" calcext:value-type="float">
            <text:p>25111</text:p>
          </table:table-cell>
          <table:table-cell office:value-type="string" calcext:value-type="string">
            <text:p>Lleida</text:p>
          </table:table-cell>
          <table:table-cell office:value-type="float" office:value="251207" calcext:value-type="float">
            <text:p>251207</text:p>
          </table:table-cell>
          <table:table-cell office:value-type="string" calcext:value-type="string">
            <text:p>Segrià</text:p>
          </table:table-cell>
          <table:table-cell office:value-type="float" office:value="973724111" calcext:value-type="float">
            <text:p>973724111</text:p>
          </table:table-cell>
          <table:table-cell/>
          <table:table-cell office:value-type="float" office:value="973724111" calcext:value-type="float">
            <text:p>973724111</text:p>
          </table:table-cell>
          <table:table-cell office:value-type="float" office:value="291863000" calcext:value-type="float">
            <text:p>291863000</text:p>
          </table:table-cell>
          <table:table-cell office:value-type="float" office:value="4617770000" calcext:value-type="float">
            <text:p>4617770000</text:p>
          </table:table-cell>
          <table:table-cell office:value-type="string" calcext:value-type="string">
            <text:p>0.499208000</text:p>
          </table:table-cell>
          <table:table-cell office:value-type="string" calcext:value-type="string">
            <text:p>41.684503000</text:p>
          </table:table-cell>
          <table:table-cell office:value-type="string" calcext:value-type="string">
            <text:p>c5002911@xtec.cat</text:p>
          </table:table-cell>
          <table:table-cell/>
          <table:table-cell table:style-name="ce1" office:value-type="string" calcext:value-type="string">
            <text:p>06/12/2024 07:28:16 AM</text:p>
          </table:table-cell>
          <table:table-cell office:value-type="string" calcext:value-type="string">
            <text:p>Codi Territorial|Lleida|Naturalesa|Privat|Titularitat|Fundacions</text:p>
          </table:table-cell>
          <table:table-cell office:value-type="string" calcext:value-type="string">
            <text:p>POINT (0.499208 41.6845)</text:p>
          </table:table-cell>
          <table:table-cell table:number-columns-repeated="4"/>
        </table:table-row>
        <table:table-row table:style-name="ro1">
          <table:table-cell office:value-type="float" office:value="3040730" calcext:value-type="float">
            <text:p>3040730</text:p>
          </table:table-cell>
          <table:table-cell table:number-columns-repeated="2" office:value-type="string" calcext:value-type="string">
            <text:p>Estació d'ITV (B-03) Vallès Occidental</text:p>
          </table:table-cell>
          <table:table-cell office:value-type="string" calcext:value-type="string">
            <text:p>Empresa. Indústria. Energia|Inspecció tècnica de vehicles (ITV)||</text:p>
          </table:table-cell>
          <table:table-cell office:value-type="string" calcext:value-type="string">
            <text:p>Carrer de Lluís Vives</text:p>
          </table:table-cell>
          <table:table-cell/>
          <table:table-cell office:value-type="string" calcext:value-type="string">
            <text:p><text:s/>km. 1</text:p>
          </table:table-cell>
          <table:table-cell office:value-type="string" calcext:value-type="string">
            <text:p>8)</text:p>
          </table:table-cell>
          <table:table-cell/>
          <table:table-cell office:value-type="float" office:value="8232" calcext:value-type="float">
            <text:p>8232</text:p>
          </table:table-cell>
          <table:table-cell office:value-type="string" calcext:value-type="string">
            <text:p>Viladecavalls</text:p>
          </table:table-cell>
          <table:table-cell office:value-type="float" office:value="83008" calcext:value-type="float">
            <text:p>83008</text:p>
          </table:table-cell>
          <table:table-cell office:value-type="string" calcext:value-type="string">
            <text:p>Vallès Occidental</text:p>
          </table:table-cell>
          <table:table-cell office:value-type="string" calcext:value-type="string">
            <text:p>902 790 791</text:p>
          </table:table-cell>
          <table:table-cell/>
          <table:table-cell office:value-type="string" calcext:value-type="string">
            <text:p>93 780 73 99</text:p>
          </table:table-cell>
          <table:table-cell office:value-type="float" office:value="414726430" calcext:value-type="float">
            <text:p>414726430</text:p>
          </table:table-cell>
          <table:table-cell office:value-type="float" office:value="4601585977" calcext:value-type="float">
            <text:p>4601585977</text:p>
          </table:table-cell>
          <table:table-cell office:value-type="string" calcext:value-type="string">
            <text:p>1.977354008</text:p>
          </table:table-cell>
          <table:table-cell office:value-type="string" calcext:value-type="string">
            <text:p>41.561393964</text:p>
          </table:table-cell>
          <table:table-cell table:number-columns-repeated="2"/>
          <table:table-cell office:value-type="string" calcext:value-type="string">
            <text:p>07/19/2024 07:37:12 AM</text:p>
          </table:table-cell>
          <table:table-cell office:value-type="string" calcext:value-type="string">
            <text:p>Horari|&lt;br /&gt;&lt;b&gt;Horari d'admissió de vehicles&lt;/b&gt;&lt;br /&gt; <text:s text:c="3"/>de dilluns a divendres, de 7 a 20.30 h|Observacions|Estació gestionada per CERTIO ITV SL. Es recomana concertar hora per fer la revisió del vehicle.</text:p>
          </table:table-cell>
          <table:table-cell office:value-type="string" calcext:value-type="string">
            <text:p>POINT (1.977354 41.561394)</text:p>
          </table:table-cell>
          <table:table-cell table:number-columns-repeated="4"/>
        </table:table-row>
        <table:table-row table:style-name="ro1">
          <table:table-cell office:value-type="float" office:value="29649032" calcext:value-type="float">
            <text:p>29649032</text:p>
          </table:table-cell>
          <table:table-cell table:number-columns-repeated="2" office:value-type="string" calcext:value-type="string">
            <text:p>Emilio Sánchez American School</text:p>
          </table:table-cell>
          <table:table-cell office:value-type="string" calcext:value-type="string">
            <text:p>Educació. Formació|Ensenyaments estrangers (ESTR)||</text:p>
          </table:table-cell>
          <table:table-cell office:value-type="string" calcext:value-type="string">
            <text:p>Autovia de Castelldefels C-31</text:p>
          </table:table-cell>
          <table:table-cell/>
          <table:table-cell office:value-type="string" calcext:value-type="string">
            <text:p><text:s/>Km. 191</text:p>
          </table:table-cell>
          <table:table-cell table:number-columns-repeated="2"/>
          <table:table-cell office:value-type="float" office:value="8820" calcext:value-type="float">
            <text:p>8820</text:p>
          </table:table-cell>
          <table:table-cell office:value-type="string" calcext:value-type="string">
            <text:p>Prat de Llobregat, el</text:p>
          </table:table-cell>
          <table:table-cell office:value-type="float" office:value="81691" calcext:value-type="float">
            <text:p>81691</text:p>
          </table:table-cell>
          <table:table-cell office:value-type="string" calcext:value-type="string">
            <text:p>Baix Llobregat</text:p>
          </table:table-cell>
          <table:table-cell table:number-columns-repeated="3"/>
          <table:table-cell office:value-type="float" office:value="421648443" calcext:value-type="float">
            <text:p>421648443</text:p>
          </table:table-cell>
          <table:table-cell office:value-type="float" office:value="4574078752" calcext:value-type="float">
            <text:p>4574078752</text:p>
          </table:table-cell>
          <table:table-cell office:value-type="string" calcext:value-type="string">
            <text:p>2.063913000</text:p>
          </table:table-cell>
          <table:table-cell office:value-type="string" calcext:value-type="string">
            <text:p>41.314371000</text:p>
          </table:table-cell>
          <table:table-cell office:value-type="string" calcext:value-type="string">
            <text:p>a8073983@xtec.cat</text:p>
          </table:table-cell>
          <table:table-cell/>
          <table:table-cell table:style-name="ce1" office:value-type="string" calcext:value-type="string">
            <text:p>06/12/2024 07:34:59 AM</text:p>
          </table:table-cell>
          <table:table-cell office:value-type="string" calcext:value-type="string">
            <text:p>Codi Territorial|Baix Llobregat|Naturalesa|Privat|Titularitat|Altres estats no UE</text:p>
          </table:table-cell>
          <table:table-cell office:value-type="string" calcext:value-type="string">
            <text:p>POINT (2.063913 41.31437)</text:p>
          </table:table-cell>
          <table:table-cell table:number-columns-repeated="4"/>
        </table:table-row>
        <table:table-row table:style-name="ro1">
          <table:table-cell office:value-type="float" office:value="27044981" calcext:value-type="float">
            <text:p>27044981</text:p>
          </table:table-cell>
          <table:table-cell table:number-columns-repeated="2" office:value-type="string" calcext:value-type="string">
            <text:p>Centre d'Interpretació d'Art Rupestre Abrics de l'Ermita</text:p>
          </table:table-cell>
          <table:table-cell office:value-type="string" calcext:value-type="string">
            <text:p>Cultura|Museus, col·leccions i centres d'interpretació|Museus i col·leccions|</text:p>
          </table:table-cell>
          <table:table-cell office:value-type="string" calcext:value-type="string">
            <text:p>Carretera d'Ulldecona a Tortosa T331 </text:p>
          </table:table-cell>
          <table:table-cell/>
          <table:table-cell office:value-type="string" calcext:value-type="string">
            <text:p><text:s/>Km. 5. Ermita de la Pietat</text:p>
          </table:table-cell>
          <table:table-cell table:number-columns-repeated="2"/>
          <table:table-cell office:value-type="float" office:value="43550" calcext:value-type="float">
            <text:p>43550</text:p>
          </table:table-cell>
          <table:table-cell office:value-type="string" calcext:value-type="string">
            <text:p>Ulldecona</text:p>
          </table:table-cell>
          <table:table-cell office:value-type="float" office:value="431567" calcext:value-type="float">
            <text:p>431567</text:p>
          </table:table-cell>
          <table:table-cell office:value-type="string" calcext:value-type="string">
            <text:p>Montsià</text:p>
          </table:table-cell>
          <table:table-cell office:value-type="string" calcext:value-type="string">
            <text:p>977 57 33 94 -</text:p>
          </table:table-cell>
          <table:table-cell table:number-columns-repeated="2"/>
          <table:table-cell office:value-type="float" office:value="286068000" calcext:value-type="float">
            <text:p>286068000</text:p>
          </table:table-cell>
          <table:table-cell office:value-type="float" office:value="4501102000" calcext:value-type="float">
            <text:p>4501102000</text:p>
          </table:table-cell>
          <table:table-cell office:value-type="string" calcext:value-type="string">
            <text:p>0.470368728</text:p>
          </table:table-cell>
          <table:table-cell office:value-type="string" calcext:value-type="string">
            <text:p>40.633068706</text:p>
          </table:table-cell>
          <table:table-cell office:value-type="string" calcext:value-type="string">
            <text:p>avericat@ulldecona.cat</text:p>
          </table:table-cell>
          <table:table-cell office:value-type="string" calcext:value-type="string">
            <text:p>http://www.turismeulldecona.cat</text:p>
          </table:table-cell>
          <table:table-cell table:style-name="ce1" office:value-type="string" calcext:value-type="string">
            <text:p>07/10/2024 07:30:36 AM</text:p>
          </table:table-cell>
          <table:table-cell office:value-type="string" calcext:value-type="string">
            <text:p>Titularitat|Pública</text:p>
          </table:table-cell>
          <table:table-cell office:value-type="string" calcext:value-type="string">
            <text:p>POINT (0.47036874 40.633068)</text:p>
          </table:table-cell>
          <table:table-cell table:number-columns-repeated="4"/>
        </table:table-row>
        <table:table-row table:style-name="ro1">
          <table:table-cell office:value-type="float" office:value="417732" calcext:value-type="float">
            <text:p>417732</text:p>
          </table:table-cell>
          <table:table-cell table:number-columns-repeated="2" office:value-type="string" calcext:value-type="string">
            <text:p>Residència Medical Comfort <text:s text:c="73"/></text:p>
          </table:table-cell>
          <table:table-cell office:value-type="string" calcext:value-type="string">
            <text:p>Serveis socials especialitzats|Serveis adreçats a persones grans amb dependència o risc social|Servei de residència assistida per a gent gran de caràcter temporal o permanent|</text:p>
          </table:table-cell>
          <table:table-cell office:value-type="string" calcext:value-type="string">
            <text:p>Avinguda d'Europa</text:p>
          </table:table-cell>
          <table:table-cell/>
          <table:table-cell office:value-type="string" calcext:value-type="string">
            <text:p><text:s/>Km. 51700) <text:s text:c="16"/></text:p>
          </table:table-cell>
          <table:table-cell table:number-columns-repeated="2"/>
          <table:table-cell office:value-type="float" office:value="8880" calcext:value-type="float">
            <text:p>8880</text:p>
          </table:table-cell>
          <table:table-cell office:value-type="string" calcext:value-type="string">
            <text:p>Cubelles</text:p>
          </table:table-cell>
          <table:table-cell office:value-type="float" office:value="80749" calcext:value-type="float">
            <text:p>80749</text:p>
          </table:table-cell>
          <table:table-cell office:value-type="string" calcext:value-type="string">
            <text:p>Garraf</text:p>
          </table:table-cell>
          <table:table-cell office:value-type="float" office:value="938950695" calcext:value-type="float">
            <text:p>938950695</text:p>
          </table:table-cell>
          <table:table-cell/>
          <table:table-cell office:value-type="string" calcext:value-type="string">
            <text:p><text:s text:c="15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/>
          <table:table-cell office:value-type="string" calcext:value-type="string">
            <text:p>07/18/2024 07:30:52 AM</text:p>
          </table:table-cell>
          <table:table-cell table:number-columns-repeated="6"/>
        </table:table-row>
        <table:table-row table:style-name="ro1">
          <table:table-cell office:value-type="float" office:value="24605077" calcext:value-type="float">
            <text:p>24605077</text:p>
          </table:table-cell>
          <table:table-cell table:number-columns-repeated="2" office:value-type="string" calcext:value-type="string">
            <text:p>URBANITZACIÓ BRUC RESIDENCIAL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r de la Roca</text:p>
          </table:table-cell>
          <table:table-cell/>
          <table:table-cell office:value-type="string" calcext:value-type="string">
            <text:p><text:s/>Km. 579</text:p>
          </table:table-cell>
          <table:table-cell office:value-type="string" calcext:value-type="string">
            <text:p><text:s/>Bruc</text:p>
          </table:table-cell>
          <table:table-cell/>
          <table:table-cell office:value-type="float" office:value="8294" calcext:value-type="float">
            <text:p>8294</text:p>
          </table:table-cell>
          <table:table-cell office:value-type="string" calcext:value-type="string">
            <text:p>Bruc, el</text:p>
          </table:table-cell>
          <table:table-cell office:value-type="float" office:value="80253" calcext:value-type="float">
            <text:p>80253</text:p>
          </table:table-cell>
          <table:table-cell office:value-type="string" calcext:value-type="string">
            <text:p>Anoia</text:p>
          </table:table-cell>
          <table:table-cell office:value-type="float" office:value="937710000" calcext:value-type="float">
            <text:p>937710000</text:p>
          </table:table-cell>
          <table:table-cell table:number-columns-repeated="2"/>
          <table:table-cell office:value-type="float" office:value="399800000" calcext:value-type="float">
            <text:p>399800000</text:p>
          </table:table-cell>
          <table:table-cell office:value-type="float" office:value="4602776000" calcext:value-type="float">
            <text:p>4602776000</text:p>
          </table:table-cell>
          <table:table-cell office:value-type="string" calcext:value-type="string">
            <text:p>1.798173183</text:p>
          </table:table-cell>
          <table:table-cell office:value-type="string" calcext:value-type="string">
            <text:p>41.570387567</text:p>
          </table:table-cell>
          <table:table-cell table:number-columns-repeated="2"/>
          <table:table-cell office:value-type="string" calcext:value-type="string">
            <text:p>07/19/2024 07:33:52 AM</text:p>
          </table:table-cell>
          <table:table-cell office:value-type="string" calcext:value-type="string">
            <text:p>Enlla�|&lt;a href=" http://equipaments.esport.gencat.cat/ceeree/equipaments/1446" target="_blank"&gt;Cens d�equipaments esportius de Catalunya&lt;/a&gt;|Espais|1 Pistes poliesportives a l'aire lliure</text:p>
          </table:table-cell>
          <table:table-cell office:value-type="string" calcext:value-type="string">
            <text:p>POINT (1.7981732 41.57039)</text:p>
          </table:table-cell>
          <table:table-cell table:number-columns-repeated="4"/>
        </table:table-row>
        <table:table-row table:style-name="ro1">
          <table:table-cell office:value-type="float" office:value="3623022" calcext:value-type="float">
            <text:p>3623022</text:p>
          </table:table-cell>
          <table:table-cell table:number-columns-repeated="2" office:value-type="string" calcext:value-type="string">
            <text:p>Farmàcia Lauroba Canaleta, Carolina</text:p>
          </table:table-cell>
          <table:table-cell office:value-type="string" calcext:value-type="string">
            <text:p>Salut|Farmàcies||</text:p>
          </table:table-cell>
          <table:table-cell office:value-type="string" calcext:value-type="string">
            <text:p>Carrer de l'Autovia Castelldefels</text:p>
          </table:table-cell>
          <table:table-cell/>
          <table:table-cell office:value-type="string" calcext:value-type="string">
            <text:p><text:s/>KM.16</text:p>
          </table:table-cell>
          <table:table-cell table:number-columns-repeated="2"/>
          <table:table-cell office:value-type="float" office:value="8850" calcext:value-type="float">
            <text:p>8850</text:p>
          </table:table-cell>
          <table:table-cell office:value-type="string" calcext:value-type="string">
            <text:p>Gavà</text:p>
          </table:table-cell>
          <table:table-cell office:value-type="float" office:value="80898" calcext:value-type="float">
            <text:p>80898</text:p>
          </table:table-cell>
          <table:table-cell office:value-type="string" calcext:value-type="string">
            <text:p>Baix Llobregat</text:p>
          </table:table-cell>
          <table:table-cell office:value-type="float" office:value="936332133" calcext:value-type="float">
            <text:p>936332133</text:p>
          </table:table-cell>
          <table:table-cell table:number-columns-repeated="2"/>
          <table:table-cell office:value-type="float" office:value="416683517" calcext:value-type="float">
            <text:p>416683517</text:p>
          </table:table-cell>
          <table:table-cell office:value-type="float" office:value="4569165767" calcext:value-type="float">
            <text:p>4569165767</text:p>
          </table:table-cell>
          <table:table-cell office:value-type="string" calcext:value-type="string">
            <text:p>2.005276455</text:p>
          </table:table-cell>
          <table:table-cell office:value-type="string" calcext:value-type="string">
            <text:p>41.269624951</text:p>
          </table:table-cell>
          <table:table-cell table:number-columns-repeated="2"/>
          <table:table-cell office:value-type="string" calcext:value-type="string">
            <text:p>07/19/2024 07:54:54 AM</text:p>
          </table:table-cell>
          <table:table-cell/>
          <table:table-cell office:value-type="string" calcext:value-type="string">
            <text:p>POINT (2.0052764 41.269627)</text:p>
          </table:table-cell>
          <table:table-cell table:number-columns-repeated="4"/>
        </table:table-row>
        <table:table-row table:style-name="ro1">
          <table:table-cell office:value-type="float" office:value="24606141" calcext:value-type="float">
            <text:p>24606141</text:p>
          </table:table-cell>
          <table:table-cell table:number-columns-repeated="2" office:value-type="string" calcext:value-type="string">
            <text:p>PISTA POLIESPORTIVA MUNICIPAL</text:p>
          </table:table-cell>
          <table:table-cell office:value-type="string" calcext:value-type="string">
            <text:p>Esports. Lleure|Instal·lacions esportives|Pista|</text:p>
          </table:table-cell>
          <table:table-cell office:value-type="string" calcext:value-type="string">
            <text:p>Carrer de l'Entrada a Montferri T-204</text:p>
          </table:table-cell>
          <table:table-cell/>
          <table:table-cell office:value-type="string" calcext:value-type="string">
            <text:p><text:s/>Km.2</text:p>
          </table:table-cell>
          <table:table-cell table:number-columns-repeated="2"/>
          <table:table-cell office:value-type="float" office:value="43812" calcext:value-type="float">
            <text:p>43812</text:p>
          </table:table-cell>
          <table:table-cell office:value-type="string" calcext:value-type="string">
            <text:p>Montferri</text:p>
          </table:table-cell>
          <table:table-cell office:value-type="float" office:value="430897" calcext:value-type="float">
            <text:p>430897</text:p>
          </table:table-cell>
          <table:table-cell office:value-type="string" calcext:value-type="string">
            <text:p>Alt Camp</text:p>
          </table:table-cell>
          <table:table-cell table:number-columns-repeated="3"/>
          <table:table-cell office:value-type="float" office:value="362974000" calcext:value-type="float">
            <text:p>362974000</text:p>
          </table:table-cell>
          <table:table-cell office:value-type="float" office:value="4569907000" calcext:value-type="float">
            <text:p>4569907000</text:p>
          </table:table-cell>
          <table:table-cell office:value-type="string" calcext:value-type="string">
            <text:p>1.364068055</text:p>
          </table:table-cell>
          <table:table-cell office:value-type="string" calcext:value-type="string">
            <text:p>41.268974713</text:p>
          </table:table-cell>
          <table:table-cell table:number-columns-repeated="2"/>
          <table:table-cell office:value-type="string" calcext:value-type="string">
            <text:p>07/19/2024 07:32:49 AM</text:p>
          </table:table-cell>
          <table:table-cell office:value-type="string" calcext:value-type="string">
            <text:p>Enlla�|&lt;a href=" http://equipaments.esport.gencat.cat/ceeree/equipaments/21396" target="_blank"&gt;Cens d�equipaments esportius de Catalunya&lt;/a&gt;|Espais|1 Pistes poliesportives a l'aire lliure</text:p>
          </table:table-cell>
          <table:table-cell office:value-type="string" calcext:value-type="string">
            <text:p>POINT (1.364068 41.268974)</text:p>
          </table:table-cell>
          <table:table-cell table:number-columns-repeated="4"/>
        </table:table-row>
        <table:table-row table:style-name="ro1">
          <table:table-cell office:value-type="float" office:value="27041708" calcext:value-type="float">
            <text:p>27041708</text:p>
          </table:table-cell>
          <table:table-cell table:number-columns-repeated="2" office:value-type="string" calcext:value-type="string">
            <text:p>JCA CINEMES</text:p>
          </table:table-cell>
          <table:table-cell/>
          <table:table-cell office:value-type="string" calcext:value-type="string">
            <text:p>Carrer de l'Autovia A2</text:p>
          </table:table-cell>
          <table:table-cell/>
          <table:table-cell office:value-type="string" calcext:value-type="string">
            <text:p><text:s text:c="2"/>km. 458</text:p>
          </table:table-cell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string" calcext:value-type="string">
            <text:p>Alpicat</text:p>
          </table:table-cell>
          <table:table-cell office:value-type="float" office:value="250236" calcext:value-type="float">
            <text:p>250236</text:p>
          </table:table-cell>
          <table:table-cell office:value-type="string" calcext:value-type="string">
            <text:p>Segrià</text:p>
          </table:table-cell>
          <table:table-cell office:value-type="float" office:value="977613259" calcext:value-type="float">
            <text:p>97761325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sandra.solsona@triangle.es</text:p>
          </table:table-cell>
          <table:table-cell/>
          <table:table-cell table:style-name="ce1" office:value-type="string" calcext:value-type="string">
            <text:p>07/10/2024 07:23:31 AM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3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23:26:36.1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00:41:30.171000000</meta:creation-date>
    <dc:date>2024-10-22T23:21:52.467000000</dc:date>
    <meta:editing-duration>P1DT8H34M33S</meta:editing-duration>
    <meta:editing-cycles>14</meta:editing-cycles>
    <meta:generator>LibreOffice/24.8.2.1$Windows_x86 LibreOffice_project/0f794b6e29741098670a3b95d60478a65d05ef13</meta:generator>
    <meta:document-statistic meta:table-count="1" meta:cell-count="7830" meta:object-count="0"/>
  </office:meta>
</office:document-meta>
</file>